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61">
      <style:text-properties fo:font-weight="bold" style:font-weight-asian="bold" style:font-weight-complex="bold"/>
    </style:style>
    <style:style style:name="ce1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7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5"/>
          <table:covered-table-cell table:style-name="ce10"/>
          <table:table-cell table:style-name="ce12"/>
          <table:table-cell table:style-name="ce1" office:value-type="string" calcext:value-type="string" table:number-columns-spanned="11" table:number-rows-spanned="1">
            <text:p>EVOLUCIÓN DIFERENCIAL</text:p>
          </table:table-cell>
          <table:covered-table-cell table:number-columns-repeated="10" table:style-name="ce5"/>
          <table:table-cell table:number-columns-repeated="961"/>
        </table:table-row>
        <table:table-row table:style-name="ro2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13"/>
          <table:table-cell table:style-name="ce2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4" table:number-columns-repeated="961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3"/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5857114412356" calcext:value-type="float">
            <text:p>0.116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31370007273929" calcext:value-type="float">
            <text:p>0.063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21275606720966" calcext:value-type="float">
            <text:p>0.072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26195520042818" calcext:value-type="float">
            <text:p>0.033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559886545926" calcext:value-type="float">
            <text:p>0.316</text:p>
          </table:table-cell>
          <table:table-cell table:style-name="ce12"/>
          <table:table-cell table:style-name="ce2" office:value-type="string" calcext:value-type="string">
            <text:p>WFG1_2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26195520042818" calcext:value-type="float">
            <text:p>0.03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 table:style-name="ce12"/>
          <table:table-cell table:style-name="ce2" office:value-type="string" calcext:value-type="string">
            <text:p>WFG2_2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style-name="ce12"/>
          <table:table-cell table:style-name="ce2" office:value-type="string" calcext:value-type="string">
            <text:p>WFG3_2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WFG4_2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4499116734527" calcext:value-type="float">
            <text:p>0.059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89623884272104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0732149263462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1157061608078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7562102006856" calcext:value-type="float">
            <text:p>0.080</text:p>
          </table:table-cell>
          <table:table-cell table:style-name="ce12"/>
          <table:table-cell table:style-name="ce2" office:value-type="string" calcext:value-type="string">
            <text:p>WFG5_2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1157061608078" calcext:value-type="float">
            <text:p>0.08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WFG6_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WFG7_2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 table:style-name="ce12"/>
          <table:table-cell table:style-name="ce2" office:value-type="string" calcext:value-type="string">
            <text:p>WFG8_2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481479693332598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349282026825" calcext:value-type="float">
            <text:p>0.180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6804271382935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0103005225874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36114105350324" calcext:value-type="float">
            <text:p>0.044</text:p>
          </table:table-cell>
          <table:table-cell table:style-name="ce12"/>
          <table:table-cell table:style-name="ce2" office:value-type="string" calcext:value-type="string">
            <text:p>WFG9_2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0103005225874" calcext:value-type="float">
            <text:p>0.025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 table:style-name="ce12"/>
          <table:table-cell table:style-name="ce2" office:value-type="string" calcext:value-type="string">
            <text:p>DTLZ1_2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DTLZ2_2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 table:style-name="ce12"/>
          <table:table-cell table:style-name="ce2" office:value-type="string" calcext:value-type="string">
            <text:p>DTLZ3_2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 table:style-name="ce12"/>
          <table:table-cell table:style-name="ce2" office:value-type="string" calcext:value-type="string">
            <text:p>DTLZ4_2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DTLZ5_2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style-name="ce12"/>
          <table:table-cell table:style-name="ce2" office:value-type="string" calcext:value-type="string">
            <text:p>DTLZ6_2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DTLZ7_2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132613593512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295972016296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0920109025845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048036046148558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380320653006194" calcext:value-type="float">
            <text:p>0.000</text:p>
          </table:table-cell>
          <table:table-cell table:style-name="ce12"/>
          <table:table-cell table:style-name="ce2" office:value-type="string" calcext:value-type="string">
            <text:p>UF1_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0480360461485585" calcext:value-type="float">
            <text:p>0.000</text:p>
          </table:table-cell>
          <table:table-cell table:number-columns-repeated="3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2"/>
          <table:table-cell table:style-name="ce2" office:value-type="string" calcext:value-type="string">
            <text:p>UF2_2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style-name="ce12"/>
          <table:table-cell table:style-name="ce2" office:value-type="string" calcext:value-type="string">
            <text:p>UF3_2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UF4_2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 table:style-name="ce12"/>
          <table:table-cell table:style-name="ce2" office:value-type="string" calcext:value-type="string">
            <text:p>UF5_2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0208331074425483" calcext:value-type="float">
            <text:p>0.002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14929894930877" calcext:value-type="float">
            <text:p>0.115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18809967832981" calcext:value-type="float">
            <text:p>0.419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4382500979533" calcext:value-type="float">
            <text:p>0.144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5094968119768" calcext:value-type="float">
            <text:p>0.151</text:p>
          </table:table-cell>
          <table:table-cell table:style-name="ce12"/>
          <table:table-cell table:style-name="ce2" office:value-type="string" calcext:value-type="string">
            <text:p>UF6_2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0208331074425483" calcext:value-type="float">
            <text:p>0.002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4382500979533" calcext:value-type="float">
            <text:p>0.144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 table:style-name="ce12"/>
          <table:table-cell table:style-name="ce2" office:value-type="string" calcext:value-type="string">
            <text:p>UF7_2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/>
          <table:table-cell table:style-name="ce7" table:formula="of:=AVERAGE([.B4:.B26])" office:value-type="float" office:value="0.963514957448567" calcext:value-type="float">
            <text:p>0.964</text:p>
          </table:table-cell>
          <table:table-cell table:style-name="ce7" table:formula="of:=AVERAGE([.C4:.C26])" office:value-type="float" office:value="0.980885739507916" calcext:value-type="float">
            <text:p>0.981</text:p>
          </table:table-cell>
          <table:table-cell table:style-name="ce6" table:formula="of:=AVERAGE([.D4:.D26])" office:value-type="float" office:value="0.974346359945885" calcext:value-type="float">
            <text:p>0.974</text:p>
          </table:table-cell>
          <table:table-cell table:style-name="ce7" table:formula="of:=AVERAGE([.E4:.E26])" office:value-type="float" office:value="0.00453777081768265" calcext:value-type="float">
            <text:p>0.005</text:p>
          </table:table-cell>
          <table:table-cell table:style-name="ce7" table:formula="of:=AVERAGE([.F4:.F26])" office:value-type="float" office:value="0.00995086047327037" calcext:value-type="float">
            <text:p>0.010</text:p>
          </table:table-cell>
          <table:table-cell table:style-name="ce7" table:formula="of:=AVERAGE([.G4:.G26])" office:value-type="float" office:value="0.972655829821822" calcext:value-type="float">
            <text:p>0.973</text:p>
          </table:table-cell>
          <table:table-cell table:style-name="ce7" table:formula="of:=AVERAGE([.H4:.H26])" office:value-type="float" office:value="0.986088112642569" calcext:value-type="float">
            <text:p>0.986</text:p>
          </table:table-cell>
          <table:table-cell table:style-name="ce6" table:formula="of:=AVERAGE([.I4:.I26])" office:value-type="float" office:value="0.981515252366954" calcext:value-type="float">
            <text:p>0.982</text:p>
          </table:table-cell>
          <table:table-cell table:style-name="ce7" table:formula="of:=AVERAGE([.J4:.J26])" office:value-type="float" office:value="0.00307807542155012" calcext:value-type="float">
            <text:p>0.003</text:p>
          </table:table-cell>
          <table:table-cell table:style-name="ce7" table:formula="of:=AVERAGE([.K4:.K26])" office:value-type="float" office:value="0.00278196805220133" calcext:value-type="float">
            <text:p>0.003</text:p>
          </table:table-cell>
          <table:table-cell table:style-name="ce7" table:formula="of:=AVERAGE([.L4:.L26])" office:value-type="float" office:value="0.739459949983519" calcext:value-type="float">
            <text:p>0.739</text:p>
          </table:table-cell>
          <table:table-cell table:style-name="ce7" table:formula="of:=AVERAGE([.M4:.M26])" office:value-type="float" office:value="0.917905790696695" calcext:value-type="float">
            <text:p>0.918</text:p>
          </table:table-cell>
          <table:table-cell table:style-name="ce6" table:formula="of:=AVERAGE([.N4:.N26])" office:value-type="float" office:value="0.881512106825562" calcext:value-type="float">
            <text:p>0.882</text:p>
          </table:table-cell>
          <table:table-cell table:style-name="ce7" table:formula="of:=AVERAGE([.O4:.O26])" office:value-type="float" office:value="0.0452647287632755" calcext:value-type="float">
            <text:p>0.045</text:p>
          </table:table-cell>
          <table:table-cell table:style-name="ce7" table:formula="of:=AVERAGE([.P4:.P26])" office:value-type="float" office:value="0.102785113593594" calcext:value-type="float">
            <text:p>0.103</text:p>
          </table:table-cell>
          <table:table-cell table:style-name="ce7" table:formula="of:=AVERAGE([.Q4:.Q26])" office:value-type="float" office:value="0.87282342863293" calcext:value-type="float">
            <text:p>0.873</text:p>
          </table:table-cell>
          <table:table-cell table:style-name="ce7" table:formula="of:=AVERAGE([.R4:.R26])" office:value-type="float" office:value="0.939259025064535" calcext:value-type="float">
            <text:p>0.939</text:p>
          </table:table-cell>
          <table:table-cell table:style-name="ce6" table:formula="of:=AVERAGE([.S4:.S26])" office:value-type="float" office:value="0.90546487724409" calcext:value-type="float">
            <text:p>0.905</text:p>
          </table:table-cell>
          <table:table-cell table:style-name="ce7" table:formula="of:=AVERAGE([.T4:.T26])" office:value-type="float" office:value="0.0223286438171232" calcext:value-type="float">
            <text:p>0.022</text:p>
          </table:table-cell>
          <table:table-cell table:style-name="ce7" table:formula="of:=AVERAGE([.U4:.U26])" office:value-type="float" office:value="0.0788323431750661" calcext:value-type="float">
            <text:p>0.079</text:p>
          </table:table-cell>
          <table:table-cell table:style-name="ce7" table:formula="of:=AVERAGE([.V4:.V26])" office:value-type="float" office:value="0.86854547953016" calcext:value-type="float">
            <text:p>0.869</text:p>
          </table:table-cell>
          <table:table-cell table:style-name="ce7" table:formula="of:=AVERAGE([.W4:.W26])" office:value-type="float" office:value="0.971777907639015" calcext:value-type="float">
            <text:p>0.972</text:p>
          </table:table-cell>
          <table:table-cell table:style-name="ce6" table:formula="of:=AVERAGE([.X4:.X26])" office:value-type="float" office:value="0.950888557608889" calcext:value-type="float">
            <text:p>0.951</text:p>
          </table:table-cell>
          <table:table-cell table:style-name="ce7" table:formula="of:=AVERAGE([.Y4:.Y26])" office:value-type="float" office:value="0.0244107986513844" calcext:value-type="float">
            <text:p>0.024</text:p>
          </table:table-cell>
          <table:table-cell table:style-name="ce7" table:formula="of:=AVERAGE([.Z4:.Z26])" office:value-type="float" office:value="0.0334086628102665" calcext:value-type="float">
            <text:p>0.033</text:p>
          </table:table-cell>
          <table:table-cell table:style-name="ce7" table:formula="of:=AVERAGE([.AA4:.AA26])" office:value-type="float" office:value="0.737648618201625" calcext:value-type="float">
            <text:p>0.738</text:p>
          </table:table-cell>
          <table:table-cell table:style-name="ce7" table:formula="of:=AVERAGE([.AB4:.AB26])" office:value-type="float" office:value="0.965128185541189" calcext:value-type="float">
            <text:p>0.965</text:p>
          </table:table-cell>
          <table:table-cell table:style-name="ce6" table:formula="of:=AVERAGE([.AC4:.AC26])" office:value-type="float" office:value="0.860015079869733" calcext:value-type="float">
            <text:p>0.860</text:p>
          </table:table-cell>
          <table:table-cell table:style-name="ce7" table:formula="of:=AVERAGE([.AD4:.AD26])" office:value-type="float" office:value="0.0791770583412631" calcext:value-type="float">
            <text:p>0.079</text:p>
          </table:table-cell>
          <table:table-cell table:style-name="ce7" table:formula="of:=AVERAGE([.AE4:.AE26])" office:value-type="float" office:value="0.124282140549423" calcext:value-type="float">
            <text:p>0.124</text:p>
          </table:table-cell>
          <table:table-cell table:style-name="ce8"/>
          <table:table-cell table:style-name="ce2"/>
          <table:table-cell table:style-name="ce7" table:formula="of:=AVERAGE([.AH4:.AH26])" office:value-type="float" office:value="0.972655829821822" calcext:value-type="float">
            <text:p>0.973</text:p>
          </table:table-cell>
          <table:table-cell table:style-name="ce7" table:formula="of:=AVERAGE([.AI4:.AI26])" office:value-type="float" office:value="0.986088112642569" calcext:value-type="float">
            <text:p>0.986</text:p>
          </table:table-cell>
          <table:table-cell table:style-name="ce6" table:formula="of:=AVERAGE([.AJ4:.AJ26])" office:value-type="float" office:value="0.981515252366954" calcext:value-type="float">
            <text:p>0.982</text:p>
          </table:table-cell>
          <table:table-cell table:style-name="ce7" table:formula="of:=AVERAGE([.AK4:.AK26])" office:value-type="float" office:value="0.00307807542155012" calcext:value-type="float">
            <text:p>0.003</text:p>
          </table:table-cell>
          <table:table-cell table:style-name="ce7" table:formula="of:=AVERAGE([.AL4:.AL26])" office:value-type="float" office:value="0.00278196805220133" calcext:value-type="float">
            <text:p>0.003</text:p>
          </table:table-cell>
          <table:table-cell table:style-name="ce7" table:formula="of:=AVERAGE([.AM4:.AM26])" office:value-type="float" office:value="0.86854547953016" calcext:value-type="float">
            <text:p>0.869</text:p>
          </table:table-cell>
          <table:table-cell table:style-name="ce7" table:formula="of:=AVERAGE([.AN4:.AN26])" office:value-type="float" office:value="0.971777907639015" calcext:value-type="float">
            <text:p>0.972</text:p>
          </table:table-cell>
          <table:table-cell table:style-name="ce6" table:formula="of:=AVERAGE([.AO4:.AO26])" office:value-type="float" office:value="0.950888557608889" calcext:value-type="float">
            <text:p>0.951</text:p>
          </table:table-cell>
          <table:table-cell table:style-name="ce7" table:formula="of:=AVERAGE([.AP4:.AP26])" office:value-type="float" office:value="0.0244107986513844" calcext:value-type="float">
            <text:p>0.024</text:p>
          </table:table-cell>
          <table:table-cell table:style-name="ce7" table:formula="of:=AVERAGE([.AQ4:.AQ26])" office:value-type="float" office:value="0.0334086628102665" calcext:value-type="float">
            <text:p>0.033</text:p>
          </table:table-cell>
          <table:table-cell table:number-columns-repeated="961"/>
        </table:table-row>
        <table:table-row table:style-name="ro2">
          <table:table-cell table:style-name="ce3"/>
          <table:table-cell table:style-name="ce8" table:number-columns-repeated="29"/>
          <table:table-cell table:style-name="ce11"/>
          <table:table-cell table:style-name="ce12"/>
          <table:table-cell table:style-name="ce3"/>
          <table:table-cell table:style-name="ce8" table:number-columns-repeated="10"/>
          <table:table-cell table:number-columns-repeated="961"/>
        </table:table-row>
        <table:table-row table:style-name="ro2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13"/>
          <table:table-cell table:style-name="ce2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9"/>
          <table:table-cell table:style-name="ce4" table:number-columns-repeated="2"/>
          <table:table-cell table:style-name="ce29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3"/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2"/>
          <table:table-cell table:style-name="ce2" office:value-type="string" calcext:value-type="string">
            <text:p>WFG1_3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2"/>
          <table:table-cell table:style-name="ce2" office:value-type="string" calcext:value-type="string">
            <text:p>WFG2_3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WFG3_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2"/>
          <table:table-cell table:style-name="ce2" office:value-type="string" calcext:value-type="string">
            <text:p>WFG4_3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number-columns-repeated="3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style-name="ce12"/>
          <table:table-cell table:style-name="ce2" office:value-type="string" calcext:value-type="string">
            <text:p>WFG5_3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style-name="ce12"/>
          <table:table-cell table:style-name="ce2" office:value-type="string" calcext:value-type="string">
            <text:p>WFG6_3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style-name="ce12"/>
          <table:table-cell table:style-name="ce2" office:value-type="string" calcext:value-type="string">
            <text:p>WFG7_3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 table:style-name="ce12"/>
          <table:table-cell table:style-name="ce2" office:value-type="string" calcext:value-type="string">
            <text:p>WFG8_3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WFG9_3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 table:style-name="ce12"/>
          <table:table-cell table:style-name="ce2" office:value-type="string" calcext:value-type="string">
            <text:p>DTLZ1_3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style-name="ce12"/>
          <table:table-cell table:style-name="ce2" office:value-type="string" calcext:value-type="string">
            <text:p>DTLZ2_3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style-name="ce12"/>
          <table:table-cell table:style-name="ce2" office:value-type="string" calcext:value-type="string">
            <text:p>DTLZ3_3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style-name="ce12"/>
          <table:table-cell table:style-name="ce2" office:value-type="string" calcext:value-type="string">
            <text:p>DTLZ4_3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2"/>
          <table:table-cell table:style-name="ce2" office:value-type="string" calcext:value-type="string">
            <text:p>DTLZ5_3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style-name="ce12"/>
          <table:table-cell table:style-name="ce2" office:value-type="string" calcext:value-type="string">
            <text:p>DTLZ6_3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style-name="ce12"/>
          <table:table-cell table:style-name="ce2" office:value-type="string" calcext:value-type="string">
            <text:p>DTLZ7_3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12"/>
          <table:table-cell table:style-name="ce2" office:value-type="string" calcext:value-type="string">
            <text:p>UF8_3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style-name="ce12"/>
          <table:table-cell table:style-name="ce2" office:value-type="string" calcext:value-type="string">
            <text:p>UF9_3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style-name="ce12"/>
          <table:table-cell table:style-name="ce2" office:value-type="string" calcext:value-type="string">
            <text:p>UF10_3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number-columns-repeated="961"/>
        </table:table-row>
        <table:table-row table:style-name="ro2">
          <table:table-cell table:style-name="ce2"/>
          <table:table-cell table:style-name="ce7" table:formula="of:=AVERAGE([.B31:.B49])" office:value-type="float" office:value="0.919484097978199" calcext:value-type="float">
            <text:p>0.919</text:p>
          </table:table-cell>
          <table:table-cell table:style-name="ce7" table:formula="of:=AVERAGE([.C31:.C49])" office:value-type="float" office:value="0.938801189491892" calcext:value-type="float">
            <text:p>0.939</text:p>
          </table:table-cell>
          <table:table-cell table:style-name="ce6" table:formula="of:=AVERAGE([.D31:.D49])" office:value-type="float" office:value="0.930064662580483" calcext:value-type="float">
            <text:p>0.930</text:p>
          </table:table-cell>
          <table:table-cell table:style-name="ce7" table:formula="of:=AVERAGE([.E31:.E49])" office:value-type="float" office:value="0.00484564687412989" calcext:value-type="float">
            <text:p>0.005</text:p>
          </table:table-cell>
          <table:table-cell table:style-name="ce7" table:formula="of:=AVERAGE([.F31:.F49])" office:value-type="float" office:value="0.00587436232277623" calcext:value-type="float">
            <text:p>0.006</text:p>
          </table:table-cell>
          <table:table-cell table:style-name="ce7" table:formula="of:=AVERAGE([.G31:.G49])" office:value-type="float" office:value="0.911160438904933" calcext:value-type="float">
            <text:p>0.911</text:p>
          </table:table-cell>
          <table:table-cell table:style-name="ce7" table:formula="of:=AVERAGE([.H31:.H49])" office:value-type="float" office:value="0.926275739413756" calcext:value-type="float">
            <text:p>0.926</text:p>
          </table:table-cell>
          <table:table-cell table:style-name="ce6" table:formula="of:=AVERAGE([.I31:.I49])" office:value-type="float" office:value="0.920826721355635" calcext:value-type="float">
            <text:p>0.921</text:p>
          </table:table-cell>
          <table:table-cell table:style-name="ce7" table:formula="of:=AVERAGE([.J31:.J49])" office:value-type="float" office:value="0.00310966717625034" calcext:value-type="float">
            <text:p>0.003</text:p>
          </table:table-cell>
          <table:table-cell table:style-name="ce7" table:formula="of:=AVERAGE([.K31:.K49])" office:value-type="float" office:value="0.0151123035476241" calcext:value-type="float">
            <text:p>0.015</text:p>
          </table:table-cell>
          <table:table-cell table:style-name="ce7" table:formula="of:=AVERAGE([.L31:.L49])" office:value-type="float" office:value="0.644659209547253" calcext:value-type="float">
            <text:p>0.645</text:p>
          </table:table-cell>
          <table:table-cell table:style-name="ce7" table:formula="of:=AVERAGE([.M31:.M49])" office:value-type="float" office:value="0.832654583262367" calcext:value-type="float">
            <text:p>0.833</text:p>
          </table:table-cell>
          <table:table-cell table:style-name="ce6" table:formula="of:=AVERAGE([.N31:.N49])" office:value-type="float" office:value="0.720572310839669" calcext:value-type="float">
            <text:p>0.721</text:p>
          </table:table-cell>
          <table:table-cell table:style-name="ce7" table:formula="of:=AVERAGE([.O31:.O49])" office:value-type="float" office:value="0.0557215352016393" calcext:value-type="float">
            <text:p>0.056</text:p>
          </table:table-cell>
          <table:table-cell table:style-name="ce7" table:formula="of:=AVERAGE([.P31:.P49])" office:value-type="float" office:value="0.21536671406359" calcext:value-type="float">
            <text:p>0.215</text:p>
          </table:table-cell>
          <table:table-cell table:style-name="ce7" table:formula="of:=AVERAGE([.Q31:.Q49])" office:value-type="float" office:value="0.821820554320183" calcext:value-type="float">
            <text:p>0.822</text:p>
          </table:table-cell>
          <table:table-cell table:style-name="ce7" table:formula="of:=AVERAGE([.R31:.R49])" office:value-type="float" office:value="0.868915025337942" calcext:value-type="float">
            <text:p>0.869</text:p>
          </table:table-cell>
          <table:table-cell table:style-name="ce6" table:formula="of:=AVERAGE([.S31:.S49])" office:value-type="float" office:value="0.861042353253396" calcext:value-type="float">
            <text:p>0.861</text:p>
          </table:table-cell>
          <table:table-cell table:style-name="ce7" table:formula="of:=AVERAGE([.T31:.T49])" office:value-type="float" office:value="0.00936018838619441" calcext:value-type="float">
            <text:p>0.009</text:p>
          </table:table-cell>
          <table:table-cell table:style-name="ce7" table:formula="of:=AVERAGE([.U31:.U49])" office:value-type="float" office:value="0.0748966716498635" calcext:value-type="float">
            <text:p>0.075</text:p>
          </table:table-cell>
          <table:table-cell table:style-name="ce7" table:formula="of:=AVERAGE([.V31:.V49])" office:value-type="float" office:value="0.855397575276077" calcext:value-type="float">
            <text:p>0.855</text:p>
          </table:table-cell>
          <table:table-cell table:style-name="ce7" table:formula="of:=AVERAGE([.W31:.W49])" office:value-type="float" office:value="0.916799087856344" calcext:value-type="float">
            <text:p>0.917</text:p>
          </table:table-cell>
          <table:table-cell table:style-name="ce6" table:formula="of:=AVERAGE([.X31:.X49])" office:value-type="float" office:value="0.889951285408328" calcext:value-type="float">
            <text:p>0.890</text:p>
          </table:table-cell>
          <table:table-cell table:style-name="ce7" table:formula="of:=AVERAGE([.Y31:.Y49])" office:value-type="float" office:value="0.0195444595363468" calcext:value-type="float">
            <text:p>0.020</text:p>
          </table:table-cell>
          <table:table-cell table:style-name="ce7" table:formula="of:=AVERAGE([.Z31:.Z49])" office:value-type="float" office:value="0.0459877394949312" calcext:value-type="float">
            <text:p>0.046</text:p>
          </table:table-cell>
          <table:table-cell table:style-name="ce7" table:formula="of:=AVERAGE([.AA31:.AA49])" office:value-type="float" office:value="0.674230294070796" calcext:value-type="float">
            <text:p>0.674</text:p>
          </table:table-cell>
          <table:table-cell table:style-name="ce7" table:formula="of:=AVERAGE([.AB31:.AB49])" office:value-type="float" office:value="0.919534867121632" calcext:value-type="float">
            <text:p>0.920</text:p>
          </table:table-cell>
          <table:table-cell table:style-name="ce6" table:formula="of:=AVERAGE([.AC31:.AC49])" office:value-type="float" office:value="0.823853424073261" calcext:value-type="float">
            <text:p>0.824</text:p>
          </table:table-cell>
          <table:table-cell table:style-name="ce7" table:formula="of:=AVERAGE([.AD31:.AD49])" office:value-type="float" office:value="0.0821318241713033" calcext:value-type="float">
            <text:p>0.082</text:p>
          </table:table-cell>
          <table:table-cell table:style-name="ce7" table:formula="of:=AVERAGE([.AE31:.AE49])" office:value-type="float" office:value="0.112085600829998" calcext:value-type="float">
            <text:p>0.112</text:p>
          </table:table-cell>
          <table:table-cell table:style-name="ce12"/>
          <table:table-cell table:style-name="ce2"/>
          <table:table-cell table:style-name="ce7" table:formula="of:=AVERAGE([.AH31:.AH49])" office:value-type="float" office:value="0.911160438904933" calcext:value-type="float">
            <text:p>0.911</text:p>
          </table:table-cell>
          <table:table-cell table:style-name="ce7" table:formula="of:=AVERAGE([.AI31:.AI49])" office:value-type="float" office:value="0.926275739413756" calcext:value-type="float">
            <text:p>0.926</text:p>
          </table:table-cell>
          <table:table-cell table:style-name="ce6" table:formula="of:=AVERAGE([.AJ31:.AJ49])" office:value-type="float" office:value="0.920826721355635" calcext:value-type="float">
            <text:p>0.921</text:p>
          </table:table-cell>
          <table:table-cell table:style-name="ce7" table:formula="of:=AVERAGE([.AK31:.AK49])" office:value-type="float" office:value="0.00310966717625034" calcext:value-type="float">
            <text:p>0.003</text:p>
          </table:table-cell>
          <table:table-cell table:style-name="ce7" table:formula="of:=AVERAGE([.AL31:.AL49])" office:value-type="float" office:value="0.0151123035476241" calcext:value-type="float">
            <text:p>0.015</text:p>
          </table:table-cell>
          <table:table-cell table:style-name="ce7" table:formula="of:=AVERAGE([.AM31:.AM49])" office:value-type="float" office:value="0.855397575276077" calcext:value-type="float">
            <text:p>0.855</text:p>
          </table:table-cell>
          <table:table-cell table:style-name="ce7" table:formula="of:=AVERAGE([.AN31:.AN49])" office:value-type="float" office:value="0.916799087856344" calcext:value-type="float">
            <text:p>0.917</text:p>
          </table:table-cell>
          <table:table-cell table:style-name="ce6" table:formula="of:=AVERAGE([.AO31:.AO49])" office:value-type="float" office:value="0.889951285408328" calcext:value-type="float">
            <text:p>0.890</text:p>
          </table:table-cell>
          <table:table-cell table:style-name="ce7" table:formula="of:=AVERAGE([.AP31:.AP49])" office:value-type="float" office:value="0.0195444595363468" calcext:value-type="float">
            <text:p>0.020</text:p>
          </table:table-cell>
          <table:table-cell table:style-name="ce7" table:formula="of:=AVERAGE([.AQ31:.AQ49])" office:value-type="float" office:value="0.0459877394949312" calcext:value-type="float">
            <text:p>0.046</text:p>
          </table:table-cell>
          <table:table-cell table:number-columns-repeated="961"/>
        </table:table-row>
        <table:table-row table:style-name="ro2" table:number-rows-repeated="4">
          <table:table-cell table:number-columns-repeated="32"/>
          <table:table-cell table:style-name="ce4"/>
          <table:table-cell table:style-name="ce9" table:number-columns-repeated="10"/>
          <table:table-cell table:number-columns-repeated="961"/>
        </table:table-row>
        <table:table-row table:style-name="ro2">
          <table:table-cell table:number-columns-repeated="32"/>
          <table:table-cell table:style-name="ce4"/>
          <table:table-cell table:style-name="ce9" table:number-columns-repeated="10"/>
          <table:table-cell table:number-columns-repeated="4"/>
          <table:table-cell table:style-name="ce14"/>
          <table:table-cell table:number-columns-repeated="956"/>
        </table:table-row>
        <table:table-row table:style-name="ro2" table:number-rows-repeated="4">
          <table:table-cell table:number-columns-repeated="32"/>
          <table:table-cell table:style-name="ce4"/>
          <table:table-cell table:style-name="ce9" table:number-columns-repeated="10"/>
          <table:table-cell table:number-columns-repeated="961"/>
        </table:table-row>
        <table:table-row table:style-name="ro1">
          <table:table-cell table:style-name="ce1" office:value-type="string" calcext:value-type="string" table:number-columns-spanned="31" table:number-rows-spanned="1">
            <text:p>SBX</text:p>
          </table:table-cell>
          <table:covered-table-cell table:number-columns-repeated="29" table:style-name="ce5"/>
          <table:covered-table-cell table:style-name="ce10"/>
          <table:table-cell/>
          <table:table-cell table:style-name="ce1" office:value-type="string" calcext:value-type="string" table:number-columns-spanned="11" table:number-rows-spanned="1">
            <text:p>SBX</text:p>
          </table:table-cell>
          <table:covered-table-cell table:number-columns-repeated="10" table:style-name="ce5"/>
          <table:table-cell table:number-columns-repeated="961"/>
        </table:table-row>
        <table:table-row table:style-name="ro2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4"/>
          <table:table-cell table:style-name="ce2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4" table:number-columns-repeated="961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/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/>
          <table:table-cell table:style-name="ce14"/>
          <table:table-cell table:number-columns-repeated="959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979829936806582" calcext:value-type="float">
            <text:p>0.980</text:p>
          </table:table-cell>
          <table:table-cell table:style-name="ce7" office:value-type="float" office:value="0.993800249416405" calcext:value-type="float">
            <text:p>0.994</text:p>
          </table:table-cell>
          <table:table-cell table:style-name="ce7" office:value-type="float" office:value="0.992182542350846" calcext:value-type="float">
            <text:p>0.992</text:p>
          </table:table-cell>
          <table:table-cell table:style-name="ce7" office:value-type="float" office:value="0.00323305986386926" calcext:value-type="float">
            <text:p>0.003</text:p>
          </table:table-cell>
          <table:table-cell table:style-name="ce7" office:value-type="float" office:value="0.000774780567513345" calcext:value-type="float">
            <text:p>0.001</text:p>
          </table:table-cell>
          <table:table-cell table:style-name="ce7" office:value-type="float" office:value="0.976144640640812" calcext:value-type="float">
            <text:p>0.976</text:p>
          </table:table-cell>
          <table:table-cell table:style-name="ce7" office:value-type="float" office:value="0.9929234596335" calcext:value-type="float">
            <text:p>0.993</text:p>
          </table:table-cell>
          <table:table-cell table:style-name="ce7" office:value-type="float" office:value="0.987441531798247" calcext:value-type="float">
            <text:p>0.987</text:p>
          </table:table-cell>
          <table:table-cell table:style-name="ce7" office:value-type="float" office:value="0.00379278556524561" calcext:value-type="float">
            <text:p>0.004</text:p>
          </table:table-cell>
          <table:table-cell table:style-name="ce7" office:value-type="float" office:value="0.00551579112011269" calcext:value-type="float">
            <text:p>0.006</text:p>
          </table:table-cell>
          <table:table-cell table:style-name="ce7" office:value-type="float" office:value="0.987253515319058" calcext:value-type="float">
            <text:p>0.987</text:p>
          </table:table-cell>
          <table:table-cell table:style-name="ce7" office:value-type="float" office:value="0.993388309050091" calcext:value-type="float">
            <text:p>0.993</text:p>
          </table:table-cell>
          <table:table-cell table:style-name="ce7" office:value-type="float" office:value="0.991765902697753" calcext:value-type="float">
            <text:p>0.992</text:p>
          </table:table-cell>
          <table:table-cell table:style-name="ce7" office:value-type="float" office:value="0.00161444364858491" calcext:value-type="float">
            <text:p>0.002</text:p>
          </table:table-cell>
          <table:table-cell table:style-name="ce7" office:value-type="float" office:value="0.00119142022060692" calcext:value-type="float">
            <text:p>0.001</text:p>
          </table:table-cell>
          <table:table-cell table:style-name="ce7" office:value-type="float" office:value="0.989612485207623" calcext:value-type="float">
            <text:p>0.990</text:p>
          </table:table-cell>
          <table:table-cell table:style-name="ce7" office:value-type="float" office:value="0.993350212731593" calcext:value-type="float">
            <text:p>0.993</text:p>
          </table:table-cell>
          <table:table-cell table:style-name="ce7" office:value-type="float" office:value="0.992751343487393" calcext:value-type="float">
            <text:p>0.993</text:p>
          </table:table-cell>
          <table:table-cell table:style-name="ce7" office:value-type="float" office:value="0.00110364811997914" calcext:value-type="float">
            <text:p>0.001</text:p>
          </table:table-cell>
          <table:table-cell table:style-name="ce7" office:value-type="float" office:value="0.000205979430966896" calcext:value-type="float">
            <text:p>0.000</text:p>
          </table:table-cell>
          <table:table-cell table:style-name="ce7" office:value-type="float" office:value="0.98988957940912" calcext:value-type="float">
            <text:p>0.9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9295732291836" calcext:value-type="float">
            <text:p>0.993</text:p>
          </table:table-cell>
          <table:table-cell table:style-name="ce7" office:value-type="float" office:value="0.000829626807997781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401511553474" calcext:value-type="float">
            <text:p>0.946</text:p>
          </table:table-cell>
          <table:table-cell table:style-name="ce7" office:value-type="float" office:value="0.993840227259699" calcext:value-type="float">
            <text:p>0.994</text:p>
          </table:table-cell>
          <table:table-cell table:style-name="ce7" office:value-type="float" office:value="0.987623047831378" calcext:value-type="float">
            <text:p>0.988</text:p>
          </table:table-cell>
          <table:table-cell table:style-name="ce7" office:value-type="float" office:value="0.0124145462747582" calcext:value-type="float">
            <text:p>0.012</text:p>
          </table:table-cell>
          <table:table-cell table:style-name="ce7" office:value-type="float" office:value="0.00533427508698192" calcext:value-type="float">
            <text:p>0.005</text:p>
          </table:table-cell>
          <table:table-cell/>
          <table:table-cell table:style-name="ce2" office:value-type="string" calcext:value-type="string">
            <text:p>WFG1_2</text:p>
          </table:table-cell>
          <table:table-cell table:style-name="ce7" office:value-type="float" office:value="0.976144640640812" calcext:value-type="float">
            <text:p>0.976</text:p>
          </table:table-cell>
          <table:table-cell table:style-name="ce7" office:value-type="float" office:value="0.9929234596335" calcext:value-type="float">
            <text:p>0.993</text:p>
          </table:table-cell>
          <table:table-cell table:style-name="ce7" office:value-type="float" office:value="0.987441531798247" calcext:value-type="float">
            <text:p>0.987</text:p>
          </table:table-cell>
          <table:table-cell table:style-name="ce7" office:value-type="float" office:value="0.00379278556524561" calcext:value-type="float">
            <text:p>0.004</text:p>
          </table:table-cell>
          <table:table-cell table:style-name="ce7" office:value-type="float" office:value="0.00551579112011269" calcext:value-type="float">
            <text:p>0.006</text:p>
          </table:table-cell>
          <table:table-cell table:style-name="ce7" office:value-type="float" office:value="0.98988957940912" calcext:value-type="float">
            <text:p>0.9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9295732291836" calcext:value-type="float">
            <text:p>0.993</text:p>
          </table:table-cell>
          <table:table-cell table:style-name="ce7" office:value-type="float" office:value="0.000829626807997781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6857129281" calcext:value-type="float">
            <text:p>0.998</text:p>
          </table:table-cell>
          <table:table-cell table:style-name="ce7" office:value-type="float" office:value="0.998168116661878" calcext:value-type="float">
            <text:p>0.998</text:p>
          </table:table-cell>
          <table:table-cell table:style-name="ce7" office:value-type="float" office:value="0.998167212447305" calcext:value-type="float">
            <text:p>0.998</text:p>
          </table:table-cell>
          <table:table-cell table:style-name="ce7" office:value-type="float" office:value="0.00000029382192619148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6399866109846" calcext:value-type="float">
            <text:p>0.996</text:p>
          </table:table-cell>
          <table:table-cell table:style-name="ce7" office:value-type="float" office:value="0.996429490915242" calcext:value-type="float">
            <text:p>0.996</text:p>
          </table:table-cell>
          <table:table-cell table:style-name="ce7" office:value-type="float" office:value="0.996415223361577" calcext:value-type="float">
            <text:p>0.996</text:p>
          </table:table-cell>
          <table:table-cell table:style-name="ce7" office:value-type="float" office:value="0.00000728104613822426" calcext:value-type="float">
            <text:p>0.000</text:p>
          </table:table-cell>
          <table:table-cell table:style-name="ce7" office:value-type="float" office:value="0.00175198908572782" calcext:value-type="float">
            <text:p>0.002</text:p>
          </table:table-cell>
          <table:table-cell table:style-name="ce7" office:value-type="float" office:value="0.965610175742373" calcext:value-type="float">
            <text:p>0.966</text:p>
          </table:table-cell>
          <table:table-cell table:style-name="ce7" office:value-type="float" office:value="0.997999780401153" calcext:value-type="float">
            <text:p>0.998</text:p>
          </table:table-cell>
          <table:table-cell table:style-name="ce7" office:value-type="float" office:value="0.973994030632729" calcext:value-type="float">
            <text:p>0.974</text:p>
          </table:table-cell>
          <table:table-cell table:style-name="ce7" office:value-type="float" office:value="0.0140409953799895" calcext:value-type="float">
            <text:p>0.014</text:p>
          </table:table-cell>
          <table:table-cell table:style-name="ce7" office:value-type="float" office:value="0.0241731818145764" calcext:value-type="float">
            <text:p>0.024</text:p>
          </table:table-cell>
          <table:table-cell table:style-name="ce7" office:value-type="float" office:value="0.964073716725867" calcext:value-type="float">
            <text:p>0.964</text:p>
          </table:table-cell>
          <table:table-cell table:style-name="ce7" office:value-type="float" office:value="0.99640796208631" calcext:value-type="float">
            <text:p>0.996</text:p>
          </table:table-cell>
          <table:table-cell table:style-name="ce7" office:value-type="float" office:value="0.968116616198713" calcext:value-type="float">
            <text:p>0.968</text:p>
          </table:table-cell>
          <table:table-cell table:style-name="ce7" office:value-type="float" office:value="0.010003842846958" calcext:value-type="float">
            <text:p>0.010</text:p>
          </table:table-cell>
          <table:table-cell table:style-name="ce7" office:value-type="float" office:value="0.0300505962485916" calcext:value-type="float">
            <text:p>0.030</text:p>
          </table:table-cell>
          <table:table-cell table:style-name="ce7" office:value-type="float" office:value="0.852237788754715" calcext:value-type="float">
            <text:p>0.852</text:p>
          </table:table-cell>
          <table:table-cell table:style-name="ce7" office:value-type="float" office:value="0.996440032448529" calcext:value-type="float">
            <text:p>0.996</text:p>
          </table:table-cell>
          <table:table-cell table:style-name="ce7" office:value-type="float" office:value="0.962436445074803" calcext:value-type="float">
            <text:p>0.962</text:p>
          </table:table-cell>
          <table:table-cell table:style-name="ce7" office:value-type="float" office:value="0.0196220850890022" calcext:value-type="float">
            <text:p>0.020</text:p>
          </table:table-cell>
          <table:table-cell table:style-name="ce7" office:value-type="float" office:value="0.0357307673725021" calcext:value-type="float">
            <text:p>0.036</text:p>
          </table:table-cell>
          <table:table-cell table:style-name="ce7" office:value-type="float" office:value="0.965440335387054" calcext:value-type="float">
            <text:p>0.965</text:p>
          </table:table-cell>
          <table:table-cell table:style-name="ce7" office:value-type="float" office:value="0.965876652044715" calcext:value-type="float">
            <text:p>0.966</text:p>
          </table:table-cell>
          <table:table-cell table:style-name="ce7" office:value-type="float" office:value="0.965641823667924" calcext:value-type="float">
            <text:p>0.966</text:p>
          </table:table-cell>
          <table:table-cell table:style-name="ce7" office:value-type="float" office:value="0.000112089805027276" calcext:value-type="float">
            <text:p>0.000</text:p>
          </table:table-cell>
          <table:table-cell table:style-name="ce7" office:value-type="float" office:value="0.0325253887793815" calcext:value-type="float">
            <text:p>0.033</text:p>
          </table:table-cell>
          <table:table-cell/>
          <table:table-cell table:style-name="ce2" office:value-type="string" calcext:value-type="string">
            <text:p>WFG2_2</text:p>
          </table:table-cell>
          <table:table-cell table:style-name="ce7" office:value-type="float" office:value="0.996399866109846" calcext:value-type="float">
            <text:p>0.996</text:p>
          </table:table-cell>
          <table:table-cell table:style-name="ce7" office:value-type="float" office:value="0.996429490915242" calcext:value-type="float">
            <text:p>0.996</text:p>
          </table:table-cell>
          <table:table-cell table:style-name="ce7" office:value-type="float" office:value="0.996415223361577" calcext:value-type="float">
            <text:p>0.996</text:p>
          </table:table-cell>
          <table:table-cell table:style-name="ce7" office:value-type="float" office:value="0.00000728104613822426" calcext:value-type="float">
            <text:p>0.000</text:p>
          </table:table-cell>
          <table:table-cell table:style-name="ce7" office:value-type="float" office:value="0.00175198908572782" calcext:value-type="float">
            <text:p>0.002</text:p>
          </table:table-cell>
          <table:table-cell table:style-name="ce7" office:value-type="float" office:value="0.852237788754715" calcext:value-type="float">
            <text:p>0.852</text:p>
          </table:table-cell>
          <table:table-cell table:style-name="ce7" office:value-type="float" office:value="0.996440032448529" calcext:value-type="float">
            <text:p>0.996</text:p>
          </table:table-cell>
          <table:table-cell table:style-name="ce7" office:value-type="float" office:value="0.962436445074803" calcext:value-type="float">
            <text:p>0.962</text:p>
          </table:table-cell>
          <table:table-cell table:style-name="ce7" office:value-type="float" office:value="0.0196220850890022" calcext:value-type="float">
            <text:p>0.020</text:p>
          </table:table-cell>
          <table:table-cell table:style-name="ce7" office:value-type="float" office:value="0.0357307673725021" calcext:value-type="float">
            <text:p>0.036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956038087" calcext:value-type="float">
            <text:p>0.992</text:p>
          </table:table-cell>
          <table:table-cell table:style-name="ce7" office:value-type="float" office:value="0.992259915714851" calcext:value-type="float">
            <text:p>0.992</text:p>
          </table:table-cell>
          <table:table-cell table:style-name="ce7" office:value-type="float" office:value="0.992259695919757" calcext:value-type="float">
            <text:p>0.992</text:p>
          </table:table-cell>
          <table:table-cell table:style-name="ce7" office:value-type="float" office:value="0.0000000744464228803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17794446453" calcext:value-type="float">
            <text:p>0.992</text:p>
          </table:table-cell>
          <table:table-cell table:style-name="ce7" office:value-type="float" office:value="0.991748268947066" calcext:value-type="float">
            <text:p>0.992</text:p>
          </table:table-cell>
          <table:table-cell table:style-name="ce7" office:value-type="float" office:value="0.991732797090464" calcext:value-type="float">
            <text:p>0.992</text:p>
          </table:table-cell>
          <table:table-cell table:style-name="ce7" office:value-type="float" office:value="0.00000705095085884987" calcext:value-type="float">
            <text:p>0.000</text:p>
          </table:table-cell>
          <table:table-cell table:style-name="ce7" office:value-type="float" office:value="0.00052689882929291" calcext:value-type="float">
            <text:p>0.001</text:p>
          </table:table-cell>
          <table:table-cell table:style-name="ce7" office:value-type="float" office:value="0.986672856912102" calcext:value-type="float">
            <text:p>0.987</text:p>
          </table:table-cell>
          <table:table-cell table:style-name="ce7" office:value-type="float" office:value="0.988405949441902" calcext:value-type="float">
            <text:p>0.988</text:p>
          </table:table-cell>
          <table:table-cell table:style-name="ce7" office:value-type="float" office:value="0.987423564922411" calcext:value-type="float">
            <text:p>0.987</text:p>
          </table:table-cell>
          <table:table-cell table:style-name="ce7" office:value-type="float" office:value="0.000425497136452414" calcext:value-type="float">
            <text:p>0.000</text:p>
          </table:table-cell>
          <table:table-cell table:style-name="ce7" office:value-type="float" office:value="0.00483613099734637" calcext:value-type="float">
            <text:p>0.005</text:p>
          </table:table-cell>
          <table:table-cell table:style-name="ce7" office:value-type="float" office:value="0.991777556173886" calcext:value-type="float">
            <text:p>0.992</text:p>
          </table:table-cell>
          <table:table-cell table:style-name="ce7" office:value-type="float" office:value="0.99177755700534" calcext:value-type="float">
            <text:p>0.992</text:p>
          </table:table-cell>
          <table:table-cell table:style-name="ce7" office:value-type="float" office:value="0.991777556644856" calcext:value-type="float">
            <text:p>0.992</text:p>
          </table:table-cell>
          <table:table-cell table:style-name="ce7" office:value-type="float" office:value="0.000000000149771075740587" calcext:value-type="float">
            <text:p>0.000</text:p>
          </table:table-cell>
          <table:table-cell table:style-name="ce7" office:value-type="float" office:value="0.000482139274901039" calcext:value-type="float">
            <text:p>0.000</text:p>
          </table:table-cell>
          <table:table-cell table:style-name="ce7" office:value-type="float" office:value="0.991696525956419" calcext:value-type="float">
            <text:p>0.992</text:p>
          </table:table-cell>
          <table:table-cell table:style-name="ce7" office:value-type="float" office:value="0.991746575485252" calcext:value-type="float">
            <text:p>0.992</text:p>
          </table:table-cell>
          <table:table-cell table:style-name="ce7" office:value-type="float" office:value="0.991719518717879" calcext:value-type="float">
            <text:p>0.992</text:p>
          </table:table-cell>
          <table:table-cell table:style-name="ce7" office:value-type="float" office:value="0.0000113079102643855" calcext:value-type="float">
            <text:p>0.000</text:p>
          </table:table-cell>
          <table:table-cell table:style-name="ce7" office:value-type="float" office:value="0.00054017720187749" calcext:value-type="float">
            <text:p>0.001</text:p>
          </table:table-cell>
          <table:table-cell table:style-name="ce7" office:value-type="float" office:value="0.991097214727292" calcext:value-type="float">
            <text:p>0.991</text:p>
          </table:table-cell>
          <table:table-cell table:style-name="ce7" office:value-type="float" office:value="0.99173824917686" calcext:value-type="float">
            <text:p>0.992</text:p>
          </table:table-cell>
          <table:table-cell table:style-name="ce7" office:value-type="float" office:value="0.991412925434204" calcext:value-type="float">
            <text:p>0.991</text:p>
          </table:table-cell>
          <table:table-cell table:style-name="ce7" office:value-type="float" office:value="0.000167787972977347" calcext:value-type="float">
            <text:p>0.000</text:p>
          </table:table-cell>
          <table:table-cell table:style-name="ce7" office:value-type="float" office:value="0.000846770485552928" calcext:value-type="float">
            <text:p>0.001</text:p>
          </table:table-cell>
          <table:table-cell/>
          <table:table-cell table:style-name="ce2" office:value-type="string" calcext:value-type="string">
            <text:p>WFG3_2</text:p>
          </table:table-cell>
          <table:table-cell table:style-name="ce7" office:value-type="float" office:value="0.991717794446453" calcext:value-type="float">
            <text:p>0.992</text:p>
          </table:table-cell>
          <table:table-cell table:style-name="ce7" office:value-type="float" office:value="0.991748268947066" calcext:value-type="float">
            <text:p>0.992</text:p>
          </table:table-cell>
          <table:table-cell table:style-name="ce7" office:value-type="float" office:value="0.991732797090464" calcext:value-type="float">
            <text:p>0.992</text:p>
          </table:table-cell>
          <table:table-cell table:style-name="ce7" office:value-type="float" office:value="0.00000705095085884987" calcext:value-type="float">
            <text:p>0.000</text:p>
          </table:table-cell>
          <table:table-cell table:style-name="ce7" office:value-type="float" office:value="0.00052689882929291" calcext:value-type="float">
            <text:p>0.001</text:p>
          </table:table-cell>
          <table:table-cell table:style-name="ce7" office:value-type="float" office:value="0.991696525956419" calcext:value-type="float">
            <text:p>0.992</text:p>
          </table:table-cell>
          <table:table-cell table:style-name="ce7" office:value-type="float" office:value="0.991746575485252" calcext:value-type="float">
            <text:p>0.992</text:p>
          </table:table-cell>
          <table:table-cell table:style-name="ce7" office:value-type="float" office:value="0.991719518717879" calcext:value-type="float">
            <text:p>0.992</text:p>
          </table:table-cell>
          <table:table-cell table:style-name="ce7" office:value-type="float" office:value="0.0000113079102643855" calcext:value-type="float">
            <text:p>0.000</text:p>
          </table:table-cell>
          <table:table-cell table:style-name="ce7" office:value-type="float" office:value="0.00054017720187749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9653362714286" calcext:value-type="float">
            <text:p>0.990</text:p>
          </table:table-cell>
          <table:table-cell table:style-name="ce7" office:value-type="float" office:value="0.989656436853361" calcext:value-type="float">
            <text:p>0.990</text:p>
          </table:table-cell>
          <table:table-cell table:style-name="ce7" office:value-type="float" office:value="0.989654003557566" calcext:value-type="float">
            <text:p>0.990</text:p>
          </table:table-cell>
          <table:table-cell table:style-name="ce7" office:value-type="float" office:value="0.000000500686339420879" calcext:value-type="float">
            <text:p>0.000</text:p>
          </table:table-cell>
          <table:table-cell table:style-name="ce7" office:value-type="float" office:value="0.00148109449823053" calcext:value-type="float">
            <text:p>0.001</text:p>
          </table:table-cell>
          <table:table-cell table:style-name="ce7" office:value-type="float" office:value="0.986571089622958" calcext:value-type="float">
            <text:p>0.987</text:p>
          </table:table-cell>
          <table:table-cell table:style-name="ce7" office:value-type="float" office:value="0.987933908835106" calcext:value-type="float">
            <text:p>0.988</text:p>
          </table:table-cell>
          <table:table-cell table:style-name="ce7" office:value-type="float" office:value="0.987386786227096" calcext:value-type="float">
            <text:p>0.987</text:p>
          </table:table-cell>
          <table:table-cell table:style-name="ce7" office:value-type="float" office:value="0.000366123754136923" calcext:value-type="float">
            <text:p>0.000</text:p>
          </table:table-cell>
          <table:table-cell table:style-name="ce7" office:value-type="float" office:value="0.00374831182870061" calcext:value-type="float">
            <text:p>0.004</text:p>
          </table:table-cell>
          <table:table-cell table:style-name="ce7" office:value-type="float" office:value="0.982856622883429" calcext:value-type="float">
            <text:p>0.983</text:p>
          </table:table-cell>
          <table:table-cell table:style-name="ce7" office:value-type="float" office:value="0.987042521587523" calcext:value-type="float">
            <text:p>0.987</text:p>
          </table:table-cell>
          <table:table-cell table:style-name="ce7" office:value-type="float" office:value="0.985258418542552" calcext:value-type="float">
            <text:p>0.985</text:p>
          </table:table-cell>
          <table:table-cell table:style-name="ce7" office:value-type="float" office:value="0.000976267067943697" calcext:value-type="float">
            <text:p>0.001</text:p>
          </table:table-cell>
          <table:table-cell table:style-name="ce7" office:value-type="float" office:value="0.00587667951324467" calcext:value-type="float">
            <text:p>0.006</text:p>
          </table:table-cell>
          <table:table-cell table:style-name="ce7" office:value-type="float" office:value="0.988025475313311" calcext:value-type="float">
            <text:p>0.988</text:p>
          </table:table-cell>
          <table:table-cell table:style-name="ce7" office:value-type="float" office:value="0.988025634363403" calcext:value-type="float">
            <text:p>0.988</text:p>
          </table:table-cell>
          <table:table-cell table:style-name="ce7" office:value-type="float" office:value="0.988025620856043" calcext:value-type="float">
            <text:p>0.988</text:p>
          </table:table-cell>
          <table:table-cell table:style-name="ce7" office:value-type="float" office:value="0.0000000325285682459302" calcext:value-type="float">
            <text:p>0.000</text:p>
          </table:table-cell>
          <table:table-cell table:style-name="ce7" office:value-type="float" office:value="0.00310947719975385" calcext:value-type="float">
            <text:p>0.003</text:p>
          </table:table-cell>
          <table:table-cell table:style-name="ce7" office:value-type="float" office:value="0.987880030075343" calcext:value-type="float">
            <text:p>0.988</text:p>
          </table:table-cell>
          <table:table-cell table:style-name="ce7" office:value-type="float" office:value="0.987915026211942" calcext:value-type="float">
            <text:p>0.988</text:p>
          </table:table-cell>
          <table:table-cell table:style-name="ce7" office:value-type="float" office:value="0.987895877476129" calcext:value-type="float">
            <text:p>0.988</text:p>
          </table:table-cell>
          <table:table-cell table:style-name="ce7" office:value-type="float" office:value="0.0000101280835699435" calcext:value-type="float">
            <text:p>0.000</text:p>
          </table:table-cell>
          <table:table-cell table:style-name="ce7" office:value-type="float" office:value="0.00323922057966774" calcext:value-type="float">
            <text:p>0.003</text:p>
          </table:table-cell>
          <table:table-cell table:style-name="ce7" office:value-type="float" office:value="0.990997049839552" calcext:value-type="float">
            <text:p>0.991</text:p>
          </table:table-cell>
          <table:table-cell table:style-name="ce7" office:value-type="float" office:value="0.991275351564149" calcext:value-type="float">
            <text:p>0.991</text:p>
          </table:table-cell>
          <table:table-cell table:style-name="ce7" office:value-type="float" office:value="0.991135098055797" calcext:value-type="float">
            <text:p>0.991</text:p>
          </table:table-cell>
          <table:table-cell table:style-name="ce7" office:value-type="float" office:value="0.00008151554317861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4_2</text:p>
          </table:table-cell>
          <table:table-cell table:style-name="ce7" office:value-type="float" office:value="0.986571089622958" calcext:value-type="float">
            <text:p>0.987</text:p>
          </table:table-cell>
          <table:table-cell table:style-name="ce7" office:value-type="float" office:value="0.987933908835106" calcext:value-type="float">
            <text:p>0.988</text:p>
          </table:table-cell>
          <table:table-cell table:style-name="ce7" office:value-type="float" office:value="0.987386786227096" calcext:value-type="float">
            <text:p>0.987</text:p>
          </table:table-cell>
          <table:table-cell table:style-name="ce7" office:value-type="float" office:value="0.000366123754136923" calcext:value-type="float">
            <text:p>0.000</text:p>
          </table:table-cell>
          <table:table-cell table:style-name="ce7" office:value-type="float" office:value="0.00374831182870061" calcext:value-type="float">
            <text:p>0.004</text:p>
          </table:table-cell>
          <table:table-cell table:style-name="ce7" office:value-type="float" office:value="0.987880030075343" calcext:value-type="float">
            <text:p>0.988</text:p>
          </table:table-cell>
          <table:table-cell table:style-name="ce7" office:value-type="float" office:value="0.987915026211942" calcext:value-type="float">
            <text:p>0.988</text:p>
          </table:table-cell>
          <table:table-cell table:style-name="ce7" office:value-type="float" office:value="0.987895877476129" calcext:value-type="float">
            <text:p>0.988</text:p>
          </table:table-cell>
          <table:table-cell table:style-name="ce7" office:value-type="float" office:value="0.0000101280835699435" calcext:value-type="float">
            <text:p>0.000</text:p>
          </table:table-cell>
          <table:table-cell table:style-name="ce7" office:value-type="float" office:value="0.00323922057966774" calcext:value-type="float">
            <text:p>0.00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3599419059118" calcext:value-type="float">
            <text:p>0.894</text:p>
          </table:table-cell>
          <table:table-cell table:style-name="ce7" office:value-type="float" office:value="0.927758691968073" calcext:value-type="float">
            <text:p>0.928</text:p>
          </table:table-cell>
          <table:table-cell table:style-name="ce7" office:value-type="float" office:value="0.914308537637238" calcext:value-type="float">
            <text:p>0.914</text:p>
          </table:table-cell>
          <table:table-cell table:style-name="ce7" office:value-type="float" office:value="0.0101656906450478" calcext:value-type="float">
            <text:p>0.01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55756137709" calcext:value-type="float">
            <text:p>0.876</text:p>
          </table:table-cell>
          <table:table-cell table:style-name="ce7" office:value-type="float" office:value="0.893744430641153" calcext:value-type="float">
            <text:p>0.894</text:p>
          </table:table-cell>
          <table:table-cell table:style-name="ce7" office:value-type="float" office:value="0.883234223552691" calcext:value-type="float">
            <text:p>0.883</text:p>
          </table:table-cell>
          <table:table-cell table:style-name="ce7" office:value-type="float" office:value="0.00436803092864099" calcext:value-type="float">
            <text:p>0.004</text:p>
          </table:table-cell>
          <table:table-cell table:style-name="ce7" office:value-type="float" office:value="0.0310743140845473" calcext:value-type="float">
            <text:p>0.031</text:p>
          </table:table-cell>
          <table:table-cell table:style-name="ce7" office:value-type="float" office:value="0.88369628482346" calcext:value-type="float">
            <text:p>0.884</text:p>
          </table:table-cell>
          <table:table-cell table:style-name="ce7" office:value-type="float" office:value="0.899328649444802" calcext:value-type="float">
            <text:p>0.899</text:p>
          </table:table-cell>
          <table:table-cell table:style-name="ce7" office:value-type="float" office:value="0.890075887263467" calcext:value-type="float">
            <text:p>0.890</text:p>
          </table:table-cell>
          <table:table-cell table:style-name="ce7" office:value-type="float" office:value="0.00239607040940657" calcext:value-type="float">
            <text:p>0.002</text:p>
          </table:table-cell>
          <table:table-cell table:style-name="ce7" office:value-type="float" office:value="0.0242326503737711" calcext:value-type="float">
            <text:p>0.024</text:p>
          </table:table-cell>
          <table:table-cell table:style-name="ce7" office:value-type="float" office:value="0.887705144603985" calcext:value-type="float">
            <text:p>0.888</text:p>
          </table:table-cell>
          <table:table-cell table:style-name="ce7" office:value-type="float" office:value="0.89645224044055" calcext:value-type="float">
            <text:p>0.896</text:p>
          </table:table-cell>
          <table:table-cell table:style-name="ce7" office:value-type="float" office:value="0.891594709096774" calcext:value-type="float">
            <text:p>0.892</text:p>
          </table:table-cell>
          <table:table-cell table:style-name="ce7" office:value-type="float" office:value="0.00162744296639316" calcext:value-type="float">
            <text:p>0.002</text:p>
          </table:table-cell>
          <table:table-cell table:style-name="ce7" office:value-type="float" office:value="0.0227138285404647" calcext:value-type="float">
            <text:p>0.023</text:p>
          </table:table-cell>
          <table:table-cell table:style-name="ce7" office:value-type="float" office:value="0.879266143661785" calcext:value-type="float">
            <text:p>0.879</text:p>
          </table:table-cell>
          <table:table-cell table:style-name="ce7" office:value-type="float" office:value="0.892402760034182" calcext:value-type="float">
            <text:p>0.892</text:p>
          </table:table-cell>
          <table:table-cell table:style-name="ce7" office:value-type="float" office:value="0.882672779295156" calcext:value-type="float">
            <text:p>0.883</text:p>
          </table:table-cell>
          <table:table-cell table:style-name="ce7" office:value-type="float" office:value="0.00332834843672416" calcext:value-type="float">
            <text:p>0.003</text:p>
          </table:table-cell>
          <table:table-cell table:style-name="ce7" office:value-type="float" office:value="0.031635758342083" calcext:value-type="float">
            <text:p>0.032</text:p>
          </table:table-cell>
          <table:table-cell table:style-name="ce7" office:value-type="float" office:value="0.886467691902605" calcext:value-type="float">
            <text:p>0.886</text:p>
          </table:table-cell>
          <table:table-cell table:style-name="ce7" office:value-type="float" office:value="0.894674847485685" calcext:value-type="float">
            <text:p>0.895</text:p>
          </table:table-cell>
          <table:table-cell table:style-name="ce7" office:value-type="float" office:value="0.891280279649679" calcext:value-type="float">
            <text:p>0.891</text:p>
          </table:table-cell>
          <table:table-cell table:style-name="ce7" office:value-type="float" office:value="0.00291182080937775" calcext:value-type="float">
            <text:p>0.003</text:p>
          </table:table-cell>
          <table:table-cell table:style-name="ce7" office:value-type="float" office:value="0.0230282579875599" calcext:value-type="float">
            <text:p>0.023</text:p>
          </table:table-cell>
          <table:table-cell/>
          <table:table-cell table:style-name="ce2" office:value-type="string" calcext:value-type="string">
            <text:p>WFG5_2</text:p>
          </table:table-cell>
          <table:table-cell table:style-name="ce7" office:value-type="float" office:value="0.8755756137709" calcext:value-type="float">
            <text:p>0.876</text:p>
          </table:table-cell>
          <table:table-cell table:style-name="ce7" office:value-type="float" office:value="0.893744430641153" calcext:value-type="float">
            <text:p>0.894</text:p>
          </table:table-cell>
          <table:table-cell table:style-name="ce7" office:value-type="float" office:value="0.883234223552691" calcext:value-type="float">
            <text:p>0.883</text:p>
          </table:table-cell>
          <table:table-cell table:style-name="ce7" office:value-type="float" office:value="0.00436803092864099" calcext:value-type="float">
            <text:p>0.004</text:p>
          </table:table-cell>
          <table:table-cell table:style-name="ce7" office:value-type="float" office:value="0.0310743140845473" calcext:value-type="float">
            <text:p>0.031</text:p>
          </table:table-cell>
          <table:table-cell table:style-name="ce7" office:value-type="float" office:value="0.879266143661785" calcext:value-type="float">
            <text:p>0.879</text:p>
          </table:table-cell>
          <table:table-cell table:style-name="ce7" office:value-type="float" office:value="0.892402760034182" calcext:value-type="float">
            <text:p>0.892</text:p>
          </table:table-cell>
          <table:table-cell table:style-name="ce7" office:value-type="float" office:value="0.882672779295156" calcext:value-type="float">
            <text:p>0.883</text:p>
          </table:table-cell>
          <table:table-cell table:style-name="ce7" office:value-type="float" office:value="0.00332834843672416" calcext:value-type="float">
            <text:p>0.003</text:p>
          </table:table-cell>
          <table:table-cell table:style-name="ce7" office:value-type="float" office:value="0.031635758342083" calcext:value-type="float">
            <text:p>0.03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854970363497829" calcext:value-type="float">
            <text:p>0.855</text:p>
          </table:table-cell>
          <table:table-cell table:style-name="ce7" office:value-type="float" office:value="0.888096894041609" calcext:value-type="float">
            <text:p>0.888</text:p>
          </table:table-cell>
          <table:table-cell table:style-name="ce7" office:value-type="float" office:value="0.867888858942192" calcext:value-type="float">
            <text:p>0.868</text:p>
          </table:table-cell>
          <table:table-cell table:style-name="ce7" office:value-type="float" office:value="0.00664891175000876" calcext:value-type="float">
            <text:p>0.007</text:p>
          </table:table-cell>
          <table:table-cell table:style-name="ce7" office:value-type="float" office:value="0.0510397503866914" calcext:value-type="float">
            <text:p>0.051</text:p>
          </table:table-cell>
          <table:table-cell table:style-name="ce7" office:value-type="float" office:value="0.84315152897271" calcext:value-type="float">
            <text:p>0.843</text:p>
          </table:table-cell>
          <table:table-cell table:style-name="ce7" office:value-type="float" office:value="0.880441011231297" calcext:value-type="float">
            <text:p>0.880</text:p>
          </table:table-cell>
          <table:table-cell table:style-name="ce7" office:value-type="float" office:value="0.866066779668905" calcext:value-type="float">
            <text:p>0.866</text:p>
          </table:table-cell>
          <table:table-cell table:style-name="ce7" office:value-type="float" office:value="0.00831383480684407" calcext:value-type="float">
            <text:p>0.008</text:p>
          </table:table-cell>
          <table:table-cell table:style-name="ce7" office:value-type="float" office:value="0.0528618296599783" calcext:value-type="float">
            <text:p>0.053</text:p>
          </table:table-cell>
          <table:table-cell table:style-name="ce7" office:value-type="float" office:value="0.893821686327199" calcext:value-type="float">
            <text:p>0.894</text:p>
          </table:table-cell>
          <table:table-cell table:style-name="ce7" office:value-type="float" office:value="0.942120132977707" calcext:value-type="float">
            <text:p>0.942</text:p>
          </table:table-cell>
          <table:table-cell table:style-name="ce7" office:value-type="float" office:value="0.913254211448888" calcext:value-type="float">
            <text:p>0.913</text:p>
          </table:table-cell>
          <table:table-cell table:style-name="ce7" office:value-type="float" office:value="0.0117002237587024" calcext:value-type="float">
            <text:p>0.012</text:p>
          </table:table-cell>
          <table:table-cell table:style-name="ce7" office:value-type="float" office:value="0.00567439787999613" calcext:value-type="float">
            <text:p>0.006</text:p>
          </table:table-cell>
          <table:table-cell table:style-name="ce7" office:value-type="float" office:value="0.886162477721783" calcext:value-type="float">
            <text:p>0.886</text:p>
          </table:table-cell>
          <table:table-cell table:style-name="ce7" office:value-type="float" office:value="0.95056390662777" calcext:value-type="float">
            <text:p>0.951</text:p>
          </table:table-cell>
          <table:table-cell table:style-name="ce7" office:value-type="float" office:value="0.916476494483864" calcext:value-type="float">
            <text:p>0.916</text:p>
          </table:table-cell>
          <table:table-cell table:style-name="ce7" office:value-type="float" office:value="0.0154409857291145" calcext:value-type="float">
            <text:p>0.015</text:p>
          </table:table-cell>
          <table:table-cell table:style-name="ce7" office:value-type="float" office:value="0.00245211484501995" calcext:value-type="float">
            <text:p>0.002</text:p>
          </table:table-cell>
          <table:table-cell table:style-name="ce7" office:value-type="float" office:value="0.889407049416925" calcext:value-type="float">
            <text:p>0.889</text:p>
          </table:table-cell>
          <table:table-cell table:style-name="ce7" office:value-type="float" office:value="0.950365773348947" calcext:value-type="float">
            <text:p>0.950</text:p>
          </table:table-cell>
          <table:table-cell table:style-name="ce7" office:value-type="float" office:value="0.918928609328884" calcext:value-type="float">
            <text:p>0.919</text:p>
          </table:table-cell>
          <table:table-cell table:style-name="ce7" office:value-type="float" office:value="0.0130850142071987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491898303043" calcext:value-type="float">
            <text:p>0.875</text:p>
          </table:table-cell>
          <table:table-cell table:style-name="ce7" office:value-type="float" office:value="0.942443424422837" calcext:value-type="float">
            <text:p>0.942</text:p>
          </table:table-cell>
          <table:table-cell table:style-name="ce7" office:value-type="float" office:value="0.911546375437064" calcext:value-type="float">
            <text:p>0.912</text:p>
          </table:table-cell>
          <table:table-cell table:style-name="ce7" office:value-type="float" office:value="0.0151414853206285" calcext:value-type="float">
            <text:p>0.015</text:p>
          </table:table-cell>
          <table:table-cell table:style-name="ce7" office:value-type="float" office:value="0.00738223389181925" calcext:value-type="float">
            <text:p>0.007</text:p>
          </table:table-cell>
          <table:table-cell/>
          <table:table-cell table:style-name="ce2" office:value-type="string" calcext:value-type="string">
            <text:p>WFG6_2</text:p>
          </table:table-cell>
          <table:table-cell table:style-name="ce7" office:value-type="float" office:value="0.84315152897271" calcext:value-type="float">
            <text:p>0.843</text:p>
          </table:table-cell>
          <table:table-cell table:style-name="ce7" office:value-type="float" office:value="0.880441011231297" calcext:value-type="float">
            <text:p>0.880</text:p>
          </table:table-cell>
          <table:table-cell table:style-name="ce7" office:value-type="float" office:value="0.866066779668905" calcext:value-type="float">
            <text:p>0.866</text:p>
          </table:table-cell>
          <table:table-cell table:style-name="ce7" office:value-type="float" office:value="0.00831383480684407" calcext:value-type="float">
            <text:p>0.008</text:p>
          </table:table-cell>
          <table:table-cell table:style-name="ce7" office:value-type="float" office:value="0.0528618296599783" calcext:value-type="float">
            <text:p>0.053</text:p>
          </table:table-cell>
          <table:table-cell table:style-name="ce7" office:value-type="float" office:value="0.889407049416925" calcext:value-type="float">
            <text:p>0.889</text:p>
          </table:table-cell>
          <table:table-cell table:style-name="ce7" office:value-type="float" office:value="0.950365773348947" calcext:value-type="float">
            <text:p>0.950</text:p>
          </table:table-cell>
          <table:table-cell table:style-name="ce7" office:value-type="float" office:value="0.918928609328884" calcext:value-type="float">
            <text:p>0.919</text:p>
          </table:table-cell>
          <table:table-cell table:style-name="ce7" office:value-type="float" office:value="0.0130850142071987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653669773783" calcext:value-type="float">
            <text:p>0.990</text:p>
          </table:table-cell>
          <table:table-cell table:style-name="ce7" office:value-type="float" office:value="0.989655361837579" calcext:value-type="float">
            <text:p>0.990</text:p>
          </table:table-cell>
          <table:table-cell table:style-name="ce7" office:value-type="float" office:value="0.98965409653791" calcext:value-type="float">
            <text:p>0.990</text:p>
          </table:table-cell>
          <table:table-cell table:style-name="ce7" office:value-type="float" office:value="0.000000300389606906984" calcext:value-type="float">
            <text:p>0.000</text:p>
          </table:table-cell>
          <table:table-cell table:style-name="ce7" office:value-type="float" office:value="0.00141411341673847" calcext:value-type="float">
            <text:p>0.001</text:p>
          </table:table-cell>
          <table:table-cell table:style-name="ce7" office:value-type="float" office:value="0.987775011810774" calcext:value-type="float">
            <text:p>0.988</text:p>
          </table:table-cell>
          <table:table-cell table:style-name="ce7" office:value-type="float" office:value="0.987974499739744" calcext:value-type="float">
            <text:p>0.988</text:p>
          </table:table-cell>
          <table:table-cell table:style-name="ce7" office:value-type="float" office:value="0.987877518803363" calcext:value-type="float">
            <text:p>0.988</text:p>
          </table:table-cell>
          <table:table-cell table:style-name="ce7" office:value-type="float" office:value="0.0000481356942911315" calcext:value-type="float">
            <text:p>0.000</text:p>
          </table:table-cell>
          <table:table-cell table:style-name="ce7" office:value-type="float" office:value="0.00319069115128534" calcext:value-type="float">
            <text:p>0.003</text:p>
          </table:table-cell>
          <table:table-cell table:style-name="ce7" office:value-type="float" office:value="0.982880098646061" calcext:value-type="float">
            <text:p>0.983</text:p>
          </table:table-cell>
          <table:table-cell table:style-name="ce7" office:value-type="float" office:value="0.986663421037431" calcext:value-type="float">
            <text:p>0.987</text:p>
          </table:table-cell>
          <table:table-cell table:style-name="ce7" office:value-type="float" office:value="0.984450016469586" calcext:value-type="float">
            <text:p>0.984</text:p>
          </table:table-cell>
          <table:table-cell table:style-name="ce7" office:value-type="float" office:value="0.000820976646384708" calcext:value-type="float">
            <text:p>0.001</text:p>
          </table:table-cell>
          <table:table-cell table:style-name="ce7" office:value-type="float" office:value="0.00661819348506165" calcext:value-type="float">
            <text:p>0.007</text:p>
          </table:table-cell>
          <table:table-cell table:style-name="ce7" office:value-type="float" office:value="0.988025577169525" calcext:value-type="float">
            <text:p>0.988</text:p>
          </table:table-cell>
          <table:table-cell table:style-name="ce7" office:value-type="float" office:value="0.988025631298008" calcext:value-type="float">
            <text:p>0.988</text:p>
          </table:table-cell>
          <table:table-cell table:style-name="ce7" office:value-type="float" office:value="0.988025615020694" calcext:value-type="float">
            <text:p>0.988</text:p>
          </table:table-cell>
          <table:table-cell table:style-name="ce7" office:value-type="float" office:value="0.0000000146800761174575" calcext:value-type="float">
            <text:p>0.000</text:p>
          </table:table-cell>
          <table:table-cell table:style-name="ce7" office:value-type="float" office:value="0.00304259493395376" calcext:value-type="float">
            <text:p>0.003</text:p>
          </table:table-cell>
          <table:table-cell table:style-name="ce7" office:value-type="float" office:value="0.987875987529865" calcext:value-type="float">
            <text:p>0.988</text:p>
          </table:table-cell>
          <table:table-cell table:style-name="ce7" office:value-type="float" office:value="0.987943636127753" calcext:value-type="float">
            <text:p>0.988</text:p>
          </table:table-cell>
          <table:table-cell table:style-name="ce7" office:value-type="float" office:value="0.987904821970781" calcext:value-type="float">
            <text:p>0.988</text:p>
          </table:table-cell>
          <table:table-cell table:style-name="ce7" office:value-type="float" office:value="0.0000170761377007547" calcext:value-type="float">
            <text:p>0.000</text:p>
          </table:table-cell>
          <table:table-cell table:style-name="ce7" office:value-type="float" office:value="0.00316338798386739" calcext:value-type="float">
            <text:p>0.003</text:p>
          </table:table-cell>
          <table:table-cell table:style-name="ce7" office:value-type="float" office:value="0.990929718904522" calcext:value-type="float">
            <text:p>0.991</text:p>
          </table:table-cell>
          <table:table-cell table:style-name="ce7" office:value-type="float" office:value="0.991252032482159" calcext:value-type="float">
            <text:p>0.991</text:p>
          </table:table-cell>
          <table:table-cell table:style-name="ce7" office:value-type="float" office:value="0.991068209954648" calcext:value-type="float">
            <text:p>0.991</text:p>
          </table:table-cell>
          <table:table-cell table:style-name="ce7" office:value-type="float" office:value="0.00008457081125666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7_2</text:p>
          </table:table-cell>
          <table:table-cell table:style-name="ce7" office:value-type="float" office:value="0.987775011810774" calcext:value-type="float">
            <text:p>0.988</text:p>
          </table:table-cell>
          <table:table-cell table:style-name="ce7" office:value-type="float" office:value="0.987974499739744" calcext:value-type="float">
            <text:p>0.988</text:p>
          </table:table-cell>
          <table:table-cell table:style-name="ce7" office:value-type="float" office:value="0.987877518803363" calcext:value-type="float">
            <text:p>0.988</text:p>
          </table:table-cell>
          <table:table-cell table:style-name="ce7" office:value-type="float" office:value="0.0000481356942911315" calcext:value-type="float">
            <text:p>0.000</text:p>
          </table:table-cell>
          <table:table-cell table:style-name="ce7" office:value-type="float" office:value="0.00319069115128534" calcext:value-type="float">
            <text:p>0.003</text:p>
          </table:table-cell>
          <table:table-cell table:style-name="ce7" office:value-type="float" office:value="0.987875987529865" calcext:value-type="float">
            <text:p>0.988</text:p>
          </table:table-cell>
          <table:table-cell table:style-name="ce7" office:value-type="float" office:value="0.987943636127753" calcext:value-type="float">
            <text:p>0.988</text:p>
          </table:table-cell>
          <table:table-cell table:style-name="ce7" office:value-type="float" office:value="0.987904821970781" calcext:value-type="float">
            <text:p>0.988</text:p>
          </table:table-cell>
          <table:table-cell table:style-name="ce7" office:value-type="float" office:value="0.0000170761377007547" calcext:value-type="float">
            <text:p>0.000</text:p>
          </table:table-cell>
          <table:table-cell table:style-name="ce7" office:value-type="float" office:value="0.00316338798386739" calcext:value-type="float">
            <text:p>0.00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827725850912441" calcext:value-type="float">
            <text:p>0.828</text:p>
          </table:table-cell>
          <table:table-cell table:style-name="ce7" office:value-type="float" office:value="0.957836121824491" calcext:value-type="float">
            <text:p>0.958</text:p>
          </table:table-cell>
          <table:table-cell table:style-name="ce7" office:value-type="float" office:value="0.928007800226499" calcext:value-type="float">
            <text:p>0.928</text:p>
          </table:table-cell>
          <table:table-cell table:style-name="ce7" office:value-type="float" office:value="0.0455237852798348" calcext:value-type="float">
            <text:p>0.04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02780448738621" calcext:value-type="float">
            <text:p>0.803</text:p>
          </table:table-cell>
          <table:table-cell table:style-name="ce7" office:value-type="float" office:value="0.819911404550227" calcext:value-type="float">
            <text:p>0.820</text:p>
          </table:table-cell>
          <table:table-cell table:style-name="ce7" office:value-type="float" office:value="0.812949004309351" calcext:value-type="float">
            <text:p>0.813</text:p>
          </table:table-cell>
          <table:table-cell table:style-name="ce7" office:value-type="float" office:value="0.00431242765723881" calcext:value-type="float">
            <text:p>0.004</text:p>
          </table:table-cell>
          <table:table-cell table:style-name="ce7" office:value-type="float" office:value="0.115058795917149" calcext:value-type="float">
            <text:p>0.115</text:p>
          </table:table-cell>
          <table:table-cell table:style-name="ce7" office:value-type="float" office:value="0.770618901700166" calcext:value-type="float">
            <text:p>0.771</text:p>
          </table:table-cell>
          <table:table-cell table:style-name="ce7" office:value-type="float" office:value="0.80107049401685" calcext:value-type="float">
            <text:p>0.801</text:p>
          </table:table-cell>
          <table:table-cell table:style-name="ce7" office:value-type="float" office:value="0.78923496083619" calcext:value-type="float">
            <text:p>0.789</text:p>
          </table:table-cell>
          <table:table-cell table:style-name="ce7" office:value-type="float" office:value="0.0062943939220877" calcext:value-type="float">
            <text:p>0.006</text:p>
          </table:table-cell>
          <table:table-cell table:style-name="ce7" office:value-type="float" office:value="0.13877283939031" calcext:value-type="float">
            <text:p>0.139</text:p>
          </table:table-cell>
          <table:table-cell table:style-name="ce7" office:value-type="float" office:value="0.80174504267023" calcext:value-type="float">
            <text:p>0.802</text:p>
          </table:table-cell>
          <table:table-cell table:style-name="ce7" office:value-type="float" office:value="0.820005356750752" calcext:value-type="float">
            <text:p>0.820</text:p>
          </table:table-cell>
          <table:table-cell table:style-name="ce7" office:value-type="float" office:value="0.811171411819224" calcext:value-type="float">
            <text:p>0.811</text:p>
          </table:table-cell>
          <table:table-cell table:style-name="ce7" office:value-type="float" office:value="0.00437944077701843" calcext:value-type="float">
            <text:p>0.004</text:p>
          </table:table-cell>
          <table:table-cell table:style-name="ce7" office:value-type="float" office:value="0.116836388407275" calcext:value-type="float">
            <text:p>0.117</text:p>
          </table:table-cell>
          <table:table-cell table:style-name="ce7" office:value-type="float" office:value="0.798388098638312" calcext:value-type="float">
            <text:p>0.798</text:p>
          </table:table-cell>
          <table:table-cell table:style-name="ce7" office:value-type="float" office:value="0.819363904331952" calcext:value-type="float">
            <text:p>0.819</text:p>
          </table:table-cell>
          <table:table-cell table:style-name="ce7" office:value-type="float" office:value="0.810754466920153" calcext:value-type="float">
            <text:p>0.811</text:p>
          </table:table-cell>
          <table:table-cell table:style-name="ce7" office:value-type="float" office:value="0.00493760064410373" calcext:value-type="float">
            <text:p>0.005</text:p>
          </table:table-cell>
          <table:table-cell table:style-name="ce7" office:value-type="float" office:value="0.117253333306346" calcext:value-type="float">
            <text:p>0.117</text:p>
          </table:table-cell>
          <table:table-cell table:style-name="ce7" office:value-type="float" office:value="0.802792916645544" calcext:value-type="float">
            <text:p>0.803</text:p>
          </table:table-cell>
          <table:table-cell table:style-name="ce7" office:value-type="float" office:value="0.824467394610017" calcext:value-type="float">
            <text:p>0.824</text:p>
          </table:table-cell>
          <table:table-cell table:style-name="ce7" office:value-type="float" office:value="0.814608192816099" calcext:value-type="float">
            <text:p>0.815</text:p>
          </table:table-cell>
          <table:table-cell table:style-name="ce7" office:value-type="float" office:value="0.00454164355828787" calcext:value-type="float">
            <text:p>0.005</text:p>
          </table:table-cell>
          <table:table-cell table:style-name="ce7" office:value-type="float" office:value="0.1133996074104" calcext:value-type="float">
            <text:p>0.113</text:p>
          </table:table-cell>
          <table:table-cell/>
          <table:table-cell table:style-name="ce2" office:value-type="string" calcext:value-type="string">
            <text:p>WFG8_2</text:p>
          </table:table-cell>
          <table:table-cell table:style-name="ce7" office:value-type="float" office:value="0.802780448738621" calcext:value-type="float">
            <text:p>0.803</text:p>
          </table:table-cell>
          <table:table-cell table:style-name="ce7" office:value-type="float" office:value="0.819911404550227" calcext:value-type="float">
            <text:p>0.820</text:p>
          </table:table-cell>
          <table:table-cell table:style-name="ce7" office:value-type="float" office:value="0.812949004309351" calcext:value-type="float">
            <text:p>0.813</text:p>
          </table:table-cell>
          <table:table-cell table:style-name="ce7" office:value-type="float" office:value="0.00431242765723881" calcext:value-type="float">
            <text:p>0.004</text:p>
          </table:table-cell>
          <table:table-cell table:style-name="ce7" office:value-type="float" office:value="0.115058795917149" calcext:value-type="float">
            <text:p>0.115</text:p>
          </table:table-cell>
          <table:table-cell table:style-name="ce7" office:value-type="float" office:value="0.798388098638312" calcext:value-type="float">
            <text:p>0.798</text:p>
          </table:table-cell>
          <table:table-cell table:style-name="ce7" office:value-type="float" office:value="0.819363904331952" calcext:value-type="float">
            <text:p>0.819</text:p>
          </table:table-cell>
          <table:table-cell table:style-name="ce7" office:value-type="float" office:value="0.810754466920153" calcext:value-type="float">
            <text:p>0.811</text:p>
          </table:table-cell>
          <table:table-cell table:style-name="ce7" office:value-type="float" office:value="0.00493760064410373" calcext:value-type="float">
            <text:p>0.005</text:p>
          </table:table-cell>
          <table:table-cell table:style-name="ce7" office:value-type="float" office:value="0.117253333306346" calcext:value-type="float">
            <text:p>0.11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3309763012603" calcext:value-type="float">
            <text:p>0.963</text:p>
          </table:table-cell>
          <table:table-cell table:style-name="ce7" office:value-type="float" office:value="0.975309792312392" calcext:value-type="float">
            <text:p>0.975</text:p>
          </table:table-cell>
          <table:table-cell table:style-name="ce7" office:value-type="float" office:value="0.970158828031677" calcext:value-type="float">
            <text:p>0.970</text:p>
          </table:table-cell>
          <table:table-cell table:style-name="ce7" office:value-type="float" office:value="0.00379292065337744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4577596999146" calcext:value-type="float">
            <text:p>0.795</text:p>
          </table:table-cell>
          <table:table-cell table:style-name="ce7" office:value-type="float" office:value="0.97530441170026" calcext:value-type="float">
            <text:p>0.975</text:p>
          </table:table-cell>
          <table:table-cell table:style-name="ce7" office:value-type="float" office:value="0.817270643807568" calcext:value-type="float">
            <text:p>0.817</text:p>
          </table:table-cell>
          <table:table-cell table:style-name="ce7" office:value-type="float" office:value="0.0556638000346372" calcext:value-type="float">
            <text:p>0.056</text:p>
          </table:table-cell>
          <table:table-cell table:style-name="ce7" office:value-type="float" office:value="0.152888184224109" calcext:value-type="float">
            <text:p>0.153</text:p>
          </table:table-cell>
          <table:table-cell table:style-name="ce7" office:value-type="float" office:value="0.79253191870356" calcext:value-type="float">
            <text:p>0.793</text:p>
          </table:table-cell>
          <table:table-cell table:style-name="ce7" office:value-type="float" office:value="0.966252495487487" calcext:value-type="float">
            <text:p>0.966</text:p>
          </table:table-cell>
          <table:table-cell table:style-name="ce7" office:value-type="float" office:value="0.832351001706686" calcext:value-type="float">
            <text:p>0.832</text:p>
          </table:table-cell>
          <table:table-cell table:style-name="ce7" office:value-type="float" office:value="0.0695557736074508" calcext:value-type="float">
            <text:p>0.070</text:p>
          </table:table-cell>
          <table:table-cell table:style-name="ce7" office:value-type="float" office:value="0.137807826324991" calcext:value-type="float">
            <text:p>0.138</text:p>
          </table:table-cell>
          <table:table-cell table:style-name="ce7" office:value-type="float" office:value="0.794946877164474" calcext:value-type="float">
            <text:p>0.795</text:p>
          </table:table-cell>
          <table:table-cell table:style-name="ce7" office:value-type="float" office:value="0.973255770395925" calcext:value-type="float">
            <text:p>0.973</text:p>
          </table:table-cell>
          <table:table-cell table:style-name="ce7" office:value-type="float" office:value="0.872141815683433" calcext:value-type="float">
            <text:p>0.872</text:p>
          </table:table-cell>
          <table:table-cell table:style-name="ce7" office:value-type="float" office:value="0.0834176997446292" calcext:value-type="float">
            <text:p>0.083</text:p>
          </table:table-cell>
          <table:table-cell table:style-name="ce7" office:value-type="float" office:value="0.0980170123482444" calcext:value-type="float">
            <text:p>0.098</text:p>
          </table:table-cell>
          <table:table-cell table:style-name="ce7" office:value-type="float" office:value="0.794816673118099" calcext:value-type="float">
            <text:p>0.795</text:p>
          </table:table-cell>
          <table:table-cell table:style-name="ce7" office:value-type="float" office:value="0.971365581104304" calcext:value-type="float">
            <text:p>0.971</text:p>
          </table:table-cell>
          <table:table-cell table:style-name="ce7" office:value-type="float" office:value="0.917968658260852" calcext:value-type="float">
            <text:p>0.918</text:p>
          </table:table-cell>
          <table:table-cell table:style-name="ce7" office:value-type="float" office:value="0.072604621685508" calcext:value-type="float">
            <text:p>0.073</text:p>
          </table:table-cell>
          <table:table-cell table:style-name="ce7" office:value-type="float" office:value="0.0521901697708253" calcext:value-type="float">
            <text:p>0.052</text:p>
          </table:table-cell>
          <table:table-cell table:style-name="ce7" office:value-type="float" office:value="0.797355633340224" calcext:value-type="float">
            <text:p>0.797</text:p>
          </table:table-cell>
          <table:table-cell table:style-name="ce7" office:value-type="float" office:value="0.976337048775188" calcext:value-type="float">
            <text:p>0.976</text:p>
          </table:table-cell>
          <table:table-cell table:style-name="ce7" office:value-type="float" office:value="0.884381355514198" calcext:value-type="float">
            <text:p>0.884</text:p>
          </table:table-cell>
          <table:table-cell table:style-name="ce7" office:value-type="float" office:value="0.079138057340974" calcext:value-type="float">
            <text:p>0.079</text:p>
          </table:table-cell>
          <table:table-cell table:style-name="ce7" office:value-type="float" office:value="0.0857774725174787" calcext:value-type="float">
            <text:p>0.086</text:p>
          </table:table-cell>
          <table:table-cell/>
          <table:table-cell table:style-name="ce2" office:value-type="string" calcext:value-type="string">
            <text:p>WFG9_2</text:p>
          </table:table-cell>
          <table:table-cell table:style-name="ce7" office:value-type="float" office:value="0.794577596999146" calcext:value-type="float">
            <text:p>0.795</text:p>
          </table:table-cell>
          <table:table-cell table:style-name="ce7" office:value-type="float" office:value="0.97530441170026" calcext:value-type="float">
            <text:p>0.975</text:p>
          </table:table-cell>
          <table:table-cell table:style-name="ce7" office:value-type="float" office:value="0.817270643807568" calcext:value-type="float">
            <text:p>0.817</text:p>
          </table:table-cell>
          <table:table-cell table:style-name="ce7" office:value-type="float" office:value="0.0556638000346372" calcext:value-type="float">
            <text:p>0.056</text:p>
          </table:table-cell>
          <table:table-cell table:style-name="ce7" office:value-type="float" office:value="0.152888184224109" calcext:value-type="float">
            <text:p>0.153</text:p>
          </table:table-cell>
          <table:table-cell table:style-name="ce7" office:value-type="float" office:value="0.794816673118099" calcext:value-type="float">
            <text:p>0.795</text:p>
          </table:table-cell>
          <table:table-cell table:style-name="ce7" office:value-type="float" office:value="0.971365581104304" calcext:value-type="float">
            <text:p>0.971</text:p>
          </table:table-cell>
          <table:table-cell table:style-name="ce7" office:value-type="float" office:value="0.917968658260852" calcext:value-type="float">
            <text:p>0.918</text:p>
          </table:table-cell>
          <table:table-cell table:style-name="ce7" office:value-type="float" office:value="0.072604621685508" calcext:value-type="float">
            <text:p>0.073</text:p>
          </table:table-cell>
          <table:table-cell table:style-name="ce7" office:value-type="float" office:value="0.0521901697708253" calcext:value-type="float">
            <text:p>0.05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542252" calcext:value-type="float">
            <text:p>0.992</text:p>
          </table:table-cell>
          <table:table-cell table:style-name="ce7" office:value-type="float" office:value="0.992086760781435" calcext:value-type="float">
            <text:p>0.992</text:p>
          </table:table-cell>
          <table:table-cell table:style-name="ce7" office:value-type="float" office:value="0.992086644872911" calcext:value-type="float">
            <text:p>0.992</text:p>
          </table:table-cell>
          <table:table-cell table:style-name="ce7" office:value-type="float" office:value="0.0000000613584877494085" calcext:value-type="float">
            <text:p>0.000</text:p>
          </table:table-cell>
          <table:table-cell table:style-name="ce7" office:value-type="float" office:value="0.000853117295964712" calcext:value-type="float">
            <text:p>0.001</text:p>
          </table:table-cell>
          <table:table-cell table:style-name="ce7" office:value-type="float" office:value="0.992934311438865" calcext:value-type="float">
            <text:p>0.993</text:p>
          </table:table-cell>
          <table:table-cell table:style-name="ce7" office:value-type="float" office:value="0.992934543715936" calcext:value-type="float">
            <text:p>0.993</text:p>
          </table:table-cell>
          <table:table-cell table:style-name="ce7" office:value-type="float" office:value="0.992934397007024" calcext:value-type="float">
            <text:p>0.993</text:p>
          </table:table-cell>
          <table:table-cell table:style-name="ce7" office:value-type="float" office:value="0.0000000505477979439325" calcext:value-type="float">
            <text:p>0.000</text:p>
          </table:table-cell>
          <table:table-cell table:style-name="ce7" office:value-type="float" office:value="0.00000536516185123404" calcext:value-type="float">
            <text:p>0.000</text:p>
          </table:table-cell>
          <table:table-cell table:style-name="ce7" office:value-type="float" office:value="0.990204740188298" calcext:value-type="float">
            <text:p>0.990</text:p>
          </table:table-cell>
          <table:table-cell table:style-name="ce7" office:value-type="float" office:value="0.99150502128625" calcext:value-type="float">
            <text:p>0.992</text:p>
          </table:table-cell>
          <table:table-cell table:style-name="ce7" office:value-type="float" office:value="0.990936411115912" calcext:value-type="float">
            <text:p>0.991</text:p>
          </table:table-cell>
          <table:table-cell table:style-name="ce7" office:value-type="float" office:value="0.000352020355571053" calcext:value-type="float">
            <text:p>0.000</text:p>
          </table:table-cell>
          <table:table-cell table:style-name="ce7" office:value-type="float" office:value="0.00200335105296323" calcext:value-type="float">
            <text:p>0.002</text:p>
          </table:table-cell>
          <table:table-cell table:style-name="ce7" office:value-type="float" office:value="0.992934598098713" calcext:value-type="float">
            <text:p>0.993</text:p>
          </table:table-cell>
          <table:table-cell table:style-name="ce7" office:value-type="float" office:value="0.99293460178614" calcext:value-type="float">
            <text:p>0.993</text:p>
          </table:table-cell>
          <table:table-cell table:style-name="ce7" office:value-type="float" office:value="0.992934599752146" calcext:value-type="float">
            <text:p>0.993</text:p>
          </table:table-cell>
          <table:table-cell table:style-name="ce7" office:value-type="float" office:value="0.000000000858840949361596" calcext:value-type="float">
            <text:p>0.000</text:p>
          </table:table-cell>
          <table:table-cell table:style-name="ce7" office:value-type="float" office:value="0.00000516241672932072" calcext:value-type="float">
            <text:p>0.000</text:p>
          </table:table-cell>
          <table:table-cell table:style-name="ce7" office:value-type="float" office:value="0.992939522776573" calcext:value-type="float">
            <text:p>0.993</text:p>
          </table:table-cell>
          <table:table-cell table:style-name="ce7" office:value-type="float" office:value="0.992940971344057" calcext:value-type="float">
            <text:p>0.993</text:p>
          </table:table-cell>
          <table:table-cell table:style-name="ce7" office:value-type="float" office:value="0.992939762168875" calcext:value-type="float">
            <text:p>0.993</text:p>
          </table:table-cell>
          <table:table-cell table:style-name="ce7" office:value-type="float" office:value="0.00000028038389684701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858466002918" calcext:value-type="float">
            <text:p>0.992</text:p>
          </table:table-cell>
          <table:table-cell table:style-name="ce7" office:value-type="float" office:value="0.992331762827371" calcext:value-type="float">
            <text:p>0.992</text:p>
          </table:table-cell>
          <table:table-cell table:style-name="ce7" office:value-type="float" office:value="0.992140113895744" calcext:value-type="float">
            <text:p>0.992</text:p>
          </table:table-cell>
          <table:table-cell table:style-name="ce7" office:value-type="float" office:value="0.000116535485667279" calcext:value-type="float">
            <text:p>0.000</text:p>
          </table:table-cell>
          <table:table-cell table:style-name="ce7" office:value-type="float" office:value="0.000799648273131615" calcext:value-type="float">
            <text:p>0.001</text:p>
          </table:table-cell>
          <table:table-cell/>
          <table:table-cell table:style-name="ce2" office:value-type="string" calcext:value-type="string">
            <text:p>DTLZ1_2</text:p>
          </table:table-cell>
          <table:table-cell table:style-name="ce7" office:value-type="float" office:value="0.992934311438865" calcext:value-type="float">
            <text:p>0.993</text:p>
          </table:table-cell>
          <table:table-cell table:style-name="ce7" office:value-type="float" office:value="0.992934543715936" calcext:value-type="float">
            <text:p>0.993</text:p>
          </table:table-cell>
          <table:table-cell table:style-name="ce7" office:value-type="float" office:value="0.992934397007024" calcext:value-type="float">
            <text:p>0.993</text:p>
          </table:table-cell>
          <table:table-cell table:style-name="ce7" office:value-type="float" office:value="0.0000000505477979439325" calcext:value-type="float">
            <text:p>0.000</text:p>
          </table:table-cell>
          <table:table-cell table:style-name="ce7" office:value-type="float" office:value="0.00000536516185123404" calcext:value-type="float">
            <text:p>0.000</text:p>
          </table:table-cell>
          <table:table-cell table:style-name="ce7" office:value-type="float" office:value="0.992939522776573" calcext:value-type="float">
            <text:p>0.993</text:p>
          </table:table-cell>
          <table:table-cell table:style-name="ce7" office:value-type="float" office:value="0.992940971344057" calcext:value-type="float">
            <text:p>0.993</text:p>
          </table:table-cell>
          <table:table-cell table:style-name="ce7" office:value-type="float" office:value="0.992939762168875" calcext:value-type="float">
            <text:p>0.993</text:p>
          </table:table-cell>
          <table:table-cell table:style-name="ce7" office:value-type="float" office:value="0.00000028038389684701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621943667" calcext:value-type="float">
            <text:p>0.990</text:p>
          </table:table-cell>
          <table:table-cell table:style-name="ce7" office:value-type="float" office:value="0.990240392400752" calcext:value-type="float">
            <text:p>0.990</text:p>
          </table:table-cell>
          <table:table-cell table:style-name="ce7" office:value-type="float" office:value="0.990239259629152" calcext:value-type="float">
            <text:p>0.990</text:p>
          </table:table-cell>
          <table:table-cell table:style-name="ce7" office:value-type="float" office:value="0.000000295100078097367" calcext:value-type="float">
            <text:p>0.000</text:p>
          </table:table-cell>
          <table:table-cell table:style-name="ce7" office:value-type="float" office:value="0.00128465263073019" calcext:value-type="float">
            <text:p>0.001</text:p>
          </table:table-cell>
          <table:table-cell table:style-name="ce7" office:value-type="float" office:value="0.989490343218733" calcext:value-type="float">
            <text:p>0.989</text:p>
          </table:table-cell>
          <table:table-cell table:style-name="ce7" office:value-type="float" office:value="0.989490669047842" calcext:value-type="float">
            <text:p>0.989</text:p>
          </table:table-cell>
          <table:table-cell table:style-name="ce7" office:value-type="float" office:value="0.989490489444974" calcext:value-type="float">
            <text:p>0.989</text:p>
          </table:table-cell>
          <table:table-cell table:style-name="ce7" office:value-type="float" office:value="0.0000000842366730555572" calcext:value-type="float">
            <text:p>0.000</text:p>
          </table:table-cell>
          <table:table-cell table:style-name="ce7" office:value-type="float" office:value="0.00203342281490737" calcext:value-type="float">
            <text:p>0.002</text:p>
          </table:table-cell>
          <table:table-cell table:style-name="ce7" office:value-type="float" office:value="0.986497549026841" calcext:value-type="float">
            <text:p>0.986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7" office:value-type="float" office:value="0.00402566709151231" calcext:value-type="float">
            <text:p>0.004</text:p>
          </table:table-cell>
          <table:table-cell table:style-name="ce7" office:value-type="float" office:value="0.989490543739666" calcext:value-type="float">
            <text:p>0.989</text:p>
          </table:table-cell>
          <table:table-cell table:style-name="ce7" office:value-type="float" office:value="0.989490547716216" calcext:value-type="float">
            <text:p>0.989</text:p>
          </table:table-cell>
          <table:table-cell table:style-name="ce7" office:value-type="float" office:value="0.989490545306016" calcext:value-type="float">
            <text:p>0.989</text:p>
          </table:table-cell>
          <table:table-cell table:style-name="ce7" office:value-type="float" office:value="0.000000000858483461999487" calcext:value-type="float">
            <text:p>0.000</text:p>
          </table:table-cell>
          <table:table-cell table:style-name="ce7" office:value-type="float" office:value="0.00203336695386602" calcext:value-type="float">
            <text:p>0.002</text:p>
          </table:table-cell>
          <table:table-cell table:style-name="ce7" office:value-type="float" office:value="0.989407809782581" calcext:value-type="float">
            <text:p>0.989</text:p>
          </table:table-cell>
          <table:table-cell table:style-name="ce7" office:value-type="float" office:value="0.989408217275877" calcext:value-type="float">
            <text:p>0.989</text:p>
          </table:table-cell>
          <table:table-cell table:style-name="ce7" office:value-type="float" office:value="0.989407901510634" calcext:value-type="float">
            <text:p>0.989</text:p>
          </table:table-cell>
          <table:table-cell table:style-name="ce7" office:value-type="float" office:value="0.0000000957715760190057" calcext:value-type="float">
            <text:p>0.000</text:p>
          </table:table-cell>
          <table:table-cell table:style-name="ce7" office:value-type="float" office:value="0.00211601074924739" calcext:value-type="float">
            <text:p>0.002</text:p>
          </table:table-cell>
          <table:table-cell table:style-name="ce7" office:value-type="float" office:value="0.991441686394307" calcext:value-type="float">
            <text:p>0.991</text:p>
          </table:table-cell>
          <table:table-cell table:style-name="ce7" office:value-type="float" office:value="0.991654622705565" calcext:value-type="float">
            <text:p>0.992</text:p>
          </table:table-cell>
          <table:table-cell table:style-name="ce7" office:value-type="float" office:value="0.991523912259882" calcext:value-type="float">
            <text:p>0.992</text:p>
          </table:table-cell>
          <table:table-cell table:style-name="ce7" office:value-type="float" office:value="0.000049289200135909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2_2</text:p>
          </table:table-cell>
          <table:table-cell table:style-name="ce7" office:value-type="float" office:value="0.989490343218733" calcext:value-type="float">
            <text:p>0.989</text:p>
          </table:table-cell>
          <table:table-cell table:style-name="ce7" office:value-type="float" office:value="0.989490669047842" calcext:value-type="float">
            <text:p>0.989</text:p>
          </table:table-cell>
          <table:table-cell table:style-name="ce7" office:value-type="float" office:value="0.989490489444974" calcext:value-type="float">
            <text:p>0.989</text:p>
          </table:table-cell>
          <table:table-cell table:style-name="ce7" office:value-type="float" office:value="0.0000000842366730555572" calcext:value-type="float">
            <text:p>0.000</text:p>
          </table:table-cell>
          <table:table-cell table:style-name="ce7" office:value-type="float" office:value="0.00203342281490737" calcext:value-type="float">
            <text:p>0.002</text:p>
          </table:table-cell>
          <table:table-cell table:style-name="ce7" office:value-type="float" office:value="0.989407809782581" calcext:value-type="float">
            <text:p>0.989</text:p>
          </table:table-cell>
          <table:table-cell table:style-name="ce7" office:value-type="float" office:value="0.989408217275877" calcext:value-type="float">
            <text:p>0.989</text:p>
          </table:table-cell>
          <table:table-cell table:style-name="ce7" office:value-type="float" office:value="0.989407901510634" calcext:value-type="float">
            <text:p>0.989</text:p>
          </table:table-cell>
          <table:table-cell table:style-name="ce7" office:value-type="float" office:value="0.0000000957715760190057" calcext:value-type="float">
            <text:p>0.000</text:p>
          </table:table-cell>
          <table:table-cell table:style-name="ce7" office:value-type="float" office:value="0.00211601074924739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9020860736" calcext:value-type="float">
            <text:p>0.990</text:p>
          </table:table-cell>
          <table:table-cell table:style-name="ce7" office:value-type="float" office:value="0.990239634175845" calcext:value-type="float">
            <text:p>0.990</text:p>
          </table:table-cell>
          <table:table-cell table:style-name="ce7" office:value-type="float" office:value="0.99023929052122" calcext:value-type="float">
            <text:p>0.990</text:p>
          </table:table-cell>
          <table:table-cell table:style-name="ce7" office:value-type="float" office:value="0.000000147698416937552" calcext:value-type="float">
            <text:p>0.000</text:p>
          </table:table-cell>
          <table:table-cell table:style-name="ce7" office:value-type="float" office:value="0.00128329531933447" calcext:value-type="float">
            <text:p>0.001</text:p>
          </table:table-cell>
          <table:table-cell table:style-name="ce7" office:value-type="float" office:value="0.988282568226901" calcext:value-type="float">
            <text:p>0.988</text:p>
          </table:table-cell>
          <table:table-cell table:style-name="ce7" office:value-type="float" office:value="0.989490625479507" calcext:value-type="float">
            <text:p>0.989</text:p>
          </table:table-cell>
          <table:table-cell table:style-name="ce7" office:value-type="float" office:value="0.989283445840832" calcext:value-type="float">
            <text:p>0.989</text:p>
          </table:table-cell>
          <table:table-cell table:style-name="ce7" office:value-type="float" office:value="0.000455152765473825" calcext:value-type="float">
            <text:p>0.000</text:p>
          </table:table-cell>
          <table:table-cell table:style-name="ce7" office:value-type="float" office:value="0.00223913999972303" calcext:value-type="float">
            <text:p>0.002</text:p>
          </table:table-cell>
          <table:table-cell table:style-name="ce7" office:value-type="float" office:value="0.987493023428394" calcext:value-type="float">
            <text:p>0.987</text:p>
          </table:table-cell>
          <table:table-cell table:style-name="ce7" office:value-type="float" office:value="0.989456411940249" calcext:value-type="float">
            <text:p>0.989</text:p>
          </table:table-cell>
          <table:table-cell table:style-name="ce7" office:value-type="float" office:value="0.988618461392915" calcext:value-type="float">
            <text:p>0.989</text:p>
          </table:table-cell>
          <table:table-cell table:style-name="ce7" office:value-type="float" office:value="0.000502406707745217" calcext:value-type="float">
            <text:p>0.001</text:p>
          </table:table-cell>
          <table:table-cell table:style-name="ce7" office:value-type="float" office:value="0.00290412444763966" calcext:value-type="float">
            <text:p>0.003</text:p>
          </table:table-cell>
          <table:table-cell table:style-name="ce7" office:value-type="float" office:value="0.989490543832287" calcext:value-type="float">
            <text:p>0.989</text:p>
          </table:table-cell>
          <table:table-cell table:style-name="ce7" office:value-type="float" office:value="0.989490546915944" calcext:value-type="float">
            <text:p>0.989</text:p>
          </table:table-cell>
          <table:table-cell table:style-name="ce7" office:value-type="float" office:value="0.989490545414555" calcext:value-type="float">
            <text:p>0.989</text:p>
          </table:table-cell>
          <table:table-cell table:style-name="ce7" office:value-type="float" office:value="0.000000000698582929253183" calcext:value-type="float">
            <text:p>0.000</text:p>
          </table:table-cell>
          <table:table-cell table:style-name="ce7" office:value-type="float" office:value="0.00203204042600003" calcext:value-type="float">
            <text:p>0.002</text:p>
          </table:table-cell>
          <table:table-cell table:style-name="ce7" office:value-type="float" office:value="0.989407807427129" calcext:value-type="float">
            <text:p>0.989</text:p>
          </table:table-cell>
          <table:table-cell table:style-name="ce7" office:value-type="float" office:value="0.989408205498614" calcext:value-type="float">
            <text:p>0.989</text:p>
          </table:table-cell>
          <table:table-cell table:style-name="ce7" office:value-type="float" office:value="0.989407901308739" calcext:value-type="float">
            <text:p>0.989</text:p>
          </table:table-cell>
          <table:table-cell table:style-name="ce7" office:value-type="float" office:value="0.0000000871492768252869" calcext:value-type="float">
            <text:p>0.000</text:p>
          </table:table-cell>
          <table:table-cell table:style-name="ce7" office:value-type="float" office:value="0.00211468453181629" calcext:value-type="float">
            <text:p>0.002</text:p>
          </table:table-cell>
          <table:table-cell table:style-name="ce7" office:value-type="float" office:value="0.991422242362742" calcext:value-type="float">
            <text:p>0.991</text:p>
          </table:table-cell>
          <table:table-cell table:style-name="ce7" office:value-type="float" office:value="0.9915873338902" calcext:value-type="float">
            <text:p>0.992</text:p>
          </table:table-cell>
          <table:table-cell table:style-name="ce7" office:value-type="float" office:value="0.991522585840555" calcext:value-type="float">
            <text:p>0.992</text:p>
          </table:table-cell>
          <table:table-cell table:style-name="ce7" office:value-type="float" office:value="0.000043042234506776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3_2</text:p>
          </table:table-cell>
          <table:table-cell table:style-name="ce7" office:value-type="float" office:value="0.988282568226901" calcext:value-type="float">
            <text:p>0.988</text:p>
          </table:table-cell>
          <table:table-cell table:style-name="ce7" office:value-type="float" office:value="0.989490625479507" calcext:value-type="float">
            <text:p>0.989</text:p>
          </table:table-cell>
          <table:table-cell table:style-name="ce7" office:value-type="float" office:value="0.989283445840832" calcext:value-type="float">
            <text:p>0.989</text:p>
          </table:table-cell>
          <table:table-cell table:style-name="ce7" office:value-type="float" office:value="0.000455152765473825" calcext:value-type="float">
            <text:p>0.000</text:p>
          </table:table-cell>
          <table:table-cell table:style-name="ce7" office:value-type="float" office:value="0.00223913999972303" calcext:value-type="float">
            <text:p>0.002</text:p>
          </table:table-cell>
          <table:table-cell table:style-name="ce7" office:value-type="float" office:value="0.989407807427129" calcext:value-type="float">
            <text:p>0.989</text:p>
          </table:table-cell>
          <table:table-cell table:style-name="ce7" office:value-type="float" office:value="0.989408205498614" calcext:value-type="float">
            <text:p>0.989</text:p>
          </table:table-cell>
          <table:table-cell table:style-name="ce7" office:value-type="float" office:value="0.989407901308739" calcext:value-type="float">
            <text:p>0.989</text:p>
          </table:table-cell>
          <table:table-cell table:style-name="ce7" office:value-type="float" office:value="0.0000000871492768252869" calcext:value-type="float">
            <text:p>0.000</text:p>
          </table:table-cell>
          <table:table-cell table:style-name="ce7" office:value-type="float" office:value="0.00211468453181629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940582225" calcext:value-type="float">
            <text:p>0.990</text:p>
          </table:table-cell>
          <table:table-cell table:style-name="ce7" office:value-type="float" office:value="0.99024041148934" calcext:value-type="float">
            <text:p>0.990</text:p>
          </table:table-cell>
          <table:table-cell table:style-name="ce7" office:value-type="float" office:value="0.990239205831079" calcext:value-type="float">
            <text:p>0.990</text:p>
          </table:table-cell>
          <table:table-cell table:style-name="ce7" office:value-type="float" office:value="0.00000025806534556519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320862423" calcext:value-type="float">
            <text:p>0.989</text:p>
          </table:table-cell>
          <table:table-cell table:style-name="ce7" office:value-type="float" office:value="0.989490670710264" calcext:value-type="float">
            <text:p>0.989</text:p>
          </table:table-cell>
          <table:table-cell table:style-name="ce7" office:value-type="float" office:value="0.989490509734682" calcext:value-type="float">
            <text:p>0.989</text:p>
          </table:table-cell>
          <table:table-cell table:style-name="ce7" office:value-type="float" office:value="0.0000000794556404235825" calcext:value-type="float">
            <text:p>0.000</text:p>
          </table:table-cell>
          <table:table-cell table:style-name="ce7" office:value-type="float" office:value="0.000748696096396384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259083089219" calcext:value-type="float">
            <text:p>0.988</text:p>
          </table:table-cell>
          <table:table-cell table:style-name="ce7" office:value-type="float" office:value="0.862520983973383" calcext:value-type="float">
            <text:p>0.863</text:p>
          </table:table-cell>
          <table:table-cell table:style-name="ce7" office:value-type="float" office:value="0.274471814091703" calcext:value-type="float">
            <text:p>0.274</text:p>
          </table:table-cell>
          <table:table-cell table:style-name="ce7" office:value-type="float" office:value="0.127718221857696" calcext:value-type="float">
            <text:p>0.128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90547318896" calcext:value-type="float">
            <text:p>0.989</text:p>
          </table:table-cell>
          <table:table-cell table:style-name="ce7" office:value-type="float" office:value="0.885149007790519" calcext:value-type="float">
            <text:p>0.885</text:p>
          </table:table-cell>
          <table:table-cell table:style-name="ce7" office:value-type="float" office:value="0.255583525621336" calcext:value-type="float">
            <text:p>0.256</text:p>
          </table:table-cell>
          <table:table-cell table:style-name="ce7" office:value-type="float" office:value="0.10509019804056" calcext:value-type="float">
            <text:p>0.105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11135681618" calcext:value-type="float">
            <text:p>0.989</text:p>
          </table:table-cell>
          <table:table-cell table:style-name="ce7" office:value-type="float" office:value="0.94767605291572" calcext:value-type="float">
            <text:p>0.948</text:p>
          </table:table-cell>
          <table:table-cell table:style-name="ce7" office:value-type="float" office:value="0.169515759346901" calcext:value-type="float">
            <text:p>0.170</text:p>
          </table:table-cell>
          <table:table-cell table:style-name="ce7" office:value-type="float" office:value="0.0425631529153583" calcext:value-type="float">
            <text:p>0.043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595328677087" calcext:value-type="float">
            <text:p>0.992</text:p>
          </table:table-cell>
          <table:table-cell table:style-name="ce7" office:value-type="float" office:value="0.656697766122028" calcext:value-type="float">
            <text:p>0.657</text:p>
          </table:table-cell>
          <table:table-cell table:style-name="ce7" office:value-type="float" office:value="0.364860933880859" calcext:value-type="float">
            <text:p>0.365</text:p>
          </table:table-cell>
          <table:table-cell table:style-name="ce7" office:value-type="float" office:value="0.333541439709051" calcext:value-type="float">
            <text:p>0.334</text:p>
          </table:table-cell>
          <table:table-cell/>
          <table:table-cell table:style-name="ce2" office:value-type="string" calcext:value-type="string">
            <text:p>DTLZ4_2</text:p>
          </table:table-cell>
          <table:table-cell table:style-name="ce7" office:value-type="float" office:value="0.989490320862423" calcext:value-type="float">
            <text:p>0.989</text:p>
          </table:table-cell>
          <table:table-cell table:style-name="ce7" office:value-type="float" office:value="0.989490670710264" calcext:value-type="float">
            <text:p>0.989</text:p>
          </table:table-cell>
          <table:table-cell table:style-name="ce7" office:value-type="float" office:value="0.989490509734682" calcext:value-type="float">
            <text:p>0.989</text:p>
          </table:table-cell>
          <table:table-cell table:style-name="ce7" office:value-type="float" office:value="0.0000000794556404235825" calcext:value-type="float">
            <text:p>0.000</text:p>
          </table:table-cell>
          <table:table-cell table:style-name="ce7" office:value-type="float" office:value="0.000748696096396384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11135681618" calcext:value-type="float">
            <text:p>0.989</text:p>
          </table:table-cell>
          <table:table-cell table:style-name="ce7" office:value-type="float" office:value="0.94767605291572" calcext:value-type="float">
            <text:p>0.948</text:p>
          </table:table-cell>
          <table:table-cell table:style-name="ce7" office:value-type="float" office:value="0.169515759346901" calcext:value-type="float">
            <text:p>0.170</text:p>
          </table:table-cell>
          <table:table-cell table:style-name="ce7" office:value-type="float" office:value="0.0425631529153583" calcext:value-type="float">
            <text:p>0.04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621943667" calcext:value-type="float">
            <text:p>0.990</text:p>
          </table:table-cell>
          <table:table-cell table:style-name="ce7" office:value-type="float" office:value="0.990240392400752" calcext:value-type="float">
            <text:p>0.990</text:p>
          </table:table-cell>
          <table:table-cell table:style-name="ce7" office:value-type="float" office:value="0.990239259629152" calcext:value-type="float">
            <text:p>0.990</text:p>
          </table:table-cell>
          <table:table-cell table:style-name="ce7" office:value-type="float" office:value="0.000000295100078097367" calcext:value-type="float">
            <text:p>0.000</text:p>
          </table:table-cell>
          <table:table-cell table:style-name="ce7" office:value-type="float" office:value="0.00128465263073019" calcext:value-type="float">
            <text:p>0.001</text:p>
          </table:table-cell>
          <table:table-cell table:style-name="ce7" office:value-type="float" office:value="0.989490343218733" calcext:value-type="float">
            <text:p>0.989</text:p>
          </table:table-cell>
          <table:table-cell table:style-name="ce7" office:value-type="float" office:value="0.989490669047842" calcext:value-type="float">
            <text:p>0.989</text:p>
          </table:table-cell>
          <table:table-cell table:style-name="ce7" office:value-type="float" office:value="0.989490489444974" calcext:value-type="float">
            <text:p>0.989</text:p>
          </table:table-cell>
          <table:table-cell table:style-name="ce7" office:value-type="float" office:value="0.0000000842366730555572" calcext:value-type="float">
            <text:p>0.000</text:p>
          </table:table-cell>
          <table:table-cell table:style-name="ce7" office:value-type="float" office:value="0.00203342281490737" calcext:value-type="float">
            <text:p>0.002</text:p>
          </table:table-cell>
          <table:table-cell table:style-name="ce7" office:value-type="float" office:value="0.986497549026841" calcext:value-type="float">
            <text:p>0.986</text:p>
          </table:table-cell>
          <table:table-cell table:style-name="ce7" office:value-type="float" office:value="0.988320331130178" calcext:value-type="float">
            <text:p>0.988</text:p>
          </table:table-cell>
          <table:table-cell table:style-name="ce7" office:value-type="float" office:value="0.98749824516837" calcext:value-type="float">
            <text:p>0.987</text:p>
          </table:table-cell>
          <table:table-cell table:style-name="ce7" office:value-type="float" office:value="0.000475473736351995" calcext:value-type="float">
            <text:p>0.000</text:p>
          </table:table-cell>
          <table:table-cell table:style-name="ce7" office:value-type="float" office:value="0.00402566709151231" calcext:value-type="float">
            <text:p>0.004</text:p>
          </table:table-cell>
          <table:table-cell table:style-name="ce7" office:value-type="float" office:value="0.989490543739666" calcext:value-type="float">
            <text:p>0.989</text:p>
          </table:table-cell>
          <table:table-cell table:style-name="ce7" office:value-type="float" office:value="0.989490547716216" calcext:value-type="float">
            <text:p>0.989</text:p>
          </table:table-cell>
          <table:table-cell table:style-name="ce7" office:value-type="float" office:value="0.989490545306016" calcext:value-type="float">
            <text:p>0.989</text:p>
          </table:table-cell>
          <table:table-cell table:style-name="ce7" office:value-type="float" office:value="0.000000000858483461999487" calcext:value-type="float">
            <text:p>0.000</text:p>
          </table:table-cell>
          <table:table-cell table:style-name="ce7" office:value-type="float" office:value="0.00203336695386602" calcext:value-type="float">
            <text:p>0.002</text:p>
          </table:table-cell>
          <table:table-cell table:style-name="ce7" office:value-type="float" office:value="0.989407809782581" calcext:value-type="float">
            <text:p>0.989</text:p>
          </table:table-cell>
          <table:table-cell table:style-name="ce7" office:value-type="float" office:value="0.989408217275877" calcext:value-type="float">
            <text:p>0.989</text:p>
          </table:table-cell>
          <table:table-cell table:style-name="ce7" office:value-type="float" office:value="0.989407901510634" calcext:value-type="float">
            <text:p>0.989</text:p>
          </table:table-cell>
          <table:table-cell table:style-name="ce7" office:value-type="float" office:value="0.0000000957715760190057" calcext:value-type="float">
            <text:p>0.000</text:p>
          </table:table-cell>
          <table:table-cell table:style-name="ce7" office:value-type="float" office:value="0.00211601074924739" calcext:value-type="float">
            <text:p>0.002</text:p>
          </table:table-cell>
          <table:table-cell table:style-name="ce7" office:value-type="float" office:value="0.991441686394307" calcext:value-type="float">
            <text:p>0.991</text:p>
          </table:table-cell>
          <table:table-cell table:style-name="ce7" office:value-type="float" office:value="0.991654622705565" calcext:value-type="float">
            <text:p>0.992</text:p>
          </table:table-cell>
          <table:table-cell table:style-name="ce7" office:value-type="float" office:value="0.991523912259882" calcext:value-type="float">
            <text:p>0.992</text:p>
          </table:table-cell>
          <table:table-cell table:style-name="ce7" office:value-type="float" office:value="0.000049289200135909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5_2</text:p>
          </table:table-cell>
          <table:table-cell table:style-name="ce7" office:value-type="float" office:value="0.989490343218733" calcext:value-type="float">
            <text:p>0.989</text:p>
          </table:table-cell>
          <table:table-cell table:style-name="ce7" office:value-type="float" office:value="0.989490669047842" calcext:value-type="float">
            <text:p>0.989</text:p>
          </table:table-cell>
          <table:table-cell table:style-name="ce7" office:value-type="float" office:value="0.989490489444974" calcext:value-type="float">
            <text:p>0.989</text:p>
          </table:table-cell>
          <table:table-cell table:style-name="ce7" office:value-type="float" office:value="0.0000000842366730555572" calcext:value-type="float">
            <text:p>0.000</text:p>
          </table:table-cell>
          <table:table-cell table:style-name="ce7" office:value-type="float" office:value="0.00203342281490737" calcext:value-type="float">
            <text:p>0.002</text:p>
          </table:table-cell>
          <table:table-cell table:style-name="ce7" office:value-type="float" office:value="0.989407809782581" calcext:value-type="float">
            <text:p>0.989</text:p>
          </table:table-cell>
          <table:table-cell table:style-name="ce7" office:value-type="float" office:value="0.989408217275877" calcext:value-type="float">
            <text:p>0.989</text:p>
          </table:table-cell>
          <table:table-cell table:style-name="ce7" office:value-type="float" office:value="0.989407901510634" calcext:value-type="float">
            <text:p>0.989</text:p>
          </table:table-cell>
          <table:table-cell table:style-name="ce7" office:value-type="float" office:value="0.0000000957715760190057" calcext:value-type="float">
            <text:p>0.000</text:p>
          </table:table-cell>
          <table:table-cell table:style-name="ce7" office:value-type="float" office:value="0.00211601074924739" calcext:value-type="float">
            <text:p>0.00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751559512" calcext:value-type="float">
            <text:p>0.990</text:p>
          </table:table-cell>
          <table:table-cell table:style-name="ce7" office:value-type="float" office:value="0.990239620681469" calcext:value-type="float">
            <text:p>0.990</text:p>
          </table:table-cell>
          <table:table-cell table:style-name="ce7" office:value-type="float" office:value="0.990239083926388" calcext:value-type="float">
            <text:p>0.990</text:p>
          </table:table-cell>
          <table:table-cell table:style-name="ce7" office:value-type="float" office:value="0.00000016692081013816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367953392" calcext:value-type="float">
            <text:p>0.989</text:p>
          </table:table-cell>
          <table:table-cell table:style-name="ce7" office:value-type="float" office:value="0.989490664211076" calcext:value-type="float">
            <text:p>0.989</text:p>
          </table:table-cell>
          <table:table-cell table:style-name="ce7" office:value-type="float" office:value="0.989490515821635" calcext:value-type="float">
            <text:p>0.989</text:p>
          </table:table-cell>
          <table:table-cell table:style-name="ce7" office:value-type="float" office:value="0.0000000712394463928757" calcext:value-type="float">
            <text:p>0.000</text:p>
          </table:table-cell>
          <table:table-cell table:style-name="ce7" office:value-type="float" office:value="0.000748568104752878" calcext:value-type="float">
            <text:p>0.001</text:p>
          </table:table-cell>
          <table:table-cell table:style-name="ce7" office:value-type="float" office:value="0.138354982452862" calcext:value-type="float">
            <text:p>0.138</text:p>
          </table:table-cell>
          <table:table-cell table:style-name="ce7" office:value-type="float" office:value="0.511113504063017" calcext:value-type="float">
            <text:p>0.511</text:p>
          </table:table-cell>
          <table:table-cell table:style-name="ce7" office:value-type="float" office:value="0.322402707305061" calcext:value-type="float">
            <text:p>0.322</text:p>
          </table:table-cell>
          <table:table-cell table:style-name="ce7" office:value-type="float" office:value="0.075095375706955" calcext:value-type="float">
            <text:p>0.075</text:p>
          </table:table-cell>
          <table:table-cell table:style-name="ce7" office:value-type="float" office:value="0.667836376621327" calcext:value-type="float">
            <text:p>0.668</text:p>
          </table:table-cell>
          <table:table-cell table:style-name="ce7" office:value-type="float" office:value="0.754859279166525" calcext:value-type="float">
            <text:p>0.755</text:p>
          </table:table-cell>
          <table:table-cell table:style-name="ce7" office:value-type="float" office:value="0.989490545903823" calcext:value-type="float">
            <text:p>0.989</text:p>
          </table:table-cell>
          <table:table-cell table:style-name="ce7" office:value-type="float" office:value="0.90582885759452" calcext:value-type="float">
            <text:p>0.906</text:p>
          </table:table-cell>
          <table:table-cell table:style-name="ce7" office:value-type="float" office:value="0.0683200478421424" calcext:value-type="float">
            <text:p>0.068</text:p>
          </table:table-cell>
          <table:table-cell table:style-name="ce7" office:value-type="float" office:value="0.084410226331868" calcext:value-type="float">
            <text:p>0.084</text:p>
          </table:table-cell>
          <table:table-cell table:style-name="ce7" office:value-type="float" office:value="0.989407809782581" calcext:value-type="float">
            <text:p>0.989</text:p>
          </table:table-cell>
          <table:table-cell table:style-name="ce7" office:value-type="float" office:value="0.989408021773313" calcext:value-type="float">
            <text:p>0.989</text:p>
          </table:table-cell>
          <table:table-cell table:style-name="ce7" office:value-type="float" office:value="0.989407863890692" calcext:value-type="float">
            <text:p>0.989</text:p>
          </table:table-cell>
          <table:table-cell table:style-name="ce7" office:value-type="float" office:value="0.0000000425790395623088" calcext:value-type="float">
            <text:p>0.000</text:p>
          </table:table-cell>
          <table:table-cell table:style-name="ce7" office:value-type="float" office:value="0.000831220035695801" calcext:value-type="float">
            <text:p>0.001</text:p>
          </table:table-cell>
          <table:table-cell table:style-name="ce7" office:value-type="float" office:value="0.509640018092415" calcext:value-type="float">
            <text:p>0.510</text:p>
          </table:table-cell>
          <table:table-cell table:style-name="ce7" office:value-type="float" office:value="0.922297622539255" calcext:value-type="float">
            <text:p>0.922</text:p>
          </table:table-cell>
          <table:table-cell table:style-name="ce7" office:value-type="float" office:value="0.690829630020098" calcext:value-type="float">
            <text:p>0.691</text:p>
          </table:table-cell>
          <table:table-cell table:style-name="ce7" office:value-type="float" office:value="0.107067038036319" calcext:value-type="float">
            <text:p>0.107</text:p>
          </table:table-cell>
          <table:table-cell table:style-name="ce7" office:value-type="float" office:value="0.299409453906289" calcext:value-type="float">
            <text:p>0.299</text:p>
          </table:table-cell>
          <table:table-cell/>
          <table:table-cell table:style-name="ce2" office:value-type="string" calcext:value-type="string">
            <text:p>DTLZ6_2</text:p>
          </table:table-cell>
          <table:table-cell table:style-name="ce7" office:value-type="float" office:value="0.989490367953392" calcext:value-type="float">
            <text:p>0.989</text:p>
          </table:table-cell>
          <table:table-cell table:style-name="ce7" office:value-type="float" office:value="0.989490664211076" calcext:value-type="float">
            <text:p>0.989</text:p>
          </table:table-cell>
          <table:table-cell table:style-name="ce7" office:value-type="float" office:value="0.989490515821635" calcext:value-type="float">
            <text:p>0.989</text:p>
          </table:table-cell>
          <table:table-cell table:style-name="ce7" office:value-type="float" office:value="0.0000000712394463928757" calcext:value-type="float">
            <text:p>0.000</text:p>
          </table:table-cell>
          <table:table-cell table:style-name="ce7" office:value-type="float" office:value="0.000748568104752878" calcext:value-type="float">
            <text:p>0.001</text:p>
          </table:table-cell>
          <table:table-cell table:style-name="ce7" office:value-type="float" office:value="0.989407809782581" calcext:value-type="float">
            <text:p>0.989</text:p>
          </table:table-cell>
          <table:table-cell table:style-name="ce7" office:value-type="float" office:value="0.989408021773313" calcext:value-type="float">
            <text:p>0.989</text:p>
          </table:table-cell>
          <table:table-cell table:style-name="ce7" office:value-type="float" office:value="0.989407863890692" calcext:value-type="float">
            <text:p>0.989</text:p>
          </table:table-cell>
          <table:table-cell table:style-name="ce7" office:value-type="float" office:value="0.0000000425790395623088" calcext:value-type="float">
            <text:p>0.000</text:p>
          </table:table-cell>
          <table:table-cell table:style-name="ce7" office:value-type="float" office:value="0.000831220035695801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92030903466" calcext:value-type="float">
            <text:p>0.996</text:p>
          </table:table-cell>
          <table:table-cell table:style-name="ce7" office:value-type="float" office:value="0.996204187057897" calcext:value-type="float">
            <text:p>0.996</text:p>
          </table:table-cell>
          <table:table-cell table:style-name="ce7" office:value-type="float" office:value="0.996192796723832" calcext:value-type="float">
            <text:p>0.996</text:p>
          </table:table-cell>
          <table:table-cell table:style-name="ce7" office:value-type="float" office:value="0.00000198079661639859" calcext:value-type="float">
            <text:p>0.000</text:p>
          </table:table-cell>
          <table:table-cell table:style-name="ce7" office:value-type="float" office:value="0.000987695783105758" calcext:value-type="float">
            <text:p>0.001</text:p>
          </table:table-cell>
          <table:table-cell table:style-name="ce7" office:value-type="float" office:value="0.995868881916" calcext:value-type="float">
            <text:p>0.996</text:p>
          </table:table-cell>
          <table:table-cell table:style-name="ce7" office:value-type="float" office:value="0.995869073195011" calcext:value-type="float">
            <text:p>0.996</text:p>
          </table:table-cell>
          <table:table-cell table:style-name="ce7" office:value-type="float" office:value="0.995868985345317" calcext:value-type="float">
            <text:p>0.996</text:p>
          </table:table-cell>
          <table:table-cell table:style-name="ce7" office:value-type="float" office:value="0.0000000553297418729015" calcext:value-type="float">
            <text:p>0.000</text:p>
          </table:table-cell>
          <table:table-cell table:style-name="ce7" office:value-type="float" office:value="0.00131150716162143" calcext:value-type="float">
            <text:p>0.001</text:p>
          </table:table-cell>
          <table:table-cell table:style-name="ce7" office:value-type="float" office:value="0.996095354915508" calcext:value-type="float">
            <text:p>0.996</text:p>
          </table:table-cell>
          <table:table-cell table:style-name="ce7" office:value-type="float" office:value="0.996696518328271" calcext:value-type="float">
            <text:p>0.997</text:p>
          </table:table-cell>
          <table:table-cell table:style-name="ce7" office:value-type="float" office:value="0.996367583139785" calcext:value-type="float">
            <text:p>0.996</text:p>
          </table:table-cell>
          <table:table-cell table:style-name="ce7" office:value-type="float" office:value="0.000132392907466911" calcext:value-type="float">
            <text:p>0.000</text:p>
          </table:table-cell>
          <table:table-cell table:style-name="ce7" office:value-type="float" office:value="0.00081290936715317" calcext:value-type="float">
            <text:p>0.001</text:p>
          </table:table-cell>
          <table:table-cell table:style-name="ce7" office:value-type="float" office:value="0.995892763901718" calcext:value-type="float">
            <text:p>0.996</text:p>
          </table:table-cell>
          <table:table-cell table:style-name="ce7" office:value-type="float" office:value="0.99613028924495" calcext:value-type="float">
            <text:p>0.996</text:p>
          </table:table-cell>
          <table:table-cell table:style-name="ce7" office:value-type="float" office:value="0.995968015530226" calcext:value-type="float">
            <text:p>0.996</text:p>
          </table:table-cell>
          <table:table-cell table:style-name="ce7" office:value-type="float" office:value="0.0000536077858674198" calcext:value-type="float">
            <text:p>0.000</text:p>
          </table:table-cell>
          <table:table-cell table:style-name="ce7" office:value-type="float" office:value="0.00121247697671267" calcext:value-type="float">
            <text:p>0.001</text:p>
          </table:table-cell>
          <table:table-cell table:style-name="ce7" office:value-type="float" office:value="0.9958925660594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60204805" calcext:value-type="float">
            <text:p>0.996</text:p>
          </table:table-cell>
          <table:table-cell table:style-name="ce7" office:value-type="float" office:value="0.0000000983619266079447" calcext:value-type="float">
            <text:p>0.000</text:p>
          </table:table-cell>
          <table:table-cell table:style-name="ce7" office:value-type="float" office:value="0.00128783230213314" calcext:value-type="float">
            <text:p>0.001</text:p>
          </table:table-cell>
          <table:table-cell table:style-name="ce7" office:value-type="float" office:value="0.997147666593634" calcext:value-type="float">
            <text:p>0.997</text:p>
          </table:table-cell>
          <table:table-cell table:style-name="ce7" office:value-type="float" office:value="0.997220106204459" calcext:value-type="float">
            <text:p>0.997</text:p>
          </table:table-cell>
          <table:table-cell table:style-name="ce7" office:value-type="float" office:value="0.997180492506938" calcext:value-type="float">
            <text:p>0.997</text:p>
          </table:table-cell>
          <table:table-cell table:style-name="ce7" office:value-type="float" office:value="0.000018090510656239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DTLZ7_2</text:p>
          </table:table-cell>
          <table:table-cell table:style-name="ce7" office:value-type="float" office:value="0.995868881916" calcext:value-type="float">
            <text:p>0.996</text:p>
          </table:table-cell>
          <table:table-cell table:style-name="ce7" office:value-type="float" office:value="0.995869073195011" calcext:value-type="float">
            <text:p>0.996</text:p>
          </table:table-cell>
          <table:table-cell table:style-name="ce7" office:value-type="float" office:value="0.995868985345317" calcext:value-type="float">
            <text:p>0.996</text:p>
          </table:table-cell>
          <table:table-cell table:style-name="ce7" office:value-type="float" office:value="0.0000000553297418729015" calcext:value-type="float">
            <text:p>0.000</text:p>
          </table:table-cell>
          <table:table-cell table:style-name="ce7" office:value-type="float" office:value="0.00131150716162143" calcext:value-type="float">
            <text:p>0.001</text:p>
          </table:table-cell>
          <table:table-cell table:style-name="ce7" office:value-type="float" office:value="0.9958925660594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60204805" calcext:value-type="float">
            <text:p>0.996</text:p>
          </table:table-cell>
          <table:table-cell table:style-name="ce7" office:value-type="float" office:value="0.0000000983619266079447" calcext:value-type="float">
            <text:p>0.000</text:p>
          </table:table-cell>
          <table:table-cell table:style-name="ce7" office:value-type="float" office:value="0.00128783230213314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3670653049269" calcext:value-type="float">
            <text:p>0.994</text:p>
          </table:table-cell>
          <table:table-cell table:style-name="ce7" office:value-type="float" office:value="0.994666404752467" calcext:value-type="float">
            <text:p>0.995</text:p>
          </table:table-cell>
          <table:table-cell table:style-name="ce7" office:value-type="float" office:value="0.99438072452147" calcext:value-type="float">
            <text:p>0.994</text:p>
          </table:table-cell>
          <table:table-cell table:style-name="ce7" office:value-type="float" office:value="0.00020368075869313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3644564630782" calcext:value-type="float">
            <text:p>0.984</text:p>
          </table:table-cell>
          <table:table-cell table:style-name="ce7" office:value-type="float" office:value="0.990636762580368" calcext:value-type="float">
            <text:p>0.991</text:p>
          </table:table-cell>
          <table:table-cell table:style-name="ce7" office:value-type="float" office:value="0.988126098216219" calcext:value-type="float">
            <text:p>0.988</text:p>
          </table:table-cell>
          <table:table-cell table:style-name="ce7" office:value-type="float" office:value="0.00162657188731382" calcext:value-type="float">
            <text:p>0.002</text:p>
          </table:table-cell>
          <table:table-cell table:style-name="ce7" office:value-type="float" office:value="0.00625462630525042" calcext:value-type="float">
            <text:p>0.006</text:p>
          </table:table-cell>
          <table:table-cell table:style-name="ce7" office:value-type="float" office:value="0.986378931460095" calcext:value-type="float">
            <text:p>0.986</text:p>
          </table:table-cell>
          <table:table-cell table:style-name="ce7" office:value-type="float" office:value="0.988701752252155" calcext:value-type="float">
            <text:p>0.989</text:p>
          </table:table-cell>
          <table:table-cell table:style-name="ce7" office:value-type="float" office:value="0.987844704521525" calcext:value-type="float">
            <text:p>0.988</text:p>
          </table:table-cell>
          <table:table-cell table:style-name="ce7" office:value-type="float" office:value="0.000494629993438086" calcext:value-type="float">
            <text:p>0.000</text:p>
          </table:table-cell>
          <table:table-cell table:style-name="ce7" office:value-type="float" office:value="0.00653601999994502" calcext:value-type="float">
            <text:p>0.007</text:p>
          </table:table-cell>
          <table:table-cell table:style-name="ce7" office:value-type="float" office:value="0.969616356090134" calcext:value-type="float">
            <text:p>0.970</text:p>
          </table:table-cell>
          <table:table-cell table:style-name="ce7" office:value-type="float" office:value="0.994574166463831" calcext:value-type="float">
            <text:p>0.995</text:p>
          </table:table-cell>
          <table:table-cell table:style-name="ce7" office:value-type="float" office:value="0.986081860501869" calcext:value-type="float">
            <text:p>0.986</text:p>
          </table:table-cell>
          <table:table-cell table:style-name="ce7" office:value-type="float" office:value="0.00640206742905429" calcext:value-type="float">
            <text:p>0.006</text:p>
          </table:table-cell>
          <table:table-cell table:style-name="ce7" office:value-type="float" office:value="0.00829886401960089" calcext:value-type="float">
            <text:p>0.008</text:p>
          </table:table-cell>
          <table:table-cell table:style-name="ce7" office:value-type="float" office:value="0.989716204249438" calcext:value-type="float">
            <text:p>0.990</text:p>
          </table:table-cell>
          <table:table-cell table:style-name="ce7" office:value-type="float" office:value="0.992412465184945" calcext:value-type="float">
            <text:p>0.992</text:p>
          </table:table-cell>
          <table:table-cell table:style-name="ce7" office:value-type="float" office:value="0.991558180219466" calcext:value-type="float">
            <text:p>0.992</text:p>
          </table:table-cell>
          <table:table-cell table:style-name="ce7" office:value-type="float" office:value="0.000538677688780313" calcext:value-type="float">
            <text:p>0.001</text:p>
          </table:table-cell>
          <table:table-cell table:style-name="ce7" office:value-type="float" office:value="0.00282254430200402" calcext:value-type="float">
            <text:p>0.003</text:p>
          </table:table-cell>
          <table:table-cell table:style-name="ce7" office:value-type="float" office:value="0.977894122245299" calcext:value-type="float">
            <text:p>0.978</text:p>
          </table:table-cell>
          <table:table-cell table:style-name="ce7" office:value-type="float" office:value="0.99397762538312" calcext:value-type="float">
            <text:p>0.994</text:p>
          </table:table-cell>
          <table:table-cell table:style-name="ce7" office:value-type="float" office:value="0.990437913648402" calcext:value-type="float">
            <text:p>0.990</text:p>
          </table:table-cell>
          <table:table-cell table:style-name="ce7" office:value-type="float" office:value="0.00466379616861117" calcext:value-type="float">
            <text:p>0.005</text:p>
          </table:table-cell>
          <table:table-cell table:style-name="ce7" office:value-type="float" office:value="0.00394281087306791" calcext:value-type="float">
            <text:p>0.004</text:p>
          </table:table-cell>
          <table:table-cell/>
          <table:table-cell table:style-name="ce2" office:value-type="string" calcext:value-type="string">
            <text:p>UF1_2</text:p>
          </table:table-cell>
          <table:table-cell table:style-name="ce7" office:value-type="float" office:value="0.983644564630782" calcext:value-type="float">
            <text:p>0.984</text:p>
          </table:table-cell>
          <table:table-cell table:style-name="ce7" office:value-type="float" office:value="0.990636762580368" calcext:value-type="float">
            <text:p>0.991</text:p>
          </table:table-cell>
          <table:table-cell table:style-name="ce7" office:value-type="float" office:value="0.988126098216219" calcext:value-type="float">
            <text:p>0.988</text:p>
          </table:table-cell>
          <table:table-cell table:style-name="ce7" office:value-type="float" office:value="0.00162657188731382" calcext:value-type="float">
            <text:p>0.002</text:p>
          </table:table-cell>
          <table:table-cell table:style-name="ce7" office:value-type="float" office:value="0.00625462630525042" calcext:value-type="float">
            <text:p>0.006</text:p>
          </table:table-cell>
          <table:table-cell table:style-name="ce7" office:value-type="float" office:value="0.989716204249438" calcext:value-type="float">
            <text:p>0.990</text:p>
          </table:table-cell>
          <table:table-cell table:style-name="ce7" office:value-type="float" office:value="0.992412465184945" calcext:value-type="float">
            <text:p>0.992</text:p>
          </table:table-cell>
          <table:table-cell table:style-name="ce7" office:value-type="float" office:value="0.991558180219466" calcext:value-type="float">
            <text:p>0.992</text:p>
          </table:table-cell>
          <table:table-cell table:style-name="ce7" office:value-type="float" office:value="0.000538677688780313" calcext:value-type="float">
            <text:p>0.001</text:p>
          </table:table-cell>
          <table:table-cell table:style-name="ce7" office:value-type="float" office:value="0.00282254430200402" calcext:value-type="float">
            <text:p>0.00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86604651419045" calcext:value-type="float">
            <text:p>0.987</text:p>
          </table:table-cell>
          <table:table-cell table:style-name="ce7" office:value-type="float" office:value="0.992776189680198" calcext:value-type="float">
            <text:p>0.993</text:p>
          </table:table-cell>
          <table:table-cell table:style-name="ce7" office:value-type="float" office:value="0.989934108581958" calcext:value-type="float">
            <text:p>0.990</text:p>
          </table:table-cell>
          <table:table-cell table:style-name="ce7" office:value-type="float" office:value="0.00146246013389109" calcext:value-type="float">
            <text:p>0.001</text:p>
          </table:table-cell>
          <table:table-cell table:style-name="ce7" office:value-type="float" office:value="0.00178385540259451" calcext:value-type="float">
            <text:p>0.002</text:p>
          </table:table-cell>
          <table:table-cell table:style-name="ce7" office:value-type="float" office:value="0.983886908152715" calcext:value-type="float">
            <text:p>0.984</text:p>
          </table:table-cell>
          <table:table-cell table:style-name="ce7" office:value-type="float" office:value="0.992290934477037" calcext:value-type="float">
            <text:p>0.992</text:p>
          </table:table-cell>
          <table:table-cell table:style-name="ce7" office:value-type="float" office:value="0.989682468590087" calcext:value-type="float">
            <text:p>0.990</text:p>
          </table:table-cell>
          <table:table-cell table:style-name="ce7" office:value-type="float" office:value="0.00205377582725441" calcext:value-type="float">
            <text:p>0.002</text:p>
          </table:table-cell>
          <table:table-cell table:style-name="ce7" office:value-type="float" office:value="0.00203549539446568" calcext:value-type="float">
            <text:p>0.002</text:p>
          </table:table-cell>
          <table:table-cell table:style-name="ce7" office:value-type="float" office:value="0.979963424726511" calcext:value-type="float">
            <text:p>0.980</text:p>
          </table:table-cell>
          <table:table-cell table:style-name="ce7" office:value-type="float" office:value="0.983178133564123" calcext:value-type="float">
            <text:p>0.983</text:p>
          </table:table-cell>
          <table:table-cell table:style-name="ce7" office:value-type="float" office:value="0.981163026061024" calcext:value-type="float">
            <text:p>0.981</text:p>
          </table:table-cell>
          <table:table-cell table:style-name="ce7" office:value-type="float" office:value="0.000740591603271038" calcext:value-type="float">
            <text:p>0.001</text:p>
          </table:table-cell>
          <table:table-cell table:style-name="ce7" office:value-type="float" office:value="0.0105549379235282" calcext:value-type="float">
            <text:p>0.011</text:p>
          </table:table-cell>
          <table:table-cell table:style-name="ce7" office:value-type="float" office:value="0.979201845272091" calcext:value-type="float">
            <text:p>0.979</text:p>
          </table:table-cell>
          <table:table-cell table:style-name="ce7" office:value-type="float" office:value="0.990213812329285" calcext:value-type="float">
            <text:p>0.990</text:p>
          </table:table-cell>
          <table:table-cell table:style-name="ce7" office:value-type="float" office:value="0.987017247577803" calcext:value-type="float">
            <text:p>0.987</text:p>
          </table:table-cell>
          <table:table-cell table:style-name="ce7" office:value-type="float" office:value="0.00224650160704757" calcext:value-type="float">
            <text:p>0.002</text:p>
          </table:table-cell>
          <table:table-cell table:style-name="ce7" office:value-type="float" office:value="0.0047007164067493" calcext:value-type="float">
            <text:p>0.005</text:p>
          </table:table-cell>
          <table:table-cell table:style-name="ce7" office:value-type="float" office:value="0.988258889686277" calcext:value-type="float">
            <text:p>0.988</text:p>
          </table:table-cell>
          <table:table-cell table:style-name="ce7" office:value-type="float" office:value="0.993816746115059" calcext:value-type="float">
            <text:p>0.994</text:p>
          </table:table-cell>
          <table:table-cell table:style-name="ce7" office:value-type="float" office:value="0.991717963984552" calcext:value-type="float">
            <text:p>0.992</text:p>
          </table:table-cell>
          <table:table-cell table:style-name="ce7" office:value-type="float" office:value="0.0014866563578258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3949218794208" calcext:value-type="float">
            <text:p>0.984</text:p>
          </table:table-cell>
          <table:table-cell table:style-name="ce7" office:value-type="float" office:value="0.991341047256541" calcext:value-type="float">
            <text:p>0.991</text:p>
          </table:table-cell>
          <table:table-cell table:style-name="ce7" office:value-type="float" office:value="0.988435858220578" calcext:value-type="float">
            <text:p>0.988</text:p>
          </table:table-cell>
          <table:table-cell table:style-name="ce7" office:value-type="float" office:value="0.00202099827085693" calcext:value-type="float">
            <text:p>0.002</text:p>
          </table:table-cell>
          <table:table-cell table:style-name="ce7" office:value-type="float" office:value="0.00328210576397447" calcext:value-type="float">
            <text:p>0.003</text:p>
          </table:table-cell>
          <table:table-cell/>
          <table:table-cell table:style-name="ce2" office:value-type="string" calcext:value-type="string">
            <text:p>UF2_2</text:p>
          </table:table-cell>
          <table:table-cell table:style-name="ce7" office:value-type="float" office:value="0.983886908152715" calcext:value-type="float">
            <text:p>0.984</text:p>
          </table:table-cell>
          <table:table-cell table:style-name="ce7" office:value-type="float" office:value="0.992290934477037" calcext:value-type="float">
            <text:p>0.992</text:p>
          </table:table-cell>
          <table:table-cell table:style-name="ce7" office:value-type="float" office:value="0.989682468590087" calcext:value-type="float">
            <text:p>0.990</text:p>
          </table:table-cell>
          <table:table-cell table:style-name="ce7" office:value-type="float" office:value="0.00205377582725441" calcext:value-type="float">
            <text:p>0.002</text:p>
          </table:table-cell>
          <table:table-cell table:style-name="ce7" office:value-type="float" office:value="0.00203549539446568" calcext:value-type="float">
            <text:p>0.002</text:p>
          </table:table-cell>
          <table:table-cell table:style-name="ce7" office:value-type="float" office:value="0.988258889686277" calcext:value-type="float">
            <text:p>0.988</text:p>
          </table:table-cell>
          <table:table-cell table:style-name="ce7" office:value-type="float" office:value="0.993816746115059" calcext:value-type="float">
            <text:p>0.994</text:p>
          </table:table-cell>
          <table:table-cell table:style-name="ce7" office:value-type="float" office:value="0.991717963984552" calcext:value-type="float">
            <text:p>0.992</text:p>
          </table:table-cell>
          <table:table-cell table:style-name="ce7" office:value-type="float" office:value="0.0014866563578258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798531203062449" calcext:value-type="float">
            <text:p>0.799</text:p>
          </table:table-cell>
          <table:table-cell table:style-name="ce7" office:value-type="float" office:value="0.916080072379384" calcext:value-type="float">
            <text:p>0.916</text:p>
          </table:table-cell>
          <table:table-cell table:style-name="ce7" office:value-type="float" office:value="0.880762960882685" calcext:value-type="float">
            <text:p>0.881</text:p>
          </table:table-cell>
          <table:table-cell table:style-name="ce7" office:value-type="float" office:value="0.0251739988108692" calcext:value-type="float">
            <text:p>0.025</text:p>
          </table:table-cell>
          <table:table-cell table:style-name="ce7" office:value-type="float" office:value="0.0347780924024851" calcext:value-type="float">
            <text:p>0.035</text:p>
          </table:table-cell>
          <table:table-cell table:style-name="ce7" office:value-type="float" office:value="0.846631059535716" calcext:value-type="float">
            <text:p>0.847</text:p>
          </table:table-cell>
          <table:table-cell table:style-name="ce7" office:value-type="float" office:value="0.953420124556161" calcext:value-type="float">
            <text:p>0.953</text:p>
          </table:table-cell>
          <table:table-cell table:style-name="ce7" office:value-type="float" office:value="0.91554105328517" calcext:value-type="float">
            <text:p>0.916</text:p>
          </table:table-cell>
          <table:table-cell table:style-name="ce7" office:value-type="float" office:value="0.0234847014812278" calcext:value-type="float">
            <text:p>0.02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77954071975471" calcext:value-type="float">
            <text:p>0.678</text:p>
          </table:table-cell>
          <table:table-cell table:style-name="ce7" office:value-type="float" office:value="0.871195701953755" calcext:value-type="float">
            <text:p>0.871</text:p>
          </table:table-cell>
          <table:table-cell table:style-name="ce7" office:value-type="float" office:value="0.783866939872912" calcext:value-type="float">
            <text:p>0.784</text:p>
          </table:table-cell>
          <table:table-cell table:style-name="ce7" office:value-type="float" office:value="0.0479477016235762" calcext:value-type="float">
            <text:p>0.048</text:p>
          </table:table-cell>
          <table:table-cell table:style-name="ce7" office:value-type="float" office:value="0.131674113412259" calcext:value-type="float">
            <text:p>0.132</text:p>
          </table:table-cell>
          <table:table-cell table:style-name="ce7" office:value-type="float" office:value="0.563500702984031" calcext:value-type="float">
            <text:p>0.564</text:p>
          </table:table-cell>
          <table:table-cell table:style-name="ce7" office:value-type="float" office:value="0.814447301191448" calcext:value-type="float">
            <text:p>0.814</text:p>
          </table:table-cell>
          <table:table-cell table:style-name="ce7" office:value-type="float" office:value="0.682833041958798" calcext:value-type="float">
            <text:p>0.683</text:p>
          </table:table-cell>
          <table:table-cell table:style-name="ce7" office:value-type="float" office:value="0.069153861553441" calcext:value-type="float">
            <text:p>0.069</text:p>
          </table:table-cell>
          <table:table-cell table:style-name="ce7" office:value-type="float" office:value="0.232708011326372" calcext:value-type="float">
            <text:p>0.233</text:p>
          </table:table-cell>
          <table:table-cell table:style-name="ce7" office:value-type="float" office:value="0.548871012447083" calcext:value-type="float">
            <text:p>0.549</text:p>
          </table:table-cell>
          <table:table-cell table:style-name="ce7" office:value-type="float" office:value="0.800612206526132" calcext:value-type="float">
            <text:p>0.801</text:p>
          </table:table-cell>
          <table:table-cell table:style-name="ce7" office:value-type="float" office:value="0.645550312106059" calcext:value-type="float">
            <text:p>0.646</text:p>
          </table:table-cell>
          <table:table-cell table:style-name="ce7" office:value-type="float" office:value="0.0526232847610863" calcext:value-type="float">
            <text:p>0.053</text:p>
          </table:table-cell>
          <table:table-cell table:style-name="ce7" office:value-type="float" office:value="0.269990741179112" calcext:value-type="float">
            <text:p>0.270</text:p>
          </table:table-cell>
          <table:table-cell table:style-name="ce7" office:value-type="float" office:value="0.531169049378191" calcext:value-type="float">
            <text:p>0.531</text:p>
          </table:table-cell>
          <table:table-cell table:style-name="ce7" office:value-type="float" office:value="0.70351018805071" calcext:value-type="float">
            <text:p>0.704</text:p>
          </table:table-cell>
          <table:table-cell table:style-name="ce7" office:value-type="float" office:value="0.588752406728333" calcext:value-type="float">
            <text:p>0.589</text:p>
          </table:table-cell>
          <table:table-cell table:style-name="ce7" office:value-type="float" office:value="0.0413035170299671" calcext:value-type="float">
            <text:p>0.041</text:p>
          </table:table-cell>
          <table:table-cell table:style-name="ce7" office:value-type="float" office:value="0.326788646556837" calcext:value-type="float">
            <text:p>0.327</text:p>
          </table:table-cell>
          <table:table-cell/>
          <table:table-cell table:style-name="ce2" office:value-type="string" calcext:value-type="string">
            <text:p>UF3_2</text:p>
          </table:table-cell>
          <table:table-cell table:style-name="ce7" office:value-type="float" office:value="0.846631059535716" calcext:value-type="float">
            <text:p>0.847</text:p>
          </table:table-cell>
          <table:table-cell table:style-name="ce7" office:value-type="float" office:value="0.953420124556161" calcext:value-type="float">
            <text:p>0.953</text:p>
          </table:table-cell>
          <table:table-cell table:style-name="ce7" office:value-type="float" office:value="0.91554105328517" calcext:value-type="float">
            <text:p>0.916</text:p>
          </table:table-cell>
          <table:table-cell table:style-name="ce7" office:value-type="float" office:value="0.0234847014812278" calcext:value-type="float">
            <text:p>0.02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48871012447083" calcext:value-type="float">
            <text:p>0.549</text:p>
          </table:table-cell>
          <table:table-cell table:style-name="ce7" office:value-type="float" office:value="0.800612206526132" calcext:value-type="float">
            <text:p>0.801</text:p>
          </table:table-cell>
          <table:table-cell table:style-name="ce7" office:value-type="float" office:value="0.645550312106059" calcext:value-type="float">
            <text:p>0.646</text:p>
          </table:table-cell>
          <table:table-cell table:style-name="ce7" office:value-type="float" office:value="0.0526232847610863" calcext:value-type="float">
            <text:p>0.053</text:p>
          </table:table-cell>
          <table:table-cell table:style-name="ce7" office:value-type="float" office:value="0.269990741179112" calcext:value-type="float">
            <text:p>0.27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22576836313697" calcext:value-type="float">
            <text:p>0.923</text:p>
          </table:table-cell>
          <table:table-cell table:style-name="ce7" office:value-type="float" office:value="0.931455804370599" calcext:value-type="float">
            <text:p>0.931</text:p>
          </table:table-cell>
          <table:table-cell table:style-name="ce7" office:value-type="float" office:value="0.926577105150938" calcext:value-type="float">
            <text:p>0.927</text:p>
          </table:table-cell>
          <table:table-cell table:style-name="ce7" office:value-type="float" office:value="0.00224626398321356" calcext:value-type="float">
            <text:p>0.002</text:p>
          </table:table-cell>
          <table:table-cell table:style-name="ce7" office:value-type="float" office:value="0.00198145716819831" calcext:value-type="float">
            <text:p>0.002</text:p>
          </table:table-cell>
          <table:table-cell table:style-name="ce7" office:value-type="float" office:value="0.887580100428023" calcext:value-type="float">
            <text:p>0.888</text:p>
          </table:table-cell>
          <table:table-cell table:style-name="ce7" office:value-type="float" office:value="0.895110765801586" calcext:value-type="float">
            <text:p>0.895</text:p>
          </table:table-cell>
          <table:table-cell table:style-name="ce7" office:value-type="float" office:value="0.890772759715439" calcext:value-type="float">
            <text:p>0.891</text:p>
          </table:table-cell>
          <table:table-cell table:style-name="ce7" office:value-type="float" office:value="0.00194659436074578" calcext:value-type="float">
            <text:p>0.002</text:p>
          </table:table-cell>
          <table:table-cell table:style-name="ce7" office:value-type="float" office:value="0.037785802603697" calcext:value-type="float">
            <text:p>0.038</text:p>
          </table:table-cell>
          <table:table-cell table:style-name="ce7" office:value-type="float" office:value="0.874554084801214" calcext:value-type="float">
            <text:p>0.875</text:p>
          </table:table-cell>
          <table:table-cell table:style-name="ce7" office:value-type="float" office:value="0.909721771575836" calcext:value-type="float">
            <text:p>0.910</text:p>
          </table:table-cell>
          <table:table-cell table:style-name="ce7" office:value-type="float" office:value="0.889015642200896" calcext:value-type="float">
            <text:p>0.889</text:p>
          </table:table-cell>
          <table:table-cell table:style-name="ce7" office:value-type="float" office:value="0.00844781962756018" calcext:value-type="float">
            <text:p>0.008</text:p>
          </table:table-cell>
          <table:table-cell table:style-name="ce7" office:value-type="float" office:value="0.0395429201182404" calcext:value-type="float">
            <text:p>0.040</text:p>
          </table:table-cell>
          <table:table-cell table:style-name="ce7" office:value-type="float" office:value="0.895374526605953" calcext:value-type="float">
            <text:p>0.895</text:p>
          </table:table-cell>
          <table:table-cell table:style-name="ce7" office:value-type="float" office:value="0.914289724218967" calcext:value-type="float">
            <text:p>0.914</text:p>
          </table:table-cell>
          <table:table-cell table:style-name="ce7" office:value-type="float" office:value="0.907481392210142" calcext:value-type="float">
            <text:p>0.907</text:p>
          </table:table-cell>
          <table:table-cell table:style-name="ce7" office:value-type="float" office:value="0.00311526932539117" calcext:value-type="float">
            <text:p>0.003</text:p>
          </table:table-cell>
          <table:table-cell table:style-name="ce7" office:value-type="float" office:value="0.0210771701089939" calcext:value-type="float">
            <text:p>0.021</text:p>
          </table:table-cell>
          <table:table-cell table:style-name="ce7" office:value-type="float" office:value="0.895631304661423" calcext:value-type="float">
            <text:p>0.896</text:p>
          </table:table-cell>
          <table:table-cell table:style-name="ce7" office:value-type="float" office:value="0.918305773605063" calcext:value-type="float">
            <text:p>0.918</text:p>
          </table:table-cell>
          <table:table-cell table:style-name="ce7" office:value-type="float" office:value="0.909987169593408" calcext:value-type="float">
            <text:p>0.910</text:p>
          </table:table-cell>
          <table:table-cell table:style-name="ce7" office:value-type="float" office:value="0.00491135907652059" calcext:value-type="float">
            <text:p>0.005</text:p>
          </table:table-cell>
          <table:table-cell table:style-name="ce7" office:value-type="float" office:value="0.0185713927257284" calcext:value-type="float">
            <text:p>0.019</text:p>
          </table:table-cell>
          <table:table-cell table:style-name="ce7" office:value-type="float" office:value="0.922521589310736" calcext:value-type="float">
            <text:p>0.923</text:p>
          </table:table-cell>
          <table:table-cell table:style-name="ce7" office:value-type="float" office:value="0.935320395981761" calcext:value-type="float">
            <text:p>0.935</text:p>
          </table:table-cell>
          <table:table-cell table:style-name="ce7" office:value-type="float" office:value="0.928558562319136" calcext:value-type="float">
            <text:p>0.929</text:p>
          </table:table-cell>
          <table:table-cell table:style-name="ce7" office:value-type="float" office:value="0.00285080721829046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UF4_2</text:p>
          </table:table-cell>
          <table:table-cell table:style-name="ce7" office:value-type="float" office:value="0.887580100428023" calcext:value-type="float">
            <text:p>0.888</text:p>
          </table:table-cell>
          <table:table-cell table:style-name="ce7" office:value-type="float" office:value="0.895110765801586" calcext:value-type="float">
            <text:p>0.895</text:p>
          </table:table-cell>
          <table:table-cell table:style-name="ce7" office:value-type="float" office:value="0.890772759715439" calcext:value-type="float">
            <text:p>0.891</text:p>
          </table:table-cell>
          <table:table-cell table:style-name="ce7" office:value-type="float" office:value="0.00194659436074578" calcext:value-type="float">
            <text:p>0.002</text:p>
          </table:table-cell>
          <table:table-cell table:style-name="ce7" office:value-type="float" office:value="0.037785802603697" calcext:value-type="float">
            <text:p>0.038</text:p>
          </table:table-cell>
          <table:table-cell table:style-name="ce7" office:value-type="float" office:value="0.895631304661423" calcext:value-type="float">
            <text:p>0.896</text:p>
          </table:table-cell>
          <table:table-cell table:style-name="ce7" office:value-type="float" office:value="0.918305773605063" calcext:value-type="float">
            <text:p>0.918</text:p>
          </table:table-cell>
          <table:table-cell table:style-name="ce7" office:value-type="float" office:value="0.909987169593408" calcext:value-type="float">
            <text:p>0.910</text:p>
          </table:table-cell>
          <table:table-cell table:style-name="ce7" office:value-type="float" office:value="0.00491135907652059" calcext:value-type="float">
            <text:p>0.005</text:p>
          </table:table-cell>
          <table:table-cell table:style-name="ce7" office:value-type="float" office:value="0.0185713927257284" calcext:value-type="float">
            <text:p>0.019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58192120489927" calcext:value-type="float">
            <text:p>0.582</text:p>
          </table:table-cell>
          <table:table-cell table:style-name="ce7" office:value-type="float" office:value="0.762773722627737" calcext:value-type="float">
            <text:p>0.763</text:p>
          </table:table-cell>
          <table:table-cell table:style-name="ce7" office:value-type="float" office:value="0.64695797675258" calcext:value-type="float">
            <text:p>0.647</text:p>
          </table:table-cell>
          <table:table-cell table:style-name="ce7" office:value-type="float" office:value="0.0395249477521579" calcext:value-type="float">
            <text:p>0.040</text:p>
          </table:table-cell>
          <table:table-cell table:style-name="ce7" office:value-type="float" office:value="0.0376834687696722" calcext:value-type="float">
            <text:p>0.038</text:p>
          </table:table-cell>
          <table:table-cell table:style-name="ce7" office:value-type="float" office:value="0.368613138679453" calcext:value-type="float">
            <text:p>0.369</text:p>
          </table:table-cell>
          <table:table-cell table:style-name="ce7" office:value-type="float" office:value="0.806561386939327" calcext:value-type="float">
            <text:p>0.807</text:p>
          </table:table-cell>
          <table:table-cell table:style-name="ce7" office:value-type="float" office:value="0.496247936803593" calcext:value-type="float">
            <text:p>0.496</text:p>
          </table:table-cell>
          <table:table-cell table:style-name="ce7" office:value-type="float" office:value="0.127347682571058" calcext:value-type="float">
            <text:p>0.127</text:p>
          </table:table-cell>
          <table:table-cell table:style-name="ce7" office:value-type="float" office:value="0.188393508718659" calcext:value-type="float">
            <text:p>0.188</text:p>
          </table:table-cell>
          <table:table-cell table:style-name="ce7" office:value-type="float" office:value="0.25616496350365" calcext:value-type="float">
            <text:p>0.256</text:p>
          </table:table-cell>
          <table:table-cell table:style-name="ce7" office:value-type="float" office:value="0.766423357664234" calcext:value-type="float">
            <text:p>0.766</text:p>
          </table:table-cell>
          <table:table-cell table:style-name="ce7" office:value-type="float" office:value="0.640624101476052" calcext:value-type="float">
            <text:p>0.641</text:p>
          </table:table-cell>
          <table:table-cell table:style-name="ce7" office:value-type="float" office:value="0.103723673660624" calcext:value-type="float">
            <text:p>0.104</text:p>
          </table:table-cell>
          <table:table-cell table:style-name="ce7" office:value-type="float" office:value="0.0440173440461998" calcext:value-type="float">
            <text:p>0.044</text:p>
          </table:table-cell>
          <table:table-cell table:style-name="ce7" office:value-type="float" office:value="0.607078827366428" calcext:value-type="float">
            <text:p>0.607</text:p>
          </table:table-cell>
          <table:table-cell table:style-name="ce7" office:value-type="float" office:value="0.785101004378286" calcext:value-type="float">
            <text:p>0.785</text:p>
          </table:table-cell>
          <table:table-cell table:style-name="ce7" office:value-type="float" office:value="0.684641445522252" calcext:value-type="float">
            <text:p>0.685</text:p>
          </table:table-cell>
          <table:table-cell table:style-name="ce7" office:value-type="float" office:value="0.0453676713404221" calcext:value-type="float">
            <text:p>0.04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13029197080292" calcext:value-type="float">
            <text:p>0.130</text:p>
          </table:table-cell>
          <table:table-cell table:style-name="ce7" office:value-type="float" office:value="0.791783588321168" calcext:value-type="float">
            <text:p>0.792</text:p>
          </table:table-cell>
          <table:table-cell table:style-name="ce7" office:value-type="float" office:value="0.463377451970802" calcext:value-type="float">
            <text:p>0.463</text:p>
          </table:table-cell>
          <table:table-cell table:style-name="ce7" office:value-type="float" office:value="0.166931630863683" calcext:value-type="float">
            <text:p>0.167</text:p>
          </table:table-cell>
          <table:table-cell table:style-name="ce7" office:value-type="float" office:value="0.22126399355145" calcext:value-type="float">
            <text:p>0.221</text:p>
          </table:table-cell>
          <table:table-cell table:style-name="ce7" office:value-type="float" office:value="0.123148138686131" calcext:value-type="float">
            <text:p>0.123</text:p>
          </table:table-cell>
          <table:table-cell table:style-name="ce7" office:value-type="float" office:value="0.791970722627747" calcext:value-type="float">
            <text:p>0.792</text:p>
          </table:table-cell>
          <table:table-cell table:style-name="ce7" office:value-type="float" office:value="0.566231393604385" calcext:value-type="float">
            <text:p>0.566</text:p>
          </table:table-cell>
          <table:table-cell table:style-name="ce7" office:value-type="float" office:value="0.191945739636632" calcext:value-type="float">
            <text:p>0.192</text:p>
          </table:table-cell>
          <table:table-cell table:style-name="ce7" office:value-type="float" office:value="0.118410051917867" calcext:value-type="float">
            <text:p>0.118</text:p>
          </table:table-cell>
          <table:table-cell/>
          <table:table-cell table:style-name="ce2" office:value-type="string" calcext:value-type="string">
            <text:p>UF5_2</text:p>
          </table:table-cell>
          <table:table-cell table:style-name="ce7" office:value-type="float" office:value="0.368613138679453" calcext:value-type="float">
            <text:p>0.369</text:p>
          </table:table-cell>
          <table:table-cell table:style-name="ce7" office:value-type="float" office:value="0.806561386939327" calcext:value-type="float">
            <text:p>0.807</text:p>
          </table:table-cell>
          <table:table-cell table:style-name="ce7" office:value-type="float" office:value="0.496247936803593" calcext:value-type="float">
            <text:p>0.496</text:p>
          </table:table-cell>
          <table:table-cell table:style-name="ce7" office:value-type="float" office:value="0.127347682571058" calcext:value-type="float">
            <text:p>0.127</text:p>
          </table:table-cell>
          <table:table-cell table:style-name="ce7" office:value-type="float" office:value="0.188393508718659" calcext:value-type="float">
            <text:p>0.188</text:p>
          </table:table-cell>
          <table:table-cell table:style-name="ce7" office:value-type="float" office:value="0.13029197080292" calcext:value-type="float">
            <text:p>0.130</text:p>
          </table:table-cell>
          <table:table-cell table:style-name="ce7" office:value-type="float" office:value="0.791783588321168" calcext:value-type="float">
            <text:p>0.792</text:p>
          </table:table-cell>
          <table:table-cell table:style-name="ce7" office:value-type="float" office:value="0.463377451970802" calcext:value-type="float">
            <text:p>0.463</text:p>
          </table:table-cell>
          <table:table-cell table:style-name="ce7" office:value-type="float" office:value="0.166931630863683" calcext:value-type="float">
            <text:p>0.167</text:p>
          </table:table-cell>
          <table:table-cell table:style-name="ce7" office:value-type="float" office:value="0.22126399355145" calcext:value-type="float">
            <text:p>0.22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668148200458003" calcext:value-type="float">
            <text:p>0.668</text:p>
          </table:table-cell>
          <table:table-cell table:style-name="ce7" office:value-type="float" office:value="0.8995787562083" calcext:value-type="float">
            <text:p>0.900</text:p>
          </table:table-cell>
          <table:table-cell table:style-name="ce7" office:value-type="float" office:value="0.81039434902321" calcext:value-type="float">
            <text:p>0.810</text:p>
          </table:table-cell>
          <table:table-cell table:style-name="ce7" office:value-type="float" office:value="0.0607559377697951" calcext:value-type="float">
            <text:p>0.06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43223856580334" calcext:value-type="float">
            <text:p>0.643</text:p>
          </table:table-cell>
          <table:table-cell table:style-name="ce7" office:value-type="float" office:value="0.861835767508762" calcext:value-type="float">
            <text:p>0.862</text:p>
          </table:table-cell>
          <table:table-cell table:style-name="ce7" office:value-type="float" office:value="0.697809968125873" calcext:value-type="float">
            <text:p>0.698</text:p>
          </table:table-cell>
          <table:table-cell table:style-name="ce7" office:value-type="float" office:value="0.0538437854917556" calcext:value-type="float">
            <text:p>0.054</text:p>
          </table:table-cell>
          <table:table-cell table:style-name="ce7" office:value-type="float" office:value="0.112584380897337" calcext:value-type="float">
            <text:p>0.113</text:p>
          </table:table-cell>
          <table:table-cell table:style-name="ce7" office:value-type="float" office:value="0.234856814984288" calcext:value-type="float">
            <text:p>0.235</text:p>
          </table:table-cell>
          <table:table-cell table:style-name="ce7" office:value-type="float" office:value="0.800987908563964" calcext:value-type="float">
            <text:p>0.801</text:p>
          </table:table-cell>
          <table:table-cell table:style-name="ce7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table:style-name="ce7" office:value-type="float" office:value="0.175652877418798" calcext:value-type="float">
            <text:p>0.176</text:p>
          </table:table-cell>
          <table:table-cell table:style-name="ce7" office:value-type="float" office:value="0.295479821065512" calcext:value-type="float">
            <text:p>0.295</text:p>
          </table:table-cell>
          <table:table-cell table:style-name="ce7" office:value-type="float" office:value="0.816405120806073" calcext:value-type="float">
            <text:p>0.816</text:p>
          </table:table-cell>
          <table:table-cell table:style-name="ce7" office:value-type="float" office:value="0.633696445683959" calcext:value-type="float">
            <text:p>0.634</text:p>
          </table:table-cell>
          <table:table-cell table:style-name="ce7" office:value-type="float" office:value="0.131117761680247" calcext:value-type="float">
            <text:p>0.131</text:p>
          </table:table-cell>
          <table:table-cell table:style-name="ce7" office:value-type="float" office:value="0.176697903339251" calcext:value-type="float">
            <text:p>0.177</text:p>
          </table:table-cell>
          <table:table-cell table:style-name="ce7" office:value-type="float" office:value="0.158993491987866" calcext:value-type="float">
            <text:p>0.159</text:p>
          </table:table-cell>
          <table:table-cell table:style-name="ce7" office:value-type="float" office:value="0.721931292164919" calcext:value-type="float">
            <text:p>0.722</text:p>
          </table:table-cell>
          <table:table-cell table:style-name="ce7" office:value-type="float" office:value="0.494625737673908" calcext:value-type="float">
            <text:p>0.495</text:p>
          </table:table-cell>
          <table:table-cell table:style-name="ce7" office:value-type="float" office:value="0.132543869470952" calcext:value-type="float">
            <text:p>0.133</text:p>
          </table:table-cell>
          <table:table-cell table:style-name="ce7" office:value-type="float" office:value="0.315768611349302" calcext:value-type="float">
            <text:p>0.316</text:p>
          </table:table-cell>
          <table:table-cell table:style-name="ce7" office:value-type="float" office:value="0.349233910573955" calcext:value-type="float">
            <text:p>0.349</text:p>
          </table:table-cell>
          <table:table-cell table:style-name="ce7" office:value-type="float" office:value="0.766712040465127" calcext:value-type="float">
            <text:p>0.767</text:p>
          </table:table-cell>
          <table:table-cell table:style-name="ce7" office:value-type="float" office:value="0.568386566422263" calcext:value-type="float">
            <text:p>0.568</text:p>
          </table:table-cell>
          <table:table-cell table:style-name="ce7" office:value-type="float" office:value="0.113185007006657" calcext:value-type="float">
            <text:p>0.113</text:p>
          </table:table-cell>
          <table:table-cell table:style-name="ce7" office:value-type="float" office:value="0.242007782600947" calcext:value-type="float">
            <text:p>0.242</text:p>
          </table:table-cell>
          <table:table-cell/>
          <table:table-cell table:style-name="ce2" office:value-type="string" calcext:value-type="string">
            <text:p>UF6_2</text:p>
          </table:table-cell>
          <table:table-cell table:style-name="ce7" office:value-type="float" office:value="0.643223856580334" calcext:value-type="float">
            <text:p>0.643</text:p>
          </table:table-cell>
          <table:table-cell table:style-name="ce7" office:value-type="float" office:value="0.861835767508762" calcext:value-type="float">
            <text:p>0.862</text:p>
          </table:table-cell>
          <table:table-cell table:style-name="ce7" office:value-type="float" office:value="0.697809968125873" calcext:value-type="float">
            <text:p>0.698</text:p>
          </table:table-cell>
          <table:table-cell table:style-name="ce7" office:value-type="float" office:value="0.0538437854917556" calcext:value-type="float">
            <text:p>0.054</text:p>
          </table:table-cell>
          <table:table-cell table:style-name="ce7" office:value-type="float" office:value="0.112584380897337" calcext:value-type="float">
            <text:p>0.113</text:p>
          </table:table-cell>
          <table:table-cell table:style-name="ce7" office:value-type="float" office:value="0.158993491987866" calcext:value-type="float">
            <text:p>0.159</text:p>
          </table:table-cell>
          <table:table-cell table:style-name="ce7" office:value-type="float" office:value="0.721931292164919" calcext:value-type="float">
            <text:p>0.722</text:p>
          </table:table-cell>
          <table:table-cell table:style-name="ce7" office:value-type="float" office:value="0.494625737673908" calcext:value-type="float">
            <text:p>0.495</text:p>
          </table:table-cell>
          <table:table-cell table:style-name="ce7" office:value-type="float" office:value="0.132543869470952" calcext:value-type="float">
            <text:p>0.133</text:p>
          </table:table-cell>
          <table:table-cell table:style-name="ce7" office:value-type="float" office:value="0.315768611349302" calcext:value-type="float">
            <text:p>0.316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75414344693335" calcext:value-type="float">
            <text:p>0.975</text:p>
          </table:table-cell>
          <table:table-cell table:style-name="ce7" office:value-type="float" office:value="0.991637522471897" calcext:value-type="float">
            <text:p>0.992</text:p>
          </table:table-cell>
          <table:table-cell table:style-name="ce7" office:value-type="float" office:value="0.988286139407663" calcext:value-type="float">
            <text:p>0.988</text:p>
          </table:table-cell>
          <table:table-cell table:style-name="ce7" office:value-type="float" office:value="0.00384895036660524" calcext:value-type="float">
            <text:p>0.004</text:p>
          </table:table-cell>
          <table:table-cell table:style-name="ce7" office:value-type="float" office:value="0.00303884045415992" calcext:value-type="float">
            <text:p>0.003</text:p>
          </table:table-cell>
          <table:table-cell table:style-name="ce7" office:value-type="float" office:value="0.983291155165255" calcext:value-type="float">
            <text:p>0.983</text:p>
          </table:table-cell>
          <table:table-cell table:style-name="ce7" office:value-type="float" office:value="0.99042601146908" calcext:value-type="float">
            <text:p>0.990</text:p>
          </table:table-cell>
          <table:table-cell table:style-name="ce7" office:value-type="float" office:value="0.987599682553424" calcext:value-type="float">
            <text:p>0.988</text:p>
          </table:table-cell>
          <table:table-cell table:style-name="ce7" office:value-type="float" office:value="0.00147581397407656" calcext:value-type="float">
            <text:p>0.001</text:p>
          </table:table-cell>
          <table:table-cell table:style-name="ce7" office:value-type="float" office:value="0.00372529730839821" calcext:value-type="float">
            <text:p>0.004</text:p>
          </table:table-cell>
          <table:table-cell table:style-name="ce7" office:value-type="float" office:value="0.979542902662282" calcext:value-type="float">
            <text:p>0.980</text:p>
          </table:table-cell>
          <table:table-cell table:style-name="ce7" office:value-type="float" office:value="0.982753187117529" calcext:value-type="float">
            <text:p>0.983</text:p>
          </table:table-cell>
          <table:table-cell table:style-name="ce7" office:value-type="float" office:value="0.980905658918916" calcext:value-type="float">
            <text:p>0.981</text:p>
          </table:table-cell>
          <table:table-cell table:style-name="ce7" office:value-type="float" office:value="0.000741800813343388" calcext:value-type="float">
            <text:p>0.001</text:p>
          </table:table-cell>
          <table:table-cell table:style-name="ce7" office:value-type="float" office:value="0.0104193209429064" calcext:value-type="float">
            <text:p>0.010</text:p>
          </table:table-cell>
          <table:table-cell table:style-name="ce7" office:value-type="float" office:value="0.960900891783538" calcext:value-type="float">
            <text:p>0.961</text:p>
          </table:table-cell>
          <table:table-cell table:style-name="ce7" office:value-type="float" office:value="0.989457006865519" calcext:value-type="float">
            <text:p>0.989</text:p>
          </table:table-cell>
          <table:table-cell table:style-name="ce7" office:value-type="float" office:value="0.975710583500741" calcext:value-type="float">
            <text:p>0.976</text:p>
          </table:table-cell>
          <table:table-cell table:style-name="ce7" office:value-type="float" office:value="0.0073024093262897" calcext:value-type="float">
            <text:p>0.007</text:p>
          </table:table-cell>
          <table:table-cell table:style-name="ce7" office:value-type="float" office:value="0.0156143963610819" calcext:value-type="float">
            <text:p>0.016</text:p>
          </table:table-cell>
          <table:table-cell table:style-name="ce7" office:value-type="float" office:value="0.989912381469423" calcext:value-type="float">
            <text:p>0.990</text:p>
          </table:table-cell>
          <table:table-cell table:style-name="ce7" office:value-type="float" office:value="0.992005094150458" calcext:value-type="float">
            <text:p>0.992</text:p>
          </table:table-cell>
          <table:table-cell table:style-name="ce7" office:value-type="float" office:value="0.991324979861823" calcext:value-type="float">
            <text:p>0.991</text:p>
          </table:table-cell>
          <table:table-cell table:style-name="ce7" office:value-type="float" office:value="0.00045742338924965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5707426311499" calcext:value-type="float">
            <text:p>0.557</text:p>
          </table:table-cell>
          <table:table-cell table:style-name="ce7" office:value-type="float" office:value="0.991478442622144" calcext:value-type="float">
            <text:p>0.991</text:p>
          </table:table-cell>
          <table:table-cell table:style-name="ce7" office:value-type="float" office:value="0.910297620728969" calcext:value-type="float">
            <text:p>0.910</text:p>
          </table:table-cell>
          <table:table-cell table:style-name="ce7" office:value-type="float" office:value="0.150369962179745" calcext:value-type="float">
            <text:p>0.150</text:p>
          </table:table-cell>
          <table:table-cell table:style-name="ce7" office:value-type="float" office:value="0.0810273591328541" calcext:value-type="float">
            <text:p>0.081</text:p>
          </table:table-cell>
          <table:table-cell/>
          <table:table-cell table:style-name="ce2" office:value-type="string" calcext:value-type="string">
            <text:p>UF7_2</text:p>
          </table:table-cell>
          <table:table-cell table:style-name="ce7" office:value-type="float" office:value="0.983291155165255" calcext:value-type="float">
            <text:p>0.983</text:p>
          </table:table-cell>
          <table:table-cell table:style-name="ce7" office:value-type="float" office:value="0.99042601146908" calcext:value-type="float">
            <text:p>0.990</text:p>
          </table:table-cell>
          <table:table-cell table:style-name="ce7" office:value-type="float" office:value="0.987599682553424" calcext:value-type="float">
            <text:p>0.988</text:p>
          </table:table-cell>
          <table:table-cell table:style-name="ce7" office:value-type="float" office:value="0.00147581397407656" calcext:value-type="float">
            <text:p>0.001</text:p>
          </table:table-cell>
          <table:table-cell table:style-name="ce7" office:value-type="float" office:value="0.00372529730839821" calcext:value-type="float">
            <text:p>0.004</text:p>
          </table:table-cell>
          <table:table-cell table:style-name="ce7" office:value-type="float" office:value="0.989912381469423" calcext:value-type="float">
            <text:p>0.990</text:p>
          </table:table-cell>
          <table:table-cell table:style-name="ce7" office:value-type="float" office:value="0.992005094150458" calcext:value-type="float">
            <text:p>0.992</text:p>
          </table:table-cell>
          <table:table-cell table:style-name="ce7" office:value-type="float" office:value="0.991324979861823" calcext:value-type="float">
            <text:p>0.991</text:p>
          </table:table-cell>
          <table:table-cell table:style-name="ce7" office:value-type="float" office:value="0.00045742338924965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61"/>
        </table:table-row>
        <table:table-row table:style-name="ro2">
          <table:table-cell table:style-name="ce2"/>
          <table:table-cell table:style-name="ce7" table:formula="of:=AVERAGE([.B63:.B85])" office:value-type="float" office:value="0.928500363930333" calcext:value-type="float">
            <text:p>0.929</text:p>
          </table:table-cell>
          <table:table-cell table:style-name="ce7" table:formula="of:=AVERAGE([.C63:.C85])" office:value-type="float" office:value="0.962652237048205" calcext:value-type="float">
            <text:p>0.963</text:p>
          </table:table-cell>
          <table:table-cell table:style-name="ce6" table:formula="of:=AVERAGE([.D63:.D85])" office:value-type="float" office:value="0.948654368743705" calcext:value-type="float">
            <text:p>0.949</text:p>
          </table:table-cell>
          <table:table-cell table:style-name="ce7" table:formula="of:=AVERAGE([.E63:.E85])" office:value-type="float" office:value="0.00880804270223877" calcext:value-type="float">
            <text:p>0.009</text:p>
          </table:table-cell>
          <table:table-cell table:style-name="ce7" table:formula="of:=AVERAGE([.F63:.F85])" office:value-type="float" office:value="0.00607255942287605" calcext:value-type="float">
            <text:p>0.006</text:p>
          </table:table-cell>
          <table:table-cell table:style-name="ce7" table:formula="of:=AVERAGE([.G63:.G85])" office:value-type="float" office:value="0.90811354396172" calcext:value-type="float">
            <text:p>0.908</text:p>
          </table:table-cell>
          <table:table-cell table:style-name="ce7" table:formula="of:=AVERAGE([.H63:.H85])" office:value-type="float" office:value="0.9544760676058" calcext:value-type="float">
            <text:p>0.954</text:p>
          </table:table-cell>
          <table:table-cell table:style-name="ce6" table:formula="of:=AVERAGE([.I63:.I85])" office:value-type="float" office:value="0.923139274284718" calcext:value-type="float">
            <text:p>0.923</text:p>
          </table:table-cell>
          <table:table-cell table:style-name="ce7" table:formula="of:=AVERAGE([.J63:.J85])" office:value-type="float" office:value="0.0125701727757787" calcext:value-type="float">
            <text:p>0.013</text:p>
          </table:table-cell>
          <table:table-cell table:style-name="ce7" table:formula="of:=AVERAGE([.K63:.K85])" office:value-type="float" office:value="0.0315876538818639" calcext:value-type="float">
            <text:p>0.032</text:p>
          </table:table-cell>
          <table:table-cell table:style-name="ce7" table:formula="of:=AVERAGE([.L63:.L85])" office:value-type="float" office:value="0.807808705981146" calcext:value-type="float">
            <text:p>0.808</text:p>
          </table:table-cell>
          <table:table-cell table:style-name="ce7" table:formula="of:=AVERAGE([.M63:.M85])" office:value-type="float" office:value="0.926908902917561" calcext:value-type="float">
            <text:p>0.927</text:p>
          </table:table-cell>
          <table:table-cell table:style-name="ce6" table:formula="of:=AVERAGE([.N63:.N85])" office:value-type="float" office:value="0.88616574680173" calcext:value-type="float">
            <text:p>0.886</text:p>
          </table:table-cell>
          <table:table-cell table:style-name="ce7" table:formula="of:=AVERAGE([.O63:.O85])" office:value-type="float" office:value="0.0322263794369784" calcext:value-type="float">
            <text:p>0.032</text:p>
          </table:table-cell>
          <table:table-cell table:style-name="ce7" table:formula="of:=AVERAGE([.P63:.P85])" office:value-type="float" office:value="0.0685611813648515" calcext:value-type="float">
            <text:p>0.069</text:p>
          </table:table-cell>
          <table:table-cell table:style-name="ce7" table:formula="of:=AVERAGE([.Q63:.Q85])" office:value-type="float" office:value="0.849325451293637" calcext:value-type="float">
            <text:p>0.849</text:p>
          </table:table-cell>
          <table:table-cell table:style-name="ce7" table:formula="of:=AVERAGE([.R63:.R85])" office:value-type="float" office:value="0.949516088458923" calcext:value-type="float">
            <text:p>0.950</text:p>
          </table:table-cell>
          <table:table-cell table:style-name="ce6" table:formula="of:=AVERAGE([.S63:.S85])" office:value-type="float" office:value="0.914169361606111" calcext:value-type="float">
            <text:p>0.914</text:p>
          </table:table-cell>
          <table:table-cell table:style-name="ce7" table:formula="of:=AVERAGE([.T63:.T85])" office:value-type="float" office:value="0.0306363406229625" calcext:value-type="float">
            <text:p>0.031</text:p>
          </table:table-cell>
          <table:table-cell table:style-name="ce7" table:formula="of:=AVERAGE([.U63:.U85])" office:value-type="float" office:value="0.0405575665604705" calcext:value-type="float">
            <text:p>0.041</text:p>
          </table:table-cell>
          <table:table-cell table:style-name="ce7" table:formula="of:=AVERAGE([.V63:.V85])" office:value-type="float" office:value="0.829508532210112" calcext:value-type="float">
            <text:p>0.830</text:p>
          </table:table-cell>
          <table:table-cell table:style-name="ce7" table:formula="of:=AVERAGE([.W63:.W85])" office:value-type="float" office:value="0.945115655478373" calcext:value-type="float">
            <text:p>0.945</text:p>
          </table:table-cell>
          <table:table-cell table:style-name="ce6" table:formula="of:=AVERAGE([.X63:.X85])" office:value-type="float" office:value="0.905892188647092" calcext:value-type="float">
            <text:p>0.906</text:p>
          </table:table-cell>
          <table:table-cell table:style-name="ce7" table:formula="of:=AVERAGE([.Y63:.Y85])" office:value-type="float" office:value="0.0279763117380157" calcext:value-type="float">
            <text:p>0.028</text:p>
          </table:table-cell>
          <table:table-cell table:style-name="ce7" table:formula="of:=AVERAGE([.Z63:.Z85])" office:value-type="float" office:value="0.0488347395194897" calcext:value-type="float">
            <text:p>0.049</text:p>
          </table:table-cell>
          <table:table-cell table:style-name="ce7" table:formula="of:=AVERAGE([.AA63:.AA85])" office:value-type="float" office:value="0.801019256375271" calcext:value-type="float">
            <text:p>0.801</text:p>
          </table:table-cell>
          <table:table-cell table:style-name="ce7" table:formula="of:=AVERAGE([.AB63:.AB85])" office:value-type="float" office:value="0.940198134337303" calcext:value-type="float">
            <text:p>0.940</text:p>
          </table:table-cell>
          <table:table-cell table:style-name="ce6" table:formula="of:=AVERAGE([.AC63:.AC85])" office:value-type="float" office:value="0.881792001866877" calcext:value-type="float">
            <text:p>0.882</text:p>
          </table:table-cell>
          <table:table-cell table:style-name="ce7" table:formula="of:=AVERAGE([.AD63:.AD85])" office:value-type="float" office:value="0.0475277201519785" calcext:value-type="float">
            <text:p>0.048</text:p>
          </table:table-cell>
          <table:table-cell table:style-name="ce7" table:formula="of:=AVERAGE([.AE63:.AE85])" office:value-type="float" office:value="0.0729349262997041" calcext:value-type="float">
            <text:p>0.073</text:p>
          </table:table-cell>
          <table:table-cell/>
          <table:table-cell table:style-name="ce2"/>
          <table:table-cell table:style-name="ce7" table:formula="of:=AVERAGE([.AH63:.AH85])" office:value-type="float" office:value="0.90811354396172" calcext:value-type="float">
            <text:p>0.908</text:p>
          </table:table-cell>
          <table:table-cell table:style-name="ce7" table:formula="of:=AVERAGE([.AI63:.AI85])" office:value-type="float" office:value="0.9544760676058" calcext:value-type="float">
            <text:p>0.954</text:p>
          </table:table-cell>
          <table:table-cell table:style-name="ce6" table:formula="of:=AVERAGE([.AJ63:.AJ85])" office:value-type="float" office:value="0.923139274284718" calcext:value-type="float">
            <text:p>0.923</text:p>
          </table:table-cell>
          <table:table-cell table:style-name="ce7" table:formula="of:=AVERAGE([.AK63:.AK85])" office:value-type="float" office:value="0.0125701727757787" calcext:value-type="float">
            <text:p>0.013</text:p>
          </table:table-cell>
          <table:table-cell table:style-name="ce7" table:formula="of:=AVERAGE([.AL63:.AL85])" office:value-type="float" office:value="0.0315876538818639" calcext:value-type="float">
            <text:p>0.032</text:p>
          </table:table-cell>
          <table:table-cell table:style-name="ce7" table:formula="of:=AVERAGE([.AM63:.AM85])" office:value-type="float" office:value="0.829508532210112" calcext:value-type="float">
            <text:p>0.830</text:p>
          </table:table-cell>
          <table:table-cell table:style-name="ce7" table:formula="of:=AVERAGE([.AN63:.AN85])" office:value-type="float" office:value="0.945115655478373" calcext:value-type="float">
            <text:p>0.945</text:p>
          </table:table-cell>
          <table:table-cell table:style-name="ce6" table:formula="of:=AVERAGE([.AO63:.AO85])" office:value-type="float" office:value="0.905892188647092" calcext:value-type="float">
            <text:p>0.906</text:p>
          </table:table-cell>
          <table:table-cell table:style-name="ce7" table:formula="of:=AVERAGE([.AP63:.AP85])" office:value-type="float" office:value="0.0279763117380157" calcext:value-type="float">
            <text:p>0.028</text:p>
          </table:table-cell>
          <table:table-cell table:style-name="ce7" table:formula="of:=AVERAGE([.AQ63:.AQ85])" office:value-type="float" office:value="0.0488347395194897" calcext:value-type="float">
            <text:p>0.049</text:p>
          </table:table-cell>
          <table:table-cell table:number-columns-repeated="961"/>
        </table:table-row>
        <table:table-row table:style-name="ro2">
          <table:table-cell table:style-name="ce3"/>
          <table:table-cell table:style-name="ce8" table:number-columns-repeated="29"/>
          <table:table-cell table:style-name="ce11"/>
          <table:table-cell/>
          <table:table-cell table:style-name="ce3"/>
          <table:table-cell table:style-name="ce8" table:number-columns-repeated="10"/>
          <table:table-cell table:number-columns-repeated="961"/>
        </table:table-row>
        <table:table-row table:style-name="ro2">
          <table:table-cell table:style-name="ce2"/>
          <table:table-cell table:style-name="ce20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R2-EMOA</text:p>
          </table:table-cell>
          <table:covered-table-cell table:number-columns-repeated="4" table:style-name="ce20"/>
          <table:table-cell table:style-name="ce4"/>
          <table:table-cell table:style-name="ce2"/>
          <table:table-cell table:style-name="ce20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0"/>
          <table:table-cell table:style-name="ce20" office:value-type="string" calcext:value-type="string" table:number-columns-spanned="5" table:number-rows-spanned="1">
            <text:p>MOEA/D</text:p>
          </table:table-cell>
          <table:covered-table-cell table:number-columns-repeated="4" table:style-name="ce20"/>
          <table:table-cell table:style-name="ce4" table:number-columns-repeated="961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/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97733172581785" calcext:value-type="float">
            <text:p>0.977</text:p>
          </table:table-cell>
          <table:table-cell table:style-name="ce7" office:value-type="float" office:value="0.985239511412844" calcext:value-type="float">
            <text:p>0.985</text:p>
          </table:table-cell>
          <table:table-cell table:style-name="ce7" office:value-type="float" office:value="0.981582165076838" calcext:value-type="float">
            <text:p>0.982</text:p>
          </table:table-cell>
          <table:table-cell table:style-name="ce7" office:value-type="float" office:value="0.00183601553834672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5475053917699" calcext:value-type="float">
            <text:p>0.955</text:p>
          </table:table-cell>
          <table:table-cell table:style-name="ce7" office:value-type="float" office:value="0.97219376138451" calcext:value-type="float">
            <text:p>0.972</text:p>
          </table:table-cell>
          <table:table-cell table:style-name="ce7" office:value-type="float" office:value="0.969078176118259" calcext:value-type="float">
            <text:p>0.969</text:p>
          </table:table-cell>
          <table:table-cell table:style-name="ce7" office:value-type="float" office:value="0.00372132343995649" calcext:value-type="float">
            <text:p>0.004</text:p>
          </table:table-cell>
          <table:table-cell table:style-name="ce7" office:value-type="float" office:value="0.0125039889585798" calcext:value-type="float">
            <text:p>0.013</text:p>
          </table:table-cell>
          <table:table-cell table:style-name="ce7" office:value-type="float" office:value="0.925239948215427" calcext:value-type="float">
            <text:p>0.925</text:p>
          </table:table-cell>
          <table:table-cell table:style-name="ce7" office:value-type="float" office:value="0.944599268519323" calcext:value-type="float">
            <text:p>0.945</text:p>
          </table:table-cell>
          <table:table-cell table:style-name="ce7" office:value-type="float" office:value="0.935384332418158" calcext:value-type="float">
            <text:p>0.935</text:p>
          </table:table-cell>
          <table:table-cell table:style-name="ce7" office:value-type="float" office:value="0.00514875001674561" calcext:value-type="float">
            <text:p>0.005</text:p>
          </table:table-cell>
          <table:table-cell table:style-name="ce7" office:value-type="float" office:value="0.0461978326586808" calcext:value-type="float">
            <text:p>0.046</text:p>
          </table:table-cell>
          <table:table-cell table:style-name="ce7" office:value-type="float" office:value="0.962111063729059" calcext:value-type="float">
            <text:p>0.962</text:p>
          </table:table-cell>
          <table:table-cell table:style-name="ce7" office:value-type="float" office:value="0.971354424401949" calcext:value-type="float">
            <text:p>0.971</text:p>
          </table:table-cell>
          <table:table-cell table:style-name="ce7" office:value-type="float" office:value="0.969147013852966" calcext:value-type="float">
            <text:p>0.969</text:p>
          </table:table-cell>
          <table:table-cell table:style-name="ce7" office:value-type="float" office:value="0.00218267569218373" calcext:value-type="float">
            <text:p>0.002</text:p>
          </table:table-cell>
          <table:table-cell table:style-name="ce7" office:value-type="float" office:value="0.0124351512238724" calcext:value-type="float">
            <text:p>0.012</text:p>
          </table:table-cell>
          <table:table-cell table:style-name="ce7" office:value-type="float" office:value="0.969611657282105" calcext:value-type="float">
            <text:p>0.970</text:p>
          </table:table-cell>
          <table:table-cell table:style-name="ce7" office:value-type="float" office:value="0.972942428316857" calcext:value-type="float">
            <text:p>0.973</text:p>
          </table:table-cell>
          <table:table-cell table:style-name="ce7" office:value-type="float" office:value="0.970890699782164" calcext:value-type="float">
            <text:p>0.971</text:p>
          </table:table-cell>
          <table:table-cell table:style-name="ce7" office:value-type="float" office:value="0.000887000472310672" calcext:value-type="float">
            <text:p>0.001</text:p>
          </table:table-cell>
          <table:table-cell table:style-name="ce7" office:value-type="float" office:value="0.0106914652946748" calcext:value-type="float">
            <text:p>0.011</text:p>
          </table:table-cell>
          <table:table-cell table:style-name="ce7" office:value-type="float" office:value="0.967942082447038" calcext:value-type="float">
            <text:p>0.968</text:p>
          </table:table-cell>
          <table:table-cell table:style-name="ce7" office:value-type="float" office:value="0.979428284890911" calcext:value-type="float">
            <text:p>0.979</text:p>
          </table:table-cell>
          <table:table-cell table:style-name="ce7" office:value-type="float" office:value="0.974786464224616" calcext:value-type="float">
            <text:p>0.975</text:p>
          </table:table-cell>
          <table:table-cell table:style-name="ce7" office:value-type="float" office:value="0.00245967035460962" calcext:value-type="float">
            <text:p>0.002</text:p>
          </table:table-cell>
          <table:table-cell table:style-name="ce7" office:value-type="float" office:value="0.00679570085222259" calcext:value-type="float">
            <text:p>0.007</text:p>
          </table:table-cell>
          <table:table-cell/>
          <table:table-cell table:style-name="ce2" office:value-type="string" calcext:value-type="string">
            <text:p>WFG1_3</text:p>
          </table:table-cell>
          <table:table-cell table:style-name="ce7" office:value-type="float" office:value="0.955475053917699" calcext:value-type="float">
            <text:p>0.955</text:p>
          </table:table-cell>
          <table:table-cell table:style-name="ce7" office:value-type="float" office:value="0.97219376138451" calcext:value-type="float">
            <text:p>0.972</text:p>
          </table:table-cell>
          <table:table-cell table:style-name="ce7" office:value-type="float" office:value="0.969078176118259" calcext:value-type="float">
            <text:p>0.969</text:p>
          </table:table-cell>
          <table:table-cell table:style-name="ce7" office:value-type="float" office:value="0.00372132343995649" calcext:value-type="float">
            <text:p>0.004</text:p>
          </table:table-cell>
          <table:table-cell table:style-name="ce7" office:value-type="float" office:value="0.0125039889585798" calcext:value-type="float">
            <text:p>0.013</text:p>
          </table:table-cell>
          <table:table-cell table:style-name="ce7" office:value-type="float" office:value="0.969611657282105" calcext:value-type="float">
            <text:p>0.970</text:p>
          </table:table-cell>
          <table:table-cell table:style-name="ce7" office:value-type="float" office:value="0.972942428316857" calcext:value-type="float">
            <text:p>0.973</text:p>
          </table:table-cell>
          <table:table-cell table:style-name="ce7" office:value-type="float" office:value="0.970890699782164" calcext:value-type="float">
            <text:p>0.971</text:p>
          </table:table-cell>
          <table:table-cell table:style-name="ce7" office:value-type="float" office:value="0.000887000472310672" calcext:value-type="float">
            <text:p>0.001</text:p>
          </table:table-cell>
          <table:table-cell table:style-name="ce7" office:value-type="float" office:value="0.0106914652946748" calcext:value-type="float">
            <text:p>0.01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7742530409538" calcext:value-type="float">
            <text:p>0.988</text:p>
          </table:table-cell>
          <table:table-cell table:style-name="ce7" office:value-type="float" office:value="0.99085273721419" calcext:value-type="float">
            <text:p>0.991</text:p>
          </table:table-cell>
          <table:table-cell table:style-name="ce7" office:value-type="float" office:value="0.989483561232054" calcext:value-type="float">
            <text:p>0.989</text:p>
          </table:table-cell>
          <table:table-cell table:style-name="ce7" office:value-type="float" office:value="0.00086518307079369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163906771668" calcext:value-type="float">
            <text:p>0.977</text:p>
          </table:table-cell>
          <table:table-cell table:style-name="ce7" office:value-type="float" office:value="0.977676735265176" calcext:value-type="float">
            <text:p>0.978</text:p>
          </table:table-cell>
          <table:table-cell table:style-name="ce7" office:value-type="float" office:value="0.977395266881439" calcext:value-type="float">
            <text:p>0.977</text:p>
          </table:table-cell>
          <table:table-cell table:style-name="ce7" office:value-type="float" office:value="0.000135863757303199" calcext:value-type="float">
            <text:p>0.000</text:p>
          </table:table-cell>
          <table:table-cell table:style-name="ce7" office:value-type="float" office:value="0.0120882943506149" calcext:value-type="float">
            <text:p>0.012</text:p>
          </table:table-cell>
          <table:table-cell table:style-name="ce7" office:value-type="float" office:value="0.959068895623125" calcext:value-type="float">
            <text:p>0.959</text:p>
          </table:table-cell>
          <table:table-cell table:style-name="ce7" office:value-type="float" office:value="0.973962526994304" calcext:value-type="float">
            <text:p>0.974</text:p>
          </table:table-cell>
          <table:table-cell table:style-name="ce7" office:value-type="float" office:value="0.967550453031848" calcext:value-type="float">
            <text:p>0.968</text:p>
          </table:table-cell>
          <table:table-cell table:style-name="ce7" office:value-type="float" office:value="0.00387464833150364" calcext:value-type="float">
            <text:p>0.004</text:p>
          </table:table-cell>
          <table:table-cell table:style-name="ce7" office:value-type="float" office:value="0.0219331082002056" calcext:value-type="float">
            <text:p>0.022</text:p>
          </table:table-cell>
          <table:table-cell table:style-name="ce7" office:value-type="float" office:value="0.962172706344874" calcext:value-type="float">
            <text:p>0.962</text:p>
          </table:table-cell>
          <table:table-cell table:style-name="ce7" office:value-type="float" office:value="0.972323247628399" calcext:value-type="float">
            <text:p>0.972</text:p>
          </table:table-cell>
          <table:table-cell table:style-name="ce7" office:value-type="float" office:value="0.969815930233266" calcext:value-type="float">
            <text:p>0.970</text:p>
          </table:table-cell>
          <table:table-cell table:style-name="ce7" office:value-type="float" office:value="0.00195497438834606" calcext:value-type="float">
            <text:p>0.002</text:p>
          </table:table-cell>
          <table:table-cell table:style-name="ce7" office:value-type="float" office:value="0.0196676309987879" calcext:value-type="float">
            <text:p>0.020</text:p>
          </table:table-cell>
          <table:table-cell table:style-name="ce7" office:value-type="float" office:value="0.977478720824075" calcext:value-type="float">
            <text:p>0.977</text:p>
          </table:table-cell>
          <table:table-cell table:style-name="ce7" office:value-type="float" office:value="0.979507332154735" calcext:value-type="float">
            <text:p>0.980</text:p>
          </table:table-cell>
          <table:table-cell table:style-name="ce7" office:value-type="float" office:value="0.978363894138992" calcext:value-type="float">
            <text:p>0.978</text:p>
          </table:table-cell>
          <table:table-cell table:style-name="ce7" office:value-type="float" office:value="0.000534051967836483" calcext:value-type="float">
            <text:p>0.001</text:p>
          </table:table-cell>
          <table:table-cell table:style-name="ce7" office:value-type="float" office:value="0.0111196670930619" calcext:value-type="float">
            <text:p>0.011</text:p>
          </table:table-cell>
          <table:table-cell table:style-name="ce7" office:value-type="float" office:value="0.962058396047438" calcext:value-type="float">
            <text:p>0.962</text:p>
          </table:table-cell>
          <table:table-cell table:style-name="ce7" office:value-type="float" office:value="0.963281340484146" calcext:value-type="float">
            <text:p>0.963</text:p>
          </table:table-cell>
          <table:table-cell table:style-name="ce7" office:value-type="float" office:value="0.962542950538983" calcext:value-type="float">
            <text:p>0.963</text:p>
          </table:table-cell>
          <table:table-cell table:style-name="ce7" office:value-type="float" office:value="0.000334103693194055" calcext:value-type="float">
            <text:p>0.000</text:p>
          </table:table-cell>
          <table:table-cell table:style-name="ce7" office:value-type="float" office:value="0.0269406106930706" calcext:value-type="float">
            <text:p>0.027</text:p>
          </table:table-cell>
          <table:table-cell/>
          <table:table-cell table:style-name="ce2" office:value-type="string" calcext:value-type="string">
            <text:p>WFG2_3</text:p>
          </table:table-cell>
          <table:table-cell table:style-name="ce7" office:value-type="float" office:value="0.977163906771668" calcext:value-type="float">
            <text:p>0.977</text:p>
          </table:table-cell>
          <table:table-cell table:style-name="ce7" office:value-type="float" office:value="0.977676735265176" calcext:value-type="float">
            <text:p>0.978</text:p>
          </table:table-cell>
          <table:table-cell table:style-name="ce7" office:value-type="float" office:value="0.977395266881439" calcext:value-type="float">
            <text:p>0.977</text:p>
          </table:table-cell>
          <table:table-cell table:style-name="ce7" office:value-type="float" office:value="0.000135863757303199" calcext:value-type="float">
            <text:p>0.000</text:p>
          </table:table-cell>
          <table:table-cell table:style-name="ce7" office:value-type="float" office:value="0.0120882943506149" calcext:value-type="float">
            <text:p>0.012</text:p>
          </table:table-cell>
          <table:table-cell table:style-name="ce7" office:value-type="float" office:value="0.977478720824075" calcext:value-type="float">
            <text:p>0.977</text:p>
          </table:table-cell>
          <table:table-cell table:style-name="ce7" office:value-type="float" office:value="0.979507332154735" calcext:value-type="float">
            <text:p>0.980</text:p>
          </table:table-cell>
          <table:table-cell table:style-name="ce7" office:value-type="float" office:value="0.978363894138992" calcext:value-type="float">
            <text:p>0.978</text:p>
          </table:table-cell>
          <table:table-cell table:style-name="ce7" office:value-type="float" office:value="0.000534051967836483" calcext:value-type="float">
            <text:p>0.001</text:p>
          </table:table-cell>
          <table:table-cell table:style-name="ce7" office:value-type="float" office:value="0.0111196670930619" calcext:value-type="float">
            <text:p>0.01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805679004835" calcext:value-type="float">
            <text:p>0.989</text:p>
          </table:table-cell>
          <table:table-cell table:style-name="ce7" office:value-type="float" office:value="0.988879685514499" calcext:value-type="float">
            <text:p>0.989</text:p>
          </table:table-cell>
          <table:table-cell table:style-name="ce7" office:value-type="float" office:value="0.988855098462537" calcext:value-type="float">
            <text:p>0.989</text:p>
          </table:table-cell>
          <table:table-cell table:style-name="ce7" office:value-type="float" office:value="0.0000227535758247385" calcext:value-type="float">
            <text:p>0.000</text:p>
          </table:table-cell>
          <table:table-cell table:style-name="ce7" office:value-type="float" office:value="0.00284471306221468" calcext:value-type="float">
            <text:p>0.003</text:p>
          </table:table-cell>
          <table:table-cell table:style-name="ce7" office:value-type="float" office:value="0.990246022204559" calcext:value-type="float">
            <text:p>0.990</text:p>
          </table:table-cell>
          <table:table-cell table:style-name="ce7" office:value-type="float" office:value="0.990673463460963" calcext:value-type="float">
            <text:p>0.991</text:p>
          </table:table-cell>
          <table:table-cell table:style-name="ce7" office:value-type="float" office:value="0.990408293355108" calcext:value-type="float">
            <text:p>0.990</text:p>
          </table:table-cell>
          <table:table-cell table:style-name="ce7" office:value-type="float" office:value="0.0000778784926103621" calcext:value-type="float">
            <text:p>0.000</text:p>
          </table:table-cell>
          <table:table-cell table:style-name="ce7" office:value-type="float" office:value="0.00129151816964368" calcext:value-type="float">
            <text:p>0.001</text:p>
          </table:table-cell>
          <table:table-cell table:style-name="ce7" office:value-type="float" office:value="0.976275419285723" calcext:value-type="float">
            <text:p>0.976</text:p>
          </table:table-cell>
          <table:table-cell table:style-name="ce7" office:value-type="float" office:value="0.987886191386823" calcext:value-type="float">
            <text:p>0.988</text:p>
          </table:table-cell>
          <table:table-cell table:style-name="ce7" office:value-type="float" office:value="0.984639837257453" calcext:value-type="float">
            <text:p>0.985</text:p>
          </table:table-cell>
          <table:table-cell table:style-name="ce7" office:value-type="float" office:value="0.002197955095464" calcext:value-type="float">
            <text:p>0.002</text:p>
          </table:table-cell>
          <table:table-cell table:style-name="ce7" office:value-type="float" office:value="0.00705997426729932" calcext:value-type="float">
            <text:p>0.007</text:p>
          </table:table-cell>
          <table:table-cell table:style-name="ce7" office:value-type="float" office:value="0.929646513774071" calcext:value-type="float">
            <text:p>0.930</text:p>
          </table:table-cell>
          <table:table-cell table:style-name="ce7" office:value-type="float" office:value="0.957771994404451" calcext:value-type="float">
            <text:p>0.958</text:p>
          </table:table-cell>
          <table:table-cell table:style-name="ce7" office:value-type="float" office:value="0.946352406800579" calcext:value-type="float">
            <text:p>0.946</text:p>
          </table:table-cell>
          <table:table-cell table:style-name="ce7" office:value-type="float" office:value="0.00534700668508764" calcext:value-type="float">
            <text:p>0.005</text:p>
          </table:table-cell>
          <table:table-cell table:style-name="ce7" office:value-type="float" office:value="0.0453474047241732" calcext:value-type="float">
            <text:p>0.045</text:p>
          </table:table-cell>
          <table:table-cell table:style-name="ce7" office:value-type="float" office:value="0.990124050510233" calcext:value-type="float">
            <text:p>0.990</text:p>
          </table:table-cell>
          <table:table-cell table:style-name="ce7" office:value-type="float" office:value="0.990425918348812" calcext:value-type="float">
            <text:p>0.990</text:p>
          </table:table-cell>
          <table:table-cell table:style-name="ce7" office:value-type="float" office:value="0.990329400109678" calcext:value-type="float">
            <text:p>0.990</text:p>
          </table:table-cell>
          <table:table-cell table:style-name="ce7" office:value-type="float" office:value="0.0000857805845369494" calcext:value-type="float">
            <text:p>0.000</text:p>
          </table:table-cell>
          <table:table-cell table:style-name="ce7" office:value-type="float" office:value="0.00137041141507432" calcext:value-type="float">
            <text:p>0.001</text:p>
          </table:table-cell>
          <table:table-cell table:style-name="ce7" office:value-type="float" office:value="0.991294289917025" calcext:value-type="float">
            <text:p>0.991</text:p>
          </table:table-cell>
          <table:table-cell table:style-name="ce7" office:value-type="float" office:value="0.992311824451075" calcext:value-type="float">
            <text:p>0.992</text:p>
          </table:table-cell>
          <table:table-cell table:style-name="ce7" office:value-type="float" office:value="0.991699811524752" calcext:value-type="float">
            <text:p>0.992</text:p>
          </table:table-cell>
          <table:table-cell table:style-name="ce7" office:value-type="float" office:value="0.00021361226274633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3_3</text:p>
          </table:table-cell>
          <table:table-cell table:style-name="ce7" office:value-type="float" office:value="0.990246022204559" calcext:value-type="float">
            <text:p>0.990</text:p>
          </table:table-cell>
          <table:table-cell table:style-name="ce7" office:value-type="float" office:value="0.990673463460963" calcext:value-type="float">
            <text:p>0.991</text:p>
          </table:table-cell>
          <table:table-cell table:style-name="ce7" office:value-type="float" office:value="0.990408293355108" calcext:value-type="float">
            <text:p>0.990</text:p>
          </table:table-cell>
          <table:table-cell table:style-name="ce7" office:value-type="float" office:value="0.0000778784926103621" calcext:value-type="float">
            <text:p>0.000</text:p>
          </table:table-cell>
          <table:table-cell table:style-name="ce7" office:value-type="float" office:value="0.00129151816964368" calcext:value-type="float">
            <text:p>0.001</text:p>
          </table:table-cell>
          <table:table-cell table:style-name="ce7" office:value-type="float" office:value="0.990124050510233" calcext:value-type="float">
            <text:p>0.990</text:p>
          </table:table-cell>
          <table:table-cell table:style-name="ce7" office:value-type="float" office:value="0.990425918348812" calcext:value-type="float">
            <text:p>0.990</text:p>
          </table:table-cell>
          <table:table-cell table:style-name="ce7" office:value-type="float" office:value="0.990329400109678" calcext:value-type="float">
            <text:p>0.990</text:p>
          </table:table-cell>
          <table:table-cell table:style-name="ce7" office:value-type="float" office:value="0.0000857805845369494" calcext:value-type="float">
            <text:p>0.000</text:p>
          </table:table-cell>
          <table:table-cell table:style-name="ce7" office:value-type="float" office:value="0.00137041141507432" calcext:value-type="float">
            <text:p>0.0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5638593192" calcext:value-type="float">
            <text:p>0.919</text:p>
          </table:table-cell>
          <table:table-cell table:style-name="ce7" office:value-type="float" office:value="0.921752670559604" calcext:value-type="float">
            <text:p>0.922</text:p>
          </table:table-cell>
          <table:table-cell table:style-name="ce7" office:value-type="float" office:value="0.919355458938832" calcext:value-type="float">
            <text:p>0.919</text:p>
          </table:table-cell>
          <table:table-cell table:style-name="ce7" office:value-type="float" office:value="0.00058511574217535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89077958906691" calcext:value-type="float">
            <text:p>0.889</text:p>
          </table:table-cell>
          <table:table-cell table:style-name="ce7" office:value-type="float" office:value="0.895620677017088" calcext:value-type="float">
            <text:p>0.896</text:p>
          </table:table-cell>
          <table:table-cell table:style-name="ce7" office:value-type="float" office:value="0.892662269479824" calcext:value-type="float">
            <text:p>0.893</text:p>
          </table:table-cell>
          <table:table-cell table:style-name="ce7" office:value-type="float" office:value="0.0018125030183471" calcext:value-type="float">
            <text:p>0.002</text:p>
          </table:table-cell>
          <table:table-cell table:style-name="ce7" office:value-type="float" office:value="0.0266931894590079" calcext:value-type="float">
            <text:p>0.027</text:p>
          </table:table-cell>
          <table:table-cell table:style-name="ce7" office:value-type="float" office:value="0.853518901957831" calcext:value-type="float">
            <text:p>0.854</text:p>
          </table:table-cell>
          <table:table-cell table:style-name="ce7" office:value-type="float" office:value="0.88336321308074" calcext:value-type="float">
            <text:p>0.883</text:p>
          </table:table-cell>
          <table:table-cell table:style-name="ce7" office:value-type="float" office:value="0.867752942093443" calcext:value-type="float">
            <text:p>0.868</text:p>
          </table:table-cell>
          <table:table-cell table:style-name="ce7" office:value-type="float" office:value="0.0068465636286663" calcext:value-type="float">
            <text:p>0.007</text:p>
          </table:table-cell>
          <table:table-cell table:style-name="ce7" office:value-type="float" office:value="0.0516025168453892" calcext:value-type="float">
            <text:p>0.052</text:p>
          </table:table-cell>
          <table:table-cell table:style-name="ce7" office:value-type="float" office:value="0.897042551036904" calcext:value-type="float">
            <text:p>0.897</text:p>
          </table:table-cell>
          <table:table-cell table:style-name="ce7" office:value-type="float" office:value="0.897058195410978" calcext:value-type="float">
            <text:p>0.897</text:p>
          </table:table-cell>
          <table:table-cell table:style-name="ce7" office:value-type="float" office:value="0.89704800589424" calcext:value-type="float">
            <text:p>0.897</text:p>
          </table:table-cell>
          <table:table-cell table:style-name="ce7" office:value-type="float" office:value="0.00000311798454603517" calcext:value-type="float">
            <text:p>0.000</text:p>
          </table:table-cell>
          <table:table-cell table:style-name="ce7" office:value-type="float" office:value="0.0223074530445917" calcext:value-type="float">
            <text:p>0.022</text:p>
          </table:table-cell>
          <table:table-cell table:style-name="ce7" office:value-type="float" office:value="0.896968365331763" calcext:value-type="float">
            <text:p>0.897</text:p>
          </table:table-cell>
          <table:table-cell table:style-name="ce7" office:value-type="float" office:value="0.897789452638242" calcext:value-type="float">
            <text:p>0.898</text:p>
          </table:table-cell>
          <table:table-cell table:style-name="ce7" office:value-type="float" office:value="0.897114878437172" calcext:value-type="float">
            <text:p>0.897</text:p>
          </table:table-cell>
          <table:table-cell table:style-name="ce7" office:value-type="float" office:value="0.000161071174767521" calcext:value-type="float">
            <text:p>0.000</text:p>
          </table:table-cell>
          <table:table-cell table:style-name="ce7" office:value-type="float" office:value="0.0222405805016596" calcext:value-type="float">
            <text:p>0.022</text:p>
          </table:table-cell>
          <table:table-cell table:style-name="ce7" office:value-type="float" office:value="0.902672731245147" calcext:value-type="float">
            <text:p>0.903</text:p>
          </table:table-cell>
          <table:table-cell table:style-name="ce7" office:value-type="float" office:value="0.904633309091675" calcext:value-type="float">
            <text:p>0.905</text:p>
          </table:table-cell>
          <table:table-cell table:style-name="ce7" office:value-type="float" office:value="0.90392918533205" calcext:value-type="float">
            <text:p>0.904</text:p>
          </table:table-cell>
          <table:table-cell table:style-name="ce7" office:value-type="float" office:value="0.000404118407169336" calcext:value-type="float">
            <text:p>0.000</text:p>
          </table:table-cell>
          <table:table-cell table:style-name="ce7" office:value-type="float" office:value="0.0154262736067823" calcext:value-type="float">
            <text:p>0.015</text:p>
          </table:table-cell>
          <table:table-cell/>
          <table:table-cell table:style-name="ce2" office:value-type="string" calcext:value-type="string">
            <text:p>WFG4_3</text:p>
          </table:table-cell>
          <table:table-cell table:style-name="ce7" office:value-type="float" office:value="0.889077958906691" calcext:value-type="float">
            <text:p>0.889</text:p>
          </table:table-cell>
          <table:table-cell table:style-name="ce7" office:value-type="float" office:value="0.895620677017088" calcext:value-type="float">
            <text:p>0.896</text:p>
          </table:table-cell>
          <table:table-cell table:style-name="ce7" office:value-type="float" office:value="0.892662269479824" calcext:value-type="float">
            <text:p>0.893</text:p>
          </table:table-cell>
          <table:table-cell table:style-name="ce7" office:value-type="float" office:value="0.0018125030183471" calcext:value-type="float">
            <text:p>0.002</text:p>
          </table:table-cell>
          <table:table-cell table:style-name="ce7" office:value-type="float" office:value="0.0266931894590079" calcext:value-type="float">
            <text:p>0.027</text:p>
          </table:table-cell>
          <table:table-cell table:style-name="ce7" office:value-type="float" office:value="0.896968365331763" calcext:value-type="float">
            <text:p>0.897</text:p>
          </table:table-cell>
          <table:table-cell table:style-name="ce7" office:value-type="float" office:value="0.897789452638242" calcext:value-type="float">
            <text:p>0.898</text:p>
          </table:table-cell>
          <table:table-cell table:style-name="ce7" office:value-type="float" office:value="0.897114878437172" calcext:value-type="float">
            <text:p>0.897</text:p>
          </table:table-cell>
          <table:table-cell table:style-name="ce7" office:value-type="float" office:value="0.000161071174767521" calcext:value-type="float">
            <text:p>0.000</text:p>
          </table:table-cell>
          <table:table-cell table:style-name="ce7" office:value-type="float" office:value="0.0222405805016596" calcext:value-type="float">
            <text:p>0.02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45601825092288" calcext:value-type="float">
            <text:p>0.846</text:p>
          </table:table-cell>
          <table:table-cell table:style-name="ce7" office:value-type="float" office:value="0.863550387894198" calcext:value-type="float">
            <text:p>0.864</text:p>
          </table:table-cell>
          <table:table-cell table:style-name="ce7" office:value-type="float" office:value="0.855797283988324" calcext:value-type="float">
            <text:p>0.856</text:p>
          </table:table-cell>
          <table:table-cell table:style-name="ce7" office:value-type="float" office:value="0.00336362516931161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7899165304303" calcext:value-type="float">
            <text:p>0.818</text:p>
          </table:table-cell>
          <table:table-cell table:style-name="ce7" office:value-type="float" office:value="0.833490432093989" calcext:value-type="float">
            <text:p>0.833</text:p>
          </table:table-cell>
          <table:table-cell table:style-name="ce7" office:value-type="float" office:value="0.82414128285592" calcext:value-type="float">
            <text:p>0.824</text:p>
          </table:table-cell>
          <table:table-cell table:style-name="ce7" office:value-type="float" office:value="0.00450569921492749" calcext:value-type="float">
            <text:p>0.005</text:p>
          </table:table-cell>
          <table:table-cell table:style-name="ce7" office:value-type="float" office:value="0.0316560011324042" calcext:value-type="float">
            <text:p>0.032</text:p>
          </table:table-cell>
          <table:table-cell table:style-name="ce7" office:value-type="float" office:value="0.806373569053076" calcext:value-type="float">
            <text:p>0.806</text:p>
          </table:table-cell>
          <table:table-cell table:style-name="ce7" office:value-type="float" office:value="0.835706544469783" calcext:value-type="float">
            <text:p>0.836</text:p>
          </table:table-cell>
          <table:table-cell table:style-name="ce7" office:value-type="float" office:value="0.821040545847037" calcext:value-type="float">
            <text:p>0.821</text:p>
          </table:table-cell>
          <table:table-cell table:style-name="ce7" office:value-type="float" office:value="0.00751509169875644" calcext:value-type="float">
            <text:p>0.008</text:p>
          </table:table-cell>
          <table:table-cell table:style-name="ce7" office:value-type="float" office:value="0.0347567381412868" calcext:value-type="float">
            <text:p>0.035</text:p>
          </table:table-cell>
          <table:table-cell table:style-name="ce7" office:value-type="float" office:value="0.830668636822788" calcext:value-type="float">
            <text:p>0.831</text:p>
          </table:table-cell>
          <table:table-cell table:style-name="ce7" office:value-type="float" office:value="0.834060173444337" calcext:value-type="float">
            <text:p>0.834</text:p>
          </table:table-cell>
          <table:table-cell table:style-name="ce7" office:value-type="float" office:value="0.830789350933622" calcext:value-type="float">
            <text:p>0.831</text:p>
          </table:table-cell>
          <table:table-cell table:style-name="ce7" office:value-type="float" office:value="0.000561006832435298" calcext:value-type="float">
            <text:p>0.001</text:p>
          </table:table-cell>
          <table:table-cell table:style-name="ce7" office:value-type="float" office:value="0.0250079330547025" calcext:value-type="float">
            <text:p>0.025</text:p>
          </table:table-cell>
          <table:table-cell table:style-name="ce7" office:value-type="float" office:value="0.822294465404428" calcext:value-type="float">
            <text:p>0.822</text:p>
          </table:table-cell>
          <table:table-cell table:style-name="ce7" office:value-type="float" office:value="0.83428300310761" calcext:value-type="float">
            <text:p>0.834</text:p>
          </table:table-cell>
          <table:table-cell table:style-name="ce7" office:value-type="float" office:value="0.830422153597243" calcext:value-type="float">
            <text:p>0.830</text:p>
          </table:table-cell>
          <table:table-cell table:style-name="ce7" office:value-type="float" office:value="0.00298635403203894" calcext:value-type="float">
            <text:p>0.003</text:p>
          </table:table-cell>
          <table:table-cell table:style-name="ce7" office:value-type="float" office:value="0.0253751303910808" calcext:value-type="float">
            <text:p>0.025</text:p>
          </table:table-cell>
          <table:table-cell table:style-name="ce7" office:value-type="float" office:value="0.843361965265835" calcext:value-type="float">
            <text:p>0.843</text:p>
          </table:table-cell>
          <table:table-cell table:style-name="ce7" office:value-type="float" office:value="0.85326322782178" calcext:value-type="float">
            <text:p>0.853</text:p>
          </table:table-cell>
          <table:table-cell table:style-name="ce7" office:value-type="float" office:value="0.848074468095385" calcext:value-type="float">
            <text:p>0.848</text:p>
          </table:table-cell>
          <table:table-cell table:style-name="ce7" office:value-type="float" office:value="0.00230015247750274" calcext:value-type="float">
            <text:p>0.002</text:p>
          </table:table-cell>
          <table:table-cell table:style-name="ce7" office:value-type="float" office:value="0.00772281589293911" calcext:value-type="float">
            <text:p>0.008</text:p>
          </table:table-cell>
          <table:table-cell/>
          <table:table-cell table:style-name="ce2" office:value-type="string" calcext:value-type="string">
            <text:p>WFG5_3</text:p>
          </table:table-cell>
          <table:table-cell table:style-name="ce7" office:value-type="float" office:value="0.817899165304303" calcext:value-type="float">
            <text:p>0.818</text:p>
          </table:table-cell>
          <table:table-cell table:style-name="ce7" office:value-type="float" office:value="0.833490432093989" calcext:value-type="float">
            <text:p>0.833</text:p>
          </table:table-cell>
          <table:table-cell table:style-name="ce7" office:value-type="float" office:value="0.82414128285592" calcext:value-type="float">
            <text:p>0.824</text:p>
          </table:table-cell>
          <table:table-cell table:style-name="ce7" office:value-type="float" office:value="0.00450569921492749" calcext:value-type="float">
            <text:p>0.005</text:p>
          </table:table-cell>
          <table:table-cell table:style-name="ce7" office:value-type="float" office:value="0.0316560011324042" calcext:value-type="float">
            <text:p>0.032</text:p>
          </table:table-cell>
          <table:table-cell table:style-name="ce7" office:value-type="float" office:value="0.822294465404428" calcext:value-type="float">
            <text:p>0.822</text:p>
          </table:table-cell>
          <table:table-cell table:style-name="ce7" office:value-type="float" office:value="0.83428300310761" calcext:value-type="float">
            <text:p>0.834</text:p>
          </table:table-cell>
          <table:table-cell table:style-name="ce7" office:value-type="float" office:value="0.830422153597243" calcext:value-type="float">
            <text:p>0.830</text:p>
          </table:table-cell>
          <table:table-cell table:style-name="ce7" office:value-type="float" office:value="0.00298635403203894" calcext:value-type="float">
            <text:p>0.003</text:p>
          </table:table-cell>
          <table:table-cell table:style-name="ce7" office:value-type="float" office:value="0.0253751303910808" calcext:value-type="float">
            <text:p>0.025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82391501860185" calcext:value-type="float">
            <text:p>0.824</text:p>
          </table:table-cell>
          <table:table-cell table:style-name="ce7" office:value-type="float" office:value="0.843689845797529" calcext:value-type="float">
            <text:p>0.844</text:p>
          </table:table-cell>
          <table:table-cell table:style-name="ce7" office:value-type="float" office:value="0.831477718051547" calcext:value-type="float">
            <text:p>0.831</text:p>
          </table:table-cell>
          <table:table-cell table:style-name="ce7" office:value-type="float" office:value="0.00525337432437877" calcext:value-type="float">
            <text:p>0.005</text:p>
          </table:table-cell>
          <table:table-cell table:style-name="ce7" office:value-type="float" office:value="0.0258699987128202" calcext:value-type="float">
            <text:p>0.026</text:p>
          </table:table-cell>
          <table:table-cell table:style-name="ce7" office:value-type="float" office:value="0.80170529814066" calcext:value-type="float">
            <text:p>0.802</text:p>
          </table:table-cell>
          <table:table-cell table:style-name="ce7" office:value-type="float" office:value="0.817878809043952" calcext:value-type="float">
            <text:p>0.818</text:p>
          </table:table-cell>
          <table:table-cell table:style-name="ce7" office:value-type="float" office:value="0.810992274744393" calcext:value-type="float">
            <text:p>0.811</text:p>
          </table:table-cell>
          <table:table-cell table:style-name="ce7" office:value-type="float" office:value="0.00381276660622373" calcext:value-type="float">
            <text:p>0.004</text:p>
          </table:table-cell>
          <table:table-cell table:style-name="ce7" office:value-type="float" office:value="0.0463554420199739" calcext:value-type="float">
            <text:p>0.046</text:p>
          </table:table-cell>
          <table:table-cell table:style-name="ce7" office:value-type="float" office:value="0.787881018582622" calcext:value-type="float">
            <text:p>0.788</text:p>
          </table:table-cell>
          <table:table-cell table:style-name="ce7" office:value-type="float" office:value="0.835940867677626" calcext:value-type="float">
            <text:p>0.836</text:p>
          </table:table-cell>
          <table:table-cell table:style-name="ce7" office:value-type="float" office:value="0.814577209874264" calcext:value-type="float">
            <text:p>0.815</text:p>
          </table:table-cell>
          <table:table-cell table:style-name="ce7" office:value-type="float" office:value="0.0114556198407462" calcext:value-type="float">
            <text:p>0.011</text:p>
          </table:table-cell>
          <table:table-cell table:style-name="ce7" office:value-type="float" office:value="0.0427705068901032" calcext:value-type="float">
            <text:p>0.043</text:p>
          </table:table-cell>
          <table:table-cell table:style-name="ce7" office:value-type="float" office:value="0.829019115571461" calcext:value-type="float">
            <text:p>0.829</text:p>
          </table:table-cell>
          <table:table-cell table:style-name="ce7" office:value-type="float" office:value="0.857984032296002" calcext:value-type="float">
            <text:p>0.858</text:p>
          </table:table-cell>
          <table:table-cell table:style-name="ce7" office:value-type="float" office:value="0.845568211440801" calcext:value-type="float">
            <text:p>0.846</text:p>
          </table:table-cell>
          <table:table-cell table:style-name="ce7" office:value-type="float" office:value="0.00739468312027685" calcext:value-type="float">
            <text:p>0.007</text:p>
          </table:table-cell>
          <table:table-cell table:style-name="ce7" office:value-type="float" office:value="0.0117795053235663" calcext:value-type="float">
            <text:p>0.012</text:p>
          </table:table-cell>
          <table:table-cell table:style-name="ce7" office:value-type="float" office:value="0.809149013839557" calcext:value-type="float">
            <text:p>0.809</text:p>
          </table:table-cell>
          <table:table-cell table:style-name="ce7" office:value-type="float" office:value="0.870758197510975" calcext:value-type="float">
            <text:p>0.871</text:p>
          </table:table-cell>
          <table:table-cell table:style-name="ce7" office:value-type="float" office:value="0.840730760108621" calcext:value-type="float">
            <text:p>0.841</text:p>
          </table:table-cell>
          <table:table-cell table:style-name="ce7" office:value-type="float" office:value="0.0142816765523293" calcext:value-type="float">
            <text:p>0.014</text:p>
          </table:table-cell>
          <table:table-cell table:style-name="ce7" office:value-type="float" office:value="0.0166169566557466" calcext:value-type="float">
            <text:p>0.017</text:p>
          </table:table-cell>
          <table:table-cell table:style-name="ce7" office:value-type="float" office:value="0.847420043833974" calcext:value-type="float">
            <text:p>0.847</text:p>
          </table:table-cell>
          <table:table-cell table:style-name="ce7" office:value-type="float" office:value="0.874746910212236" calcext:value-type="float">
            <text:p>0.875</text:p>
          </table:table-cell>
          <table:table-cell table:style-name="ce7" office:value-type="float" office:value="0.857347716764367" calcext:value-type="float">
            <text:p>0.857</text:p>
          </table:table-cell>
          <table:table-cell table:style-name="ce7" office:value-type="float" office:value="0.00714309807121648" calcext:value-type="float">
            <text:p>0.007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6_3</text:p>
          </table:table-cell>
          <table:table-cell table:style-name="ce7" office:value-type="float" office:value="0.80170529814066" calcext:value-type="float">
            <text:p>0.802</text:p>
          </table:table-cell>
          <table:table-cell table:style-name="ce7" office:value-type="float" office:value="0.817878809043952" calcext:value-type="float">
            <text:p>0.818</text:p>
          </table:table-cell>
          <table:table-cell table:style-name="ce7" office:value-type="float" office:value="0.810992274744393" calcext:value-type="float">
            <text:p>0.811</text:p>
          </table:table-cell>
          <table:table-cell table:style-name="ce7" office:value-type="float" office:value="0.00381276660622373" calcext:value-type="float">
            <text:p>0.004</text:p>
          </table:table-cell>
          <table:table-cell table:style-name="ce7" office:value-type="float" office:value="0.0463554420199739" calcext:value-type="float">
            <text:p>0.046</text:p>
          </table:table-cell>
          <table:table-cell table:style-name="ce7" office:value-type="float" office:value="0.809149013839557" calcext:value-type="float">
            <text:p>0.809</text:p>
          </table:table-cell>
          <table:table-cell table:style-name="ce7" office:value-type="float" office:value="0.870758197510975" calcext:value-type="float">
            <text:p>0.871</text:p>
          </table:table-cell>
          <table:table-cell table:style-name="ce7" office:value-type="float" office:value="0.840730760108621" calcext:value-type="float">
            <text:p>0.841</text:p>
          </table:table-cell>
          <table:table-cell table:style-name="ce7" office:value-type="float" office:value="0.0142816765523293" calcext:value-type="float">
            <text:p>0.014</text:p>
          </table:table-cell>
          <table:table-cell table:style-name="ce7" office:value-type="float" office:value="0.0166169566557466" calcext:value-type="float">
            <text:p>0.01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71960646709" calcext:value-type="float">
            <text:p>0.918</text:p>
          </table:table-cell>
          <table:table-cell table:style-name="ce7" office:value-type="float" office:value="0.919947640378761" calcext:value-type="float">
            <text:p>0.920</text:p>
          </table:table-cell>
          <table:table-cell table:style-name="ce7" office:value-type="float" office:value="0.919113555445728" calcext:value-type="float">
            <text:p>0.919</text:p>
          </table:table-cell>
          <table:table-cell table:style-name="ce7" office:value-type="float" office:value="0.00036431866612370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6664476872281" calcext:value-type="float">
            <text:p>0.897</text:p>
          </table:table-cell>
          <table:table-cell table:style-name="ce7" office:value-type="float" office:value="0.898809595817893" calcext:value-type="float">
            <text:p>0.899</text:p>
          </table:table-cell>
          <table:table-cell table:style-name="ce7" office:value-type="float" office:value="0.897249937470867" calcext:value-type="float">
            <text:p>0.897</text:p>
          </table:table-cell>
          <table:table-cell table:style-name="ce7" office:value-type="float" office:value="0.000439628342560496" calcext:value-type="float">
            <text:p>0.000</text:p>
          </table:table-cell>
          <table:table-cell table:style-name="ce7" office:value-type="float" office:value="0.0218636179748611" calcext:value-type="float">
            <text:p>0.022</text:p>
          </table:table-cell>
          <table:table-cell table:style-name="ce7" office:value-type="float" office:value="0.857964330904504" calcext:value-type="float">
            <text:p>0.858</text:p>
          </table:table-cell>
          <table:table-cell table:style-name="ce7" office:value-type="float" office:value="0.888950086257836" calcext:value-type="float">
            <text:p>0.889</text:p>
          </table:table-cell>
          <table:table-cell table:style-name="ce7" office:value-type="float" office:value="0.874913197402055" calcext:value-type="float">
            <text:p>0.875</text:p>
          </table:table-cell>
          <table:table-cell table:style-name="ce7" office:value-type="float" office:value="0.00790300455167213" calcext:value-type="float">
            <text:p>0.008</text:p>
          </table:table-cell>
          <table:table-cell table:style-name="ce7" office:value-type="float" office:value="0.0442003580436732" calcext:value-type="float">
            <text:p>0.044</text:p>
          </table:table-cell>
          <table:table-cell table:style-name="ce7" office:value-type="float" office:value="0.896979434615736" calcext:value-type="float">
            <text:p>0.897</text:p>
          </table:table-cell>
          <table:table-cell table:style-name="ce7" office:value-type="float" office:value="0.897039355600322" calcext:value-type="float">
            <text:p>0.897</text:p>
          </table:table-cell>
          <table:table-cell table:style-name="ce7" office:value-type="float" office:value="0.897029336808492" calcext:value-type="float">
            <text:p>0.897</text:p>
          </table:table-cell>
          <table:table-cell table:style-name="ce7" office:value-type="float" office:value="0.0000101303553223095" calcext:value-type="float">
            <text:p>0.000</text:p>
          </table:table-cell>
          <table:table-cell table:style-name="ce7" office:value-type="float" office:value="0.0220842186372358" calcext:value-type="float">
            <text:p>0.022</text:p>
          </table:table-cell>
          <table:table-cell table:style-name="ce7" office:value-type="float" office:value="0.896979679772286" calcext:value-type="float">
            <text:p>0.897</text:p>
          </table:table-cell>
          <table:table-cell table:style-name="ce7" office:value-type="float" office:value="0.897665562581358" calcext:value-type="float">
            <text:p>0.898</text:p>
          </table:table-cell>
          <table:table-cell table:style-name="ce7" office:value-type="float" office:value="0.897090548774775" calcext:value-type="float">
            <text:p>0.897</text:p>
          </table:table-cell>
          <table:table-cell table:style-name="ce7" office:value-type="float" office:value="0.0001287952805705" calcext:value-type="float">
            <text:p>0.000</text:p>
          </table:table-cell>
          <table:table-cell table:style-name="ce7" office:value-type="float" office:value="0.0220230066709529" calcext:value-type="float">
            <text:p>0.022</text:p>
          </table:table-cell>
          <table:table-cell table:style-name="ce7" office:value-type="float" office:value="0.900795000831883" calcext:value-type="float">
            <text:p>0.901</text:p>
          </table:table-cell>
          <table:table-cell table:style-name="ce7" office:value-type="float" office:value="0.905100508101887" calcext:value-type="float">
            <text:p>0.905</text:p>
          </table:table-cell>
          <table:table-cell table:style-name="ce7" office:value-type="float" office:value="0.903702876504998" calcext:value-type="float">
            <text:p>0.904</text:p>
          </table:table-cell>
          <table:table-cell table:style-name="ce7" office:value-type="float" office:value="0.000841620099960146" calcext:value-type="float">
            <text:p>0.001</text:p>
          </table:table-cell>
          <table:table-cell table:style-name="ce7" office:value-type="float" office:value="0.0154106789407303" calcext:value-type="float">
            <text:p>0.015</text:p>
          </table:table-cell>
          <table:table-cell/>
          <table:table-cell table:style-name="ce2" office:value-type="string" calcext:value-type="string">
            <text:p>WFG7_3</text:p>
          </table:table-cell>
          <table:table-cell table:style-name="ce7" office:value-type="float" office:value="0.896664476872281" calcext:value-type="float">
            <text:p>0.897</text:p>
          </table:table-cell>
          <table:table-cell table:style-name="ce7" office:value-type="float" office:value="0.898809595817893" calcext:value-type="float">
            <text:p>0.899</text:p>
          </table:table-cell>
          <table:table-cell table:style-name="ce7" office:value-type="float" office:value="0.897249937470867" calcext:value-type="float">
            <text:p>0.897</text:p>
          </table:table-cell>
          <table:table-cell table:style-name="ce7" office:value-type="float" office:value="0.000439628342560496" calcext:value-type="float">
            <text:p>0.000</text:p>
          </table:table-cell>
          <table:table-cell table:style-name="ce7" office:value-type="float" office:value="0.0218636179748611" calcext:value-type="float">
            <text:p>0.022</text:p>
          </table:table-cell>
          <table:table-cell table:style-name="ce7" office:value-type="float" office:value="0.896979679772286" calcext:value-type="float">
            <text:p>0.897</text:p>
          </table:table-cell>
          <table:table-cell table:style-name="ce7" office:value-type="float" office:value="0.897665562581358" calcext:value-type="float">
            <text:p>0.898</text:p>
          </table:table-cell>
          <table:table-cell table:style-name="ce7" office:value-type="float" office:value="0.897090548774775" calcext:value-type="float">
            <text:p>0.897</text:p>
          </table:table-cell>
          <table:table-cell table:style-name="ce7" office:value-type="float" office:value="0.0001287952805705" calcext:value-type="float">
            <text:p>0.000</text:p>
          </table:table-cell>
          <table:table-cell table:style-name="ce7" office:value-type="float" office:value="0.0220230066709529" calcext:value-type="float">
            <text:p>0.02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832234106586038" calcext:value-type="float">
            <text:p>0.832</text:p>
          </table:table-cell>
          <table:table-cell table:style-name="ce7" office:value-type="float" office:value="0.912899856853471" calcext:value-type="float">
            <text:p>0.913</text:p>
          </table:table-cell>
          <table:table-cell table:style-name="ce7" office:value-type="float" office:value="0.899427334230741" calcext:value-type="float">
            <text:p>0.899</text:p>
          </table:table-cell>
          <table:table-cell table:style-name="ce7" office:value-type="float" office:value="0.022804739611431" calcext:value-type="float">
            <text:p>0.02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88660535829506" calcext:value-type="float">
            <text:p>0.789</text:p>
          </table:table-cell>
          <table:table-cell table:style-name="ce7" office:value-type="float" office:value="0.801281477925951" calcext:value-type="float">
            <text:p>0.801</text:p>
          </table:table-cell>
          <table:table-cell table:style-name="ce7" office:value-type="float" office:value="0.793322297355832" calcext:value-type="float">
            <text:p>0.793</text:p>
          </table:table-cell>
          <table:table-cell table:style-name="ce7" office:value-type="float" office:value="0.0028103750900059" calcext:value-type="float">
            <text:p>0.003</text:p>
          </table:table-cell>
          <table:table-cell table:style-name="ce7" office:value-type="float" office:value="0.10610503687491" calcext:value-type="float">
            <text:p>0.106</text:p>
          </table:table-cell>
          <table:table-cell table:style-name="ce7" office:value-type="float" office:value="0.696641686650672" calcext:value-type="float">
            <text:p>0.697</text:p>
          </table:table-cell>
          <table:table-cell table:style-name="ce7" office:value-type="float" office:value="0.730176158553014" calcext:value-type="float">
            <text:p>0.730</text:p>
          </table:table-cell>
          <table:table-cell table:style-name="ce7" office:value-type="float" office:value="0.715797446658909" calcext:value-type="float">
            <text:p>0.716</text:p>
          </table:table-cell>
          <table:table-cell table:style-name="ce7" office:value-type="float" office:value="0.00778001433848365" calcext:value-type="float">
            <text:p>0.008</text:p>
          </table:table-cell>
          <table:table-cell table:style-name="ce7" office:value-type="float" office:value="0.183629887571832" calcext:value-type="float">
            <text:p>0.184</text:p>
          </table:table-cell>
          <table:table-cell table:style-name="ce7" office:value-type="float" office:value="0.799485077505038" calcext:value-type="float">
            <text:p>0.799</text:p>
          </table:table-cell>
          <table:table-cell table:style-name="ce7" office:value-type="float" office:value="0.807163254562692" calcext:value-type="float">
            <text:p>0.807</text:p>
          </table:table-cell>
          <table:table-cell table:style-name="ce7" office:value-type="float" office:value="0.802782613263743" calcext:value-type="float">
            <text:p>0.803</text:p>
          </table:table-cell>
          <table:table-cell table:style-name="ce7" office:value-type="float" office:value="0.00174060638570218" calcext:value-type="float">
            <text:p>0.002</text:p>
          </table:table-cell>
          <table:table-cell table:style-name="ce7" office:value-type="float" office:value="0.0966447209669984" calcext:value-type="float">
            <text:p>0.097</text:p>
          </table:table-cell>
          <table:table-cell table:style-name="ce7" office:value-type="float" office:value="0.795660859977702" calcext:value-type="float">
            <text:p>0.796</text:p>
          </table:table-cell>
          <table:table-cell table:style-name="ce7" office:value-type="float" office:value="0.802055261718754" calcext:value-type="float">
            <text:p>0.802</text:p>
          </table:table-cell>
          <table:table-cell table:style-name="ce7" office:value-type="float" office:value="0.798183120094926" calcext:value-type="float">
            <text:p>0.798</text:p>
          </table:table-cell>
          <table:table-cell table:style-name="ce7" office:value-type="float" office:value="0.0016162198129135" calcext:value-type="float">
            <text:p>0.002</text:p>
          </table:table-cell>
          <table:table-cell table:style-name="ce7" office:value-type="float" office:value="0.101244214135815" calcext:value-type="float">
            <text:p>0.101</text:p>
          </table:table-cell>
          <table:table-cell table:style-name="ce7" office:value-type="float" office:value="0.816120183693416" calcext:value-type="float">
            <text:p>0.816</text:p>
          </table:table-cell>
          <table:table-cell table:style-name="ce7" office:value-type="float" office:value="0.821075427349458" calcext:value-type="float">
            <text:p>0.821</text:p>
          </table:table-cell>
          <table:table-cell table:style-name="ce7" office:value-type="float" office:value="0.818635887991707" calcext:value-type="float">
            <text:p>0.819</text:p>
          </table:table-cell>
          <table:table-cell table:style-name="ce7" office:value-type="float" office:value="0.00111429429126441" calcext:value-type="float">
            <text:p>0.001</text:p>
          </table:table-cell>
          <table:table-cell table:style-name="ce7" office:value-type="float" office:value="0.0807914462390344" calcext:value-type="float">
            <text:p>0.081</text:p>
          </table:table-cell>
          <table:table-cell/>
          <table:table-cell table:style-name="ce2" office:value-type="string" calcext:value-type="string">
            <text:p>WFG8_3</text:p>
          </table:table-cell>
          <table:table-cell table:style-name="ce7" office:value-type="float" office:value="0.788660535829506" calcext:value-type="float">
            <text:p>0.789</text:p>
          </table:table-cell>
          <table:table-cell table:style-name="ce7" office:value-type="float" office:value="0.801281477925951" calcext:value-type="float">
            <text:p>0.801</text:p>
          </table:table-cell>
          <table:table-cell table:style-name="ce7" office:value-type="float" office:value="0.793322297355832" calcext:value-type="float">
            <text:p>0.793</text:p>
          </table:table-cell>
          <table:table-cell table:style-name="ce7" office:value-type="float" office:value="0.0028103750900059" calcext:value-type="float">
            <text:p>0.003</text:p>
          </table:table-cell>
          <table:table-cell table:style-name="ce7" office:value-type="float" office:value="0.10610503687491" calcext:value-type="float">
            <text:p>0.106</text:p>
          </table:table-cell>
          <table:table-cell table:style-name="ce7" office:value-type="float" office:value="0.795660859977702" calcext:value-type="float">
            <text:p>0.796</text:p>
          </table:table-cell>
          <table:table-cell table:style-name="ce7" office:value-type="float" office:value="0.802055261718754" calcext:value-type="float">
            <text:p>0.802</text:p>
          </table:table-cell>
          <table:table-cell table:style-name="ce7" office:value-type="float" office:value="0.798183120094926" calcext:value-type="float">
            <text:p>0.798</text:p>
          </table:table-cell>
          <table:table-cell table:style-name="ce7" office:value-type="float" office:value="0.0016162198129135" calcext:value-type="float">
            <text:p>0.002</text:p>
          </table:table-cell>
          <table:table-cell table:style-name="ce7" office:value-type="float" office:value="0.101244214135815" calcext:value-type="float">
            <text:p>0.10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771131093197704" calcext:value-type="float">
            <text:p>0.771</text:p>
          </table:table-cell>
          <table:table-cell table:style-name="ce7" office:value-type="float" office:value="0.889198796412914" calcext:value-type="float">
            <text:p>0.889</text:p>
          </table:table-cell>
          <table:table-cell table:style-name="ce7" office:value-type="float" office:value="0.864060421005721" calcext:value-type="float">
            <text:p>0.864</text:p>
          </table:table-cell>
          <table:table-cell table:style-name="ce7" office:value-type="float" office:value="0.0373110949613193" calcext:value-type="float">
            <text:p>0.037</text:p>
          </table:table-cell>
          <table:table-cell table:style-name="ce7" office:value-type="float" office:value="0.00761321660812908" calcext:value-type="float">
            <text:p>0.008</text:p>
          </table:table-cell>
          <table:table-cell table:style-name="ce7" office:value-type="float" office:value="0.742363370601082" calcext:value-type="float">
            <text:p>0.742</text:p>
          </table:table-cell>
          <table:table-cell table:style-name="ce7" office:value-type="float" office:value="0.860057948398229" calcext:value-type="float">
            <text:p>0.860</text:p>
          </table:table-cell>
          <table:table-cell table:style-name="ce7" office:value-type="float" office:value="0.75448782191782" calcext:value-type="float">
            <text:p>0.754</text:p>
          </table:table-cell>
          <table:table-cell table:style-name="ce7" office:value-type="float" office:value="0.0260758885107395" calcext:value-type="float">
            <text:p>0.026</text:p>
          </table:table-cell>
          <table:table-cell table:style-name="ce7" office:value-type="float" office:value="0.117185815696031" calcext:value-type="float">
            <text:p>0.117</text:p>
          </table:table-cell>
          <table:table-cell table:style-name="ce7" office:value-type="float" office:value="0.719739850569889" calcext:value-type="float">
            <text:p>0.720</text:p>
          </table:table-cell>
          <table:table-cell table:style-name="ce7" office:value-type="float" office:value="0.832996432113818" calcext:value-type="float">
            <text:p>0.833</text:p>
          </table:table-cell>
          <table:table-cell table:style-name="ce7" office:value-type="float" office:value="0.745743611153559" calcext:value-type="float">
            <text:p>0.746</text:p>
          </table:table-cell>
          <table:table-cell table:style-name="ce7" office:value-type="float" office:value="0.0265836235007872" calcext:value-type="float">
            <text:p>0.027</text:p>
          </table:table-cell>
          <table:table-cell table:style-name="ce7" office:value-type="float" office:value="0.125930026460292" calcext:value-type="float">
            <text:p>0.126</text:p>
          </table:table-cell>
          <table:table-cell table:style-name="ce7" office:value-type="float" office:value="0.737893522632606" calcext:value-type="float">
            <text:p>0.738</text:p>
          </table:table-cell>
          <table:table-cell table:style-name="ce7" office:value-type="float" office:value="0.847891198227406" calcext:value-type="float">
            <text:p>0.848</text:p>
          </table:table-cell>
          <table:table-cell table:style-name="ce7" office:value-type="float" office:value="0.820636034500856" calcext:value-type="float">
            <text:p>0.821</text:p>
          </table:table-cell>
          <table:table-cell table:style-name="ce7" office:value-type="float" office:value="0.0407377078305007" calcext:value-type="float">
            <text:p>0.041</text:p>
          </table:table-cell>
          <table:table-cell table:style-name="ce7" office:value-type="float" office:value="0.0510376031129944" calcext:value-type="float">
            <text:p>0.051</text:p>
          </table:table-cell>
          <table:table-cell table:style-name="ce7" office:value-type="float" office:value="0.741248202408509" calcext:value-type="float">
            <text:p>0.741</text:p>
          </table:table-cell>
          <table:table-cell table:style-name="ce7" office:value-type="float" office:value="0.884020983436128" calcext:value-type="float">
            <text:p>0.884</text:p>
          </table:table-cell>
          <table:table-cell table:style-name="ce7" office:value-type="float" office:value="0.831304915393024" calcext:value-type="float">
            <text:p>0.831</text:p>
          </table:table-cell>
          <table:table-cell table:style-name="ce7" office:value-type="float" office:value="0.0524054992374371" calcext:value-type="float">
            <text:p>0.052</text:p>
          </table:table-cell>
          <table:table-cell table:style-name="ce7" office:value-type="float" office:value="0.0403687222208268" calcext:value-type="float">
            <text:p>0.040</text:p>
          </table:table-cell>
          <table:table-cell table:style-name="ce7" office:value-type="float" office:value="0.772539735134759" calcext:value-type="float">
            <text:p>0.773</text:p>
          </table:table-cell>
          <table:table-cell table:style-name="ce7" office:value-type="float" office:value="0.89540047245035" calcext:value-type="float">
            <text:p>0.895</text:p>
          </table:table-cell>
          <table:table-cell table:style-name="ce7" office:value-type="float" office:value="0.87167363761385" calcext:value-type="float">
            <text:p>0.872</text:p>
          </table:table-cell>
          <table:table-cell table:style-name="ce7" office:value-type="float" office:value="0.0383895745338318" calcext:value-type="float">
            <text:p>0.03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2" office:value-type="string" calcext:value-type="string">
            <text:p>WFG9_3</text:p>
          </table:table-cell>
          <table:table-cell table:style-name="ce7" office:value-type="float" office:value="0.742363370601082" calcext:value-type="float">
            <text:p>0.742</text:p>
          </table:table-cell>
          <table:table-cell table:style-name="ce7" office:value-type="float" office:value="0.860057948398229" calcext:value-type="float">
            <text:p>0.860</text:p>
          </table:table-cell>
          <table:table-cell table:style-name="ce7" office:value-type="float" office:value="0.75448782191782" calcext:value-type="float">
            <text:p>0.754</text:p>
          </table:table-cell>
          <table:table-cell table:style-name="ce7" office:value-type="float" office:value="0.0260758885107395" calcext:value-type="float">
            <text:p>0.026</text:p>
          </table:table-cell>
          <table:table-cell table:style-name="ce7" office:value-type="float" office:value="0.117185815696031" calcext:value-type="float">
            <text:p>0.117</text:p>
          </table:table-cell>
          <table:table-cell table:style-name="ce7" office:value-type="float" office:value="0.741248202408509" calcext:value-type="float">
            <text:p>0.741</text:p>
          </table:table-cell>
          <table:table-cell table:style-name="ce7" office:value-type="float" office:value="0.884020983436128" calcext:value-type="float">
            <text:p>0.884</text:p>
          </table:table-cell>
          <table:table-cell table:style-name="ce7" office:value-type="float" office:value="0.831304915393024" calcext:value-type="float">
            <text:p>0.831</text:p>
          </table:table-cell>
          <table:table-cell table:style-name="ce7" office:value-type="float" office:value="0.0524054992374371" calcext:value-type="float">
            <text:p>0.052</text:p>
          </table:table-cell>
          <table:table-cell table:style-name="ce7" office:value-type="float" office:value="0.0403687222208268" calcext:value-type="float">
            <text:p>0.04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0544909512584" calcext:value-type="float">
            <text:p>0.961</text:p>
          </table:table-cell>
          <table:table-cell table:style-name="ce7" office:value-type="float" office:value="0.966126476391966" calcext:value-type="float">
            <text:p>0.966</text:p>
          </table:table-cell>
          <table:table-cell table:style-name="ce7" office:value-type="float" office:value="0.964304521038842" calcext:value-type="float">
            <text:p>0.964</text:p>
          </table:table-cell>
          <table:table-cell table:style-name="ce7" office:value-type="float" office:value="0.00108408882694606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39211419894" calcext:value-type="float">
            <text:p>0.953</text:p>
          </table:table-cell>
          <table:table-cell table:style-name="ce7" office:value-type="float" office:value="0.952780521820076" calcext:value-type="float">
            <text:p>0.953</text:p>
          </table:table-cell>
          <table:table-cell table:style-name="ce7" office:value-type="float" office:value="0.952758465426516" calcext:value-type="float">
            <text:p>0.953</text:p>
          </table:table-cell>
          <table:table-cell table:style-name="ce7" office:value-type="float" office:value="0.00000972508846616232" calcext:value-type="float">
            <text:p>0.000</text:p>
          </table:table-cell>
          <table:table-cell table:style-name="ce7" office:value-type="float" office:value="0.0115460556123252" calcext:value-type="float">
            <text:p>0.012</text:p>
          </table:table-cell>
          <table:table-cell table:style-name="ce7" office:value-type="float" office:value="0.934754073898792" calcext:value-type="float">
            <text:p>0.935</text:p>
          </table:table-cell>
          <table:table-cell table:style-name="ce7" office:value-type="float" office:value="0.950202091891801" calcext:value-type="float">
            <text:p>0.950</text:p>
          </table:table-cell>
          <table:table-cell table:style-name="ce7" office:value-type="float" office:value="0.942548741106748" calcext:value-type="float">
            <text:p>0.943</text:p>
          </table:table-cell>
          <table:table-cell table:style-name="ce7" office:value-type="float" office:value="0.00376581489601379" calcext:value-type="float">
            <text:p>0.004</text:p>
          </table:table-cell>
          <table:table-cell table:style-name="ce7" office:value-type="float" office:value="0.0217557799320939" calcext:value-type="float">
            <text:p>0.022</text:p>
          </table:table-cell>
          <table:table-cell table:style-name="ce7" office:value-type="float" office:value="0.952731714402246" calcext:value-type="float">
            <text:p>0.953</text:p>
          </table:table-cell>
          <table:table-cell table:style-name="ce7" office:value-type="float" office:value="0.952735902394218" calcext:value-type="float">
            <text:p>0.953</text:p>
          </table:table-cell>
          <table:table-cell table:style-name="ce7" office:value-type="float" office:value="0.952733404351562" calcext:value-type="float">
            <text:p>0.953</text:p>
          </table:table-cell>
          <table:table-cell table:style-name="ce7" office:value-type="float" office:value="0.000000876604146976722" calcext:value-type="float">
            <text:p>0.000</text:p>
          </table:table-cell>
          <table:table-cell table:style-name="ce7" office:value-type="float" office:value="0.0115711166872791" calcext:value-type="float">
            <text:p>0.012</text:p>
          </table:table-cell>
          <table:table-cell table:style-name="ce7" office:value-type="float" office:value="0.952696514101923" calcext:value-type="float">
            <text:p>0.953</text:p>
          </table:table-cell>
          <table:table-cell table:style-name="ce7" office:value-type="float" office:value="0.952760629400226" calcext:value-type="float">
            <text:p>0.953</text:p>
          </table:table-cell>
          <table:table-cell table:style-name="ce7" office:value-type="float" office:value="0.952717964861002" calcext:value-type="float">
            <text:p>0.953</text:p>
          </table:table-cell>
          <table:table-cell table:style-name="ce7" office:value-type="float" office:value="0.0000150406627655727" calcext:value-type="float">
            <text:p>0.000</text:p>
          </table:table-cell>
          <table:table-cell table:style-name="ce7" office:value-type="float" office:value="0.0115865561778398" calcext:value-type="float">
            <text:p>0.012</text:p>
          </table:table-cell>
          <table:table-cell table:style-name="ce7" office:value-type="float" office:value="0.938585565886268" calcext:value-type="float">
            <text:p>0.939</text:p>
          </table:table-cell>
          <table:table-cell table:style-name="ce7" office:value-type="float" office:value="0.942524419544694" calcext:value-type="float">
            <text:p>0.943</text:p>
          </table:table-cell>
          <table:table-cell table:style-name="ce7" office:value-type="float" office:value="0.940597180669917" calcext:value-type="float">
            <text:p>0.941</text:p>
          </table:table-cell>
          <table:table-cell table:style-name="ce7" office:value-type="float" office:value="0.000873830333815633" calcext:value-type="float">
            <text:p>0.001</text:p>
          </table:table-cell>
          <table:table-cell table:style-name="ce7" office:value-type="float" office:value="0.0237073403689249" calcext:value-type="float">
            <text:p>0.024</text:p>
          </table:table-cell>
          <table:table-cell/>
          <table:table-cell table:style-name="ce2" office:value-type="string" calcext:value-type="string">
            <text:p>DTLZ1_3</text:p>
          </table:table-cell>
          <table:table-cell table:style-name="ce7" office:value-type="float" office:value="0.952739211419894" calcext:value-type="float">
            <text:p>0.953</text:p>
          </table:table-cell>
          <table:table-cell table:style-name="ce7" office:value-type="float" office:value="0.952780521820076" calcext:value-type="float">
            <text:p>0.953</text:p>
          </table:table-cell>
          <table:table-cell table:style-name="ce7" office:value-type="float" office:value="0.952758465426516" calcext:value-type="float">
            <text:p>0.953</text:p>
          </table:table-cell>
          <table:table-cell table:style-name="ce7" office:value-type="float" office:value="0.00000972508846616232" calcext:value-type="float">
            <text:p>0.000</text:p>
          </table:table-cell>
          <table:table-cell table:style-name="ce7" office:value-type="float" office:value="0.0115460556123252" calcext:value-type="float">
            <text:p>0.012</text:p>
          </table:table-cell>
          <table:table-cell table:style-name="ce7" office:value-type="float" office:value="0.952696514101923" calcext:value-type="float">
            <text:p>0.953</text:p>
          </table:table-cell>
          <table:table-cell table:style-name="ce7" office:value-type="float" office:value="0.952760629400226" calcext:value-type="float">
            <text:p>0.953</text:p>
          </table:table-cell>
          <table:table-cell table:style-name="ce7" office:value-type="float" office:value="0.952717964861002" calcext:value-type="float">
            <text:p>0.953</text:p>
          </table:table-cell>
          <table:table-cell table:style-name="ce7" office:value-type="float" office:value="0.0000150406627655727" calcext:value-type="float">
            <text:p>0.000</text:p>
          </table:table-cell>
          <table:table-cell table:style-name="ce7" office:value-type="float" office:value="0.0115865561778398" calcext:value-type="float">
            <text:p>0.01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973387124985" calcext:value-type="float">
            <text:p>0.929</text:p>
          </table:table-cell>
          <table:table-cell table:style-name="ce7" office:value-type="float" office:value="0.930120829301494" calcext:value-type="float">
            <text:p>0.930</text:p>
          </table:table-cell>
          <table:table-cell table:style-name="ce7" office:value-type="float" office:value="0.929772236154232" calcext:value-type="float">
            <text:p>0.930</text:p>
          </table:table-cell>
          <table:table-cell table:style-name="ce7" office:value-type="float" office:value="0.0002435639511355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436634984191" calcext:value-type="float">
            <text:p>0.913</text:p>
          </table:table-cell>
          <table:table-cell table:style-name="ce7" office:value-type="float" office:value="0.914080207058574" calcext:value-type="float">
            <text:p>0.914</text:p>
          </table:table-cell>
          <table:table-cell table:style-name="ce7" office:value-type="float" office:value="0.913723835917988" calcext:value-type="float">
            <text:p>0.914</text:p>
          </table:table-cell>
          <table:table-cell table:style-name="ce7" office:value-type="float" office:value="0.000176171787102889" calcext:value-type="float">
            <text:p>0.000</text:p>
          </table:table-cell>
          <table:table-cell table:style-name="ce7" office:value-type="float" office:value="0.0160484002362448" calcext:value-type="float">
            <text:p>0.016</text:p>
          </table:table-cell>
          <table:table-cell table:style-name="ce7" office:value-type="float" office:value="0.870613407879357" calcext:value-type="float">
            <text:p>0.871</text:p>
          </table:table-cell>
          <table:table-cell table:style-name="ce7" office:value-type="float" office:value="0.900792713253664" calcext:value-type="float">
            <text:p>0.901</text:p>
          </table:table-cell>
          <table:table-cell table:style-name="ce7" office:value-type="float" office:value="0.885638235666152" calcext:value-type="float">
            <text:p>0.886</text:p>
          </table:table-cell>
          <table:table-cell table:style-name="ce7" office:value-type="float" office:value="0.00652866973520478" calcext:value-type="float">
            <text:p>0.007</text:p>
          </table:table-cell>
          <table:table-cell table:style-name="ce7" office:value-type="float" office:value="0.0441340004880808" calcext:value-type="float">
            <text:p>0.044</text:p>
          </table:table-cell>
          <table:table-cell table:style-name="ce7" office:value-type="float" office:value="0.913378335653671" calcext:value-type="float">
            <text:p>0.913</text:p>
          </table:table-cell>
          <table:table-cell table:style-name="ce7" office:value-type="float" office:value="0.913379109244229" calcext:value-type="float">
            <text:p>0.913</text:p>
          </table:table-cell>
          <table:table-cell table:style-name="ce7" office:value-type="float" office:value="0.913378768371237" calcext:value-type="float">
            <text:p>0.913</text:p>
          </table:table-cell>
          <table:table-cell table:style-name="ce7" office:value-type="float" office:value="0.000000183580601380095" calcext:value-type="float">
            <text:p>0.000</text:p>
          </table:table-cell>
          <table:table-cell table:style-name="ce7" office:value-type="float" office:value="0.0163934677829958" calcext:value-type="float">
            <text:p>0.016</text:p>
          </table:table-cell>
          <table:table-cell table:style-name="ce7" office:value-type="float" office:value="0.913316633568472" calcext:value-type="float">
            <text:p>0.913</text:p>
          </table:table-cell>
          <table:table-cell table:style-name="ce7" office:value-type="float" office:value="0.913715161974926" calcext:value-type="float">
            <text:p>0.914</text:p>
          </table:table-cell>
          <table:table-cell table:style-name="ce7" office:value-type="float" office:value="0.91340667180919" calcext:value-type="float">
            <text:p>0.913</text:p>
          </table:table-cell>
          <table:table-cell table:style-name="ce7" office:value-type="float" office:value="0.000102125907524701" calcext:value-type="float">
            <text:p>0.000</text:p>
          </table:table-cell>
          <table:table-cell table:style-name="ce7" office:value-type="float" office:value="0.0163655643450421" calcext:value-type="float">
            <text:p>0.016</text:p>
          </table:table-cell>
          <table:table-cell table:style-name="ce7" office:value-type="float" office:value="0.912680066640921" calcext:value-type="float">
            <text:p>0.913</text:p>
          </table:table-cell>
          <table:table-cell table:style-name="ce7" office:value-type="float" office:value="0.916066048448645" calcext:value-type="float">
            <text:p>0.916</text:p>
          </table:table-cell>
          <table:table-cell table:style-name="ce7" office:value-type="float" office:value="0.914863532540962" calcext:value-type="float">
            <text:p>0.915</text:p>
          </table:table-cell>
          <table:table-cell table:style-name="ce7" office:value-type="float" office:value="0.000701940175006768" calcext:value-type="float">
            <text:p>0.001</text:p>
          </table:table-cell>
          <table:table-cell table:style-name="ce7" office:value-type="float" office:value="0.0149087036132702" calcext:value-type="float">
            <text:p>0.015</text:p>
          </table:table-cell>
          <table:table-cell/>
          <table:table-cell table:style-name="ce2" office:value-type="string" calcext:value-type="string">
            <text:p>DTLZ2_3</text:p>
          </table:table-cell>
          <table:table-cell table:style-name="ce7" office:value-type="float" office:value="0.913436634984191" calcext:value-type="float">
            <text:p>0.913</text:p>
          </table:table-cell>
          <table:table-cell table:style-name="ce7" office:value-type="float" office:value="0.914080207058574" calcext:value-type="float">
            <text:p>0.914</text:p>
          </table:table-cell>
          <table:table-cell table:style-name="ce7" office:value-type="float" office:value="0.913723835917988" calcext:value-type="float">
            <text:p>0.914</text:p>
          </table:table-cell>
          <table:table-cell table:style-name="ce7" office:value-type="float" office:value="0.000176171787102889" calcext:value-type="float">
            <text:p>0.000</text:p>
          </table:table-cell>
          <table:table-cell table:style-name="ce7" office:value-type="float" office:value="0.0160484002362448" calcext:value-type="float">
            <text:p>0.016</text:p>
          </table:table-cell>
          <table:table-cell table:style-name="ce7" office:value-type="float" office:value="0.913316633568472" calcext:value-type="float">
            <text:p>0.913</text:p>
          </table:table-cell>
          <table:table-cell table:style-name="ce7" office:value-type="float" office:value="0.913715161974926" calcext:value-type="float">
            <text:p>0.914</text:p>
          </table:table-cell>
          <table:table-cell table:style-name="ce7" office:value-type="float" office:value="0.91340667180919" calcext:value-type="float">
            <text:p>0.913</text:p>
          </table:table-cell>
          <table:table-cell table:style-name="ce7" office:value-type="float" office:value="0.000102125907524701" calcext:value-type="float">
            <text:p>0.000</text:p>
          </table:table-cell>
          <table:table-cell table:style-name="ce7" office:value-type="float" office:value="0.0163655643450421" calcext:value-type="float">
            <text:p>0.016</text:p>
          </table:table-cell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974239781092" calcext:value-type="float">
            <text:p>0.929</text:p>
          </table:table-cell>
          <table:table-cell table:style-name="ce7" office:value-type="float" office:value="0.930274327833074" calcext:value-type="float">
            <text:p>0.930</text:p>
          </table:table-cell>
          <table:table-cell table:style-name="ce7" office:value-type="float" office:value="0.929811516295152" calcext:value-type="float">
            <text:p>0.930</text:p>
          </table:table-cell>
          <table:table-cell table:style-name="ce7" office:value-type="float" office:value="0.00022576273605340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0443597410144" calcext:value-type="float">
            <text:p>0.910</text:p>
          </table:table-cell>
          <table:table-cell table:style-name="ce7" office:value-type="float" office:value="0.91408111853496" calcext:value-type="float">
            <text:p>0.914</text:p>
          </table:table-cell>
          <table:table-cell table:style-name="ce7" office:value-type="float" office:value="0.913347257436706" calcext:value-type="float">
            <text:p>0.913</text:p>
          </table:table-cell>
          <table:table-cell table:style-name="ce7" office:value-type="float" office:value="0.000928469209354981" calcext:value-type="float">
            <text:p>0.001</text:p>
          </table:table-cell>
          <table:table-cell table:style-name="ce7" office:value-type="float" office:value="0.0164642588584455" calcext:value-type="float">
            <text:p>0.016</text:p>
          </table:table-cell>
          <table:table-cell table:style-name="ce7" office:value-type="float" office:value="0.876198038056792" calcext:value-type="float">
            <text:p>0.876</text:p>
          </table:table-cell>
          <table:table-cell table:style-name="ce7" office:value-type="float" office:value="0.900969931382763" calcext:value-type="float">
            <text:p>0.901</text:p>
          </table:table-cell>
          <table:table-cell table:style-name="ce7" office:value-type="float" office:value="0.890341139023541" calcext:value-type="float">
            <text:p>0.890</text:p>
          </table:table-cell>
          <table:table-cell table:style-name="ce7" office:value-type="float" office:value="0.00600962582934626" calcext:value-type="float">
            <text:p>0.006</text:p>
          </table:table-cell>
          <table:table-cell table:style-name="ce7" office:value-type="float" office:value="0.0394703772716115" calcext:value-type="float">
            <text:p>0.039</text:p>
          </table:table-cell>
          <table:table-cell table:style-name="ce7" office:value-type="float" office:value="0.913378305898971" calcext:value-type="float">
            <text:p>0.913</text:p>
          </table:table-cell>
          <table:table-cell table:style-name="ce7" office:value-type="float" office:value="0.913379304696187" calcext:value-type="float">
            <text:p>0.913</text:p>
          </table:table-cell>
          <table:table-cell table:style-name="ce7" office:value-type="float" office:value="0.913378757112215" calcext:value-type="float">
            <text:p>0.913</text:p>
          </table:table-cell>
          <table:table-cell table:style-name="ce7" office:value-type="float" office:value="0.000000243055887412179" calcext:value-type="float">
            <text:p>0.000</text:p>
          </table:table-cell>
          <table:table-cell table:style-name="ce7" office:value-type="float" office:value="0.0164327591829367" calcext:value-type="float">
            <text:p>0.016</text:p>
          </table:table-cell>
          <table:table-cell table:style-name="ce7" office:value-type="float" office:value="0.913318558689254" calcext:value-type="float">
            <text:p>0.913</text:p>
          </table:table-cell>
          <table:table-cell table:style-name="ce7" office:value-type="float" office:value="0.913525939684516" calcext:value-type="float">
            <text:p>0.914</text:p>
          </table:table-cell>
          <table:table-cell table:style-name="ce7" office:value-type="float" office:value="0.91338755765729" calcext:value-type="float">
            <text:p>0.913</text:p>
          </table:table-cell>
          <table:table-cell table:style-name="ce7" office:value-type="float" office:value="0.0000511238233366934" calcext:value-type="float">
            <text:p>0.000</text:p>
          </table:table-cell>
          <table:table-cell table:style-name="ce7" office:value-type="float" office:value="0.0164239586378617" calcext:value-type="float">
            <text:p>0.016</text:p>
          </table:table-cell>
          <table:table-cell table:style-name="ce7" office:value-type="float" office:value="0.913990196286154" calcext:value-type="float">
            <text:p>0.914</text:p>
          </table:table-cell>
          <table:table-cell table:style-name="ce7" office:value-type="float" office:value="0.915963434635166" calcext:value-type="float">
            <text:p>0.916</text:p>
          </table:table-cell>
          <table:table-cell table:style-name="ce7" office:value-type="float" office:value="0.9151295146308" calcext:value-type="float">
            <text:p>0.915</text:p>
          </table:table-cell>
          <table:table-cell table:style-name="ce7" office:value-type="float" office:value="0.000433448891783031" calcext:value-type="float">
            <text:p>0.000</text:p>
          </table:table-cell>
          <table:table-cell table:style-name="ce7" office:value-type="float" office:value="0.0146820016643525" calcext:value-type="float">
            <text:p>0.015</text:p>
          </table:table-cell>
          <table:table-cell/>
          <table:table-cell table:style-name="ce2" office:value-type="string" calcext:value-type="string">
            <text:p>DTLZ3_3</text:p>
          </table:table-cell>
          <table:table-cell table:style-name="ce7" office:value-type="float" office:value="0.910443597410144" calcext:value-type="float">
            <text:p>0.910</text:p>
          </table:table-cell>
          <table:table-cell table:style-name="ce7" office:value-type="float" office:value="0.91408111853496" calcext:value-type="float">
            <text:p>0.914</text:p>
          </table:table-cell>
          <table:table-cell table:style-name="ce7" office:value-type="float" office:value="0.913347257436706" calcext:value-type="float">
            <text:p>0.913</text:p>
          </table:table-cell>
          <table:table-cell table:style-name="ce7" office:value-type="float" office:value="0.000928469209354981" calcext:value-type="float">
            <text:p>0.001</text:p>
          </table:table-cell>
          <table:table-cell table:style-name="ce7" office:value-type="float" office:value="0.0164642588584455" calcext:value-type="float">
            <text:p>0.016</text:p>
          </table:table-cell>
          <table:table-cell table:style-name="ce7" office:value-type="float" office:value="0.913318558689254" calcext:value-type="float">
            <text:p>0.913</text:p>
          </table:table-cell>
          <table:table-cell table:style-name="ce7" office:value-type="float" office:value="0.913525939684516" calcext:value-type="float">
            <text:p>0.914</text:p>
          </table:table-cell>
          <table:table-cell table:style-name="ce7" office:value-type="float" office:value="0.91338755765729" calcext:value-type="float">
            <text:p>0.913</text:p>
          </table:table-cell>
          <table:table-cell table:style-name="ce7" office:value-type="float" office:value="0.0000511238233366934" calcext:value-type="float">
            <text:p>0.000</text:p>
          </table:table-cell>
          <table:table-cell table:style-name="ce7" office:value-type="float" office:value="0.0164239586378617" calcext:value-type="float">
            <text:p>0.016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616895172407" calcext:value-type="float">
            <text:p>0.929</text:p>
          </table:table-cell>
          <table:table-cell table:style-name="ce7" office:value-type="float" office:value="0.930344934395704" calcext:value-type="float">
            <text:p>0.930</text:p>
          </table:table-cell>
          <table:table-cell table:style-name="ce7" office:value-type="float" office:value="0.929820920979492" calcext:value-type="float">
            <text:p>0.930</text:p>
          </table:table-cell>
          <table:table-cell table:style-name="ce7" office:value-type="float" office:value="0.00030734801571871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448623534527" calcext:value-type="float">
            <text:p>0.913</text:p>
          </table:table-cell>
          <table:table-cell table:style-name="ce7" office:value-type="float" office:value="0.91402386216657" calcext:value-type="float">
            <text:p>0.914</text:p>
          </table:table-cell>
          <table:table-cell table:style-name="ce7" office:value-type="float" office:value="0.913665081227087" calcext:value-type="float">
            <text:p>0.914</text:p>
          </table:table-cell>
          <table:table-cell table:style-name="ce7" office:value-type="float" office:value="0.000176692854193906" calcext:value-type="float">
            <text:p>0.000</text:p>
          </table:table-cell>
          <table:table-cell table:style-name="ce7" office:value-type="float" office:value="0.0161558397524043" calcext:value-type="float">
            <text:p>0.016</text:p>
          </table:table-cell>
          <table:table-cell table:style-name="ce7" office:value-type="float" office:value="0.871457154119749" calcext:value-type="float">
            <text:p>0.871</text:p>
          </table:table-cell>
          <table:table-cell table:style-name="ce7" office:value-type="float" office:value="0.903762228494648" calcext:value-type="float">
            <text:p>0.904</text:p>
          </table:table-cell>
          <table:table-cell table:style-name="ce7" office:value-type="float" office:value="0.888413791424366" calcext:value-type="float">
            <text:p>0.888</text:p>
          </table:table-cell>
          <table:table-cell table:style-name="ce7" office:value-type="float" office:value="0.00711442132693778" calcext:value-type="float">
            <text:p>0.007</text:p>
          </table:table-cell>
          <table:table-cell table:style-name="ce7" office:value-type="float" office:value="0.0414071295551259" calcext:value-type="float">
            <text:p>0.041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337946180431" calcext:value-type="float">
            <text:p>0.913</text:p>
          </table:table-cell>
          <table:table-cell table:style-name="ce7" office:value-type="float" office:value="0.891599779870904" calcext:value-type="float">
            <text:p>0.892</text:p>
          </table:table-cell>
          <table:table-cell table:style-name="ce7" office:value-type="float" office:value="0.126992325805228" calcext:value-type="float">
            <text:p>0.127</text:p>
          </table:table-cell>
          <table:table-cell table:style-name="ce7" office:value-type="float" office:value="0.0382211411085871" calcext:value-type="float">
            <text:p>0.038</text:p>
          </table:table-cell>
          <table:table-cell table:style-name="ce7" office:value-type="float" office:value="0.91331565102998" calcext:value-type="float">
            <text:p>0.913</text:p>
          </table:table-cell>
          <table:table-cell table:style-name="ce7" office:value-type="float" office:value="0.913773400570176" calcext:value-type="float">
            <text:p>0.914</text:p>
          </table:table-cell>
          <table:table-cell table:style-name="ce7" office:value-type="float" office:value="0.913422714935595" calcext:value-type="float">
            <text:p>0.913</text:p>
          </table:table-cell>
          <table:table-cell table:style-name="ce7" office:value-type="float" office:value="0.000126272110170485" calcext:value-type="float">
            <text:p>0.000</text:p>
          </table:table-cell>
          <table:table-cell table:style-name="ce7" office:value-type="float" office:value="0.0163982060438967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0972519511" calcext:value-type="float">
            <text:p>0.916</text:p>
          </table:table-cell>
          <table:table-cell table:style-name="ce7" office:value-type="float" office:value="0.675481954095935" calcext:value-type="float">
            <text:p>0.675</text:p>
          </table:table-cell>
          <table:table-cell table:style-name="ce7" office:value-type="float" office:value="0.297705617017699" calcext:value-type="float">
            <text:p>0.298</text:p>
          </table:table-cell>
          <table:table-cell table:style-name="ce7" office:value-type="float" office:value="0.254338966883556" calcext:value-type="float">
            <text:p>0.254</text:p>
          </table:table-cell>
          <table:table-cell/>
          <table:table-cell table:style-name="ce2" office:value-type="string" calcext:value-type="string">
            <text:p>DTLZ4_3</text:p>
          </table:table-cell>
          <table:table-cell table:style-name="ce7" office:value-type="float" office:value="0.913448623534527" calcext:value-type="float">
            <text:p>0.913</text:p>
          </table:table-cell>
          <table:table-cell table:style-name="ce7" office:value-type="float" office:value="0.91402386216657" calcext:value-type="float">
            <text:p>0.914</text:p>
          </table:table-cell>
          <table:table-cell table:style-name="ce7" office:value-type="float" office:value="0.913665081227087" calcext:value-type="float">
            <text:p>0.914</text:p>
          </table:table-cell>
          <table:table-cell table:style-name="ce7" office:value-type="float" office:value="0.000176692854193906" calcext:value-type="float">
            <text:p>0.000</text:p>
          </table:table-cell>
          <table:table-cell table:style-name="ce7" office:value-type="float" office:value="0.0161558397524043" calcext:value-type="float">
            <text:p>0.016</text:p>
          </table:table-cell>
          <table:table-cell table:style-name="ce7" office:value-type="float" office:value="0.91331565102998" calcext:value-type="float">
            <text:p>0.913</text:p>
          </table:table-cell>
          <table:table-cell table:style-name="ce7" office:value-type="float" office:value="0.913773400570176" calcext:value-type="float">
            <text:p>0.914</text:p>
          </table:table-cell>
          <table:table-cell table:style-name="ce7" office:value-type="float" office:value="0.913422714935595" calcext:value-type="float">
            <text:p>0.913</text:p>
          </table:table-cell>
          <table:table-cell table:style-name="ce7" office:value-type="float" office:value="0.000126272110170485" calcext:value-type="float">
            <text:p>0.000</text:p>
          </table:table-cell>
          <table:table-cell table:style-name="ce7" office:value-type="float" office:value="0.0163982060438967" calcext:value-type="float">
            <text:p>0.016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20327913558" calcext:value-type="float">
            <text:p>0.986</text:p>
          </table:table-cell>
          <table:table-cell table:style-name="ce7" office:value-type="float" office:value="0.985924115341357" calcext:value-type="float">
            <text:p>0.986</text:p>
          </table:table-cell>
          <table:table-cell table:style-name="ce7" office:value-type="float" office:value="0.985922042101182" calcext:value-type="float">
            <text:p>0.986</text:p>
          </table:table-cell>
          <table:table-cell table:style-name="ce7" office:value-type="float" office:value="0.00000078727634298542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83380622" calcext:value-type="float">
            <text:p>0.979</text:p>
          </table:table-cell>
          <table:table-cell table:style-name="ce7" office:value-type="float" office:value="0.978919733088369" calcext:value-type="float">
            <text:p>0.979</text:p>
          </table:table-cell>
          <table:table-cell table:style-name="ce7" office:value-type="float" office:value="0.978919084516072" calcext:value-type="float">
            <text:p>0.979</text:p>
          </table:table-cell>
          <table:table-cell table:style-name="ce7" office:value-type="float" office:value="0.000000268076787680848" calcext:value-type="float">
            <text:p>0.000</text:p>
          </table:table-cell>
          <table:table-cell table:style-name="ce7" office:value-type="float" office:value="0.00700295758510983" calcext:value-type="float">
            <text:p>0.007</text:p>
          </table:table-cell>
          <table:table-cell table:style-name="ce7" office:value-type="float" office:value="0.981663387547011" calcext:value-type="float">
            <text:p>0.982</text:p>
          </table:table-cell>
          <table:table-cell table:style-name="ce7" office:value-type="float" office:value="0.984457537508897" calcext:value-type="float">
            <text:p>0.984</text:p>
          </table:table-cell>
          <table:table-cell table:style-name="ce7" office:value-type="float" office:value="0.982890624618575" calcext:value-type="float">
            <text:p>0.983</text:p>
          </table:table-cell>
          <table:table-cell table:style-name="ce7" office:value-type="float" office:value="0.00054608314115941" calcext:value-type="float">
            <text:p>0.001</text:p>
          </table:table-cell>
          <table:table-cell table:style-name="ce7" office:value-type="float" office:value="0.00303141748260716" calcext:value-type="float">
            <text:p>0.003</text:p>
          </table:table-cell>
          <table:table-cell table:style-name="ce7" office:value-type="float" office:value="0.962125613717462" calcext:value-type="float">
            <text:p>0.962</text:p>
          </table:table-cell>
          <table:table-cell table:style-name="ce7" office:value-type="float" office:value="0.976041345637072" calcext:value-type="float">
            <text:p>0.976</text:p>
          </table:table-cell>
          <table:table-cell table:style-name="ce7" office:value-type="float" office:value="0.969927694656565" calcext:value-type="float">
            <text:p>0.970</text:p>
          </table:table-cell>
          <table:table-cell table:style-name="ce7" office:value-type="float" office:value="0.00296576249329381" calcext:value-type="float">
            <text:p>0.003</text:p>
          </table:table-cell>
          <table:table-cell table:style-name="ce7" office:value-type="float" office:value="0.015994347444617" calcext:value-type="float">
            <text:p>0.016</text:p>
          </table:table-cell>
          <table:table-cell table:style-name="ce7" office:value-type="float" office:value="0.978799875741489" calcext:value-type="float">
            <text:p>0.979</text:p>
          </table:table-cell>
          <table:table-cell table:style-name="ce7" office:value-type="float" office:value="0.978807997510629" calcext:value-type="float">
            <text:p>0.979</text:p>
          </table:table-cell>
          <table:table-cell table:style-name="ce7" office:value-type="float" office:value="0.978801043426247" calcext:value-type="float">
            <text:p>0.979</text:p>
          </table:table-cell>
          <table:table-cell table:style-name="ce7" office:value-type="float" office:value="0.00000176888678229475" calcext:value-type="float">
            <text:p>0.000</text:p>
          </table:table-cell>
          <table:table-cell table:style-name="ce7" office:value-type="float" office:value="0.00712099867493521" calcext:value-type="float">
            <text:p>0.007</text:p>
          </table:table-cell>
          <table:table-cell table:style-name="ce7" office:value-type="float" office:value="0.985473634477755" calcext:value-type="float">
            <text:p>0.985</text:p>
          </table:table-cell>
          <table:table-cell table:style-name="ce7" office:value-type="float" office:value="0.986122829765675" calcext:value-type="float">
            <text:p>0.986</text:p>
          </table:table-cell>
          <table:table-cell table:style-name="ce7" office:value-type="float" office:value="0.985906443501949" calcext:value-type="float">
            <text:p>0.986</text:p>
          </table:table-cell>
          <table:table-cell table:style-name="ce7" office:value-type="float" office:value="0.000185388825168737" calcext:value-type="float">
            <text:p>0.000</text:p>
          </table:table-cell>
          <table:table-cell table:style-name="ce7" office:value-type="float" office:value="0.0000155985992329466" calcext:value-type="float">
            <text:p>0.000</text:p>
          </table:table-cell>
          <table:table-cell/>
          <table:table-cell table:style-name="ce2" office:value-type="string" calcext:value-type="string">
            <text:p>DTLZ5_3</text:p>
          </table:table-cell>
          <table:table-cell table:style-name="ce7" office:value-type="float" office:value="0.978918383380622" calcext:value-type="float">
            <text:p>0.979</text:p>
          </table:table-cell>
          <table:table-cell table:style-name="ce7" office:value-type="float" office:value="0.978919733088369" calcext:value-type="float">
            <text:p>0.979</text:p>
          </table:table-cell>
          <table:table-cell table:style-name="ce7" office:value-type="float" office:value="0.978919084516072" calcext:value-type="float">
            <text:p>0.979</text:p>
          </table:table-cell>
          <table:table-cell table:style-name="ce7" office:value-type="float" office:value="0.000000268076787680848" calcext:value-type="float">
            <text:p>0.000</text:p>
          </table:table-cell>
          <table:table-cell table:style-name="ce7" office:value-type="float" office:value="0.00700295758510983" calcext:value-type="float">
            <text:p>0.007</text:p>
          </table:table-cell>
          <table:table-cell table:style-name="ce7" office:value-type="float" office:value="0.978799875741489" calcext:value-type="float">
            <text:p>0.979</text:p>
          </table:table-cell>
          <table:table-cell table:style-name="ce7" office:value-type="float" office:value="0.978807997510629" calcext:value-type="float">
            <text:p>0.979</text:p>
          </table:table-cell>
          <table:table-cell table:style-name="ce7" office:value-type="float" office:value="0.978801043426247" calcext:value-type="float">
            <text:p>0.979</text:p>
          </table:table-cell>
          <table:table-cell table:style-name="ce7" office:value-type="float" office:value="0.00000176888678229475" calcext:value-type="float">
            <text:p>0.000</text:p>
          </table:table-cell>
          <table:table-cell table:style-name="ce7" office:value-type="float" office:value="0.00712099867493521" calcext:value-type="float">
            <text:p>0.00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920969628803" calcext:value-type="float">
            <text:p>0.986</text:p>
          </table:table-cell>
          <table:table-cell table:style-name="ce7" office:value-type="float" office:value="0.985921911489126" calcext:value-type="float">
            <text:p>0.986</text:p>
          </table:table-cell>
          <table:table-cell table:style-name="ce7" office:value-type="float" office:value="0.985921485619266" calcext:value-type="float">
            <text:p>0.986</text:p>
          </table:table-cell>
          <table:table-cell table:style-name="ce7" office:value-type="float" office:value="0.00000023408309048332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518686855" calcext:value-type="float">
            <text:p>0.979</text:p>
          </table:table-cell>
          <table:table-cell table:style-name="ce7" office:value-type="float" office:value="0.978919324067727" calcext:value-type="float">
            <text:p>0.979</text:p>
          </table:table-cell>
          <table:table-cell table:style-name="ce7" office:value-type="float" office:value="0.978918926702803" calcext:value-type="float">
            <text:p>0.979</text:p>
          </table:table-cell>
          <table:table-cell table:style-name="ce7" office:value-type="float" office:value="0.000000200917199462139" calcext:value-type="float">
            <text:p>0.000</text:p>
          </table:table-cell>
          <table:table-cell table:style-name="ce7" office:value-type="float" office:value="0.00700255891646306" calcext:value-type="float">
            <text:p>0.007</text:p>
          </table:table-cell>
          <table:table-cell table:style-name="ce7" office:value-type="float" office:value="0.182630138105343" calcext:value-type="float">
            <text:p>0.183</text:p>
          </table:table-cell>
          <table:table-cell table:style-name="ce7" office:value-type="float" office:value="0.382283000211682" calcext:value-type="float">
            <text:p>0.382</text:p>
          </table:table-cell>
          <table:table-cell table:style-name="ce7" office:value-type="float" office:value="0.242665754847333" calcext:value-type="float">
            <text:p>0.243</text:p>
          </table:table-cell>
          <table:table-cell table:style-name="ce7" office:value-type="float" office:value="0.0563162015234536" calcext:value-type="float">
            <text:p>0.056</text:p>
          </table:table-cell>
          <table:table-cell table:style-name="ce7" office:value-type="float" office:value="0.743255730771933" calcext:value-type="float">
            <text:p>0.743</text:p>
          </table:table-cell>
          <table:table-cell table:style-name="ce7" office:value-type="float" office:value="0.945005970075648" calcext:value-type="float">
            <text:p>0.945</text:p>
          </table:table-cell>
          <table:table-cell table:style-name="ce7" office:value-type="float" office:value="0.972113725230491" calcext:value-type="float">
            <text:p>0.972</text:p>
          </table:table-cell>
          <table:table-cell table:style-name="ce7" office:value-type="float" office:value="0.961753394553773" calcext:value-type="float">
            <text:p>0.962</text:p>
          </table:table-cell>
          <table:table-cell table:style-name="ce7" office:value-type="float" office:value="0.00547855371151838" calcext:value-type="float">
            <text:p>0.005</text:p>
          </table:table-cell>
          <table:table-cell table:style-name="ce7" office:value-type="float" office:value="0.0241680910654929" calcext:value-type="float">
            <text:p>0.024</text:p>
          </table:table-cell>
          <table:table-cell table:style-name="ce7" office:value-type="float" office:value="0.978799749360177" calcext:value-type="float">
            <text:p>0.979</text:p>
          </table:table-cell>
          <table:table-cell table:style-name="ce7" office:value-type="float" office:value="0.978807731274934" calcext:value-type="float">
            <text:p>0.979</text:p>
          </table:table-cell>
          <table:table-cell table:style-name="ce7" office:value-type="float" office:value="0.978800599816333" calcext:value-type="float">
            <text:p>0.979</text:p>
          </table:table-cell>
          <table:table-cell table:style-name="ce7" office:value-type="float" office:value="0.00000171108339842318" calcext:value-type="float">
            <text:p>0.000</text:p>
          </table:table-cell>
          <table:table-cell table:style-name="ce7" office:value-type="float" office:value="0.00712088580293247" calcext:value-type="float">
            <text:p>0.007</text:p>
          </table:table-cell>
          <table:table-cell table:style-name="ce7" office:value-type="float" office:value="0.400253475313965" calcext:value-type="float">
            <text:p>0.400</text:p>
          </table:table-cell>
          <table:table-cell table:style-name="ce7" office:value-type="float" office:value="0.946208397776917" calcext:value-type="float">
            <text:p>0.946</text:p>
          </table:table-cell>
          <table:table-cell table:style-name="ce7" office:value-type="float" office:value="0.671852315567678" calcext:value-type="float">
            <text:p>0.672</text:p>
          </table:table-cell>
          <table:table-cell table:style-name="ce7" office:value-type="float" office:value="0.14257007584422" calcext:value-type="float">
            <text:p>0.143</text:p>
          </table:table-cell>
          <table:table-cell table:style-name="ce7" office:value-type="float" office:value="0.314069170051588" calcext:value-type="float">
            <text:p>0.314</text:p>
          </table:table-cell>
          <table:table-cell/>
          <table:table-cell table:style-name="ce2" office:value-type="string" calcext:value-type="string">
            <text:p>DTLZ6_3</text:p>
          </table:table-cell>
          <table:table-cell table:style-name="ce7" office:value-type="float" office:value="0.978918518686855" calcext:value-type="float">
            <text:p>0.979</text:p>
          </table:table-cell>
          <table:table-cell table:style-name="ce7" office:value-type="float" office:value="0.978919324067727" calcext:value-type="float">
            <text:p>0.979</text:p>
          </table:table-cell>
          <table:table-cell table:style-name="ce7" office:value-type="float" office:value="0.978918926702803" calcext:value-type="float">
            <text:p>0.979</text:p>
          </table:table-cell>
          <table:table-cell table:style-name="ce7" office:value-type="float" office:value="0.000000200917199462139" calcext:value-type="float">
            <text:p>0.000</text:p>
          </table:table-cell>
          <table:table-cell table:style-name="ce7" office:value-type="float" office:value="0.00700255891646306" calcext:value-type="float">
            <text:p>0.007</text:p>
          </table:table-cell>
          <table:table-cell table:style-name="ce7" office:value-type="float" office:value="0.978799749360177" calcext:value-type="float">
            <text:p>0.979</text:p>
          </table:table-cell>
          <table:table-cell table:style-name="ce7" office:value-type="float" office:value="0.978807731274934" calcext:value-type="float">
            <text:p>0.979</text:p>
          </table:table-cell>
          <table:table-cell table:style-name="ce7" office:value-type="float" office:value="0.978800599816333" calcext:value-type="float">
            <text:p>0.979</text:p>
          </table:table-cell>
          <table:table-cell table:style-name="ce7" office:value-type="float" office:value="0.00000171108339842318" calcext:value-type="float">
            <text:p>0.000</text:p>
          </table:table-cell>
          <table:table-cell table:style-name="ce7" office:value-type="float" office:value="0.00712088580293247" calcext:value-type="float">
            <text:p>0.007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2933872035194" calcext:value-type="float">
            <text:p>0.963</text:p>
          </table:table-cell>
          <table:table-cell table:style-name="ce7" office:value-type="float" office:value="0.964975921797986" calcext:value-type="float">
            <text:p>0.965</text:p>
          </table:table-cell>
          <table:table-cell table:style-name="ce7" office:value-type="float" office:value="0.963888377460372" calcext:value-type="float">
            <text:p>0.964</text:p>
          </table:table-cell>
          <table:table-cell table:style-name="ce7" office:value-type="float" office:value="0.000431375615522504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9934612247285" calcext:value-type="float">
            <text:p>0.920</text:p>
          </table:table-cell>
          <table:table-cell table:style-name="ce7" office:value-type="float" office:value="0.921723289395176" calcext:value-type="float">
            <text:p>0.922</text:p>
          </table:table-cell>
          <table:table-cell table:style-name="ce7" office:value-type="float" office:value="0.921632551955033" calcext:value-type="float">
            <text:p>0.922</text:p>
          </table:table-cell>
          <table:table-cell table:style-name="ce7" office:value-type="float" office:value="0.000293429073768424" calcext:value-type="float">
            <text:p>0.000</text:p>
          </table:table-cell>
          <table:table-cell table:style-name="ce7" office:value-type="float" office:value="0.0422558255053392" calcext:value-type="float">
            <text:p>0.042</text:p>
          </table:table-cell>
          <table:table-cell table:style-name="ce7" office:value-type="float" office:value="0.907332414720863" calcext:value-type="float">
            <text:p>0.907</text:p>
          </table:table-cell>
          <table:table-cell table:style-name="ce7" office:value-type="float" office:value="0.935318417239394" calcext:value-type="float">
            <text:p>0.935</text:p>
          </table:table-cell>
          <table:table-cell table:style-name="ce7" office:value-type="float" office:value="0.923735274204453" calcext:value-type="float">
            <text:p>0.924</text:p>
          </table:table-cell>
          <table:table-cell table:style-name="ce7" office:value-type="float" office:value="0.00591704525273349" calcext:value-type="float">
            <text:p>0.006</text:p>
          </table:table-cell>
          <table:table-cell table:style-name="ce7" office:value-type="float" office:value="0.0401531032559197" calcext:value-type="float">
            <text:p>0.040</text:p>
          </table:table-cell>
          <table:table-cell table:style-name="ce7" office:value-type="float" office:value="0.907080528558144" calcext:value-type="float">
            <text:p>0.907</text:p>
          </table:table-cell>
          <table:table-cell table:style-name="ce7" office:value-type="float" office:value="0.935726176396282" calcext:value-type="float">
            <text:p>0.936</text:p>
          </table:table-cell>
          <table:table-cell table:style-name="ce7" office:value-type="float" office:value="0.923048078532087" calcext:value-type="float">
            <text:p>0.923</text:p>
          </table:table-cell>
          <table:table-cell table:style-name="ce7" office:value-type="float" office:value="0.00604073356599075" calcext:value-type="float">
            <text:p>0.006</text:p>
          </table:table-cell>
          <table:table-cell table:style-name="ce7" office:value-type="float" office:value="0.0408402989282855" calcext:value-type="float">
            <text:p>0.041</text:p>
          </table:table-cell>
          <table:table-cell table:style-name="ce7" office:value-type="float" office:value="0.92159446423038" calcext:value-type="float">
            <text:p>0.922</text:p>
          </table:table-cell>
          <table:table-cell table:style-name="ce7" office:value-type="float" office:value="0.921760217998646" calcext:value-type="float">
            <text:p>0.922</text:p>
          </table:table-cell>
          <table:table-cell table:style-name="ce7" office:value-type="float" office:value="0.921629732548158" calcext:value-type="float">
            <text:p>0.922</text:p>
          </table:table-cell>
          <table:table-cell table:style-name="ce7" office:value-type="float" office:value="0.0000385939316592953" calcext:value-type="float">
            <text:p>0.000</text:p>
          </table:table-cell>
          <table:table-cell table:style-name="ce7" office:value-type="float" office:value="0.0422586449122148" calcext:value-type="float">
            <text:p>0.042</text:p>
          </table:table-cell>
          <table:table-cell table:style-name="ce7" office:value-type="float" office:value="0.836941121465941" calcext:value-type="float">
            <text:p>0.837</text:p>
          </table:table-cell>
          <table:table-cell table:style-name="ce7" office:value-type="float" office:value="0.892674502651159" calcext:value-type="float">
            <text:p>0.893</text:p>
          </table:table-cell>
          <table:table-cell table:style-name="ce7" office:value-type="float" office:value="0.859985684657142" calcext:value-type="float">
            <text:p>0.860</text:p>
          </table:table-cell>
          <table:table-cell table:style-name="ce7" office:value-type="float" office:value="0.0144530261952809" calcext:value-type="float">
            <text:p>0.014</text:p>
          </table:table-cell>
          <table:table-cell table:style-name="ce7" office:value-type="float" office:value="0.10390269280323" calcext:value-type="float">
            <text:p>0.104</text:p>
          </table:table-cell>
          <table:table-cell/>
          <table:table-cell table:style-name="ce2" office:value-type="string" calcext:value-type="string">
            <text:p>DTLZ7_3</text:p>
          </table:table-cell>
          <table:table-cell table:style-name="ce7" office:value-type="float" office:value="0.919934612247285" calcext:value-type="float">
            <text:p>0.920</text:p>
          </table:table-cell>
          <table:table-cell table:style-name="ce7" office:value-type="float" office:value="0.921723289395176" calcext:value-type="float">
            <text:p>0.922</text:p>
          </table:table-cell>
          <table:table-cell table:style-name="ce7" office:value-type="float" office:value="0.921632551955033" calcext:value-type="float">
            <text:p>0.922</text:p>
          </table:table-cell>
          <table:table-cell table:style-name="ce7" office:value-type="float" office:value="0.000293429073768424" calcext:value-type="float">
            <text:p>0.000</text:p>
          </table:table-cell>
          <table:table-cell table:style-name="ce7" office:value-type="float" office:value="0.0422558255053392" calcext:value-type="float">
            <text:p>0.042</text:p>
          </table:table-cell>
          <table:table-cell table:style-name="ce7" office:value-type="float" office:value="0.92159446423038" calcext:value-type="float">
            <text:p>0.922</text:p>
          </table:table-cell>
          <table:table-cell table:style-name="ce7" office:value-type="float" office:value="0.921760217998646" calcext:value-type="float">
            <text:p>0.922</text:p>
          </table:table-cell>
          <table:table-cell table:style-name="ce7" office:value-type="float" office:value="0.921629732548158" calcext:value-type="float">
            <text:p>0.922</text:p>
          </table:table-cell>
          <table:table-cell table:style-name="ce7" office:value-type="float" office:value="0.0000385939316592953" calcext:value-type="float">
            <text:p>0.000</text:p>
          </table:table-cell>
          <table:table-cell table:style-name="ce7" office:value-type="float" office:value="0.0422586449122148" calcext:value-type="float">
            <text:p>0.042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96740173139955" calcext:value-type="float">
            <text:p>0.897</text:p>
          </table:table-cell>
          <table:table-cell table:style-name="ce7" office:value-type="float" office:value="0.928928348453044" calcext:value-type="float">
            <text:p>0.929</text:p>
          </table:table-cell>
          <table:table-cell table:style-name="ce7" office:value-type="float" office:value="0.919175903909584" calcext:value-type="float">
            <text:p>0.919</text:p>
          </table:table-cell>
          <table:table-cell table:style-name="ce7" office:value-type="float" office:value="0.00788003029716942" calcext:value-type="float">
            <text:p>0.008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7111016236731" calcext:value-type="float">
            <text:p>0.797</text:p>
          </table:table-cell>
          <table:table-cell table:style-name="ce7" office:value-type="float" office:value="0.810649382196079" calcext:value-type="float">
            <text:p>0.811</text:p>
          </table:table-cell>
          <table:table-cell table:style-name="ce7" office:value-type="float" office:value="0.801877145559744" calcext:value-type="float">
            <text:p>0.802</text:p>
          </table:table-cell>
          <table:table-cell table:style-name="ce7" office:value-type="float" office:value="0.00300861822154819" calcext:value-type="float">
            <text:p>0.003</text:p>
          </table:table-cell>
          <table:table-cell table:style-name="ce7" office:value-type="float" office:value="0.11729875834984" calcext:value-type="float">
            <text:p>0.117</text:p>
          </table:table-cell>
          <table:table-cell table:style-name="ce7" office:value-type="float" office:value="0.324196578624777" calcext:value-type="float">
            <text:p>0.324</text:p>
          </table:table-cell>
          <table:table-cell table:style-name="ce7" office:value-type="float" office:value="0.645915017143632" calcext:value-type="float">
            <text:p>0.646</text:p>
          </table:table-cell>
          <table:table-cell table:style-name="ce7" office:value-type="float" office:value="0.463358920294114" calcext:value-type="float">
            <text:p>0.463</text:p>
          </table:table-cell>
          <table:table-cell table:style-name="ce7" office:value-type="float" office:value="0.0692817554504153" calcext:value-type="float">
            <text:p>0.069</text:p>
          </table:table-cell>
          <table:table-cell table:style-name="ce7" office:value-type="float" office:value="0.45581698361547" calcext:value-type="float">
            <text:p>0.456</text:p>
          </table:table-cell>
          <table:table-cell table:style-name="ce7" office:value-type="float" office:value="0.545113942799808" calcext:value-type="float">
            <text:p>0.545</text:p>
          </table:table-cell>
          <table:table-cell table:style-name="ce7" office:value-type="float" office:value="0.765336872445527" calcext:value-type="float">
            <text:p>0.765</text:p>
          </table:table-cell>
          <table:table-cell table:style-name="ce7" office:value-type="float" office:value="0.572960722991379" calcext:value-type="float">
            <text:p>0.573</text:p>
          </table:table-cell>
          <table:table-cell table:style-name="ce7" office:value-type="float" office:value="0.0680091517860663" calcext:value-type="float">
            <text:p>0.068</text:p>
          </table:table-cell>
          <table:table-cell table:style-name="ce7" office:value-type="float" office:value="0.346215180918206" calcext:value-type="float">
            <text:p>0.346</text:p>
          </table:table-cell>
          <table:table-cell table:style-name="ce7" office:value-type="float" office:value="0.791317240154923" calcext:value-type="float">
            <text:p>0.791</text:p>
          </table:table-cell>
          <table:table-cell table:style-name="ce7" office:value-type="float" office:value="0.818914979118846" calcext:value-type="float">
            <text:p>0.819</text:p>
          </table:table-cell>
          <table:table-cell table:style-name="ce7" office:value-type="float" office:value="0.797943160431899" calcext:value-type="float">
            <text:p>0.798</text:p>
          </table:table-cell>
          <table:table-cell table:style-name="ce7" office:value-type="float" office:value="0.00794501020858927" calcext:value-type="float">
            <text:p>0.008</text:p>
          </table:table-cell>
          <table:table-cell table:style-name="ce7" office:value-type="float" office:value="0.121232743477686" calcext:value-type="float">
            <text:p>0.121</text:p>
          </table:table-cell>
          <table:table-cell table:style-name="ce7" office:value-type="float" office:value="0.577555911763829" calcext:value-type="float">
            <text:p>0.578</text:p>
          </table:table-cell>
          <table:table-cell table:style-name="ce7" office:value-type="float" office:value="0.916818346122295" calcext:value-type="float">
            <text:p>0.917</text:p>
          </table:table-cell>
          <table:table-cell table:style-name="ce7" office:value-type="float" office:value="0.89780457781401" calcext:value-type="float">
            <text:p>0.898</text:p>
          </table:table-cell>
          <table:table-cell table:style-name="ce7" office:value-type="float" office:value="0.0572595230095634" calcext:value-type="float">
            <text:p>0.057</text:p>
          </table:table-cell>
          <table:table-cell table:style-name="ce7" office:value-type="float" office:value="0.0213713260955739" calcext:value-type="float">
            <text:p>0.021</text:p>
          </table:table-cell>
          <table:table-cell/>
          <table:table-cell table:style-name="ce2" office:value-type="string" calcext:value-type="string">
            <text:p>UF8_3</text:p>
          </table:table-cell>
          <table:table-cell table:style-name="ce7" office:value-type="float" office:value="0.797111016236731" calcext:value-type="float">
            <text:p>0.797</text:p>
          </table:table-cell>
          <table:table-cell table:style-name="ce7" office:value-type="float" office:value="0.810649382196079" calcext:value-type="float">
            <text:p>0.811</text:p>
          </table:table-cell>
          <table:table-cell table:style-name="ce7" office:value-type="float" office:value="0.801877145559744" calcext:value-type="float">
            <text:p>0.802</text:p>
          </table:table-cell>
          <table:table-cell table:style-name="ce7" office:value-type="float" office:value="0.00300861822154819" calcext:value-type="float">
            <text:p>0.003</text:p>
          </table:table-cell>
          <table:table-cell table:style-name="ce7" office:value-type="float" office:value="0.11729875834984" calcext:value-type="float">
            <text:p>0.117</text:p>
          </table:table-cell>
          <table:table-cell table:style-name="ce7" office:value-type="float" office:value="0.791317240154923" calcext:value-type="float">
            <text:p>0.791</text:p>
          </table:table-cell>
          <table:table-cell table:style-name="ce7" office:value-type="float" office:value="0.818914979118846" calcext:value-type="float">
            <text:p>0.819</text:p>
          </table:table-cell>
          <table:table-cell table:style-name="ce7" office:value-type="float" office:value="0.797943160431899" calcext:value-type="float">
            <text:p>0.798</text:p>
          </table:table-cell>
          <table:table-cell table:style-name="ce7" office:value-type="float" office:value="0.00794501020858927" calcext:value-type="float">
            <text:p>0.008</text:p>
          </table:table-cell>
          <table:table-cell table:style-name="ce7" office:value-type="float" office:value="0.121232743477686" calcext:value-type="float">
            <text:p>0.121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46441465483029" calcext:value-type="float">
            <text:p>0.946</text:p>
          </table:table-cell>
          <table:table-cell table:style-name="ce7" office:value-type="float" office:value="0.975114333789996" calcext:value-type="float">
            <text:p>0.975</text:p>
          </table:table-cell>
          <table:table-cell table:style-name="ce7" office:value-type="float" office:value="0.967697022835752" calcext:value-type="float">
            <text:p>0.968</text:p>
          </table:table-cell>
          <table:table-cell table:style-name="ce7" office:value-type="float" office:value="0.00890540045734449" calcext:value-type="float">
            <text:p>0.00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5196656373313" calcext:value-type="float">
            <text:p>0.875</text:p>
          </table:table-cell>
          <table:table-cell table:style-name="ce7" office:value-type="float" office:value="0.928341907207964" calcext:value-type="float">
            <text:p>0.928</text:p>
          </table:table-cell>
          <table:table-cell table:style-name="ce7" office:value-type="float" office:value="0.893954989879978" calcext:value-type="float">
            <text:p>0.894</text:p>
          </table:table-cell>
          <table:table-cell table:style-name="ce7" office:value-type="float" office:value="0.0179185400545986" calcext:value-type="float">
            <text:p>0.018</text:p>
          </table:table-cell>
          <table:table-cell table:style-name="ce7" office:value-type="float" office:value="0.073742032955774" calcext:value-type="float">
            <text:p>0.074</text:p>
          </table:table-cell>
          <table:table-cell table:style-name="ce7" office:value-type="float" office:value="0.36795439916659" calcext:value-type="float">
            <text:p>0.368</text:p>
          </table:table-cell>
          <table:table-cell table:style-name="ce7" office:value-type="float" office:value="0.781807512121966" calcext:value-type="float">
            <text:p>0.782</text:p>
          </table:table-cell>
          <table:table-cell table:style-name="ce7" office:value-type="float" office:value="0.728112135060441" calcext:value-type="float">
            <text:p>0.728</text:p>
          </table:table-cell>
          <table:table-cell table:style-name="ce7" office:value-type="float" office:value="0.0956582570985975" calcext:value-type="float">
            <text:p>0.096</text:p>
          </table:table-cell>
          <table:table-cell table:style-name="ce7" office:value-type="float" office:value="0.239584887775311" calcext:value-type="float">
            <text:p>0.240</text:p>
          </table:table-cell>
          <table:table-cell table:style-name="ce7" office:value-type="float" office:value="0.751175807809503" calcext:value-type="float">
            <text:p>0.751</text:p>
          </table:table-cell>
          <table:table-cell table:style-name="ce7" office:value-type="float" office:value="0.946034628993284" calcext:value-type="float">
            <text:p>0.946</text:p>
          </table:table-cell>
          <table:table-cell table:style-name="ce7" office:value-type="float" office:value="0.911399491417584" calcext:value-type="float">
            <text:p>0.911</text:p>
          </table:table-cell>
          <table:table-cell table:style-name="ce7" office:value-type="float" office:value="0.0409699376430302" calcext:value-type="float">
            <text:p>0.041</text:p>
          </table:table-cell>
          <table:table-cell table:style-name="ce7" office:value-type="float" office:value="0.0562975314181681" calcext:value-type="float">
            <text:p>0.056</text:p>
          </table:table-cell>
          <table:table-cell table:style-name="ce7" office:value-type="float" office:value="0.74699415938435" calcext:value-type="float">
            <text:p>0.747</text:p>
          </table:table-cell>
          <table:table-cell table:style-name="ce7" office:value-type="float" office:value="0.947648259391942" calcext:value-type="float">
            <text:p>0.948</text:p>
          </table:table-cell>
          <table:table-cell table:style-name="ce7" office:value-type="float" office:value="0.844785594482589" calcext:value-type="float">
            <text:p>0.845</text:p>
          </table:table-cell>
          <table:table-cell table:style-name="ce7" office:value-type="float" office:value="0.0754501831073302" calcext:value-type="float">
            <text:p>0.075</text:p>
          </table:table-cell>
          <table:table-cell table:style-name="ce7" office:value-type="float" office:value="0.122911428353163" calcext:value-type="float">
            <text:p>0.123</text:p>
          </table:table-cell>
          <table:table-cell table:style-name="ce7" office:value-type="float" office:value="0.778178849093668" calcext:value-type="float">
            <text:p>0.778</text:p>
          </table:table-cell>
          <table:table-cell table:style-name="ce7" office:value-type="float" office:value="0.953622262213187" calcext:value-type="float">
            <text:p>0.954</text:p>
          </table:table-cell>
          <table:table-cell table:style-name="ce7" office:value-type="float" office:value="0.844227887916254" calcext:value-type="float">
            <text:p>0.844</text:p>
          </table:table-cell>
          <table:table-cell table:style-name="ce7" office:value-type="float" office:value="0.0785009755720261" calcext:value-type="float">
            <text:p>0.079</text:p>
          </table:table-cell>
          <table:table-cell table:style-name="ce7" office:value-type="float" office:value="0.123469134919498" calcext:value-type="float">
            <text:p>0.123</text:p>
          </table:table-cell>
          <table:table-cell/>
          <table:table-cell table:style-name="ce2" office:value-type="string" calcext:value-type="string">
            <text:p>UF9_3</text:p>
          </table:table-cell>
          <table:table-cell table:style-name="ce7" office:value-type="float" office:value="0.875196656373313" calcext:value-type="float">
            <text:p>0.875</text:p>
          </table:table-cell>
          <table:table-cell table:style-name="ce7" office:value-type="float" office:value="0.928341907207964" calcext:value-type="float">
            <text:p>0.928</text:p>
          </table:table-cell>
          <table:table-cell table:style-name="ce7" office:value-type="float" office:value="0.893954989879978" calcext:value-type="float">
            <text:p>0.894</text:p>
          </table:table-cell>
          <table:table-cell table:style-name="ce7" office:value-type="float" office:value="0.0179185400545986" calcext:value-type="float">
            <text:p>0.018</text:p>
          </table:table-cell>
          <table:table-cell table:style-name="ce7" office:value-type="float" office:value="0.073742032955774" calcext:value-type="float">
            <text:p>0.074</text:p>
          </table:table-cell>
          <table:table-cell table:style-name="ce7" office:value-type="float" office:value="0.74699415938435" calcext:value-type="float">
            <text:p>0.747</text:p>
          </table:table-cell>
          <table:table-cell table:style-name="ce7" office:value-type="float" office:value="0.947648259391942" calcext:value-type="float">
            <text:p>0.948</text:p>
          </table:table-cell>
          <table:table-cell table:style-name="ce7" office:value-type="float" office:value="0.844785594482589" calcext:value-type="float">
            <text:p>0.845</text:p>
          </table:table-cell>
          <table:table-cell table:style-name="ce7" office:value-type="float" office:value="0.0754501831073302" calcext:value-type="float">
            <text:p>0.075</text:p>
          </table:table-cell>
          <table:table-cell table:style-name="ce7" office:value-type="float" office:value="0.122911428353163" calcext:value-type="float">
            <text:p>0.123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4146543188606" calcext:value-type="float">
            <text:p>0.415</text:p>
          </table:table-cell>
          <table:table-cell table:style-name="ce7" office:value-type="float" office:value="0.740176948839156" calcext:value-type="float">
            <text:p>0.740</text:p>
          </table:table-cell>
          <table:table-cell table:style-name="ce7" office:value-type="float" office:value="0.611476360814616" calcext:value-type="float">
            <text:p>0.611</text:p>
          </table:table-cell>
          <table:table-cell table:style-name="ce7" office:value-type="float" office:value="0.0976300259597146" calcext:value-type="float">
            <text:p>0.098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71816289428344" calcext:value-type="float">
            <text:p>0.572</text:p>
          </table:table-cell>
          <table:table-cell table:style-name="ce7" office:value-type="float" office:value="0.572309506140803" calcext:value-type="float">
            <text:p>0.572</text:p>
          </table:table-cell>
          <table:table-cell table:style-name="ce7" office:value-type="float" office:value="0.571830635671171" calcext:value-type="float">
            <text:p>0.572</text:p>
          </table:table-cell>
          <table:table-cell table:style-name="ce7" office:value-type="float" office:value="0.0000821256361374253" calcext:value-type="float">
            <text:p>0.000</text:p>
          </table:table-cell>
          <table:table-cell table:style-name="ce7" office:value-type="float" office:value="0.0396457251434452" calcext:value-type="float">
            <text:p>0.040</text:p>
          </table:table-cell>
          <table:table-cell table:style-name="ce7" office:value-type="float" office:value="0.0597253850862961" calcext:value-type="float">
            <text:p>0.060</text:p>
          </table:table-cell>
          <table:table-cell table:style-name="ce7" office:value-type="float" office:value="0.391244056956993" calcext:value-type="float">
            <text:p>0.391</text:p>
          </table:table-cell>
          <table:table-cell table:style-name="ce7" office:value-type="float" office:value="0.241523572863856" calcext:value-type="float">
            <text:p>0.242</text:p>
          </table:table-cell>
          <table:table-cell table:style-name="ce7" office:value-type="float" office:value="0.066902435970048" calcext:value-type="float">
            <text:p>0.067</text:p>
          </table:table-cell>
          <table:table-cell table:style-name="ce7" office:value-type="float" office:value="0.369952787950761" calcext:value-type="float">
            <text:p>0.370</text:p>
          </table:table-cell>
          <table:table-cell table:style-name="ce7" office:value-type="float" office:value="0.141242865689572" calcext:value-type="float">
            <text:p>0.141</text:p>
          </table:table-cell>
          <table:table-cell table:style-name="ce7" office:value-type="float" office:value="0.549594393725491" calcext:value-type="float">
            <text:p>0.550</text:p>
          </table:table-cell>
          <table:table-cell table:style-name="ce7" office:value-type="float" office:value="0.399819391740085" calcext:value-type="float">
            <text:p>0.400</text:p>
          </table:table-cell>
          <table:table-cell table:style-name="ce7" office:value-type="float" office:value="0.14738384717111" calcext:value-type="float">
            <text:p>0.147</text:p>
          </table:table-cell>
          <table:table-cell table:style-name="ce7" office:value-type="float" office:value="0.211656969074532" calcext:value-type="float">
            <text:p>0.212</text:p>
          </table:table-cell>
          <table:table-cell table:style-name="ce7" office:value-type="float" office:value="0.15036800291292" calcext:value-type="float">
            <text:p>0.150</text:p>
          </table:table-cell>
          <table:table-cell table:style-name="ce7" office:value-type="float" office:value="0.559861517887993" calcext:value-type="float">
            <text:p>0.560</text:p>
          </table:table-cell>
          <table:table-cell table:style-name="ce7" office:value-type="float" office:value="0.298928168518597" calcext:value-type="float">
            <text:p>0.299</text:p>
          </table:table-cell>
          <table:table-cell table:style-name="ce7" office:value-type="float" office:value="0.171652207144591" calcext:value-type="float">
            <text:p>0.172</text:p>
          </table:table-cell>
          <table:table-cell table:style-name="ce7" office:value-type="float" office:value="0.312548192296019" calcext:value-type="float">
            <text:p>0.313</text:p>
          </table:table-cell>
          <table:table-cell table:style-name="ce7" office:value-type="float" office:value="0.142544151032155" calcext:value-type="float">
            <text:p>0.143</text:p>
          </table:table-cell>
          <table:table-cell table:style-name="ce7" office:value-type="float" office:value="0.577794866658823" calcext:value-type="float">
            <text:p>0.578</text:p>
          </table:table-cell>
          <table:table-cell table:style-name="ce7" office:value-type="float" office:value="0.412940237486818" calcext:value-type="float">
            <text:p>0.413</text:p>
          </table:table-cell>
          <table:table-cell table:style-name="ce7" office:value-type="float" office:value="0.166411881454356" calcext:value-type="float">
            <text:p>0.166</text:p>
          </table:table-cell>
          <table:table-cell table:style-name="ce7" office:value-type="float" office:value="0.198536123327799" calcext:value-type="float">
            <text:p>0.199</text:p>
          </table:table-cell>
          <table:table-cell/>
          <table:table-cell table:style-name="ce2" office:value-type="string" calcext:value-type="string">
            <text:p>UF10_3</text:p>
          </table:table-cell>
          <table:table-cell table:style-name="ce7" office:value-type="float" office:value="0.571816289428344" calcext:value-type="float">
            <text:p>0.572</text:p>
          </table:table-cell>
          <table:table-cell table:style-name="ce7" office:value-type="float" office:value="0.572309506140803" calcext:value-type="float">
            <text:p>0.572</text:p>
          </table:table-cell>
          <table:table-cell table:style-name="ce7" office:value-type="float" office:value="0.571830635671171" calcext:value-type="float">
            <text:p>0.572</text:p>
          </table:table-cell>
          <table:table-cell table:style-name="ce7" office:value-type="float" office:value="0.0000821256361374253" calcext:value-type="float">
            <text:p>0.000</text:p>
          </table:table-cell>
          <table:table-cell table:style-name="ce7" office:value-type="float" office:value="0.0396457251434452" calcext:value-type="float">
            <text:p>0.040</text:p>
          </table:table-cell>
          <table:table-cell table:style-name="ce7" office:value-type="float" office:value="0.15036800291292" calcext:value-type="float">
            <text:p>0.150</text:p>
          </table:table-cell>
          <table:table-cell table:style-name="ce7" office:value-type="float" office:value="0.559861517887993" calcext:value-type="float">
            <text:p>0.560</text:p>
          </table:table-cell>
          <table:table-cell table:style-name="ce7" office:value-type="float" office:value="0.298928168518597" calcext:value-type="float">
            <text:p>0.299</text:p>
          </table:table-cell>
          <table:table-cell table:style-name="ce7" office:value-type="float" office:value="0.171652207144591" calcext:value-type="float">
            <text:p>0.172</text:p>
          </table:table-cell>
          <table:table-cell table:style-name="ce7" office:value-type="float" office:value="0.312548192296019" calcext:value-type="float">
            <text:p>0.313</text:p>
          </table:table-cell>
          <table:table-cell table:number-columns-repeated="961"/>
        </table:table-row>
        <table:table-row table:style-name="ro2">
          <table:table-cell table:style-name="ce2"/>
          <table:table-cell table:style-name="ce7" table:formula="of:=AVERAGE([.B90:.B108])" office:value-type="float" office:value="0.894922018806748" calcext:value-type="float">
            <text:p>0.895</text:p>
          </table:table-cell>
          <table:table-cell table:style-name="ce7" table:formula="of:=AVERAGE([.C90:.C108])" office:value-type="float" office:value="0.929153646298469" calcext:value-type="float">
            <text:p>0.929</text:p>
          </table:table-cell>
          <table:table-cell table:style-name="ce6" table:formula="of:=AVERAGE([.D90:.D108])" office:value-type="float" office:value="0.917733841244253" calcext:value-type="float">
            <text:p>0.918</text:p>
          </table:table-cell>
          <table:table-cell table:style-name="ce7" table:formula="of:=AVERAGE([.E90:.E108])" office:value-type="float" office:value="0.00995341251993385" calcext:value-type="float">
            <text:p>0.010</text:p>
          </table:table-cell>
          <table:table-cell table:style-name="ce7" table:formula="of:=AVERAGE([.F90:.F108])" office:value-type="float" office:value="0.00191199623069284" calcext:value-type="float">
            <text:p>0.002</text:p>
          </table:table-cell>
          <table:table-cell table:style-name="ce7" table:formula="of:=AVERAGE([.G90:.G108])" office:value-type="float" office:value="0.877432596434229" calcext:value-type="float">
            <text:p>0.877</text:p>
          </table:table-cell>
          <table:table-cell table:style-name="ce7" table:formula="of:=AVERAGE([.H90:.H108])" office:value-type="float" office:value="0.891237460636003" calcext:value-type="float">
            <text:p>0.891</text:p>
          </table:table-cell>
          <table:table-cell table:style-name="ce6" table:formula="of:=AVERAGE([.I90:.I108])" office:value-type="float" office:value="0.881598189182766" calcext:value-type="float">
            <text:p>0.882</text:p>
          </table:table-cell>
          <table:table-cell table:style-name="ce7" table:formula="of:=AVERAGE([.J90:.J108])" office:value-type="float" office:value="0.00347295617851747" calcext:value-type="float">
            <text:p>0.003</text:p>
          </table:table-cell>
          <table:table-cell table:style-name="ce7" table:formula="of:=AVERAGE([.K90:.K108])" office:value-type="float" office:value="0.0380476482921798" calcext:value-type="float">
            <text:p>0.038</text:p>
          </table:table-cell>
          <table:table-cell table:style-name="ce7" table:formula="of:=AVERAGE([.L90:.L108])" office:value-type="float" office:value="0.734696242002549" calcext:value-type="float">
            <text:p>0.735</text:p>
          </table:table-cell>
          <table:table-cell table:style-name="ce7" table:formula="of:=AVERAGE([.M90:.M108])" office:value-type="float" office:value="0.825807041855721" calcext:value-type="float">
            <text:p>0.826</text:p>
          </table:table-cell>
          <table:table-cell table:style-name="ce6" table:formula="of:=AVERAGE([.N90:.N108])" office:value-type="float" office:value="0.785085671834016" calcext:value-type="float">
            <text:p>0.785</text:p>
          </table:table-cell>
          <table:table-cell table:style-name="ce7" table:formula="of:=AVERAGE([.O90:.O108])" office:value-type="float" office:value="0.0209129253277229" calcext:value-type="float">
            <text:p>0.021</text:p>
          </table:table-cell>
          <table:table-cell table:style-name="ce7" table:formula="of:=AVERAGE([.P90:.P108])" office:value-type="float" office:value="0.13456016564093" calcext:value-type="float">
            <text:p>0.135</text:p>
          </table:table-cell>
          <table:table-cell table:style-name="ce7" table:formula="of:=AVERAGE([.Q90:.Q108])" office:value-type="float" office:value="0.79091396545921" calcext:value-type="float">
            <text:p>0.791</text:p>
          </table:table-cell>
          <table:table-cell table:style-name="ce7" table:formula="of:=AVERAGE([.R90:.R108])" office:value-type="float" office:value="0.888440357712822" calcext:value-type="float">
            <text:p>0.888</text:p>
          </table:table-cell>
          <table:table-cell table:style-name="ce6" table:formula="of:=AVERAGE([.S90:.S108])" office:value-type="float" office:value="0.862587809859261" calcext:value-type="float">
            <text:p>0.863</text:p>
          </table:table-cell>
          <table:table-cell table:style-name="ce7" table:formula="of:=AVERAGE([.T90:.T108])" office:value-type="float" office:value="0.0240933434048039" calcext:value-type="float">
            <text:p>0.024</text:p>
          </table:table-cell>
          <table:table-cell table:style-name="ce7" table:formula="of:=AVERAGE([.U90:.U108])" office:value-type="float" office:value="0.0570580276156854" calcext:value-type="float">
            <text:p>0.057</text:p>
          </table:table-cell>
          <table:table-cell table:style-name="ce7" table:formula="of:=AVERAGE([.V90:.V108])" office:value-type="float" office:value="0.850528203396028" calcext:value-type="float">
            <text:p>0.851</text:p>
          </table:table-cell>
          <table:table-cell table:style-name="ce7" table:formula="of:=AVERAGE([.W90:.W108])" office:value-type="float" office:value="0.896264419717174" calcext:value-type="float">
            <text:p>0.896</text:p>
          </table:table-cell>
          <table:table-cell table:style-name="ce6" table:formula="of:=AVERAGE([.X90:.X108])" office:value-type="float" office:value="0.870960714680184" calcext:value-type="float">
            <text:p>0.871</text:p>
          </table:table-cell>
          <table:table-cell table:style-name="ce7" table:formula="of:=AVERAGE([.Y90:.Y108])" office:value-type="float" office:value="0.0172879203147836" calcext:value-type="float">
            <text:p>0.017</text:p>
          </table:table-cell>
          <table:table-cell table:style-name="ce7" table:formula="of:=AVERAGE([.Z90:.Z108])" office:value-type="float" office:value="0.0486851227947623" calcext:value-type="float">
            <text:p>0.049</text:p>
          </table:table-cell>
          <table:table-cell table:style-name="ce7" table:formula="of:=AVERAGE([.AA90:.AA108])" office:value-type="float" office:value="0.770606370392873" calcext:value-type="float">
            <text:p>0.771</text:p>
          </table:table-cell>
          <table:table-cell table:style-name="ce7" table:formula="of:=AVERAGE([.AB90:.AB108])" office:value-type="float" office:value="0.902796508664273" calcext:value-type="float">
            <text:p>0.903</text:p>
          </table:table-cell>
          <table:table-cell table:style-name="ce6" table:formula="of:=AVERAGE([.AC90:.AC108])" office:value-type="float" office:value="0.85532538565643" calcext:value-type="float">
            <text:p>0.855</text:p>
          </table:table-cell>
          <table:table-cell table:style-name="ce7" table:formula="of:=AVERAGE([.AD90:.AD108])" office:value-type="float" office:value="0.0427524185005482" calcext:value-type="float">
            <text:p>0.043</text:p>
          </table:table-cell>
          <table:table-cell table:style-name="ce7" table:formula="of:=AVERAGE([.AE90:.AE108])" office:value-type="float" office:value="0.0643204518185161" calcext:value-type="float">
            <text:p>0.064</text:p>
          </table:table-cell>
          <table:table-cell/>
          <table:table-cell table:style-name="ce2"/>
          <table:table-cell table:style-name="ce7" table:formula="of:=AVERAGE([.AH90:.AH108])" office:value-type="float" office:value="0.877432596434229" calcext:value-type="float">
            <text:p>0.877</text:p>
          </table:table-cell>
          <table:table-cell table:style-name="ce7" table:formula="of:=AVERAGE([.AI90:.AI108])" office:value-type="float" office:value="0.891237460636003" calcext:value-type="float">
            <text:p>0.891</text:p>
          </table:table-cell>
          <table:table-cell table:style-name="ce6" table:formula="of:=AVERAGE([.AJ90:.AJ108])" office:value-type="float" office:value="0.881598189182766" calcext:value-type="float">
            <text:p>0.882</text:p>
          </table:table-cell>
          <table:table-cell table:style-name="ce7" table:formula="of:=AVERAGE([.AK90:.AK108])" office:value-type="float" office:value="0.00347295617851747" calcext:value-type="float">
            <text:p>0.003</text:p>
          </table:table-cell>
          <table:table-cell table:style-name="ce7" table:formula="of:=AVERAGE([.AL90:.AL108])" office:value-type="float" office:value="0.0380476482921799" calcext:value-type="float">
            <text:p>0.038</text:p>
          </table:table-cell>
          <table:table-cell table:style-name="ce7" table:formula="of:=AVERAGE([.AM90:.AM108])" office:value-type="float" office:value="0.850528203396028" calcext:value-type="float">
            <text:p>0.851</text:p>
          </table:table-cell>
          <table:table-cell table:style-name="ce7" table:formula="of:=AVERAGE([.AN90:.AN108])" office:value-type="float" office:value="0.896264419717174" calcext:value-type="float">
            <text:p>0.896</text:p>
          </table:table-cell>
          <table:table-cell table:style-name="ce6" table:formula="of:=AVERAGE([.AO90:.AO108])" office:value-type="float" office:value="0.870960714680184" calcext:value-type="float">
            <text:p>0.871</text:p>
          </table:table-cell>
          <table:table-cell table:style-name="ce7" table:formula="of:=AVERAGE([.AP90:.AP108])" office:value-type="float" office:value="0.0172879203147836" calcext:value-type="float">
            <text:p>0.017</text:p>
          </table:table-cell>
          <table:table-cell table:style-name="ce7" table:formula="of:=AVERAGE([.AQ90:.AQ108])" office:value-type="float" office:value="0.0486851227947623" calcext:value-type="float">
            <text:p>0.049</text:p>
          </table:table-cell>
          <table:table-cell table:number-columns-repeated="961"/>
        </table:table-row>
        <table:table-row table:style-name="ro2" table:number-rows-repeated="1048466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default-cell-style-name="ce14"/>
        <table:table-column table:style-name="co1" table:number-columns-repeated="21" table:default-cell-style-name="Default"/>
        <table:table-row table:style-name="ro2">
          <table:table-cell office:value-type="string" calcext:value-type="string">
            <text:p>WFG1_2</text:p>
          </table:table-cell>
          <table:table-cell office:value-type="float" office:value="0.979829936806582" calcext:value-type="float">
            <text:p>0.979829936806582</text:p>
          </table:table-cell>
          <table:table-cell office:value-type="float" office:value="0.993800249416405" calcext:value-type="float">
            <text:p>0.993800249416405</text:p>
          </table:table-cell>
          <table:table-cell office:value-type="float" office:value="0.992182542350846" calcext:value-type="float">
            <text:p>0.992182542350846</text:p>
          </table:table-cell>
          <table:table-cell office:value-type="float" office:value="0.00323305986386926" calcext:value-type="float">
            <text:p>0.003233059863869</text:p>
          </table:table-cell>
          <table:table-cell office:value-type="float" office:value="0.0389674228908006" calcext:value-type="float">
            <text:p>0.038967422890801</text:p>
          </table:table-cell>
          <table:table-cell office:value-type="float" office:value="0.976144640640812" calcext:value-type="float">
            <text:p>0.976144640640812</text:p>
          </table:table-cell>
          <table:table-cell office:value-type="float" office:value="0.9929234596335" calcext:value-type="float">
            <text:p>0.9929234596335</text:p>
          </table:table-cell>
          <table:table-cell office:value-type="float" office:value="0.987441531798247" calcext:value-type="float">
            <text:p>0.987441531798247</text:p>
          </table:table-cell>
          <table:table-cell table:style-name="Default" office:value-type="float" office:value="0.00379278556524561" calcext:value-type="float">
            <text:p>0.003792785565246</text:p>
          </table:table-cell>
          <table:table-cell office:value-type="float" office:value="0.0437084334433999" calcext:value-type="float">
            <text:p>0.0437084334434</text:p>
          </table:table-cell>
          <table:table-cell office:value-type="float" office:value="0.987253515319058" calcext:value-type="float">
            <text:p>0.987253515319058</text:p>
          </table:table-cell>
          <table:table-cell office:value-type="float" office:value="0.993388309050091" calcext:value-type="float">
            <text:p>0.993388309050091</text:p>
          </table:table-cell>
          <table:table-cell office:value-type="float" office:value="0.991765902697753" calcext:value-type="float">
            <text:p>0.991765902697753</text:p>
          </table:table-cell>
          <table:table-cell office:value-type="float" office:value="0.00161444364858491" calcext:value-type="float">
            <text:p>0.001614443648585</text:p>
          </table:table-cell>
          <table:table-cell office:value-type="float" office:value="0.0393840625438941" calcext:value-type="float">
            <text:p>0.039384062543894</text:p>
          </table:table-cell>
          <table:table-cell office:value-type="float" office:value="1.02766121677222" calcext:value-type="float">
            <text:p>1.02766121677222</text:p>
          </table:table-cell>
          <table:table-cell office:value-type="float" office:value="1.0316576114764" calcext:value-type="float">
            <text:p>1.0316576114764</text:p>
          </table:table-cell>
          <table:table-cell office:value-type="float" office:value="1.03114996524165" calcext:value-type="float">
            <text:p>1.03114996524165</text:p>
          </table:table-cell>
          <table:table-cell office:value-type="float" office:value="0.00105924189164205" calcext:value-type="float">
            <text:p>0.0010592418916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3114996524165" calcext:value-type="float">
            <text:p>1.03114996524165</text:p>
          </table:table-cell>
          <table:table-cell office:value-type="float" office:value="0.946401511553474" calcext:value-type="float">
            <text:p>0.946401511553474</text:p>
          </table:table-cell>
          <table:table-cell office:value-type="float" office:value="0.993840227259699" calcext:value-type="float">
            <text:p>0.993840227259699</text:p>
          </table:table-cell>
          <table:table-cell office:value-type="float" office:value="0.987623047831378" calcext:value-type="float">
            <text:p>0.987623047831378</text:p>
          </table:table-cell>
          <table:table-cell office:value-type="float" office:value="0.0124145462747582" calcext:value-type="float">
            <text:p>0.012414546274758</text:p>
          </table:table-cell>
          <table:table-cell office:value-type="float" office:value="0.0435269174102691" calcext:value-type="float">
            <text:p>0.043526917410269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8166857129281" calcext:value-type="float">
            <text:p>0.998166857129281</text:p>
          </table:table-cell>
          <table:table-cell office:value-type="float" office:value="0.998168116661878" calcext:value-type="float">
            <text:p>0.998168116661878</text:p>
          </table:table-cell>
          <table:table-cell office:value-type="float" office:value="0.998167212447305" calcext:value-type="float">
            <text:p>0.998167212447305</text:p>
          </table:table-cell>
          <table:table-cell table:style-name="ce14" office:value-type="float" office:value="0.000000293821926191487" calcext:value-type="float">
            <text:p>2.94E-07</text:p>
          </table:table-cell>
          <table:table-cell table:style-name="ce14" office:value-type="float" office:value="0" calcext:value-type="float">
            <text:p>0.00E+00</text:p>
          </table:table-cell>
          <table:table-cell office:value-type="float" office:value="0.996399866109846" calcext:value-type="float">
            <text:p>0.996399866109846</text:p>
          </table:table-cell>
          <table:table-cell office:value-type="float" office:value="0.996429490915242" calcext:value-type="float">
            <text:p>0.996429490915242</text:p>
          </table:table-cell>
          <table:table-cell office:value-type="float" office:value="0.996415223361577" calcext:value-type="float">
            <text:p>0.996415223361577</text:p>
          </table:table-cell>
          <table:table-cell office:value-type="float" office:value="0.00000728104613822426" calcext:value-type="float">
            <text:p>7.28E-06</text:p>
          </table:table-cell>
          <table:table-cell office:value-type="float" office:value="0.00175198908572782" calcext:value-type="float">
            <text:p>0.001751989085728</text:p>
          </table:table-cell>
          <table:table-cell office:value-type="float" office:value="0.965610175742373" calcext:value-type="float">
            <text:p>0.965610175742373</text:p>
          </table:table-cell>
          <table:table-cell office:value-type="float" office:value="0.997999780401153" calcext:value-type="float">
            <text:p>0.997999780401153</text:p>
          </table:table-cell>
          <table:table-cell office:value-type="float" office:value="0.973994030632729" calcext:value-type="float">
            <text:p>0.973994030632729</text:p>
          </table:table-cell>
          <table:table-cell table:style-name="ce14" office:value-type="float" office:value="0.0140409953799895" calcext:value-type="float">
            <text:p>1.40E-02</text:p>
          </table:table-cell>
          <table:table-cell office:value-type="float" office:value="0.0241731818145764" calcext:value-type="float">
            <text:p>0.024173181814576</text:p>
          </table:table-cell>
          <table:table-cell office:value-type="float" office:value="0.964140577675509" calcext:value-type="float">
            <text:p>0.964140577675509</text:p>
          </table:table-cell>
          <table:table-cell office:value-type="float" office:value="0.995957124649419" calcext:value-type="float">
            <text:p>0.995957124649419</text:p>
          </table:table-cell>
          <table:table-cell office:value-type="float" office:value="0.968107883163314" calcext:value-type="float">
            <text:p>0.968107883163314</text:p>
          </table:table-cell>
          <table:table-cell office:value-type="float" office:value="0.00986805615425239" calcext:value-type="float">
            <text:p>0.009868056154252</text:p>
          </table:table-cell>
          <table:table-cell office:value-type="float" office:value="0.0300593292839915" calcext:value-type="float">
            <text:p>0.030059329283992</text:p>
          </table:table-cell>
          <table:table-cell office:value-type="float" office:value="0.458696255647804" calcext:value-type="float">
            <text:p>0.458696255647804</text:p>
          </table:table-cell>
          <table:table-cell office:value-type="float" office:value="0.567743543605496" calcext:value-type="float">
            <text:p>0.567743543605496</text:p>
          </table:table-cell>
          <table:table-cell office:value-type="float" office:value="0.514655137103963" calcext:value-type="float">
            <text:p>0.514655137103963</text:p>
          </table:table-cell>
          <table:table-cell office:value-type="float" office:value="0.0248829261875764" calcext:value-type="float">
            <text:p>0.024882926187576</text:p>
          </table:table-cell>
          <table:table-cell office:value-type="float" office:value="0.483512075343342" calcext:value-type="float">
            <text:p>0.483512075343342</text:p>
          </table:table-cell>
          <table:table-cell office:value-type="float" office:value="0.965440335387054" calcext:value-type="float">
            <text:p>0.965440335387054</text:p>
          </table:table-cell>
          <table:table-cell office:value-type="float" office:value="0.965876652044715" calcext:value-type="float">
            <text:p>0.965876652044715</text:p>
          </table:table-cell>
          <table:table-cell office:value-type="float" office:value="0.965641823667924" calcext:value-type="float">
            <text:p>0.965641823667924</text:p>
          </table:table-cell>
          <table:table-cell table:style-name="ce14" office:value-type="float" office:value="0.000112089805027276" calcext:value-type="float">
            <text:p>1.12E-04</text:p>
          </table:table-cell>
          <table:table-cell office:value-type="float" office:value="0.0325253887793815" calcext:value-type="float">
            <text:p>0.032525388779382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225956038087" calcext:value-type="float">
            <text:p>0.99225956038087</text:p>
          </table:table-cell>
          <table:table-cell office:value-type="float" office:value="0.992259915714851" calcext:value-type="float">
            <text:p>0.992259915714851</text:p>
          </table:table-cell>
          <table:table-cell office:value-type="float" office:value="0.992259695919757" calcext:value-type="float">
            <text:p>0.992259695919757</text:p>
          </table:table-cell>
          <table:table-cell table:style-name="ce14" office:value-type="float" office:value="0.0000000744464228803506" calcext:value-type="float">
            <text:p>7.44E-08</text:p>
          </table:table-cell>
          <table:table-cell office:value-type="float" office:value="0" calcext:value-type="float">
            <text:p>0</text:p>
          </table:table-cell>
          <table:table-cell office:value-type="float" office:value="0.991717794446453" calcext:value-type="float">
            <text:p>0.991717794446453</text:p>
          </table:table-cell>
          <table:table-cell office:value-type="float" office:value="0.991748268947066" calcext:value-type="float">
            <text:p>0.991748268947066</text:p>
          </table:table-cell>
          <table:table-cell office:value-type="float" office:value="0.991732797090464" calcext:value-type="float">
            <text:p>0.991732797090464</text:p>
          </table:table-cell>
          <table:table-cell office:value-type="float" office:value="0.00000705095085884987" calcext:value-type="float">
            <text:p>7.05E-06</text:p>
          </table:table-cell>
          <table:table-cell office:value-type="float" office:value="0.00052689882929291" calcext:value-type="float">
            <text:p>0.000526898829293</text:p>
          </table:table-cell>
          <table:table-cell office:value-type="float" office:value="0.986672856912102" calcext:value-type="float">
            <text:p>0.986672856912102</text:p>
          </table:table-cell>
          <table:table-cell office:value-type="float" office:value="0.988405949441902" calcext:value-type="float">
            <text:p>0.988405949441902</text:p>
          </table:table-cell>
          <table:table-cell office:value-type="float" office:value="0.987423564922411" calcext:value-type="float">
            <text:p>0.987423564922411</text:p>
          </table:table-cell>
          <table:table-cell office:value-type="float" office:value="0.000425497136452414" calcext:value-type="float">
            <text:p>0.000425497136452</text:p>
          </table:table-cell>
          <table:table-cell office:value-type="float" office:value="0.00483613099734637" calcext:value-type="float">
            <text:p>0.004836130997346</text:p>
          </table:table-cell>
          <table:table-cell office:value-type="float" office:value="0.991777532286996" calcext:value-type="float">
            <text:p>0.991777532286996</text:p>
          </table:table-cell>
          <table:table-cell office:value-type="float" office:value="0.991777555974216" calcext:value-type="float">
            <text:p>0.991777555974216</text:p>
          </table:table-cell>
          <table:table-cell office:value-type="float" office:value="0.99177754439561" calcext:value-type="float">
            <text:p>0.99177754439561</text:p>
          </table:table-cell>
          <table:table-cell table:style-name="ce14" office:value-type="float" office:value="0.00000000548734980956826" calcext:value-type="float">
            <text:p>5.49E-09</text:p>
          </table:table-cell>
          <table:table-cell office:value-type="float" office:value="0.00048215152414699" calcext:value-type="float">
            <text:p>0.000482151524147</text:p>
          </table:table-cell>
          <table:table-cell office:value-type="float" office:value="0.426573724540102" calcext:value-type="float">
            <text:p>0.426573724540102</text:p>
          </table:table-cell>
          <table:table-cell office:value-type="float" office:value="0.494287791926078" calcext:value-type="float">
            <text:p>0.494287791926078</text:p>
          </table:table-cell>
          <table:table-cell office:value-type="float" office:value="0.46139985220079" calcext:value-type="float">
            <text:p>0.46139985220079</text:p>
          </table:table-cell>
          <table:table-cell table:style-name="ce14" office:value-type="float" office:value="0.0122799901901975" calcext:value-type="float">
            <text:p>1.23E-02</text:p>
          </table:table-cell>
          <table:table-cell office:value-type="float" office:value="0.530859843718967" calcext:value-type="float">
            <text:p>0.530859843718967</text:p>
          </table:table-cell>
          <table:table-cell office:value-type="float" office:value="0.991097214727292" calcext:value-type="float">
            <text:p>0.991097214727292</text:p>
          </table:table-cell>
          <table:table-cell office:value-type="float" office:value="0.99173824917686" calcext:value-type="float">
            <text:p>0.99173824917686</text:p>
          </table:table-cell>
          <table:table-cell office:value-type="float" office:value="0.991412925434204" calcext:value-type="float">
            <text:p>0.991412925434204</text:p>
          </table:table-cell>
          <table:table-cell office:value-type="float" office:value="0.000167787972977347" calcext:value-type="float">
            <text:p>0.000167787972977</text:p>
          </table:table-cell>
          <table:table-cell office:value-type="float" office:value="0.000846770485552928" calcext:value-type="float">
            <text:p>0.000846770485553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9653362714286" calcext:value-type="float">
            <text:p>0.989653362714286</text:p>
          </table:table-cell>
          <table:table-cell office:value-type="float" office:value="0.989656436853361" calcext:value-type="float">
            <text:p>0.989656436853361</text:p>
          </table:table-cell>
          <table:table-cell office:value-type="float" office:value="0.989654003557566" calcext:value-type="float">
            <text:p>0.989654003557566</text:p>
          </table:table-cell>
          <table:table-cell table:style-name="ce14" office:value-type="float" office:value="0.000000500686339420879" calcext:value-type="float">
            <text:p>5.01E-07</text:p>
          </table:table-cell>
          <table:table-cell office:value-type="float" office:value="0.00148109449823053" calcext:value-type="float">
            <text:p>0.001481094498231</text:p>
          </table:table-cell>
          <table:table-cell office:value-type="float" office:value="0.986571089622958" calcext:value-type="float">
            <text:p>0.986571089622958</text:p>
          </table:table-cell>
          <table:table-cell office:value-type="float" office:value="0.987933908835106" calcext:value-type="float">
            <text:p>0.987933908835106</text:p>
          </table:table-cell>
          <table:table-cell office:value-type="float" office:value="0.987386786227096" calcext:value-type="float">
            <text:p>0.987386786227096</text:p>
          </table:table-cell>
          <table:table-cell office:value-type="float" office:value="0.000366123754136923" calcext:value-type="float">
            <text:p>3.66E-04</text:p>
          </table:table-cell>
          <table:table-cell office:value-type="float" office:value="0.00374831182870061" calcext:value-type="float">
            <text:p>0.003748311828701</text:p>
          </table:table-cell>
          <table:table-cell office:value-type="float" office:value="0.982856622883429" calcext:value-type="float">
            <text:p>0.982856622883429</text:p>
          </table:table-cell>
          <table:table-cell office:value-type="float" office:value="0.987042521587523" calcext:value-type="float">
            <text:p>0.987042521587523</text:p>
          </table:table-cell>
          <table:table-cell office:value-type="float" office:value="0.985258418542552" calcext:value-type="float">
            <text:p>0.985258418542552</text:p>
          </table:table-cell>
          <table:table-cell office:value-type="float" office:value="0.000976267067943697" calcext:value-type="float">
            <text:p>0.000976267067944</text:p>
          </table:table-cell>
          <table:table-cell office:value-type="float" office:value="0.00587667951324467" calcext:value-type="float">
            <text:p>0.005876679513245</text:p>
          </table:table-cell>
          <table:table-cell office:value-type="float" office:value="0.98802562489353" calcext:value-type="float">
            <text:p>0.98802562489353</text:p>
          </table:table-cell>
          <table:table-cell office:value-type="float" office:value="0.988025678301827" calcext:value-type="float">
            <text:p>0.988025678301827</text:p>
          </table:table-cell>
          <table:table-cell office:value-type="float" office:value="0.988025655346471" calcext:value-type="float">
            <text:p>0.988025655346471</text:p>
          </table:table-cell>
          <table:table-cell table:style-name="ce14" office:value-type="float" office:value="0.0000000112457578767394" calcext:value-type="float">
            <text:p>1.12E-08</text:p>
          </table:table-cell>
          <table:table-cell office:value-type="float" office:value="0.00310944270932578" calcext:value-type="float">
            <text:p>0.003109442709326</text:p>
          </table:table-cell>
          <table:table-cell office:value-type="float" office:value="0.392088782468845" calcext:value-type="float">
            <text:p>0.392088782468845</text:p>
          </table:table-cell>
          <table:table-cell office:value-type="float" office:value="0.455322055066334" calcext:value-type="float">
            <text:p>0.455322055066334</text:p>
          </table:table-cell>
          <table:table-cell office:value-type="float" office:value="0.420958047909323" calcext:value-type="float">
            <text:p>0.420958047909323</text:p>
          </table:table-cell>
          <table:table-cell table:style-name="ce14" office:value-type="float" office:value="0.0138713234122182" calcext:value-type="float">
            <text:p>1.39E-02</text:p>
          </table:table-cell>
          <table:table-cell office:value-type="float" office:value="0.570177050146474" calcext:value-type="float">
            <text:p>0.570177050146474</text:p>
          </table:table-cell>
          <table:table-cell office:value-type="float" office:value="0.990997049839552" calcext:value-type="float">
            <text:p>0.990997049839552</text:p>
          </table:table-cell>
          <table:table-cell office:value-type="float" office:value="0.991275351564149" calcext:value-type="float">
            <text:p>0.991275351564149</text:p>
          </table:table-cell>
          <table:table-cell office:value-type="float" office:value="0.991135098055797" calcext:value-type="float">
            <text:p>0.991135098055797</text:p>
          </table:table-cell>
          <table:table-cell table:style-name="ce14" office:value-type="float" office:value="0.0000815155431786156" calcext:value-type="float">
            <text:p>8.15E-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3599419059118" calcext:value-type="float">
            <text:p>0.893599419059118</text:p>
          </table:table-cell>
          <table:table-cell office:value-type="float" office:value="0.927758691968073" calcext:value-type="float">
            <text:p>0.927758691968073</text:p>
          </table:table-cell>
          <table:table-cell office:value-type="float" office:value="0.914308537637238" calcext:value-type="float">
            <text:p>0.914308537637238</text:p>
          </table:table-cell>
          <table:table-cell table:style-name="ce14" office:value-type="float" office:value="0.0101656906450478" calcext:value-type="float">
            <text:p>1.02E-02</text:p>
          </table:table-cell>
          <table:table-cell office:value-type="float" office:value="0" calcext:value-type="float">
            <text:p>0</text:p>
          </table:table-cell>
          <table:table-cell office:value-type="float" office:value="0.8755756137709" calcext:value-type="float">
            <text:p>0.8755756137709</text:p>
          </table:table-cell>
          <table:table-cell office:value-type="float" office:value="0.893744430641153" calcext:value-type="float">
            <text:p>0.893744430641153</text:p>
          </table:table-cell>
          <table:table-cell office:value-type="float" office:value="0.883234223552691" calcext:value-type="float">
            <text:p>0.883234223552691</text:p>
          </table:table-cell>
          <table:table-cell table:style-name="Default" office:value-type="float" office:value="0.00436803092864099" calcext:value-type="float">
            <text:p>0.004368030928641</text:p>
          </table:table-cell>
          <table:table-cell office:value-type="float" office:value="0.0310743140845473" calcext:value-type="float">
            <text:p>0.031074314084547</text:p>
          </table:table-cell>
          <table:table-cell office:value-type="float" office:value="0.88369628482346" calcext:value-type="float">
            <text:p>0.88369628482346</text:p>
          </table:table-cell>
          <table:table-cell office:value-type="float" office:value="0.899328649444802" calcext:value-type="float">
            <text:p>0.899328649444802</text:p>
          </table:table-cell>
          <table:table-cell office:value-type="float" office:value="0.890075887263467" calcext:value-type="float">
            <text:p>0.890075887263467</text:p>
          </table:table-cell>
          <table:table-cell office:value-type="float" office:value="0.00239607040940657" calcext:value-type="float">
            <text:p>0.002396070409407</text:p>
          </table:table-cell>
          <table:table-cell office:value-type="float" office:value="0.0242326503737711" calcext:value-type="float">
            <text:p>0.024232650373771</text:p>
          </table:table-cell>
          <table:table-cell office:value-type="float" office:value="0.887738167065002" calcext:value-type="float">
            <text:p>0.887738167065002</text:p>
          </table:table-cell>
          <table:table-cell office:value-type="float" office:value="0.90115563670893" calcext:value-type="float">
            <text:p>0.90115563670893</text:p>
          </table:table-cell>
          <table:table-cell office:value-type="float" office:value="0.891995178576189" calcext:value-type="float">
            <text:p>0.891995178576189</text:p>
          </table:table-cell>
          <table:table-cell table:style-name="ce14" office:value-type="float" office:value="0.00213983299722842" calcext:value-type="float">
            <text:p>2.14E-03</text:p>
          </table:table-cell>
          <table:table-cell office:value-type="float" office:value="0.0223133590610498" calcext:value-type="float">
            <text:p>0.02231335906105</text:p>
          </table:table-cell>
          <table:table-cell office:value-type="float" office:value="0.237938511913871" calcext:value-type="float">
            <text:p>0.237938511913871</text:p>
          </table:table-cell>
          <table:table-cell office:value-type="float" office:value="0.294468828277803" calcext:value-type="float">
            <text:p>0.294468828277803</text:p>
          </table:table-cell>
          <table:table-cell office:value-type="float" office:value="0.258799157923021" calcext:value-type="float">
            <text:p>0.258799157923021</text:p>
          </table:table-cell>
          <table:table-cell office:value-type="float" office:value="0.0118560707520581" calcext:value-type="float">
            <text:p>0.011856070752058</text:p>
          </table:table-cell>
          <table:table-cell office:value-type="float" office:value="0.655509379714218" calcext:value-type="float">
            <text:p>0.655509379714218</text:p>
          </table:table-cell>
          <table:table-cell office:value-type="float" office:value="0.886467691902605" calcext:value-type="float">
            <text:p>0.886467691902605</text:p>
          </table:table-cell>
          <table:table-cell office:value-type="float" office:value="0.894674847485685" calcext:value-type="float">
            <text:p>0.894674847485685</text:p>
          </table:table-cell>
          <table:table-cell office:value-type="float" office:value="0.891280279649679" calcext:value-type="float">
            <text:p>0.891280279649679</text:p>
          </table:table-cell>
          <table:table-cell table:style-name="ce14" office:value-type="float" office:value="0.00291182080937775" calcext:value-type="float">
            <text:p>2.91E-03</text:p>
          </table:table-cell>
          <table:table-cell office:value-type="float" office:value="0.0230282579875599" calcext:value-type="float">
            <text:p>0.02302825798756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854970363497829" calcext:value-type="float">
            <text:p>0.854970363497829</text:p>
          </table:table-cell>
          <table:table-cell office:value-type="float" office:value="0.888096894041609" calcext:value-type="float">
            <text:p>0.888096894041609</text:p>
          </table:table-cell>
          <table:table-cell office:value-type="float" office:value="0.867888858942192" calcext:value-type="float">
            <text:p>0.867888858942192</text:p>
          </table:table-cell>
          <table:table-cell office:value-type="float" office:value="0.00664891175000876" calcext:value-type="float">
            <text:p>0.006648911750009</text:p>
          </table:table-cell>
          <table:table-cell office:value-type="float" office:value="0.0482529286025935" calcext:value-type="float">
            <text:p>0.048252928602594</text:p>
          </table:table-cell>
          <table:table-cell office:value-type="float" office:value="0.84315152897271" calcext:value-type="float">
            <text:p>0.84315152897271</text:p>
          </table:table-cell>
          <table:table-cell office:value-type="float" office:value="0.880441011231297" calcext:value-type="float">
            <text:p>0.880441011231297</text:p>
          </table:table-cell>
          <table:table-cell office:value-type="float" office:value="0.866066779668905" calcext:value-type="float">
            <text:p>0.866066779668905</text:p>
          </table:table-cell>
          <table:table-cell table:style-name="Default" office:value-type="float" office:value="0.00831383480684407" calcext:value-type="float">
            <text:p>0.008313834806844</text:p>
          </table:table-cell>
          <table:table-cell office:value-type="float" office:value="0.0500750078758804" calcext:value-type="float">
            <text:p>0.05007500787588</text:p>
          </table:table-cell>
          <table:table-cell office:value-type="float" office:value="0.893821686327199" calcext:value-type="float">
            <text:p>0.893821686327199</text:p>
          </table:table-cell>
          <table:table-cell office:value-type="float" office:value="0.942120132977707" calcext:value-type="float">
            <text:p>0.942120132977707</text:p>
          </table:table-cell>
          <table:table-cell office:value-type="float" office:value="0.913254211448888" calcext:value-type="float">
            <text:p>0.913254211448888</text:p>
          </table:table-cell>
          <table:table-cell office:value-type="float" office:value="0.0117002237587024" calcext:value-type="float">
            <text:p>0.011700223758702</text:p>
          </table:table-cell>
          <table:table-cell office:value-type="float" office:value="0.00288757609589818" calcext:value-type="float">
            <text:p>0.002887576095898</text:p>
          </table:table-cell>
          <table:table-cell office:value-type="float" office:value="0.886032614825312" calcext:value-type="float">
            <text:p>0.886032614825312</text:p>
          </table:table-cell>
          <table:table-cell office:value-type="float" office:value="0.95058298356965" calcext:value-type="float">
            <text:p>0.95058298356965</text:p>
          </table:table-cell>
          <table:table-cell office:value-type="float" office:value="0.916141787544786" calcext:value-type="float">
            <text:p>0.916141787544786</text:p>
          </table:table-cell>
          <table:table-cell office:value-type="float" office:value="0.0153145326088391" calcext:value-type="float">
            <text:p>0.015314532608839</text:p>
          </table:table-cell>
          <table:table-cell office:value-type="float" office:value="0" calcext:value-type="float">
            <text:p>0</text:p>
          </table:table-cell>
          <table:table-cell office:value-type="float" office:value="0.134947999932473" calcext:value-type="float">
            <text:p>0.134947999932473</text:p>
          </table:table-cell>
          <table:table-cell office:value-type="float" office:value="0.200655116037607" calcext:value-type="float">
            <text:p>0.200655116037607</text:p>
          </table:table-cell>
          <table:table-cell office:value-type="float" office:value="0.162193856334217" calcext:value-type="float">
            <text:p>0.162193856334217</text:p>
          </table:table-cell>
          <table:table-cell office:value-type="float" office:value="0.0151375523302204" calcext:value-type="float">
            <text:p>0.01513755233022</text:p>
          </table:table-cell>
          <table:table-cell office:value-type="float" office:value="0.753947931210569" calcext:value-type="float">
            <text:p>0.753947931210569</text:p>
          </table:table-cell>
          <table:table-cell office:value-type="float" office:value="0.87491898303043" calcext:value-type="float">
            <text:p>0.87491898303043</text:p>
          </table:table-cell>
          <table:table-cell office:value-type="float" office:value="0.942443424422837" calcext:value-type="float">
            <text:p>0.942443424422837</text:p>
          </table:table-cell>
          <table:table-cell office:value-type="float" office:value="0.911546375437064" calcext:value-type="float">
            <text:p>0.911546375437064</text:p>
          </table:table-cell>
          <table:table-cell office:value-type="float" office:value="0.0151414853206285" calcext:value-type="float">
            <text:p>0.015141485320629</text:p>
          </table:table-cell>
          <table:table-cell office:value-type="float" office:value="0.0045954121077213" calcext:value-type="float">
            <text:p>0.004595412107721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9653669773783" calcext:value-type="float">
            <text:p>0.989653669773783</text:p>
          </table:table-cell>
          <table:table-cell office:value-type="float" office:value="0.989655361837579" calcext:value-type="float">
            <text:p>0.989655361837579</text:p>
          </table:table-cell>
          <table:table-cell office:value-type="float" office:value="0.98965409653791" calcext:value-type="float">
            <text:p>0.98965409653791</text:p>
          </table:table-cell>
          <table:table-cell table:style-name="ce14" office:value-type="float" office:value="0.000000300389606906984" calcext:value-type="float">
            <text:p>3.00E-07</text:p>
          </table:table-cell>
          <table:table-cell office:value-type="float" office:value="0.00141411341673847" calcext:value-type="float">
            <text:p>0.001414113416738</text:p>
          </table:table-cell>
          <table:table-cell office:value-type="float" office:value="0.987775011810774" calcext:value-type="float">
            <text:p>0.987775011810774</text:p>
          </table:table-cell>
          <table:table-cell office:value-type="float" office:value="0.987974499739744" calcext:value-type="float">
            <text:p>0.987974499739744</text:p>
          </table:table-cell>
          <table:table-cell office:value-type="float" office:value="0.987877518803363" calcext:value-type="float">
            <text:p>0.987877518803363</text:p>
          </table:table-cell>
          <table:table-cell office:value-type="float" office:value="0.0000481356942911315" calcext:value-type="float">
            <text:p>4.81E-05</text:p>
          </table:table-cell>
          <table:table-cell office:value-type="float" office:value="0.00319069115128534" calcext:value-type="float">
            <text:p>0.003190691151285</text:p>
          </table:table-cell>
          <table:table-cell office:value-type="float" office:value="0.982880098646061" calcext:value-type="float">
            <text:p>0.982880098646061</text:p>
          </table:table-cell>
          <table:table-cell office:value-type="float" office:value="0.986663421037431" calcext:value-type="float">
            <text:p>0.986663421037431</text:p>
          </table:table-cell>
          <table:table-cell office:value-type="float" office:value="0.984450016469586" calcext:value-type="float">
            <text:p>0.984450016469586</text:p>
          </table:table-cell>
          <table:table-cell office:value-type="float" office:value="0.000820976646384708" calcext:value-type="float">
            <text:p>0.000820976646385</text:p>
          </table:table-cell>
          <table:table-cell office:value-type="float" office:value="0.00661819348506165" calcext:value-type="float">
            <text:p>0.006618193485062</text:p>
          </table:table-cell>
          <table:table-cell office:value-type="float" office:value="0.988025618453098" calcext:value-type="float">
            <text:p>0.988025618453098</text:p>
          </table:table-cell>
          <table:table-cell office:value-type="float" office:value="0.988025673095646" calcext:value-type="float">
            <text:p>0.988025673095646</text:p>
          </table:table-cell>
          <table:table-cell office:value-type="float" office:value="0.988025656175528" calcext:value-type="float">
            <text:p>0.988025656175528</text:p>
          </table:table-cell>
          <table:table-cell table:style-name="ce14" office:value-type="float" office:value="0.0000000133522944569127" calcext:value-type="float">
            <text:p>1.34E-08</text:p>
          </table:table-cell>
          <table:table-cell office:value-type="float" office:value="0.00304255377912033" calcext:value-type="float">
            <text:p>0.00304255377912</text:p>
          </table:table-cell>
          <table:table-cell office:value-type="float" office:value="0.273301395421939" calcext:value-type="float">
            <text:p>0.273301395421939</text:p>
          </table:table-cell>
          <table:table-cell office:value-type="float" office:value="0.323215967549148" calcext:value-type="float">
            <text:p>0.323215967549148</text:p>
          </table:table-cell>
          <table:table-cell office:value-type="float" office:value="0.298188691736045" calcext:value-type="float">
            <text:p>0.298188691736045</text:p>
          </table:table-cell>
          <table:table-cell table:style-name="ce14" office:value-type="float" office:value="0.0108611850483125" calcext:value-type="float">
            <text:p>1.09E-02</text:p>
          </table:table-cell>
          <table:table-cell office:value-type="float" office:value="0.692879518218603" calcext:value-type="float">
            <text:p>0.692879518218603</text:p>
          </table:table-cell>
          <table:table-cell office:value-type="float" office:value="0.990929718904522" calcext:value-type="float">
            <text:p>0.990929718904522</text:p>
          </table:table-cell>
          <table:table-cell office:value-type="float" office:value="0.991252032482159" calcext:value-type="float">
            <text:p>0.991252032482159</text:p>
          </table:table-cell>
          <table:table-cell office:value-type="float" office:value="0.991068209954648" calcext:value-type="float">
            <text:p>0.991068209954648</text:p>
          </table:table-cell>
          <table:table-cell table:style-name="ce14" office:value-type="float" office:value="0.0000845708112566622" calcext:value-type="float">
            <text:p>8.46E-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7725850912441" calcext:value-type="float">
            <text:p>0.827725850912441</text:p>
          </table:table-cell>
          <table:table-cell office:value-type="float" office:value="0.957836121824491" calcext:value-type="float">
            <text:p>0.957836121824491</text:p>
          </table:table-cell>
          <table:table-cell office:value-type="float" office:value="0.928007800226499" calcext:value-type="float">
            <text:p>0.928007800226499</text:p>
          </table:table-cell>
          <table:table-cell table:style-name="ce14" office:value-type="float" office:value="0.0455237852798348" calcext:value-type="float">
            <text:p>4.55E-02</text:p>
          </table:table-cell>
          <table:table-cell office:value-type="float" office:value="0" calcext:value-type="float">
            <text:p>0</text:p>
          </table:table-cell>
          <table:table-cell office:value-type="float" office:value="0.802780448738621" calcext:value-type="float">
            <text:p>0.802780448738621</text:p>
          </table:table-cell>
          <table:table-cell office:value-type="float" office:value="0.819911404550227" calcext:value-type="float">
            <text:p>0.819911404550227</text:p>
          </table:table-cell>
          <table:table-cell office:value-type="float" office:value="0.812949004309351" calcext:value-type="float">
            <text:p>0.812949004309351</text:p>
          </table:table-cell>
          <table:table-cell office:value-type="float" office:value="0.00431242765723881" calcext:value-type="float">
            <text:p>4.31E-03</text:p>
          </table:table-cell>
          <table:table-cell office:value-type="float" office:value="0.115058795917149" calcext:value-type="float">
            <text:p>0.115058795917149</text:p>
          </table:table-cell>
          <table:table-cell office:value-type="float" office:value="0.770618901700166" calcext:value-type="float">
            <text:p>0.770618901700166</text:p>
          </table:table-cell>
          <table:table-cell office:value-type="float" office:value="0.80107049401685" calcext:value-type="float">
            <text:p>0.80107049401685</text:p>
          </table:table-cell>
          <table:table-cell office:value-type="float" office:value="0.78923496083619" calcext:value-type="float">
            <text:p>0.78923496083619</text:p>
          </table:table-cell>
          <table:table-cell office:value-type="float" office:value="0.0062943939220877" calcext:value-type="float">
            <text:p>0.006294393922088</text:p>
          </table:table-cell>
          <table:table-cell office:value-type="float" office:value="0.13877283939031" calcext:value-type="float">
            <text:p>0.13877283939031</text:p>
          </table:table-cell>
          <table:table-cell office:value-type="float" office:value="0.801459727261264" calcext:value-type="float">
            <text:p>0.801459727261264</text:p>
          </table:table-cell>
          <table:table-cell office:value-type="float" office:value="0.818949088821706" calcext:value-type="float">
            <text:p>0.818949088821706</text:p>
          </table:table-cell>
          <table:table-cell office:value-type="float" office:value="0.810517984660861" calcext:value-type="float">
            <text:p>0.810517984660861</text:p>
          </table:table-cell>
          <table:table-cell table:style-name="ce14" office:value-type="float" office:value="0.0048480808858473" calcext:value-type="float">
            <text:p>4.85E-03</text:p>
          </table:table-cell>
          <table:table-cell office:value-type="float" office:value="0.117489815565638" calcext:value-type="float">
            <text:p>0.117489815565638</text:p>
          </table:table-cell>
          <table:table-cell office:value-type="float" office:value="0.235133200286413" calcext:value-type="float">
            <text:p>0.235133200286413</text:p>
          </table:table-cell>
          <table:table-cell office:value-type="float" office:value="0.274585411505637" calcext:value-type="float">
            <text:p>0.274585411505637</text:p>
          </table:table-cell>
          <table:table-cell office:value-type="float" office:value="0.252915920823168" calcext:value-type="float">
            <text:p>0.252915920823168</text:p>
          </table:table-cell>
          <table:table-cell office:value-type="float" office:value="0.0104577216055485" calcext:value-type="float">
            <text:p>0.010457721605549</text:p>
          </table:table-cell>
          <table:table-cell office:value-type="float" office:value="0.675091879403331" calcext:value-type="float">
            <text:p>0.675091879403331</text:p>
          </table:table-cell>
          <table:table-cell office:value-type="float" office:value="0.802792916645544" calcext:value-type="float">
            <text:p>0.802792916645544</text:p>
          </table:table-cell>
          <table:table-cell office:value-type="float" office:value="0.824467394610017" calcext:value-type="float">
            <text:p>0.824467394610017</text:p>
          </table:table-cell>
          <table:table-cell office:value-type="float" office:value="0.814608192816099" calcext:value-type="float">
            <text:p>0.814608192816099</text:p>
          </table:table-cell>
          <table:table-cell table:style-name="ce14" office:value-type="float" office:value="0.00454164355828787" calcext:value-type="float">
            <text:p>4.54E-03</text:p>
          </table:table-cell>
          <table:table-cell office:value-type="float" office:value="0.1133996074104" calcext:value-type="float">
            <text:p>0.1133996074104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63309763012603" calcext:value-type="float">
            <text:p>0.963309763012603</text:p>
          </table:table-cell>
          <table:table-cell office:value-type="float" office:value="0.975309792312392" calcext:value-type="float">
            <text:p>0.975309792312392</text:p>
          </table:table-cell>
          <table:table-cell office:value-type="float" office:value="0.970158828031677" calcext:value-type="float">
            <text:p>0.970158828031677</text:p>
          </table:table-cell>
          <table:table-cell office:value-type="float" office:value="0.00379292065337744" calcext:value-type="float">
            <text:p>0.003792920653377</text:p>
          </table:table-cell>
          <table:table-cell office:value-type="float" office:value="0" calcext:value-type="float">
            <text:p>0</text:p>
          </table:table-cell>
          <table:table-cell office:value-type="float" office:value="0.794577596999146" calcext:value-type="float">
            <text:p>0.794577596999146</text:p>
          </table:table-cell>
          <table:table-cell office:value-type="float" office:value="0.97530441170026" calcext:value-type="float">
            <text:p>0.97530441170026</text:p>
          </table:table-cell>
          <table:table-cell office:value-type="float" office:value="0.817270643807568" calcext:value-type="float">
            <text:p>0.817270643807568</text:p>
          </table:table-cell>
          <table:table-cell table:style-name="Default" office:value-type="float" office:value="0.0556638000346372" calcext:value-type="float">
            <text:p>0.055663800034637</text:p>
          </table:table-cell>
          <table:table-cell office:value-type="float" office:value="0.152888184224109" calcext:value-type="float">
            <text:p>0.152888184224109</text:p>
          </table:table-cell>
          <table:table-cell office:value-type="float" office:value="0.79253191870356" calcext:value-type="float">
            <text:p>0.79253191870356</text:p>
          </table:table-cell>
          <table:table-cell office:value-type="float" office:value="0.966252495487487" calcext:value-type="float">
            <text:p>0.966252495487487</text:p>
          </table:table-cell>
          <table:table-cell office:value-type="float" office:value="0.832351001706686" calcext:value-type="float">
            <text:p>0.832351001706686</text:p>
          </table:table-cell>
          <table:table-cell office:value-type="float" office:value="0.0695557736074508" calcext:value-type="float">
            <text:p>0.069555773607451</text:p>
          </table:table-cell>
          <table:table-cell office:value-type="float" office:value="0.137807826324991" calcext:value-type="float">
            <text:p>0.137807826324991</text:p>
          </table:table-cell>
          <table:table-cell office:value-type="float" office:value="0.794957697983545" calcext:value-type="float">
            <text:p>0.794957697983545</text:p>
          </table:table-cell>
          <table:table-cell office:value-type="float" office:value="0.96553860996236" calcext:value-type="float">
            <text:p>0.96553860996236</text:p>
          </table:table-cell>
          <table:table-cell office:value-type="float" office:value="0.872447629609155" calcext:value-type="float">
            <text:p>0.872447629609155</text:p>
          </table:table-cell>
          <table:table-cell office:value-type="float" office:value="0.0822682578326242" calcext:value-type="float">
            <text:p>0.082268257832624</text:p>
          </table:table-cell>
          <table:table-cell office:value-type="float" office:value="0.0977111984225216" calcext:value-type="float">
            <text:p>0.097711198422522</text:p>
          </table:table-cell>
          <table:table-cell office:value-type="float" office:value="0.11645740280514" calcext:value-type="float">
            <text:p>0.11645740280514</text:p>
          </table:table-cell>
          <table:table-cell office:value-type="float" office:value="0.284117780851603" calcext:value-type="float">
            <text:p>0.284117780851603</text:p>
          </table:table-cell>
          <table:table-cell office:value-type="float" office:value="0.178666911591224" calcext:value-type="float">
            <text:p>0.178666911591224</text:p>
          </table:table-cell>
          <table:table-cell office:value-type="float" office:value="0.0341009131694231" calcext:value-type="float">
            <text:p>0.034100913169423</text:p>
          </table:table-cell>
          <table:table-cell office:value-type="float" office:value="0.791491916440453" calcext:value-type="float">
            <text:p>0.791491916440453</text:p>
          </table:table-cell>
          <table:table-cell office:value-type="float" office:value="0.797355633340224" calcext:value-type="float">
            <text:p>0.797355633340224</text:p>
          </table:table-cell>
          <table:table-cell office:value-type="float" office:value="0.976337048775188" calcext:value-type="float">
            <text:p>0.976337048775188</text:p>
          </table:table-cell>
          <table:table-cell office:value-type="float" office:value="0.884381355514198" calcext:value-type="float">
            <text:p>0.884381355514198</text:p>
          </table:table-cell>
          <table:table-cell office:value-type="float" office:value="0.079138057340974" calcext:value-type="float">
            <text:p>0.079138057340974</text:p>
          </table:table-cell>
          <table:table-cell office:value-type="float" office:value="0.0857774725174787" calcext:value-type="float">
            <text:p>0.085777472517479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08650542252" calcext:value-type="float">
            <text:p>0.99208650542252</text:p>
          </table:table-cell>
          <table:table-cell office:value-type="float" office:value="0.992086760781435" calcext:value-type="float">
            <text:p>0.992086760781435</text:p>
          </table:table-cell>
          <table:table-cell office:value-type="float" office:value="0.992086644872911" calcext:value-type="float">
            <text:p>0.992086644872911</text:p>
          </table:table-cell>
          <table:table-cell table:style-name="ce14" office:value-type="float" office:value="0.0000000613584877494085" calcext:value-type="float">
            <text:p>6.14E-08</text:p>
          </table:table-cell>
          <table:table-cell office:value-type="float" office:value="0.000853413513190348" calcext:value-type="float">
            <text:p>0.00085341351319</text:p>
          </table:table-cell>
          <table:table-cell office:value-type="float" office:value="0.992934311438865" calcext:value-type="float">
            <text:p>0.992934311438865</text:p>
          </table:table-cell>
          <table:table-cell office:value-type="float" office:value="0.992934543715936" calcext:value-type="float">
            <text:p>0.992934543715936</text:p>
          </table:table-cell>
          <table:table-cell office:value-type="float" office:value="0.992934397007024" calcext:value-type="float">
            <text:p>0.992934397007024</text:p>
          </table:table-cell>
          <table:table-cell office:value-type="float" office:value="0.0000000505477979439325" calcext:value-type="float">
            <text:p>5.05E-08</text:p>
          </table:table-cell>
          <table:table-cell table:style-name="ce14" office:value-type="float" office:value="0.00000566137907687114" calcext:value-type="float">
            <text:p>5.66E-06</text:p>
          </table:table-cell>
          <table:table-cell office:value-type="float" office:value="0.990204740188298" calcext:value-type="float">
            <text:p>0.990204740188298</text:p>
          </table:table-cell>
          <table:table-cell office:value-type="float" office:value="0.99150502128625" calcext:value-type="float">
            <text:p>0.99150502128625</text:p>
          </table:table-cell>
          <table:table-cell office:value-type="float" office:value="0.990936411115912" calcext:value-type="float">
            <text:p>0.990936411115912</text:p>
          </table:table-cell>
          <table:table-cell office:value-type="float" office:value="0.000352020355571053" calcext:value-type="float">
            <text:p>0.000352020355571</text:p>
          </table:table-cell>
          <table:table-cell office:value-type="float" office:value="0.00200364727018887" calcext:value-type="float">
            <text:p>0.002003647270189</text:p>
          </table:table-cell>
          <table:table-cell office:value-type="float" office:value="0.992934598098713" calcext:value-type="float">
            <text:p>0.992934598098713</text:p>
          </table:table-cell>
          <table:table-cell office:value-type="float" office:value="0.99293460178614" calcext:value-type="float">
            <text:p>0.99293460178614</text:p>
          </table:table-cell>
          <table:table-cell office:value-type="float" office:value="0.992934599752146" calcext:value-type="float">
            <text:p>0.992934599752146</text:p>
          </table:table-cell>
          <table:table-cell table:style-name="ce14" office:value-type="float" office:value="0.000000000858840949361596" calcext:value-type="float">
            <text:p>8.59E-10</text:p>
          </table:table-cell>
          <table:table-cell table:style-name="ce14" office:value-type="float" office:value="0.00000545863395495783" calcext:value-type="float">
            <text:p>5.46E-06</text:p>
          </table:table-cell>
          <table:table-cell office:value-type="float" office:value="0.992939522776573" calcext:value-type="float">
            <text:p>0.992939522776573</text:p>
          </table:table-cell>
          <table:table-cell office:value-type="float" office:value="0.992941512240471" calcext:value-type="float">
            <text:p>0.992941512240471</text:p>
          </table:table-cell>
          <table:table-cell office:value-type="float" office:value="0.992940058386101" calcext:value-type="float">
            <text:p>0.992940058386101</text:p>
          </table:table-cell>
          <table:table-cell table:style-name="ce14" office:value-type="float" office:value="0.000000601847525527327" calcext:value-type="float">
            <text:p>6.02E-07</text:p>
          </table:table-cell>
          <table:table-cell office:value-type="float" office:value="0" calcext:value-type="float">
            <text:p>0</text:p>
          </table:table-cell>
          <table:table-cell office:value-type="float" office:value="0.991858466002918" calcext:value-type="float">
            <text:p>0.991858466002918</text:p>
          </table:table-cell>
          <table:table-cell office:value-type="float" office:value="0.992331762827371" calcext:value-type="float">
            <text:p>0.992331762827371</text:p>
          </table:table-cell>
          <table:table-cell office:value-type="float" office:value="0.992140113895744" calcext:value-type="float">
            <text:p>0.992140113895744</text:p>
          </table:table-cell>
          <table:table-cell office:value-type="float" office:value="0.000116535485667279" calcext:value-type="float">
            <text:p>0.000116535485667</text:p>
          </table:table-cell>
          <table:table-cell office:value-type="float" office:value="0.000799944490357252" calcext:value-type="float">
            <text:p>0.000799944490357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90238621943667" calcext:value-type="float">
            <text:p>0.990238621943667</text:p>
          </table:table-cell>
          <table:table-cell office:value-type="float" office:value="0.990240392400752" calcext:value-type="float">
            <text:p>0.990240392400752</text:p>
          </table:table-cell>
          <table:table-cell office:value-type="float" office:value="0.990239259629152" calcext:value-type="float">
            <text:p>0.990239259629152</text:p>
          </table:table-cell>
          <table:table-cell table:style-name="ce14" office:value-type="float" office:value="0.000000295100078097367" calcext:value-type="float">
            <text:p>2.95E-07</text:p>
          </table:table-cell>
          <table:table-cell office:value-type="float" office:value="0.00128465263073019" calcext:value-type="float">
            <text:p>0.00128465263073</text:p>
          </table:table-cell>
          <table:table-cell office:value-type="float" office:value="0.989490343218733" calcext:value-type="float">
            <text:p>0.989490343218733</text:p>
          </table:table-cell>
          <table:table-cell office:value-type="float" office:value="0.989490669047842" calcext:value-type="float">
            <text:p>0.989490669047842</text:p>
          </table:table-cell>
          <table:table-cell office:value-type="float" office:value="0.989490489444974" calcext:value-type="float">
            <text:p>0.989490489444974</text:p>
          </table:table-cell>
          <table:table-cell office:value-type="float" office:value="0.0000000842366730555572" calcext:value-type="float">
            <text:p>8.42E-08</text:p>
          </table:table-cell>
          <table:table-cell table:style-name="ce14" office:value-type="float" office:value="0.00203342281490737" calcext:value-type="float">
            <text:p>2.03E-03</text:p>
          </table:table-cell>
          <table:table-cell office:value-type="float" office:value="0.986497549026841" calcext:value-type="float">
            <text:p>0.986497549026841</text:p>
          </table:table-cell>
          <table:table-cell office:value-type="float" office:value="0.988320331130178" calcext:value-type="float">
            <text:p>0.988320331130178</text:p>
          </table:table-cell>
          <table:table-cell office:value-type="float" office:value="0.98749824516837" calcext:value-type="float">
            <text:p>0.98749824516837</text:p>
          </table:table-cell>
          <table:table-cell office:value-type="float" office:value="0.000475473736351995" calcext:value-type="float">
            <text:p>0.000475473736352</text:p>
          </table:table-cell>
          <table:table-cell office:value-type="float" office:value="0.00402566709151231" calcext:value-type="float">
            <text:p>0.004025667091512</text:p>
          </table:table-cell>
          <table:table-cell office:value-type="float" office:value="0.989490543739666" calcext:value-type="float">
            <text:p>0.989490543739666</text:p>
          </table:table-cell>
          <table:table-cell office:value-type="float" office:value="0.989490547716216" calcext:value-type="float">
            <text:p>0.989490547716216</text:p>
          </table:table-cell>
          <table:table-cell office:value-type="float" office:value="0.989490545306016" calcext:value-type="float">
            <text:p>0.989490545306016</text:p>
          </table:table-cell>
          <table:table-cell table:style-name="ce14" office:value-type="float" office:value="0.000000000858483461999487" calcext:value-type="float">
            <text:p>8.58E-10</text:p>
          </table:table-cell>
          <table:table-cell table:style-name="ce14" office:value-type="float" office:value="0.00203336695386602" calcext:value-type="float">
            <text:p>2.03E-03</text:p>
          </table:table-cell>
          <table:table-cell office:value-type="float" office:value="0.989407821559844" calcext:value-type="float">
            <text:p>0.989407821559844</text:p>
          </table:table-cell>
          <table:table-cell office:value-type="float" office:value="0.989408071237817" calcext:value-type="float">
            <text:p>0.989408071237817</text:p>
          </table:table-cell>
          <table:table-cell office:value-type="float" office:value="0.989407891348539" calcext:value-type="float">
            <text:p>0.989407891348539</text:p>
          </table:table-cell>
          <table:table-cell table:style-name="ce14" office:value-type="float" office:value="0.0000000585964475312873" calcext:value-type="float">
            <text:p>5.86E-08</text:p>
          </table:table-cell>
          <table:table-cell office:value-type="float" office:value="0.00211602091134289" calcext:value-type="float">
            <text:p>0.002116020911343</text:p>
          </table:table-cell>
          <table:table-cell office:value-type="float" office:value="0.991441686394307" calcext:value-type="float">
            <text:p>0.991441686394307</text:p>
          </table:table-cell>
          <table:table-cell office:value-type="float" office:value="0.991654622705565" calcext:value-type="float">
            <text:p>0.991654622705565</text:p>
          </table:table-cell>
          <table:table-cell office:value-type="float" office:value="0.991523912259882" calcext:value-type="float">
            <text:p>0.991523912259882</text:p>
          </table:table-cell>
          <table:table-cell table:style-name="ce14" office:value-type="float" office:value="0.0000492892001359094" calcext:value-type="float">
            <text:p>4.93E-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90239020860736" calcext:value-type="float">
            <text:p>0.990239020860736</text:p>
          </table:table-cell>
          <table:table-cell office:value-type="float" office:value="0.990239634175845" calcext:value-type="float">
            <text:p>0.990239634175845</text:p>
          </table:table-cell>
          <table:table-cell office:value-type="float" office:value="0.99023929052122" calcext:value-type="float">
            <text:p>0.99023929052122</text:p>
          </table:table-cell>
          <table:table-cell table:style-name="ce14" office:value-type="float" office:value="0.000000147698416937552" calcext:value-type="float">
            <text:p>1.48E-07</text:p>
          </table:table-cell>
          <table:table-cell office:value-type="float" office:value="0.00128329531933447" calcext:value-type="float">
            <text:p>0.001283295319334</text:p>
          </table:table-cell>
          <table:table-cell office:value-type="float" office:value="0.988282568226901" calcext:value-type="float">
            <text:p>0.988282568226901</text:p>
          </table:table-cell>
          <table:table-cell office:value-type="float" office:value="0.989490625479507" calcext:value-type="float">
            <text:p>0.989490625479507</text:p>
          </table:table-cell>
          <table:table-cell office:value-type="float" office:value="0.989283445840832" calcext:value-type="float">
            <text:p>0.989283445840832</text:p>
          </table:table-cell>
          <table:table-cell office:value-type="float" office:value="0.000455152765473825" calcext:value-type="float">
            <text:p>4.55E-04</text:p>
          </table:table-cell>
          <table:table-cell office:value-type="float" office:value="0.00223913999972303" calcext:value-type="float">
            <text:p>0.002239139999723</text:p>
          </table:table-cell>
          <table:table-cell office:value-type="float" office:value="0.987493023428394" calcext:value-type="float">
            <text:p>0.987493023428394</text:p>
          </table:table-cell>
          <table:table-cell office:value-type="float" office:value="0.989456411940249" calcext:value-type="float">
            <text:p>0.989456411940249</text:p>
          </table:table-cell>
          <table:table-cell office:value-type="float" office:value="0.988618461392915" calcext:value-type="float">
            <text:p>0.988618461392915</text:p>
          </table:table-cell>
          <table:table-cell office:value-type="float" office:value="0.000502406707745217" calcext:value-type="float">
            <text:p>0.000502406707745</text:p>
          </table:table-cell>
          <table:table-cell office:value-type="float" office:value="0.00290412444763966" calcext:value-type="float">
            <text:p>0.00290412444764</text:p>
          </table:table-cell>
          <table:table-cell office:value-type="float" office:value="0.989490543832287" calcext:value-type="float">
            <text:p>0.989490543832287</text:p>
          </table:table-cell>
          <table:table-cell office:value-type="float" office:value="0.989490546915944" calcext:value-type="float">
            <text:p>0.989490546915944</text:p>
          </table:table-cell>
          <table:table-cell office:value-type="float" office:value="0.989490545414555" calcext:value-type="float">
            <text:p>0.989490545414555</text:p>
          </table:table-cell>
          <table:table-cell table:style-name="ce14" office:value-type="float" office:value="0.000000000698582929253183" calcext:value-type="float">
            <text:p>6.99E-10</text:p>
          </table:table-cell>
          <table:table-cell office:value-type="float" office:value="0.00203204042600003" calcext:value-type="float">
            <text:p>0.002032040426</text:p>
          </table:table-cell>
          <table:table-cell office:value-type="float" office:value="0.989407783872603" calcext:value-type="float">
            <text:p>0.989407783872603</text:p>
          </table:table-cell>
          <table:table-cell office:value-type="float" office:value="0.989410257097808" calcext:value-type="float">
            <text:p>0.989410257097808</text:p>
          </table:table-cell>
          <table:table-cell office:value-type="float" office:value="0.98940808550513" calcext:value-type="float">
            <text:p>0.98940808550513</text:p>
          </table:table-cell>
          <table:table-cell table:style-name="ce14" office:value-type="float" office:value="0.000000407891230366705" calcext:value-type="float">
            <text:p>4.08E-07</text:p>
          </table:table-cell>
          <table:table-cell office:value-type="float" office:value="0.00211450033542493" calcext:value-type="float">
            <text:p>0.002114500335425</text:p>
          </table:table-cell>
          <table:table-cell office:value-type="float" office:value="0.991422242362742" calcext:value-type="float">
            <text:p>0.991422242362742</text:p>
          </table:table-cell>
          <table:table-cell office:value-type="float" office:value="0.9915873338902" calcext:value-type="float">
            <text:p>0.9915873338902</text:p>
          </table:table-cell>
          <table:table-cell office:value-type="float" office:value="0.991522585840555" calcext:value-type="float">
            <text:p>0.991522585840555</text:p>
          </table:table-cell>
          <table:table-cell table:style-name="ce14" office:value-type="float" office:value="0.0000430422345067763" calcext:value-type="float">
            <text:p>4.30E-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990238940582225" calcext:value-type="float">
            <text:p>0.990238940582225</text:p>
          </table:table-cell>
          <table:table-cell office:value-type="float" office:value="0.99024041148934" calcext:value-type="float">
            <text:p>0.99024041148934</text:p>
          </table:table-cell>
          <table:table-cell office:value-type="float" office:value="0.990239205831079" calcext:value-type="float">
            <text:p>0.990239205831079</text:p>
          </table:table-cell>
          <table:table-cell table:style-name="ce14" office:value-type="float" office:value="0.000000258065345565193" calcext:value-type="float">
            <text:p>2.58E-07</text:p>
          </table:table-cell>
          <table:table-cell office:value-type="float" office:value="0" calcext:value-type="float">
            <text:p>0</text:p>
          </table:table-cell>
          <table:table-cell office:value-type="float" office:value="0.989490320862423" calcext:value-type="float">
            <text:p>0.989490320862423</text:p>
          </table:table-cell>
          <table:table-cell office:value-type="float" office:value="0.989490670710264" calcext:value-type="float">
            <text:p>0.989490670710264</text:p>
          </table:table-cell>
          <table:table-cell office:value-type="float" office:value="0.989490509734682" calcext:value-type="float">
            <text:p>0.989490509734682</text:p>
          </table:table-cell>
          <table:table-cell office:value-type="float" office:value="0.0000000794556404235825" calcext:value-type="float">
            <text:p>7.95E-08</text:p>
          </table:table-cell>
          <table:table-cell office:value-type="float" office:value="0.000748696096396384" calcext:value-type="float">
            <text:p>0.000748696096396</text:p>
          </table:table-cell>
          <table:table-cell office:value-type="float" office:value="0.259099783356695" calcext:value-type="float">
            <text:p>0.259099783356695</text:p>
          </table:table-cell>
          <table:table-cell office:value-type="float" office:value="0.988259083089219" calcext:value-type="float">
            <text:p>0.988259083089219</text:p>
          </table:table-cell>
          <table:table-cell office:value-type="float" office:value="0.862520983973383" calcext:value-type="float">
            <text:p>0.862520983973383</text:p>
          </table:table-cell>
          <table:table-cell office:value-type="float" office:value="0.274471814091703" calcext:value-type="float">
            <text:p>0.274471814091703</text:p>
          </table:table-cell>
          <table:table-cell office:value-type="float" office:value="0.127718221857696" calcext:value-type="float">
            <text:p>0.127718221857696</text:p>
          </table:table-cell>
          <table:table-cell office:value-type="float" office:value="0.259099783356695" calcext:value-type="float">
            <text:p>0.259099783356695</text:p>
          </table:table-cell>
          <table:table-cell office:value-type="float" office:value="0.989490547318896" calcext:value-type="float">
            <text:p>0.989490547318896</text:p>
          </table:table-cell>
          <table:table-cell office:value-type="float" office:value="0.885149007790519" calcext:value-type="float">
            <text:p>0.885149007790519</text:p>
          </table:table-cell>
          <table:table-cell table:style-name="ce14" office:value-type="float" office:value="0.255583525621336" calcext:value-type="float">
            <text:p>2.56E-01</text:p>
          </table:table-cell>
          <table:table-cell office:value-type="float" office:value="0.10509019804056" calcext:value-type="float">
            <text:p>0.10509019804056</text:p>
          </table:table-cell>
          <table:table-cell office:value-type="float" office:value="0.259099783356695" calcext:value-type="float">
            <text:p>0.259099783356695</text:p>
          </table:table-cell>
          <table:table-cell office:value-type="float" office:value="0.989407977019714" calcext:value-type="float">
            <text:p>0.989407977019714</text:p>
          </table:table-cell>
          <table:table-cell office:value-type="float" office:value="0.885078049458191" calcext:value-type="float">
            <text:p>0.885078049458191</text:p>
          </table:table-cell>
          <table:table-cell table:style-name="ce14" office:value-type="float" office:value="0.255554557003791" calcext:value-type="float">
            <text:p>2.56E-01</text:p>
          </table:table-cell>
          <table:table-cell office:value-type="float" office:value="0.105161156372887" calcext:value-type="float">
            <text:p>0.105161156372887</text:p>
          </table:table-cell>
          <table:table-cell office:value-type="float" office:value="0.259099783356695" calcext:value-type="float">
            <text:p>0.259099783356695</text:p>
          </table:table-cell>
          <table:table-cell office:value-type="float" office:value="0.991595328677087" calcext:value-type="float">
            <text:p>0.991595328677087</text:p>
          </table:table-cell>
          <table:table-cell office:value-type="float" office:value="0.656697766122028" calcext:value-type="float">
            <text:p>0.656697766122028</text:p>
          </table:table-cell>
          <table:table-cell table:style-name="ce14" office:value-type="float" office:value="0.364860933880859" calcext:value-type="float">
            <text:p>3.65E-01</text:p>
          </table:table-cell>
          <table:table-cell office:value-type="float" office:value="0.333541439709051" calcext:value-type="float">
            <text:p>0.333541439709051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90238621943667" calcext:value-type="float">
            <text:p>0.990238621943667</text:p>
          </table:table-cell>
          <table:table-cell office:value-type="float" office:value="0.990240392400752" calcext:value-type="float">
            <text:p>0.990240392400752</text:p>
          </table:table-cell>
          <table:table-cell office:value-type="float" office:value="0.990239259629152" calcext:value-type="float">
            <text:p>0.990239259629152</text:p>
          </table:table-cell>
          <table:table-cell table:style-name="ce14" office:value-type="float" office:value="0.000000295100078097367" calcext:value-type="float">
            <text:p>2.95E-07</text:p>
          </table:table-cell>
          <table:table-cell office:value-type="float" office:value="0.00128465263073019" calcext:value-type="float">
            <text:p>0.00128465263073</text:p>
          </table:table-cell>
          <table:table-cell office:value-type="float" office:value="0.989490343218733" calcext:value-type="float">
            <text:p>0.989490343218733</text:p>
          </table:table-cell>
          <table:table-cell office:value-type="float" office:value="0.989490669047842" calcext:value-type="float">
            <text:p>0.989490669047842</text:p>
          </table:table-cell>
          <table:table-cell office:value-type="float" office:value="0.989490489444974" calcext:value-type="float">
            <text:p>0.989490489444974</text:p>
          </table:table-cell>
          <table:table-cell office:value-type="float" office:value="0.0000000842366730555572" calcext:value-type="float">
            <text:p>8.42E-08</text:p>
          </table:table-cell>
          <table:table-cell office:value-type="float" office:value="0.00203342281490737" calcext:value-type="float">
            <text:p>0.002033422814907</text:p>
          </table:table-cell>
          <table:table-cell office:value-type="float" office:value="0.986497549026841" calcext:value-type="float">
            <text:p>0.986497549026841</text:p>
          </table:table-cell>
          <table:table-cell office:value-type="float" office:value="0.988320331130178" calcext:value-type="float">
            <text:p>0.988320331130178</text:p>
          </table:table-cell>
          <table:table-cell office:value-type="float" office:value="0.98749824516837" calcext:value-type="float">
            <text:p>0.98749824516837</text:p>
          </table:table-cell>
          <table:table-cell office:value-type="float" office:value="0.000475473736351995" calcext:value-type="float">
            <text:p>0.000475473736352</text:p>
          </table:table-cell>
          <table:table-cell office:value-type="float" office:value="0.00402566709151231" calcext:value-type="float">
            <text:p>0.004025667091512</text:p>
          </table:table-cell>
          <table:table-cell office:value-type="float" office:value="0.989490543739666" calcext:value-type="float">
            <text:p>0.989490543739666</text:p>
          </table:table-cell>
          <table:table-cell office:value-type="float" office:value="0.989490547716216" calcext:value-type="float">
            <text:p>0.989490547716216</text:p>
          </table:table-cell>
          <table:table-cell office:value-type="float" office:value="0.989490545306016" calcext:value-type="float">
            <text:p>0.989490545306016</text:p>
          </table:table-cell>
          <table:table-cell table:style-name="ce14" office:value-type="float" office:value="0.000000000858483461999487" calcext:value-type="float">
            <text:p>8.58E-10</text:p>
          </table:table-cell>
          <table:table-cell office:value-type="float" office:value="0.00203336695386602" calcext:value-type="float">
            <text:p>0.002033366953866</text:p>
          </table:table-cell>
          <table:table-cell office:value-type="float" office:value="0.989407821559844" calcext:value-type="float">
            <text:p>0.989407821559844</text:p>
          </table:table-cell>
          <table:table-cell office:value-type="float" office:value="0.989408071237817" calcext:value-type="float">
            <text:p>0.989408071237817</text:p>
          </table:table-cell>
          <table:table-cell office:value-type="float" office:value="0.989407891348539" calcext:value-type="float">
            <text:p>0.989407891348539</text:p>
          </table:table-cell>
          <table:table-cell table:style-name="ce14" office:value-type="float" office:value="0.0000000585964475312873" calcext:value-type="float">
            <text:p>5.86E-08</text:p>
          </table:table-cell>
          <table:table-cell office:value-type="float" office:value="0.00211602091134289" calcext:value-type="float">
            <text:p>0.002116020911343</text:p>
          </table:table-cell>
          <table:table-cell office:value-type="float" office:value="0.991441686394307" calcext:value-type="float">
            <text:p>0.991441686394307</text:p>
          </table:table-cell>
          <table:table-cell office:value-type="float" office:value="0.991654622705565" calcext:value-type="float">
            <text:p>0.991654622705565</text:p>
          </table:table-cell>
          <table:table-cell office:value-type="float" office:value="0.991523912259882" calcext:value-type="float">
            <text:p>0.991523912259882</text:p>
          </table:table-cell>
          <table:table-cell table:style-name="ce14" office:value-type="float" office:value="0.0000492892001359094" calcext:value-type="float">
            <text:p>4.93E-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90238751559512" calcext:value-type="float">
            <text:p>0.990238751559512</text:p>
          </table:table-cell>
          <table:table-cell office:value-type="float" office:value="0.990239620681469" calcext:value-type="float">
            <text:p>0.990239620681469</text:p>
          </table:table-cell>
          <table:table-cell office:value-type="float" office:value="0.990239083926388" calcext:value-type="float">
            <text:p>0.990239083926388</text:p>
          </table:table-cell>
          <table:table-cell table:style-name="ce14" office:value-type="float" office:value="0.000000166920810138164" calcext:value-type="float">
            <text:p>1.67E-07</text:p>
          </table:table-cell>
          <table:table-cell office:value-type="float" office:value="0" calcext:value-type="float">
            <text:p>0</text:p>
          </table:table-cell>
          <table:table-cell office:value-type="float" office:value="0.989490367953392" calcext:value-type="float">
            <text:p>0.989490367953392</text:p>
          </table:table-cell>
          <table:table-cell office:value-type="float" office:value="0.989490664211076" calcext:value-type="float">
            <text:p>0.989490664211076</text:p>
          </table:table-cell>
          <table:table-cell office:value-type="float" office:value="0.989490515821635" calcext:value-type="float">
            <text:p>0.989490515821635</text:p>
          </table:table-cell>
          <table:table-cell office:value-type="float" office:value="0.0000000712394463928757" calcext:value-type="float">
            <text:p>7.12E-08</text:p>
          </table:table-cell>
          <table:table-cell office:value-type="float" office:value="0.000748568104752878" calcext:value-type="float">
            <text:p>0.000748568104753</text:p>
          </table:table-cell>
          <table:table-cell office:value-type="float" office:value="0.138354982452862" calcext:value-type="float">
            <text:p>0.138354982452862</text:p>
          </table:table-cell>
          <table:table-cell office:value-type="float" office:value="0.511113504063017" calcext:value-type="float">
            <text:p>0.511113504063017</text:p>
          </table:table-cell>
          <table:table-cell office:value-type="float" office:value="0.322402707305061" calcext:value-type="float">
            <text:p>0.322402707305061</text:p>
          </table:table-cell>
          <table:table-cell office:value-type="float" office:value="0.075095375706955" calcext:value-type="float">
            <text:p>0.075095375706955</text:p>
          </table:table-cell>
          <table:table-cell office:value-type="float" office:value="0.667836376621327" calcext:value-type="float">
            <text:p>0.667836376621327</text:p>
          </table:table-cell>
          <table:table-cell office:value-type="float" office:value="0.754859279166525" calcext:value-type="float">
            <text:p>0.754859279166525</text:p>
          </table:table-cell>
          <table:table-cell office:value-type="float" office:value="0.989490545903823" calcext:value-type="float">
            <text:p>0.989490545903823</text:p>
          </table:table-cell>
          <table:table-cell office:value-type="float" office:value="0.90582885759452" calcext:value-type="float">
            <text:p>0.90582885759452</text:p>
          </table:table-cell>
          <table:table-cell table:style-name="ce14" office:value-type="float" office:value="0.0683200478421424" calcext:value-type="float">
            <text:p>6.83E-02</text:p>
          </table:table-cell>
          <table:table-cell office:value-type="float" office:value="0.084410226331868" calcext:value-type="float">
            <text:p>0.084410226331868</text:p>
          </table:table-cell>
          <table:table-cell office:value-type="float" office:value="0.396679931066091" calcext:value-type="float">
            <text:p>0.396679931066091</text:p>
          </table:table-cell>
          <table:table-cell office:value-type="float" office:value="0.836643201710406" calcext:value-type="float">
            <text:p>0.836643201710406</text:p>
          </table:table-cell>
          <table:table-cell office:value-type="float" office:value="0.563376950823806" calcext:value-type="float">
            <text:p>0.563376950823806</text:p>
          </table:table-cell>
          <table:table-cell table:style-name="ce14" office:value-type="float" office:value="0.11524299816541" calcext:value-type="float">
            <text:p>1.15E-01</text:p>
          </table:table-cell>
          <table:table-cell office:value-type="float" office:value="0.426862133102581" calcext:value-type="float">
            <text:p>0.426862133102581</text:p>
          </table:table-cell>
          <table:table-cell office:value-type="float" office:value="0.509640018092415" calcext:value-type="float">
            <text:p>0.509640018092415</text:p>
          </table:table-cell>
          <table:table-cell office:value-type="float" office:value="0.922297622539255" calcext:value-type="float">
            <text:p>0.922297622539255</text:p>
          </table:table-cell>
          <table:table-cell office:value-type="float" office:value="0.690829630020098" calcext:value-type="float">
            <text:p>0.690829630020098</text:p>
          </table:table-cell>
          <table:table-cell table:style-name="ce14" office:value-type="float" office:value="0.107067038036319" calcext:value-type="float">
            <text:p>1.07E-01</text:p>
          </table:table-cell>
          <table:table-cell office:value-type="float" office:value="0.299409453906289" calcext:value-type="float">
            <text:p>0.299409453906289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6192030903466" calcext:value-type="float">
            <text:p>0.996192030903466</text:p>
          </table:table-cell>
          <table:table-cell office:value-type="float" office:value="0.996204187057897" calcext:value-type="float">
            <text:p>0.996204187057897</text:p>
          </table:table-cell>
          <table:table-cell office:value-type="float" office:value="0.996192796723832" calcext:value-type="float">
            <text:p>0.996192796723832</text:p>
          </table:table-cell>
          <table:table-cell table:style-name="ce14" office:value-type="float" office:value="0.00000198079661639859" calcext:value-type="float">
            <text:p>1.98E-06</text:p>
          </table:table-cell>
          <table:table-cell office:value-type="float" office:value="0.000987695783105758" calcext:value-type="float">
            <text:p>0.000987695783106</text:p>
          </table:table-cell>
          <table:table-cell office:value-type="float" office:value="0.995868881916" calcext:value-type="float">
            <text:p>0.995868881916</text:p>
          </table:table-cell>
          <table:table-cell office:value-type="float" office:value="0.995869073195011" calcext:value-type="float">
            <text:p>0.995869073195011</text:p>
          </table:table-cell>
          <table:table-cell office:value-type="float" office:value="0.995868985345317" calcext:value-type="float">
            <text:p>0.995868985345317</text:p>
          </table:table-cell>
          <table:table-cell office:value-type="float" office:value="0.0000000553297418729015" calcext:value-type="float">
            <text:p>5.53E-08</text:p>
          </table:table-cell>
          <table:table-cell office:value-type="float" office:value="0.00131150716162143" calcext:value-type="float">
            <text:p>0.001311507161621</text:p>
          </table:table-cell>
          <table:table-cell office:value-type="float" office:value="0.996095354915508" calcext:value-type="float">
            <text:p>0.996095354915508</text:p>
          </table:table-cell>
          <table:table-cell office:value-type="float" office:value="0.996696518328271" calcext:value-type="float">
            <text:p>0.996696518328271</text:p>
          </table:table-cell>
          <table:table-cell office:value-type="float" office:value="0.996367583139785" calcext:value-type="float">
            <text:p>0.996367583139785</text:p>
          </table:table-cell>
          <table:table-cell office:value-type="float" office:value="0.000132392907466911" calcext:value-type="float">
            <text:p>0.000132392907467</text:p>
          </table:table-cell>
          <table:table-cell office:value-type="float" office:value="0.00081290936715317" calcext:value-type="float">
            <text:p>0.000812909367153</text:p>
          </table:table-cell>
          <table:table-cell office:value-type="float" office:value="0.995892763901718" calcext:value-type="float">
            <text:p>0.995892763901718</text:p>
          </table:table-cell>
          <table:table-cell office:value-type="float" office:value="0.99613028924495" calcext:value-type="float">
            <text:p>0.99613028924495</text:p>
          </table:table-cell>
          <table:table-cell office:value-type="float" office:value="0.995968015530226" calcext:value-type="float">
            <text:p>0.995968015530226</text:p>
          </table:table-cell>
          <table:table-cell table:style-name="ce14" office:value-type="float" office:value="0.0000536077858674198" calcext:value-type="float">
            <text:p>5.36E-05</text:p>
          </table:table-cell>
          <table:table-cell office:value-type="float" office:value="0.00121247697671267" calcext:value-type="float">
            <text:p>0.001212476976713</text:p>
          </table:table-cell>
          <table:table-cell office:value-type="float" office:value="0.995892566059428" calcext:value-type="float">
            <text:p>0.995892566059428</text:p>
          </table:table-cell>
          <table:table-cell office:value-type="float" office:value="0.99589391129843" calcext:value-type="float">
            <text:p>0.99589391129843</text:p>
          </table:table-cell>
          <table:table-cell office:value-type="float" office:value="0.99589271412113" calcext:value-type="float">
            <text:p>0.99589271412113</text:p>
          </table:table-cell>
          <table:table-cell table:style-name="ce14" office:value-type="float" office:value="0.000000231643662777452" calcext:value-type="float">
            <text:p>2.32E-07</text:p>
          </table:table-cell>
          <table:table-cell office:value-type="float" office:value="0.00128777838580807" calcext:value-type="float">
            <text:p>0.001287778385808</text:p>
          </table:table-cell>
          <table:table-cell office:value-type="float" office:value="0.997147666593634" calcext:value-type="float">
            <text:p>0.997147666593634</text:p>
          </table:table-cell>
          <table:table-cell office:value-type="float" office:value="0.997220106204459" calcext:value-type="float">
            <text:p>0.997220106204459</text:p>
          </table:table-cell>
          <table:table-cell office:value-type="float" office:value="0.997180492506938" calcext:value-type="float">
            <text:p>0.997180492506938</text:p>
          </table:table-cell>
          <table:table-cell table:style-name="ce14" office:value-type="float" office:value="0.0000180905106562395" calcext:value-type="float">
            <text:p>1.81E-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3670653049269" calcext:value-type="float">
            <text:p>0.993670653049269</text:p>
          </table:table-cell>
          <table:table-cell office:value-type="float" office:value="0.994666404752467" calcext:value-type="float">
            <text:p>0.994666404752467</text:p>
          </table:table-cell>
          <table:table-cell office:value-type="float" office:value="0.99438072452147" calcext:value-type="float">
            <text:p>0.99438072452147</text:p>
          </table:table-cell>
          <table:table-cell table:style-name="ce14" office:value-type="float" office:value="0.000203680758693136" calcext:value-type="float">
            <text:p>2.04E-04</text:p>
          </table:table-cell>
          <table:table-cell office:value-type="float" office:value="0" calcext:value-type="float">
            <text:p>0</text:p>
          </table:table-cell>
          <table:table-cell office:value-type="float" office:value="0.983644564630782" calcext:value-type="float">
            <text:p>0.983644564630782</text:p>
          </table:table-cell>
          <table:table-cell office:value-type="float" office:value="0.990636762580368" calcext:value-type="float">
            <text:p>0.990636762580368</text:p>
          </table:table-cell>
          <table:table-cell office:value-type="float" office:value="0.988126098216219" calcext:value-type="float">
            <text:p>0.988126098216219</text:p>
          </table:table-cell>
          <table:table-cell office:value-type="float" office:value="0.00162657188731382" calcext:value-type="float">
            <text:p>1.63E-03</text:p>
          </table:table-cell>
          <table:table-cell office:value-type="float" office:value="0.00625462630525042" calcext:value-type="float">
            <text:p>0.00625462630525</text:p>
          </table:table-cell>
          <table:table-cell office:value-type="float" office:value="0.986378931460095" calcext:value-type="float">
            <text:p>0.986378931460095</text:p>
          </table:table-cell>
          <table:table-cell office:value-type="float" office:value="0.988701752252155" calcext:value-type="float">
            <text:p>0.988701752252155</text:p>
          </table:table-cell>
          <table:table-cell office:value-type="float" office:value="0.987844704521525" calcext:value-type="float">
            <text:p>0.987844704521525</text:p>
          </table:table-cell>
          <table:table-cell office:value-type="float" office:value="0.000494629993438086" calcext:value-type="float">
            <text:p>0.000494629993438</text:p>
          </table:table-cell>
          <table:table-cell office:value-type="float" office:value="0.00653601999994502" calcext:value-type="float">
            <text:p>0.006536019999945</text:p>
          </table:table-cell>
          <table:table-cell office:value-type="float" office:value="0.969616356090134" calcext:value-type="float">
            <text:p>0.969616356090134</text:p>
          </table:table-cell>
          <table:table-cell office:value-type="float" office:value="0.994574166463831" calcext:value-type="float">
            <text:p>0.994574166463831</text:p>
          </table:table-cell>
          <table:table-cell office:value-type="float" office:value="0.986081860501869" calcext:value-type="float">
            <text:p>0.986081860501869</text:p>
          </table:table-cell>
          <table:table-cell table:style-name="ce14" office:value-type="float" office:value="0.00640206742905429" calcext:value-type="float">
            <text:p>6.40E-03</text:p>
          </table:table-cell>
          <table:table-cell office:value-type="float" office:value="0.00829886401960089" calcext:value-type="float">
            <text:p>0.008298864019601</text:p>
          </table:table-cell>
          <table:table-cell office:value-type="float" office:value="0.990396015089322" calcext:value-type="float">
            <text:p>0.990396015089322</text:p>
          </table:table-cell>
          <table:table-cell office:value-type="float" office:value="0.992191694765198" calcext:value-type="float">
            <text:p>0.992191694765198</text:p>
          </table:table-cell>
          <table:table-cell office:value-type="float" office:value="0.991577940786646" calcext:value-type="float">
            <text:p>0.991577940786646</text:p>
          </table:table-cell>
          <table:table-cell table:style-name="ce14" office:value-type="float" office:value="0.000498559435005324" calcext:value-type="float">
            <text:p>4.99E-04</text:p>
          </table:table-cell>
          <table:table-cell office:value-type="float" office:value="0.00280278373482434" calcext:value-type="float">
            <text:p>0.002802783734824</text:p>
          </table:table-cell>
          <table:table-cell office:value-type="float" office:value="0.977894122245299" calcext:value-type="float">
            <text:p>0.977894122245299</text:p>
          </table:table-cell>
          <table:table-cell office:value-type="float" office:value="0.99397762538312" calcext:value-type="float">
            <text:p>0.99397762538312</text:p>
          </table:table-cell>
          <table:table-cell office:value-type="float" office:value="0.990437913648402" calcext:value-type="float">
            <text:p>0.990437913648402</text:p>
          </table:table-cell>
          <table:table-cell table:style-name="ce14" office:value-type="float" office:value="0.00466379616861117" calcext:value-type="float">
            <text:p>4.66E-03</text:p>
          </table:table-cell>
          <table:table-cell office:value-type="float" office:value="0.00394281087306791" calcext:value-type="float">
            <text:p>0.003942810873068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6604651419045" calcext:value-type="float">
            <text:p>0.986604651419045</text:p>
          </table:table-cell>
          <table:table-cell office:value-type="float" office:value="0.992776189680198" calcext:value-type="float">
            <text:p>0.992776189680198</text:p>
          </table:table-cell>
          <table:table-cell office:value-type="float" office:value="0.989934108581958" calcext:value-type="float">
            <text:p>0.989934108581958</text:p>
          </table:table-cell>
          <table:table-cell office:value-type="float" office:value="0.00146246013389109" calcext:value-type="float">
            <text:p>0.001462460133891</text:p>
          </table:table-cell>
          <table:table-cell office:value-type="float" office:value="0.00179760855925537" calcext:value-type="float">
            <text:p>0.001797608559255</text:p>
          </table:table-cell>
          <table:table-cell office:value-type="float" office:value="0.983886908152715" calcext:value-type="float">
            <text:p>0.983886908152715</text:p>
          </table:table-cell>
          <table:table-cell office:value-type="float" office:value="0.992290934477037" calcext:value-type="float">
            <text:p>0.992290934477037</text:p>
          </table:table-cell>
          <table:table-cell office:value-type="float" office:value="0.989682468590087" calcext:value-type="float">
            <text:p>0.989682468590087</text:p>
          </table:table-cell>
          <table:table-cell table:style-name="Default" office:value-type="float" office:value="0.00205377582725441" calcext:value-type="float">
            <text:p>0.002053775827254</text:p>
          </table:table-cell>
          <table:table-cell office:value-type="float" office:value="0.00204924855112654" calcext:value-type="float">
            <text:p>0.002049248551127</text:p>
          </table:table-cell>
          <table:table-cell office:value-type="float" office:value="0.979963424726511" calcext:value-type="float">
            <text:p>0.979963424726511</text:p>
          </table:table-cell>
          <table:table-cell office:value-type="float" office:value="0.983178133564123" calcext:value-type="float">
            <text:p>0.983178133564123</text:p>
          </table:table-cell>
          <table:table-cell office:value-type="float" office:value="0.981163026061024" calcext:value-type="float">
            <text:p>0.981163026061024</text:p>
          </table:table-cell>
          <table:table-cell office:value-type="float" office:value="0.000740591603271038" calcext:value-type="float">
            <text:p>0.000740591603271</text:p>
          </table:table-cell>
          <table:table-cell office:value-type="float" office:value="0.0105686910801891" calcext:value-type="float">
            <text:p>0.010568691080189</text:p>
          </table:table-cell>
          <table:table-cell office:value-type="float" office:value="0.979201845272091" calcext:value-type="float">
            <text:p>0.979201845272091</text:p>
          </table:table-cell>
          <table:table-cell office:value-type="float" office:value="0.990213812329285" calcext:value-type="float">
            <text:p>0.990213812329285</text:p>
          </table:table-cell>
          <table:table-cell office:value-type="float" office:value="0.987017247577803" calcext:value-type="float">
            <text:p>0.987017247577803</text:p>
          </table:table-cell>
          <table:table-cell office:value-type="float" office:value="0.00224650160704757" calcext:value-type="float">
            <text:p>0.002246501607048</text:p>
          </table:table-cell>
          <table:table-cell office:value-type="float" office:value="0.00471446956341015" calcext:value-type="float">
            <text:p>0.00471446956341</text:p>
          </table:table-cell>
          <table:table-cell office:value-type="float" office:value="0.985510963071652" calcext:value-type="float">
            <text:p>0.985510963071652</text:p>
          </table:table-cell>
          <table:table-cell office:value-type="float" office:value="0.99382260554964" calcext:value-type="float">
            <text:p>0.99382260554964</text:p>
          </table:table-cell>
          <table:table-cell office:value-type="float" office:value="0.991731717141213" calcext:value-type="float">
            <text:p>0.991731717141213</text:p>
          </table:table-cell>
          <table:table-cell office:value-type="float" office:value="0.00171947383726582" calcext:value-type="float">
            <text:p>0.001719473837266</text:p>
          </table:table-cell>
          <table:table-cell office:value-type="float" office:value="0" calcext:value-type="float">
            <text:p>0</text:p>
          </table:table-cell>
          <table:table-cell office:value-type="float" office:value="0.983949218794208" calcext:value-type="float">
            <text:p>0.983949218794208</text:p>
          </table:table-cell>
          <table:table-cell office:value-type="float" office:value="0.991341047256541" calcext:value-type="float">
            <text:p>0.991341047256541</text:p>
          </table:table-cell>
          <table:table-cell office:value-type="float" office:value="0.988435858220578" calcext:value-type="float">
            <text:p>0.988435858220578</text:p>
          </table:table-cell>
          <table:table-cell office:value-type="float" office:value="0.00202099827085693" calcext:value-type="float">
            <text:p>0.002020998270857</text:p>
          </table:table-cell>
          <table:table-cell office:value-type="float" office:value="0.00329585892063533" calcext:value-type="float">
            <text:p>0.003295858920635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798531203062449" calcext:value-type="float">
            <text:p>0.798531203062449</text:p>
          </table:table-cell>
          <table:table-cell office:value-type="float" office:value="0.916080072379384" calcext:value-type="float">
            <text:p>0.916080072379384</text:p>
          </table:table-cell>
          <table:table-cell office:value-type="float" office:value="0.880762960882685" calcext:value-type="float">
            <text:p>0.880762960882685</text:p>
          </table:table-cell>
          <table:table-cell office:value-type="float" office:value="0.0251739988108692" calcext:value-type="float">
            <text:p>0.025173998810869</text:p>
          </table:table-cell>
          <table:table-cell office:value-type="float" office:value="0.0347780924024851" calcext:value-type="float">
            <text:p>0.034778092402485</text:p>
          </table:table-cell>
          <table:table-cell office:value-type="float" office:value="0.846631059535716" calcext:value-type="float">
            <text:p>0.846631059535716</text:p>
          </table:table-cell>
          <table:table-cell office:value-type="float" office:value="0.953420124556161" calcext:value-type="float">
            <text:p>0.953420124556161</text:p>
          </table:table-cell>
          <table:table-cell office:value-type="float" office:value="0.91554105328517" calcext:value-type="float">
            <text:p>0.91554105328517</text:p>
          </table:table-cell>
          <table:table-cell office:value-type="float" office:value="0.0234847014812278" calcext:value-type="float">
            <text:p>2.35E-02</text:p>
          </table:table-cell>
          <table:table-cell office:value-type="float" office:value="0" calcext:value-type="float">
            <text:p>0</text:p>
          </table:table-cell>
          <table:table-cell office:value-type="float" office:value="0.677954071975471" calcext:value-type="float">
            <text:p>0.677954071975471</text:p>
          </table:table-cell>
          <table:table-cell office:value-type="float" office:value="0.871195701953755" calcext:value-type="float">
            <text:p>0.871195701953755</text:p>
          </table:table-cell>
          <table:table-cell office:value-type="float" office:value="0.783866939872912" calcext:value-type="float">
            <text:p>0.783866939872912</text:p>
          </table:table-cell>
          <table:table-cell office:value-type="float" office:value="0.0479477016235762" calcext:value-type="float">
            <text:p>0.047947701623576</text:p>
          </table:table-cell>
          <table:table-cell office:value-type="float" office:value="0.131674113412259" calcext:value-type="float">
            <text:p>0.131674113412259</text:p>
          </table:table-cell>
          <table:table-cell office:value-type="float" office:value="0.563500702984031" calcext:value-type="float">
            <text:p>0.563500702984031</text:p>
          </table:table-cell>
          <table:table-cell office:value-type="float" office:value="0.814447301191448" calcext:value-type="float">
            <text:p>0.814447301191448</text:p>
          </table:table-cell>
          <table:table-cell office:value-type="float" office:value="0.682833041958798" calcext:value-type="float">
            <text:p>0.682833041958798</text:p>
          </table:table-cell>
          <table:table-cell office:value-type="float" office:value="0.069153861553441" calcext:value-type="float">
            <text:p>0.069153861553441</text:p>
          </table:table-cell>
          <table:table-cell office:value-type="float" office:value="0.232708011326372" calcext:value-type="float">
            <text:p>0.232708011326372</text:p>
          </table:table-cell>
          <table:table-cell office:value-type="float" office:value="0.557614145305999" calcext:value-type="float">
            <text:p>0.557614145305999</text:p>
          </table:table-cell>
          <table:table-cell office:value-type="float" office:value="0.78923939302871" calcext:value-type="float">
            <text:p>0.78923939302871</text:p>
          </table:table-cell>
          <table:table-cell office:value-type="float" office:value="0.635657513656984" calcext:value-type="float">
            <text:p>0.635657513656984</text:p>
          </table:table-cell>
          <table:table-cell office:value-type="float" office:value="0.048999263498704" calcext:value-type="float">
            <text:p>0.048999263498704</text:p>
          </table:table-cell>
          <table:table-cell office:value-type="float" office:value="0.279883539628186" calcext:value-type="float">
            <text:p>0.279883539628186</text:p>
          </table:table-cell>
          <table:table-cell office:value-type="float" office:value="0.531169049378191" calcext:value-type="float">
            <text:p>0.531169049378191</text:p>
          </table:table-cell>
          <table:table-cell office:value-type="float" office:value="0.70351018805071" calcext:value-type="float">
            <text:p>0.70351018805071</text:p>
          </table:table-cell>
          <table:table-cell office:value-type="float" office:value="0.588752406728333" calcext:value-type="float">
            <text:p>0.588752406728333</text:p>
          </table:table-cell>
          <table:table-cell office:value-type="float" office:value="0.0413035170299671" calcext:value-type="float">
            <text:p>0.041303517029967</text:p>
          </table:table-cell>
          <table:table-cell office:value-type="float" office:value="0.326788646556837" calcext:value-type="float">
            <text:p>0.326788646556837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22576836313697" calcext:value-type="float">
            <text:p>0.922576836313697</text:p>
          </table:table-cell>
          <table:table-cell office:value-type="float" office:value="0.931455804370599" calcext:value-type="float">
            <text:p>0.931455804370599</text:p>
          </table:table-cell>
          <table:table-cell office:value-type="float" office:value="0.926577105150938" calcext:value-type="float">
            <text:p>0.926577105150938</text:p>
          </table:table-cell>
          <table:table-cell office:value-type="float" office:value="0.00224626398321356" calcext:value-type="float">
            <text:p>0.002246263983214</text:p>
          </table:table-cell>
          <table:table-cell office:value-type="float" office:value="0.00198145716819831" calcext:value-type="float">
            <text:p>0.001981457168198</text:p>
          </table:table-cell>
          <table:table-cell office:value-type="float" office:value="0.887580100428023" calcext:value-type="float">
            <text:p>0.887580100428023</text:p>
          </table:table-cell>
          <table:table-cell office:value-type="float" office:value="0.895110765801586" calcext:value-type="float">
            <text:p>0.895110765801586</text:p>
          </table:table-cell>
          <table:table-cell office:value-type="float" office:value="0.890772759715439" calcext:value-type="float">
            <text:p>0.890772759715439</text:p>
          </table:table-cell>
          <table:table-cell table:style-name="Default" office:value-type="float" office:value="0.00194659436074578" calcext:value-type="float">
            <text:p>0.001946594360746</text:p>
          </table:table-cell>
          <table:table-cell office:value-type="float" office:value="0.037785802603697" calcext:value-type="float">
            <text:p>0.037785802603697</text:p>
          </table:table-cell>
          <table:table-cell office:value-type="float" office:value="0.874554084801214" calcext:value-type="float">
            <text:p>0.874554084801214</text:p>
          </table:table-cell>
          <table:table-cell office:value-type="float" office:value="0.909721771575836" calcext:value-type="float">
            <text:p>0.909721771575836</text:p>
          </table:table-cell>
          <table:table-cell office:value-type="float" office:value="0.889015642200896" calcext:value-type="float">
            <text:p>0.889015642200896</text:p>
          </table:table-cell>
          <table:table-cell office:value-type="float" office:value="0.00844781962756018" calcext:value-type="float">
            <text:p>0.00844781962756</text:p>
          </table:table-cell>
          <table:table-cell office:value-type="float" office:value="0.0395429201182404" calcext:value-type="float">
            <text:p>0.03954292011824</text:p>
          </table:table-cell>
          <table:table-cell office:value-type="float" office:value="0.895374526605953" calcext:value-type="float">
            <text:p>0.895374526605953</text:p>
          </table:table-cell>
          <table:table-cell office:value-type="float" office:value="0.914289724218967" calcext:value-type="float">
            <text:p>0.914289724218967</text:p>
          </table:table-cell>
          <table:table-cell office:value-type="float" office:value="0.907481392210142" calcext:value-type="float">
            <text:p>0.907481392210142</text:p>
          </table:table-cell>
          <table:table-cell office:value-type="float" office:value="0.00311526932539117" calcext:value-type="float">
            <text:p>0.003115269325391</text:p>
          </table:table-cell>
          <table:table-cell office:value-type="float" office:value="0.0210771701089939" calcext:value-type="float">
            <text:p>0.021077170108994</text:p>
          </table:table-cell>
          <table:table-cell office:value-type="float" office:value="0.891320842696112" calcext:value-type="float">
            <text:p>0.891320842696112</text:p>
          </table:table-cell>
          <table:table-cell office:value-type="float" office:value="0.91597840220353" calcext:value-type="float">
            <text:p>0.91597840220353</text:p>
          </table:table-cell>
          <table:table-cell office:value-type="float" office:value="0.90810734835924" calcext:value-type="float">
            <text:p>0.90810734835924</text:p>
          </table:table-cell>
          <table:table-cell office:value-type="float" office:value="0.00486660243070308" calcext:value-type="float">
            <text:p>0.004866602430703</text:p>
          </table:table-cell>
          <table:table-cell office:value-type="float" office:value="0.0204512139598958" calcext:value-type="float">
            <text:p>0.020451213959896</text:p>
          </table:table-cell>
          <table:table-cell office:value-type="float" office:value="0.922521589310736" calcext:value-type="float">
            <text:p>0.922521589310736</text:p>
          </table:table-cell>
          <table:table-cell office:value-type="float" office:value="0.935320395981761" calcext:value-type="float">
            <text:p>0.935320395981761</text:p>
          </table:table-cell>
          <table:table-cell office:value-type="float" office:value="0.928558562319136" calcext:value-type="float">
            <text:p>0.928558562319136</text:p>
          </table:table-cell>
          <table:table-cell office:value-type="float" office:value="0.00285080721829046" calcext:value-type="float">
            <text:p>0.00285080721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58192120489927" calcext:value-type="float">
            <text:p>0.58192120489927</text:p>
          </table:table-cell>
          <table:table-cell office:value-type="float" office:value="0.762773722627737" calcext:value-type="float">
            <text:p>0.762773722627737</text:p>
          </table:table-cell>
          <table:table-cell office:value-type="float" office:value="0.64695797675258" calcext:value-type="float">
            <text:p>0.64695797675258</text:p>
          </table:table-cell>
          <table:table-cell office:value-type="float" office:value="0.0395249477521579" calcext:value-type="float">
            <text:p>0.039524947752158</text:p>
          </table:table-cell>
          <table:table-cell office:value-type="float" office:value="0.0376834687696722" calcext:value-type="float">
            <text:p>0.037683468769672</text:p>
          </table:table-cell>
          <table:table-cell office:value-type="float" office:value="0.368613138679453" calcext:value-type="float">
            <text:p>0.368613138679453</text:p>
          </table:table-cell>
          <table:table-cell office:value-type="float" office:value="0.806561386939327" calcext:value-type="float">
            <text:p>0.806561386939327</text:p>
          </table:table-cell>
          <table:table-cell office:value-type="float" office:value="0.496247936803593" calcext:value-type="float">
            <text:p>0.496247936803593</text:p>
          </table:table-cell>
          <table:table-cell table:style-name="Default" office:value-type="float" office:value="0.127347682571058" calcext:value-type="float">
            <text:p>0.127347682571058</text:p>
          </table:table-cell>
          <table:table-cell office:value-type="float" office:value="0.188393508718659" calcext:value-type="float">
            <text:p>0.188393508718659</text:p>
          </table:table-cell>
          <table:table-cell office:value-type="float" office:value="0.25616496350365" calcext:value-type="float">
            <text:p>0.25616496350365</text:p>
          </table:table-cell>
          <table:table-cell office:value-type="float" office:value="0.766423357664234" calcext:value-type="float">
            <text:p>0.766423357664234</text:p>
          </table:table-cell>
          <table:table-cell office:value-type="float" office:value="0.640624101476052" calcext:value-type="float">
            <text:p>0.640624101476052</text:p>
          </table:table-cell>
          <table:table-cell office:value-type="float" office:value="0.103723673660624" calcext:value-type="float">
            <text:p>0.103723673660624</text:p>
          </table:table-cell>
          <table:table-cell office:value-type="float" office:value="0.0440173440461998" calcext:value-type="float">
            <text:p>0.0440173440462</text:p>
          </table:table-cell>
          <table:table-cell office:value-type="float" office:value="0.607078827366428" calcext:value-type="float">
            <text:p>0.607078827366428</text:p>
          </table:table-cell>
          <table:table-cell office:value-type="float" office:value="0.785101004378286" calcext:value-type="float">
            <text:p>0.785101004378286</text:p>
          </table:table-cell>
          <table:table-cell office:value-type="float" office:value="0.684641445522252" calcext:value-type="float">
            <text:p>0.684641445522252</text:p>
          </table:table-cell>
          <table:table-cell office:value-type="float" office:value="0.0453676713404221" calcext:value-type="float">
            <text:p>0.045367671340422</text:p>
          </table:table-cell>
          <table:table-cell office:value-type="float" office:value="0" calcext:value-type="float">
            <text:p>0</text:p>
          </table:table-cell>
          <table:table-cell office:value-type="float" office:value="0.13029197080292" calcext:value-type="float">
            <text:p>0.13029197080292</text:p>
          </table:table-cell>
          <table:table-cell office:value-type="float" office:value="0.791799795620438" calcext:value-type="float">
            <text:p>0.791799795620438</text:p>
          </table:table-cell>
          <table:table-cell office:value-type="float" office:value="0.499348089009385" calcext:value-type="float">
            <text:p>0.499348089009385</text:p>
          </table:table-cell>
          <table:table-cell office:value-type="float" office:value="0.188970773061987" calcext:value-type="float">
            <text:p>0.188970773061987</text:p>
          </table:table-cell>
          <table:table-cell office:value-type="float" office:value="0.185293356512867" calcext:value-type="float">
            <text:p>0.185293356512867</text:p>
          </table:table-cell>
          <table:table-cell office:value-type="float" office:value="0.123148138686131" calcext:value-type="float">
            <text:p>0.123148138686131</text:p>
          </table:table-cell>
          <table:table-cell office:value-type="float" office:value="0.791970722627747" calcext:value-type="float">
            <text:p>0.791970722627747</text:p>
          </table:table-cell>
          <table:table-cell office:value-type="float" office:value="0.566231393604385" calcext:value-type="float">
            <text:p>0.566231393604385</text:p>
          </table:table-cell>
          <table:table-cell office:value-type="float" office:value="0.191945739636632" calcext:value-type="float">
            <text:p>0.191945739636632</text:p>
          </table:table-cell>
          <table:table-cell office:value-type="float" office:value="0.118410051917867" calcext:value-type="float">
            <text:p>0.118410051917867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668148200458003" calcext:value-type="float">
            <text:p>0.668148200458003</text:p>
          </table:table-cell>
          <table:table-cell office:value-type="float" office:value="0.8995787562083" calcext:value-type="float">
            <text:p>0.8995787562083</text:p>
          </table:table-cell>
          <table:table-cell office:value-type="float" office:value="0.81039434902321" calcext:value-type="float">
            <text:p>0.81039434902321</text:p>
          </table:table-cell>
          <table:table-cell office:value-type="float" office:value="0.0607559377697951" calcext:value-type="float">
            <text:p>0.060755937769795</text:p>
          </table:table-cell>
          <table:table-cell office:value-type="float" office:value="0" calcext:value-type="float">
            <text:p>0</text:p>
          </table:table-cell>
          <table:table-cell office:value-type="float" office:value="0.643223856580334" calcext:value-type="float">
            <text:p>0.643223856580334</text:p>
          </table:table-cell>
          <table:table-cell office:value-type="float" office:value="0.861835767508762" calcext:value-type="float">
            <text:p>0.861835767508762</text:p>
          </table:table-cell>
          <table:table-cell office:value-type="float" office:value="0.697809968125873" calcext:value-type="float">
            <text:p>0.697809968125873</text:p>
          </table:table-cell>
          <table:table-cell table:style-name="Default" office:value-type="float" office:value="0.0538437854917556" calcext:value-type="float">
            <text:p>0.053843785491756</text:p>
          </table:table-cell>
          <table:table-cell office:value-type="float" office:value="0.112584380897337" calcext:value-type="float">
            <text:p>0.112584380897337</text:p>
          </table:table-cell>
          <table:table-cell office:value-type="float" office:value="0.234856814984288" calcext:value-type="float">
            <text:p>0.234856814984288</text:p>
          </table:table-cell>
          <table:table-cell office:value-type="float" office:value="0.800987908563964" calcext:value-type="float">
            <text:p>0.800987908563964</text:p>
          </table:table-cell>
          <table:table-cell office:value-type="float" office:value="0.634741471604412" calcext:value-type="float">
            <text:p>0.634741471604412</text:p>
          </table:table-cell>
          <table:table-cell office:value-type="float" office:value="0.119780910909543" calcext:value-type="float">
            <text:p>0.119780910909543</text:p>
          </table:table-cell>
          <table:table-cell office:value-type="float" office:value="0.175652877418798" calcext:value-type="float">
            <text:p>0.175652877418798</text:p>
          </table:table-cell>
          <table:table-cell office:value-type="float" office:value="0.295479821065512" calcext:value-type="float">
            <text:p>0.295479821065512</text:p>
          </table:table-cell>
          <table:table-cell office:value-type="float" office:value="0.816405120806073" calcext:value-type="float">
            <text:p>0.816405120806073</text:p>
          </table:table-cell>
          <table:table-cell office:value-type="float" office:value="0.633696445683959" calcext:value-type="float">
            <text:p>0.633696445683959</text:p>
          </table:table-cell>
          <table:table-cell office:value-type="float" office:value="0.131117761680247" calcext:value-type="float">
            <text:p>0.131117761680247</text:p>
          </table:table-cell>
          <table:table-cell office:value-type="float" office:value="0.176697903339251" calcext:value-type="float">
            <text:p>0.176697903339251</text:p>
          </table:table-cell>
          <table:table-cell office:value-type="float" office:value="0.181328315593399" calcext:value-type="float">
            <text:p>0.181328315593399</text:p>
          </table:table-cell>
          <table:table-cell office:value-type="float" office:value="0.722304991384027" calcext:value-type="float">
            <text:p>0.722304991384027</text:p>
          </table:table-cell>
          <table:table-cell office:value-type="float" office:value="0.481649254329462" calcext:value-type="float">
            <text:p>0.481649254329462</text:p>
          </table:table-cell>
          <table:table-cell office:value-type="float" office:value="0.138999372579225" calcext:value-type="float">
            <text:p>0.138999372579225</text:p>
          </table:table-cell>
          <table:table-cell office:value-type="float" office:value="0.328745094693748" calcext:value-type="float">
            <text:p>0.328745094693748</text:p>
          </table:table-cell>
          <table:table-cell office:value-type="float" office:value="0.349233910573955" calcext:value-type="float">
            <text:p>0.349233910573955</text:p>
          </table:table-cell>
          <table:table-cell office:value-type="float" office:value="0.766712040465127" calcext:value-type="float">
            <text:p>0.766712040465127</text:p>
          </table:table-cell>
          <table:table-cell office:value-type="float" office:value="0.568386566422263" calcext:value-type="float">
            <text:p>0.568386566422263</text:p>
          </table:table-cell>
          <table:table-cell office:value-type="float" office:value="0.113185007006657" calcext:value-type="float">
            <text:p>0.113185007006657</text:p>
          </table:table-cell>
          <table:table-cell office:value-type="float" office:value="0.242007782600947" calcext:value-type="float">
            <text:p>0.242007782600947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75414344693335" calcext:value-type="float">
            <text:p>0.975414344693335</text:p>
          </table:table-cell>
          <table:table-cell office:value-type="float" office:value="0.991637522471897" calcext:value-type="float">
            <text:p>0.991637522471897</text:p>
          </table:table-cell>
          <table:table-cell office:value-type="float" office:value="0.988286139407663" calcext:value-type="float">
            <text:p>0.988286139407663</text:p>
          </table:table-cell>
          <table:table-cell office:value-type="float" office:value="0.00384895036660524" calcext:value-type="float">
            <text:p>0.003848950366605</text:p>
          </table:table-cell>
          <table:table-cell office:value-type="float" office:value="0.00279944263308618" calcext:value-type="float">
            <text:p>0.002799442633086</text:p>
          </table:table-cell>
          <table:table-cell office:value-type="float" office:value="0.983291155165255" calcext:value-type="float">
            <text:p>0.983291155165255</text:p>
          </table:table-cell>
          <table:table-cell office:value-type="float" office:value="0.99042601146908" calcext:value-type="float">
            <text:p>0.99042601146908</text:p>
          </table:table-cell>
          <table:table-cell office:value-type="float" office:value="0.987599682553424" calcext:value-type="float">
            <text:p>0.987599682553424</text:p>
          </table:table-cell>
          <table:table-cell table:style-name="Default" office:value-type="float" office:value="0.00147581397407656" calcext:value-type="float">
            <text:p>0.001475813974077</text:p>
          </table:table-cell>
          <table:table-cell office:value-type="float" office:value="0.00348589948732447" calcext:value-type="float">
            <text:p>0.003485899487324</text:p>
          </table:table-cell>
          <table:table-cell office:value-type="float" office:value="0.979542902662282" calcext:value-type="float">
            <text:p>0.979542902662282</text:p>
          </table:table-cell>
          <table:table-cell office:value-type="float" office:value="0.982753187117529" calcext:value-type="float">
            <text:p>0.982753187117529</text:p>
          </table:table-cell>
          <table:table-cell office:value-type="float" office:value="0.980905658918916" calcext:value-type="float">
            <text:p>0.980905658918916</text:p>
          </table:table-cell>
          <table:table-cell office:value-type="float" office:value="0.000741800813343388" calcext:value-type="float">
            <text:p>0.000741800813343</text:p>
          </table:table-cell>
          <table:table-cell office:value-type="float" office:value="0.0101799231218327" calcext:value-type="float">
            <text:p>0.010179923121833</text:p>
          </table:table-cell>
          <table:table-cell office:value-type="float" office:value="0.960900891783538" calcext:value-type="float">
            <text:p>0.960900891783538</text:p>
          </table:table-cell>
          <table:table-cell office:value-type="float" office:value="0.989457006865519" calcext:value-type="float">
            <text:p>0.989457006865519</text:p>
          </table:table-cell>
          <table:table-cell office:value-type="float" office:value="0.975710583500741" calcext:value-type="float">
            <text:p>0.975710583500741</text:p>
          </table:table-cell>
          <table:table-cell office:value-type="float" office:value="0.0073024093262897" calcext:value-type="float">
            <text:p>0.00730240932629</text:p>
          </table:table-cell>
          <table:table-cell office:value-type="float" office:value="0.0153749985400081" calcext:value-type="float">
            <text:p>0.015374998540008</text:p>
          </table:table-cell>
          <table:table-cell office:value-type="float" office:value="0.987389847484536" calcext:value-type="float">
            <text:p>0.987389847484536</text:p>
          </table:table-cell>
          <table:table-cell office:value-type="float" office:value="0.991869113941797" calcext:value-type="float">
            <text:p>0.991869113941797</text:p>
          </table:table-cell>
          <table:table-cell office:value-type="float" office:value="0.991085582040749" calcext:value-type="float">
            <text:p>0.991085582040749</text:p>
          </table:table-cell>
          <table:table-cell table:style-name="ce14" office:value-type="float" office:value="0.000928643179915234" calcext:value-type="float">
            <text:p>9.29E-04</text:p>
          </table:table-cell>
          <table:table-cell table:style-name="ce14" office:value-type="float" office:value="0" calcext:value-type="float">
            <text:p>0.00E+00</text:p>
          </table:table-cell>
          <table:table-cell office:value-type="float" office:value="0.55707426311499" calcext:value-type="float">
            <text:p>0.55707426311499</text:p>
          </table:table-cell>
          <table:table-cell office:value-type="float" office:value="0.991478442622144" calcext:value-type="float">
            <text:p>0.991478442622144</text:p>
          </table:table-cell>
          <table:table-cell office:value-type="float" office:value="0.910297620728969" calcext:value-type="float">
            <text:p>0.910297620728969</text:p>
          </table:table-cell>
          <table:table-cell office:value-type="float" office:value="0.150369962179745" calcext:value-type="float">
            <text:p>0.150369962179745</text:p>
          </table:table-cell>
          <table:table-cell office:value-type="float" office:value="0.0807879613117803" calcext:value-type="float">
            <text:p>0.08078796131178</text:p>
          </table:table-cell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7733172581785" calcext:value-type="float">
            <text:p>0.97733172581785</text:p>
          </table:table-cell>
          <table:table-cell office:value-type="float" office:value="0.985239511412844" calcext:value-type="float">
            <text:p>0.985239511412844</text:p>
          </table:table-cell>
          <table:table-cell office:value-type="float" office:value="0.981582165076838" calcext:value-type="float">
            <text:p>0.981582165076838</text:p>
          </table:table-cell>
          <table:table-cell office:value-type="float" office:value="0.00183601553834672" calcext:value-type="float">
            <text:p>0.001836015538347</text:p>
          </table:table-cell>
          <table:table-cell office:value-type="float" office:value="0.0200294208994499" calcext:value-type="float">
            <text:p>0.02002942089945</text:p>
          </table:table-cell>
          <table:table-cell office:value-type="float" office:value="0.955475053917699" calcext:value-type="float">
            <text:p>0.955475053917699</text:p>
          </table:table-cell>
          <table:table-cell office:value-type="float" office:value="0.97219376138451" calcext:value-type="float">
            <text:p>0.97219376138451</text:p>
          </table:table-cell>
          <table:table-cell office:value-type="float" office:value="0.969078176118259" calcext:value-type="float">
            <text:p>0.969078176118259</text:p>
          </table:table-cell>
          <table:table-cell table:style-name="Default" office:value-type="float" office:value="0.00372132343995649" calcext:value-type="float">
            <text:p>0.003721323439956</text:p>
          </table:table-cell>
          <table:table-cell office:value-type="float" office:value="0.0325334098580298" calcext:value-type="float">
            <text:p>0.03253340985803</text:p>
          </table:table-cell>
          <table:table-cell office:value-type="float" office:value="0.925239948215427" calcext:value-type="float">
            <text:p>0.925239948215427</text:p>
          </table:table-cell>
          <table:table-cell office:value-type="float" office:value="0.944599268519323" calcext:value-type="float">
            <text:p>0.944599268519323</text:p>
          </table:table-cell>
          <table:table-cell office:value-type="float" office:value="0.935384332418158" calcext:value-type="float">
            <text:p>0.935384332418158</text:p>
          </table:table-cell>
          <table:table-cell office:value-type="float" office:value="0.00514875001674561" calcext:value-type="float">
            <text:p>0.005148750016746</text:p>
          </table:table-cell>
          <table:table-cell office:value-type="float" office:value="0.0662272535581308" calcext:value-type="float">
            <text:p>0.066227253558131</text:p>
          </table:table-cell>
          <table:table-cell office:value-type="float" office:value="0.993334083591444" calcext:value-type="float">
            <text:p>0.993334083591444</text:p>
          </table:table-cell>
          <table:table-cell office:value-type="float" office:value="1.00471279435568" calcext:value-type="float">
            <text:p>1.00471279435568</text:p>
          </table:table-cell>
          <table:table-cell office:value-type="float" office:value="1.00161158597629" calcext:value-type="float">
            <text:p>1.00161158597629</text:p>
          </table:table-cell>
          <table:table-cell office:value-type="float" office:value="0.0028686570793403" calcext:value-type="float">
            <text:p>0.002868657079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0161158597629" calcext:value-type="float">
            <text:p>1.00161158597629</text:p>
          </table:table-cell>
          <table:table-cell office:value-type="float" office:value="0.967942082447038" calcext:value-type="float">
            <text:p>0.967942082447038</text:p>
          </table:table-cell>
          <table:table-cell office:value-type="float" office:value="0.979428284890911" calcext:value-type="float">
            <text:p>0.979428284890911</text:p>
          </table:table-cell>
          <table:table-cell office:value-type="float" office:value="0.974786464224616" calcext:value-type="float">
            <text:p>0.974786464224616</text:p>
          </table:table-cell>
          <table:table-cell office:value-type="float" office:value="0.00245967035460962" calcext:value-type="float">
            <text:p>0.00245967035461</text:p>
          </table:table-cell>
          <table:table-cell office:value-type="float" office:value="0.0268251217516725" calcext:value-type="float">
            <text:p>0.026825121751673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87742530409538" calcext:value-type="float">
            <text:p>0.987742530409538</text:p>
          </table:table-cell>
          <table:table-cell office:value-type="float" office:value="0.99085273721419" calcext:value-type="float">
            <text:p>0.99085273721419</text:p>
          </table:table-cell>
          <table:table-cell office:value-type="float" office:value="0.989483561232054" calcext:value-type="float">
            <text:p>0.989483561232054</text:p>
          </table:table-cell>
          <table:table-cell office:value-type="float" office:value="0.000865183070793698" calcext:value-type="float">
            <text:p>0.000865183070794</text:p>
          </table:table-cell>
          <table:table-cell office:value-type="float" office:value="0" calcext:value-type="float">
            <text:p>0</text:p>
          </table:table-cell>
          <table:table-cell office:value-type="float" office:value="0.977163906771668" calcext:value-type="float">
            <text:p>0.977163906771668</text:p>
          </table:table-cell>
          <table:table-cell office:value-type="float" office:value="0.977676735265176" calcext:value-type="float">
            <text:p>0.977676735265176</text:p>
          </table:table-cell>
          <table:table-cell office:value-type="float" office:value="0.977395266881439" calcext:value-type="float">
            <text:p>0.977395266881439</text:p>
          </table:table-cell>
          <table:table-cell office:value-type="float" office:value="0.000135863757303199" calcext:value-type="float">
            <text:p>1.36E-04</text:p>
          </table:table-cell>
          <table:table-cell office:value-type="float" office:value="0.0120882943506149" calcext:value-type="float">
            <text:p>0.012088294350615</text:p>
          </table:table-cell>
          <table:table-cell office:value-type="float" office:value="0.959068895623125" calcext:value-type="float">
            <text:p>0.959068895623125</text:p>
          </table:table-cell>
          <table:table-cell office:value-type="float" office:value="0.973962526994304" calcext:value-type="float">
            <text:p>0.973962526994304</text:p>
          </table:table-cell>
          <table:table-cell office:value-type="float" office:value="0.967550453031848" calcext:value-type="float">
            <text:p>0.967550453031848</text:p>
          </table:table-cell>
          <table:table-cell office:value-type="float" office:value="0.00387464833150364" calcext:value-type="float">
            <text:p>0.003874648331504</text:p>
          </table:table-cell>
          <table:table-cell office:value-type="float" office:value="0.0219331082002056" calcext:value-type="float">
            <text:p>0.021933108200206</text:p>
          </table:table-cell>
          <table:table-cell office:value-type="float" office:value="0.965644692969194" calcext:value-type="float">
            <text:p>0.965644692969194</text:p>
          </table:table-cell>
          <table:table-cell office:value-type="float" office:value="0.971783108734083" calcext:value-type="float">
            <text:p>0.971783108734083</text:p>
          </table:table-cell>
          <table:table-cell office:value-type="float" office:value="0.970049043955546" calcext:value-type="float">
            <text:p>0.970049043955546</text:p>
          </table:table-cell>
          <table:table-cell office:value-type="float" office:value="0.00163824222246898" calcext:value-type="float">
            <text:p>0.001638242222469</text:p>
          </table:table-cell>
          <table:table-cell office:value-type="float" office:value="0.0194345172765078" calcext:value-type="float">
            <text:p>0.019434517276508</text:p>
          </table:table-cell>
          <table:table-cell office:value-type="float" office:value="0.402233205011507" calcext:value-type="float">
            <text:p>0.402233205011507</text:p>
          </table:table-cell>
          <table:table-cell office:value-type="float" office:value="0.519337220465899" calcext:value-type="float">
            <text:p>0.519337220465899</text:p>
          </table:table-cell>
          <table:table-cell office:value-type="float" office:value="0.476742157212157" calcext:value-type="float">
            <text:p>0.476742157212157</text:p>
          </table:table-cell>
          <table:table-cell office:value-type="float" office:value="0.0193382006457087" calcext:value-type="float">
            <text:p>0.019338200645709</text:p>
          </table:table-cell>
          <table:table-cell office:value-type="float" office:value="0.512741404019898" calcext:value-type="float">
            <text:p>0.512741404019898</text:p>
          </table:table-cell>
          <table:table-cell office:value-type="float" office:value="0.962058396047438" calcext:value-type="float">
            <text:p>0.962058396047438</text:p>
          </table:table-cell>
          <table:table-cell office:value-type="float" office:value="0.963281340484146" calcext:value-type="float">
            <text:p>0.963281340484146</text:p>
          </table:table-cell>
          <table:table-cell office:value-type="float" office:value="0.962542950538983" calcext:value-type="float">
            <text:p>0.962542950538983</text:p>
          </table:table-cell>
          <table:table-cell office:value-type="float" office:value="0.000334103693194055" calcext:value-type="float">
            <text:p>0.000334103693194</text:p>
          </table:table-cell>
          <table:table-cell office:value-type="float" office:value="0.0269406106930706" calcext:value-type="float">
            <text:p>0.026940610693071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88805679004835" calcext:value-type="float">
            <text:p>0.988805679004835</text:p>
          </table:table-cell>
          <table:table-cell office:value-type="float" office:value="0.988879685514499" calcext:value-type="float">
            <text:p>0.988879685514499</text:p>
          </table:table-cell>
          <table:table-cell office:value-type="float" office:value="0.988855098462537" calcext:value-type="float">
            <text:p>0.988855098462537</text:p>
          </table:table-cell>
          <table:table-cell table:style-name="ce14" office:value-type="float" office:value="0.0000227535758247385" calcext:value-type="float">
            <text:p>2.28E-05</text:p>
          </table:table-cell>
          <table:table-cell office:value-type="float" office:value="0.00284471306221468" calcext:value-type="float">
            <text:p>0.002844713062215</text:p>
          </table:table-cell>
          <table:table-cell office:value-type="float" office:value="0.990246022204559" calcext:value-type="float">
            <text:p>0.990246022204559</text:p>
          </table:table-cell>
          <table:table-cell office:value-type="float" office:value="0.990673463460963" calcext:value-type="float">
            <text:p>0.990673463460963</text:p>
          </table:table-cell>
          <table:table-cell office:value-type="float" office:value="0.990408293355108" calcext:value-type="float">
            <text:p>0.990408293355108</text:p>
          </table:table-cell>
          <table:table-cell office:value-type="float" office:value="0.0000778784926103621" calcext:value-type="float">
            <text:p>7.79E-05</text:p>
          </table:table-cell>
          <table:table-cell office:value-type="float" office:value="0.00129151816964368" calcext:value-type="float">
            <text:p>0.001291518169644</text:p>
          </table:table-cell>
          <table:table-cell office:value-type="float" office:value="0.976275419285723" calcext:value-type="float">
            <text:p>0.976275419285723</text:p>
          </table:table-cell>
          <table:table-cell office:value-type="float" office:value="0.987886191386823" calcext:value-type="float">
            <text:p>0.987886191386823</text:p>
          </table:table-cell>
          <table:table-cell office:value-type="float" office:value="0.984639837257453" calcext:value-type="float">
            <text:p>0.984639837257453</text:p>
          </table:table-cell>
          <table:table-cell office:value-type="float" office:value="0.002197955095464" calcext:value-type="float">
            <text:p>0.002197955095464</text:p>
          </table:table-cell>
          <table:table-cell office:value-type="float" office:value="0.00705997426729932" calcext:value-type="float">
            <text:p>0.007059974267299</text:p>
          </table:table-cell>
          <table:table-cell office:value-type="float" office:value="0.933784601068493" calcext:value-type="float">
            <text:p>0.933784601068493</text:p>
          </table:table-cell>
          <table:table-cell office:value-type="float" office:value="0.95702956078411" calcext:value-type="float">
            <text:p>0.95702956078411</text:p>
          </table:table-cell>
          <table:table-cell office:value-type="float" office:value="0.945256784155494" calcext:value-type="float">
            <text:p>0.945256784155494</text:p>
          </table:table-cell>
          <table:table-cell office:value-type="float" office:value="0.00580267378757172" calcext:value-type="float">
            <text:p>0.005802673787572</text:p>
          </table:table-cell>
          <table:table-cell office:value-type="float" office:value="0.0464430273692578" calcext:value-type="float">
            <text:p>0.046443027369258</text:p>
          </table:table-cell>
          <table:table-cell office:value-type="float" office:value="0.534363890005792" calcext:value-type="float">
            <text:p>0.534363890005792</text:p>
          </table:table-cell>
          <table:table-cell office:value-type="float" office:value="0.600734365900889" calcext:value-type="float">
            <text:p>0.600734365900889</text:p>
          </table:table-cell>
          <table:table-cell office:value-type="float" office:value="0.571605683932631" calcext:value-type="float">
            <text:p>0.571605683932631</text:p>
          </table:table-cell>
          <table:table-cell table:style-name="ce14" office:value-type="float" office:value="0.012709675656779" calcext:value-type="float">
            <text:p>1.27E-02</text:p>
          </table:table-cell>
          <table:table-cell office:value-type="float" office:value="0.420094127592121" calcext:value-type="float">
            <text:p>0.420094127592121</text:p>
          </table:table-cell>
          <table:table-cell office:value-type="float" office:value="0.991294289917025" calcext:value-type="float">
            <text:p>0.991294289917025</text:p>
          </table:table-cell>
          <table:table-cell office:value-type="float" office:value="0.992311824451075" calcext:value-type="float">
            <text:p>0.992311824451075</text:p>
          </table:table-cell>
          <table:table-cell office:value-type="float" office:value="0.991699811524752" calcext:value-type="float">
            <text:p>0.991699811524752</text:p>
          </table:table-cell>
          <table:table-cell office:value-type="float" office:value="0.000213612262746338" calcext:value-type="float">
            <text:p>0.0002136122627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9185638593192" calcext:value-type="float">
            <text:p>0.9185638593192</text:p>
          </table:table-cell>
          <table:table-cell office:value-type="float" office:value="0.921752670559604" calcext:value-type="float">
            <text:p>0.921752670559604</text:p>
          </table:table-cell>
          <table:table-cell office:value-type="float" office:value="0.919355458938832" calcext:value-type="float">
            <text:p>0.919355458938832</text:p>
          </table:table-cell>
          <table:table-cell table:style-name="ce14" office:value-type="float" office:value="0.000585115742175354" calcext:value-type="float">
            <text:p>5.85E-04</text:p>
          </table:table-cell>
          <table:table-cell office:value-type="float" office:value="0" calcext:value-type="float">
            <text:p>0</text:p>
          </table:table-cell>
          <table:table-cell office:value-type="float" office:value="0.889077958906691" calcext:value-type="float">
            <text:p>0.889077958906691</text:p>
          </table:table-cell>
          <table:table-cell office:value-type="float" office:value="0.895620677017088" calcext:value-type="float">
            <text:p>0.895620677017088</text:p>
          </table:table-cell>
          <table:table-cell office:value-type="float" office:value="0.892662269479824" calcext:value-type="float">
            <text:p>0.892662269479824</text:p>
          </table:table-cell>
          <table:table-cell office:value-type="float" office:value="0.0018125030183471" calcext:value-type="float">
            <text:p>1.81E-03</text:p>
          </table:table-cell>
          <table:table-cell office:value-type="float" office:value="0.0266931894590079" calcext:value-type="float">
            <text:p>0.026693189459008</text:p>
          </table:table-cell>
          <table:table-cell office:value-type="float" office:value="0.853518901957831" calcext:value-type="float">
            <text:p>0.853518901957831</text:p>
          </table:table-cell>
          <table:table-cell office:value-type="float" office:value="0.88336321308074" calcext:value-type="float">
            <text:p>0.88336321308074</text:p>
          </table:table-cell>
          <table:table-cell office:value-type="float" office:value="0.867752942093443" calcext:value-type="float">
            <text:p>0.867752942093443</text:p>
          </table:table-cell>
          <table:table-cell office:value-type="float" office:value="0.0068465636286663" calcext:value-type="float">
            <text:p>0.006846563628666</text:p>
          </table:table-cell>
          <table:table-cell office:value-type="float" office:value="0.0516025168453892" calcext:value-type="float">
            <text:p>0.051602516845389</text:p>
          </table:table-cell>
          <table:table-cell office:value-type="float" office:value="0.897030459106109" calcext:value-type="float">
            <text:p>0.897030459106109</text:p>
          </table:table-cell>
          <table:table-cell office:value-type="float" office:value="0.897052531982634" calcext:value-type="float">
            <text:p>0.897052531982634</text:p>
          </table:table-cell>
          <table:table-cell office:value-type="float" office:value="0.897047524489925" calcext:value-type="float">
            <text:p>0.897047524489925</text:p>
          </table:table-cell>
          <table:table-cell table:style-name="ce14" office:value-type="float" office:value="0.00000369952686304297" calcext:value-type="float">
            <text:p>3.70E-06</text:p>
          </table:table-cell>
          <table:table-cell office:value-type="float" office:value="0.0223079344489071" calcext:value-type="float">
            <text:p>0.022307934448907</text:p>
          </table:table-cell>
          <table:table-cell office:value-type="float" office:value="0.334133339496067" calcext:value-type="float">
            <text:p>0.334133339496067</text:p>
          </table:table-cell>
          <table:table-cell office:value-type="float" office:value="0.394689070397474" calcext:value-type="float">
            <text:p>0.394689070397474</text:p>
          </table:table-cell>
          <table:table-cell office:value-type="float" office:value="0.37264044751673" calcext:value-type="float">
            <text:p>0.37264044751673</text:p>
          </table:table-cell>
          <table:table-cell office:value-type="float" office:value="0.0153016887167361" calcext:value-type="float">
            <text:p>0.015301688716736</text:p>
          </table:table-cell>
          <table:table-cell office:value-type="float" office:value="0.546715011422102" calcext:value-type="float">
            <text:p>0.546715011422102</text:p>
          </table:table-cell>
          <table:table-cell office:value-type="float" office:value="0.902672731245147" calcext:value-type="float">
            <text:p>0.902672731245147</text:p>
          </table:table-cell>
          <table:table-cell office:value-type="float" office:value="0.904633309091675" calcext:value-type="float">
            <text:p>0.904633309091675</text:p>
          </table:table-cell>
          <table:table-cell office:value-type="float" office:value="0.90392918533205" calcext:value-type="float">
            <text:p>0.90392918533205</text:p>
          </table:table-cell>
          <table:table-cell office:value-type="float" office:value="0.000404118407169336" calcext:value-type="float">
            <text:p>0.000404118407169</text:p>
          </table:table-cell>
          <table:table-cell office:value-type="float" office:value="0.0154262736067823" calcext:value-type="float">
            <text:p>0.015426273606782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45601825092288" calcext:value-type="float">
            <text:p>0.845601825092288</text:p>
          </table:table-cell>
          <table:table-cell office:value-type="float" office:value="0.863550387894198" calcext:value-type="float">
            <text:p>0.863550387894198</text:p>
          </table:table-cell>
          <table:table-cell office:value-type="float" office:value="0.855797283988324" calcext:value-type="float">
            <text:p>0.855797283988324</text:p>
          </table:table-cell>
          <table:table-cell office:value-type="float" office:value="0.00336362516931161" calcext:value-type="float">
            <text:p>0.003363625169312</text:p>
          </table:table-cell>
          <table:table-cell office:value-type="float" office:value="0" calcext:value-type="float">
            <text:p>0</text:p>
          </table:table-cell>
          <table:table-cell office:value-type="float" office:value="0.817899165304303" calcext:value-type="float">
            <text:p>0.817899165304303</text:p>
          </table:table-cell>
          <table:table-cell office:value-type="float" office:value="0.833490432093989" calcext:value-type="float">
            <text:p>0.833490432093989</text:p>
          </table:table-cell>
          <table:table-cell office:value-type="float" office:value="0.82414128285592" calcext:value-type="float">
            <text:p>0.82414128285592</text:p>
          </table:table-cell>
          <table:table-cell table:style-name="Default" office:value-type="float" office:value="0.00450569921492749" calcext:value-type="float">
            <text:p>0.004505699214927</text:p>
          </table:table-cell>
          <table:table-cell office:value-type="float" office:value="0.0316560011324042" calcext:value-type="float">
            <text:p>0.031656001132404</text:p>
          </table:table-cell>
          <table:table-cell office:value-type="float" office:value="0.806373569053076" calcext:value-type="float">
            <text:p>0.806373569053076</text:p>
          </table:table-cell>
          <table:table-cell office:value-type="float" office:value="0.835706544469783" calcext:value-type="float">
            <text:p>0.835706544469783</text:p>
          </table:table-cell>
          <table:table-cell office:value-type="float" office:value="0.821040545847037" calcext:value-type="float">
            <text:p>0.821040545847037</text:p>
          </table:table-cell>
          <table:table-cell office:value-type="float" office:value="0.00751509169875644" calcext:value-type="float">
            <text:p>0.007515091698756</text:p>
          </table:table-cell>
          <table:table-cell office:value-type="float" office:value="0.0347567381412868" calcext:value-type="float">
            <text:p>0.034756738141287</text:p>
          </table:table-cell>
          <table:table-cell office:value-type="float" office:value="0.830680594615791" calcext:value-type="float">
            <text:p>0.830680594615791</text:p>
          </table:table-cell>
          <table:table-cell office:value-type="float" office:value="0.834106844072754" calcext:value-type="float">
            <text:p>0.834106844072754</text:p>
          </table:table-cell>
          <table:table-cell office:value-type="float" office:value="0.830966218516192" calcext:value-type="float">
            <text:p>0.830966218516192</text:p>
          </table:table-cell>
          <table:table-cell table:style-name="ce14" office:value-type="float" office:value="0.0007704906656738" calcext:value-type="float">
            <text:p>7.70E-04</text:p>
          </table:table-cell>
          <table:table-cell office:value-type="float" office:value="0.0248310654721318" calcext:value-type="float">
            <text:p>0.024831065472132</text:p>
          </table:table-cell>
          <table:table-cell office:value-type="float" office:value="0.256417325545008" calcext:value-type="float">
            <text:p>0.256417325545008</text:p>
          </table:table-cell>
          <table:table-cell office:value-type="float" office:value="0.314243852590765" calcext:value-type="float">
            <text:p>0.314243852590765</text:p>
          </table:table-cell>
          <table:table-cell office:value-type="float" office:value="0.291486310323174" calcext:value-type="float">
            <text:p>0.291486310323174</text:p>
          </table:table-cell>
          <table:table-cell office:value-type="float" office:value="0.0118855498804542" calcext:value-type="float">
            <text:p>0.011885549880454</text:p>
          </table:table-cell>
          <table:table-cell office:value-type="float" office:value="0.564310973665151" calcext:value-type="float">
            <text:p>0.564310973665151</text:p>
          </table:table-cell>
          <table:table-cell office:value-type="float" office:value="0.843361965265835" calcext:value-type="float">
            <text:p>0.843361965265835</text:p>
          </table:table-cell>
          <table:table-cell office:value-type="float" office:value="0.85326322782178" calcext:value-type="float">
            <text:p>0.85326322782178</text:p>
          </table:table-cell>
          <table:table-cell office:value-type="float" office:value="0.848074468095385" calcext:value-type="float">
            <text:p>0.848074468095385</text:p>
          </table:table-cell>
          <table:table-cell office:value-type="float" office:value="0.00230015247750274" calcext:value-type="float">
            <text:p>0.002300152477503</text:p>
          </table:table-cell>
          <table:table-cell office:value-type="float" office:value="0.00772281589293911" calcext:value-type="float">
            <text:p>0.007722815892939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2391501860185" calcext:value-type="float">
            <text:p>0.82391501860185</text:p>
          </table:table-cell>
          <table:table-cell office:value-type="float" office:value="0.843689845797529" calcext:value-type="float">
            <text:p>0.843689845797529</text:p>
          </table:table-cell>
          <table:table-cell office:value-type="float" office:value="0.831477718051547" calcext:value-type="float">
            <text:p>0.831477718051547</text:p>
          </table:table-cell>
          <table:table-cell office:value-type="float" office:value="0.00525337432437877" calcext:value-type="float">
            <text:p>0.005253374324379</text:p>
          </table:table-cell>
          <table:table-cell office:value-type="float" office:value="0.0258699987128202" calcext:value-type="float">
            <text:p>0.02586999871282</text:p>
          </table:table-cell>
          <table:table-cell office:value-type="float" office:value="0.80170529814066" calcext:value-type="float">
            <text:p>0.80170529814066</text:p>
          </table:table-cell>
          <table:table-cell office:value-type="float" office:value="0.817878809043952" calcext:value-type="float">
            <text:p>0.817878809043952</text:p>
          </table:table-cell>
          <table:table-cell office:value-type="float" office:value="0.810992274744393" calcext:value-type="float">
            <text:p>0.810992274744393</text:p>
          </table:table-cell>
          <table:table-cell table:style-name="Default" office:value-type="float" office:value="0.00381276660622373" calcext:value-type="float">
            <text:p>0.003812766606224</text:p>
          </table:table-cell>
          <table:table-cell office:value-type="float" office:value="0.0463554420199739" calcext:value-type="float">
            <text:p>0.046355442019974</text:p>
          </table:table-cell>
          <table:table-cell office:value-type="float" office:value="0.787881018582622" calcext:value-type="float">
            <text:p>0.787881018582622</text:p>
          </table:table-cell>
          <table:table-cell office:value-type="float" office:value="0.835940867677626" calcext:value-type="float">
            <text:p>0.835940867677626</text:p>
          </table:table-cell>
          <table:table-cell office:value-type="float" office:value="0.814577209874264" calcext:value-type="float">
            <text:p>0.814577209874264</text:p>
          </table:table-cell>
          <table:table-cell office:value-type="float" office:value="0.0114556198407462" calcext:value-type="float">
            <text:p>0.011455619840746</text:p>
          </table:table-cell>
          <table:table-cell office:value-type="float" office:value="0.0427705068901032" calcext:value-type="float">
            <text:p>0.042770506890103</text:p>
          </table:table-cell>
          <table:table-cell office:value-type="float" office:value="0.829020869804543" calcext:value-type="float">
            <text:p>0.829020869804543</text:p>
          </table:table-cell>
          <table:table-cell office:value-type="float" office:value="0.858000540401125" calcext:value-type="float">
            <text:p>0.858000540401125</text:p>
          </table:table-cell>
          <table:table-cell office:value-type="float" office:value="0.845518824416841" calcext:value-type="float">
            <text:p>0.845518824416841</text:p>
          </table:table-cell>
          <table:table-cell office:value-type="float" office:value="0.00733830220276876" calcext:value-type="float">
            <text:p>0.007338302202769</text:p>
          </table:table-cell>
          <table:table-cell office:value-type="float" office:value="0.0118288923475262" calcext:value-type="float">
            <text:p>0.011828892347526</text:p>
          </table:table-cell>
          <table:table-cell office:value-type="float" office:value="0.178929950534623" calcext:value-type="float">
            <text:p>0.178929950534623</text:p>
          </table:table-cell>
          <table:table-cell office:value-type="float" office:value="0.242421017853086" calcext:value-type="float">
            <text:p>0.242421017853086</text:p>
          </table:table-cell>
          <table:table-cell office:value-type="float" office:value="0.218930405358004" calcext:value-type="float">
            <text:p>0.218930405358004</text:p>
          </table:table-cell>
          <table:table-cell office:value-type="float" office:value="0.0114001770043564" calcext:value-type="float">
            <text:p>0.011400177004356</text:p>
          </table:table-cell>
          <table:table-cell office:value-type="float" office:value="0.638417311406363" calcext:value-type="float">
            <text:p>0.638417311406363</text:p>
          </table:table-cell>
          <table:table-cell office:value-type="float" office:value="0.847420043833974" calcext:value-type="float">
            <text:p>0.847420043833974</text:p>
          </table:table-cell>
          <table:table-cell office:value-type="float" office:value="0.874746910212236" calcext:value-type="float">
            <text:p>0.874746910212236</text:p>
          </table:table-cell>
          <table:table-cell office:value-type="float" office:value="0.857347716764367" calcext:value-type="float">
            <text:p>0.857347716764367</text:p>
          </table:table-cell>
          <table:table-cell office:value-type="float" office:value="0.00714309807121648" calcext:value-type="float">
            <text:p>0.007143098071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918471960646709" calcext:value-type="float">
            <text:p>0.918471960646709</text:p>
          </table:table-cell>
          <table:table-cell office:value-type="float" office:value="0.919947640378761" calcext:value-type="float">
            <text:p>0.919947640378761</text:p>
          </table:table-cell>
          <table:table-cell office:value-type="float" office:value="0.919113555445728" calcext:value-type="float">
            <text:p>0.919113555445728</text:p>
          </table:table-cell>
          <table:table-cell office:value-type="float" office:value="0.000364318666123709" calcext:value-type="float">
            <text:p>0.000364318666124</text:p>
          </table:table-cell>
          <table:table-cell office:value-type="float" office:value="0" calcext:value-type="float">
            <text:p>0</text:p>
          </table:table-cell>
          <table:table-cell office:value-type="float" office:value="0.896664476872281" calcext:value-type="float">
            <text:p>0.896664476872281</text:p>
          </table:table-cell>
          <table:table-cell office:value-type="float" office:value="0.898809595817893" calcext:value-type="float">
            <text:p>0.898809595817893</text:p>
          </table:table-cell>
          <table:table-cell office:value-type="float" office:value="0.897249937470867" calcext:value-type="float">
            <text:p>0.897249937470867</text:p>
          </table:table-cell>
          <table:table-cell table:style-name="Default" office:value-type="float" office:value="0.000439628342560496" calcext:value-type="float">
            <text:p>0.00043962834256</text:p>
          </table:table-cell>
          <table:table-cell office:value-type="float" office:value="0.0218636179748611" calcext:value-type="float">
            <text:p>0.021863617974861</text:p>
          </table:table-cell>
          <table:table-cell office:value-type="float" office:value="0.857964330904504" calcext:value-type="float">
            <text:p>0.857964330904504</text:p>
          </table:table-cell>
          <table:table-cell office:value-type="float" office:value="0.888950086257836" calcext:value-type="float">
            <text:p>0.888950086257836</text:p>
          </table:table-cell>
          <table:table-cell office:value-type="float" office:value="0.874913197402055" calcext:value-type="float">
            <text:p>0.874913197402055</text:p>
          </table:table-cell>
          <table:table-cell office:value-type="float" office:value="0.00790300455167213" calcext:value-type="float">
            <text:p>0.007903004551672</text:p>
          </table:table-cell>
          <table:table-cell office:value-type="float" office:value="0.0442003580436732" calcext:value-type="float">
            <text:p>0.044200358043673</text:p>
          </table:table-cell>
          <table:table-cell office:value-type="float" office:value="0.897013931962796" calcext:value-type="float">
            <text:p>0.897013931962796</text:p>
          </table:table-cell>
          <table:table-cell office:value-type="float" office:value="0.89704598849253" calcext:value-type="float">
            <text:p>0.89704598849253</text:p>
          </table:table-cell>
          <table:table-cell office:value-type="float" office:value="0.897031885578305" calcext:value-type="float">
            <text:p>0.897031885578305</text:p>
          </table:table-cell>
          <table:table-cell table:style-name="ce14" office:value-type="float" office:value="0.00000772054565325745" calcext:value-type="float">
            <text:p>7.72E-06</text:p>
          </table:table-cell>
          <table:table-cell office:value-type="float" office:value="0.0220816698674228" calcext:value-type="float">
            <text:p>0.022081669867423</text:p>
          </table:table-cell>
          <table:table-cell office:value-type="float" office:value="0.302345286742211" calcext:value-type="float">
            <text:p>0.302345286742211</text:p>
          </table:table-cell>
          <table:table-cell office:value-type="float" office:value="0.34590821846772" calcext:value-type="float">
            <text:p>0.34590821846772</text:p>
          </table:table-cell>
          <table:table-cell office:value-type="float" office:value="0.326396897027041" calcext:value-type="float">
            <text:p>0.326396897027041</text:p>
          </table:table-cell>
          <table:table-cell office:value-type="float" office:value="0.00967100794304104" calcext:value-type="float">
            <text:p>0.009671007943041</text:p>
          </table:table-cell>
          <table:table-cell office:value-type="float" office:value="0.592716658418687" calcext:value-type="float">
            <text:p>0.592716658418687</text:p>
          </table:table-cell>
          <table:table-cell office:value-type="float" office:value="0.900795000831883" calcext:value-type="float">
            <text:p>0.900795000831883</text:p>
          </table:table-cell>
          <table:table-cell office:value-type="float" office:value="0.905100508101887" calcext:value-type="float">
            <text:p>0.905100508101887</text:p>
          </table:table-cell>
          <table:table-cell office:value-type="float" office:value="0.903702876504998" calcext:value-type="float">
            <text:p>0.903702876504998</text:p>
          </table:table-cell>
          <table:table-cell office:value-type="float" office:value="0.000841620099960146" calcext:value-type="float">
            <text:p>0.00084162009996</text:p>
          </table:table-cell>
          <table:table-cell office:value-type="float" office:value="0.0154106789407303" calcext:value-type="float">
            <text:p>0.01541067894073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32234106586038" calcext:value-type="float">
            <text:p>0.832234106586038</text:p>
          </table:table-cell>
          <table:table-cell office:value-type="float" office:value="0.912899856853471" calcext:value-type="float">
            <text:p>0.912899856853471</text:p>
          </table:table-cell>
          <table:table-cell office:value-type="float" office:value="0.899427334230741" calcext:value-type="float">
            <text:p>0.899427334230741</text:p>
          </table:table-cell>
          <table:table-cell office:value-type="float" office:value="0.022804739611431" calcext:value-type="float">
            <text:p>0.022804739611431</text:p>
          </table:table-cell>
          <table:table-cell office:value-type="float" office:value="0" calcext:value-type="float">
            <text:p>0</text:p>
          </table:table-cell>
          <table:table-cell office:value-type="float" office:value="0.788660535829506" calcext:value-type="float">
            <text:p>0.788660535829506</text:p>
          </table:table-cell>
          <table:table-cell office:value-type="float" office:value="0.801281477925951" calcext:value-type="float">
            <text:p>0.801281477925951</text:p>
          </table:table-cell>
          <table:table-cell office:value-type="float" office:value="0.793322297355832" calcext:value-type="float">
            <text:p>0.793322297355832</text:p>
          </table:table-cell>
          <table:table-cell table:style-name="Default" office:value-type="float" office:value="0.0028103750900059" calcext:value-type="float">
            <text:p>0.002810375090006</text:p>
          </table:table-cell>
          <table:table-cell office:value-type="float" office:value="0.10610503687491" calcext:value-type="float">
            <text:p>0.10610503687491</text:p>
          </table:table-cell>
          <table:table-cell office:value-type="float" office:value="0.696641686650672" calcext:value-type="float">
            <text:p>0.696641686650672</text:p>
          </table:table-cell>
          <table:table-cell office:value-type="float" office:value="0.730176158553014" calcext:value-type="float">
            <text:p>0.730176158553014</text:p>
          </table:table-cell>
          <table:table-cell office:value-type="float" office:value="0.715797446658909" calcext:value-type="float">
            <text:p>0.715797446658909</text:p>
          </table:table-cell>
          <table:table-cell office:value-type="float" office:value="0.00778001433848365" calcext:value-type="float">
            <text:p>0.007780014338484</text:p>
          </table:table-cell>
          <table:table-cell office:value-type="float" office:value="0.183629887571832" calcext:value-type="float">
            <text:p>0.183629887571832</text:p>
          </table:table-cell>
          <table:table-cell office:value-type="float" office:value="0.799668731444855" calcext:value-type="float">
            <text:p>0.799668731444855</text:p>
          </table:table-cell>
          <table:table-cell office:value-type="float" office:value="0.808446467379673" calcext:value-type="float">
            <text:p>0.808446467379673</text:p>
          </table:table-cell>
          <table:table-cell office:value-type="float" office:value="0.802891252349909" calcext:value-type="float">
            <text:p>0.802891252349909</text:p>
          </table:table-cell>
          <table:table-cell table:style-name="ce14" office:value-type="float" office:value="0.00169344055285215" calcext:value-type="float">
            <text:p>1.69E-03</text:p>
          </table:table-cell>
          <table:table-cell office:value-type="float" office:value="0.0965360818808322" calcext:value-type="float">
            <text:p>0.096536081880832</text:p>
          </table:table-cell>
          <table:table-cell office:value-type="float" office:value="0.239494826671626" calcext:value-type="float">
            <text:p>0.239494826671626</text:p>
          </table:table-cell>
          <table:table-cell office:value-type="float" office:value="0.276909156922995" calcext:value-type="float">
            <text:p>0.276909156922995</text:p>
          </table:table-cell>
          <table:table-cell office:value-type="float" office:value="0.25769934296104" calcext:value-type="float">
            <text:p>0.25769934296104</text:p>
          </table:table-cell>
          <table:table-cell office:value-type="float" office:value="0.00892038400966993" calcext:value-type="float">
            <text:p>0.00892038400967</text:p>
          </table:table-cell>
          <table:table-cell office:value-type="float" office:value="0.641727991269701" calcext:value-type="float">
            <text:p>0.641727991269701</text:p>
          </table:table-cell>
          <table:table-cell office:value-type="float" office:value="0.816120183693416" calcext:value-type="float">
            <text:p>0.816120183693416</text:p>
          </table:table-cell>
          <table:table-cell office:value-type="float" office:value="0.821075427349458" calcext:value-type="float">
            <text:p>0.821075427349458</text:p>
          </table:table-cell>
          <table:table-cell office:value-type="float" office:value="0.818635887991707" calcext:value-type="float">
            <text:p>0.818635887991707</text:p>
          </table:table-cell>
          <table:table-cell office:value-type="float" office:value="0.00111429429126441" calcext:value-type="float">
            <text:p>0.001114294291264</text:p>
          </table:table-cell>
          <table:table-cell office:value-type="float" office:value="0.0807914462390344" calcext:value-type="float">
            <text:p>0.080791446239034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71131093197704" calcext:value-type="float">
            <text:p>0.771131093197704</text:p>
          </table:table-cell>
          <table:table-cell office:value-type="float" office:value="0.889198796412914" calcext:value-type="float">
            <text:p>0.889198796412914</text:p>
          </table:table-cell>
          <table:table-cell office:value-type="float" office:value="0.864060421005721" calcext:value-type="float">
            <text:p>0.864060421005721</text:p>
          </table:table-cell>
          <table:table-cell office:value-type="float" office:value="0.0373110949613193" calcext:value-type="float">
            <text:p>0.037311094961319</text:p>
          </table:table-cell>
          <table:table-cell office:value-type="float" office:value="0.00761321660812908" calcext:value-type="float">
            <text:p>0.007613216608129</text:p>
          </table:table-cell>
          <table:table-cell office:value-type="float" office:value="0.742363370601082" calcext:value-type="float">
            <text:p>0.742363370601082</text:p>
          </table:table-cell>
          <table:table-cell office:value-type="float" office:value="0.860057948398229" calcext:value-type="float">
            <text:p>0.860057948398229</text:p>
          </table:table-cell>
          <table:table-cell office:value-type="float" office:value="0.75448782191782" calcext:value-type="float">
            <text:p>0.75448782191782</text:p>
          </table:table-cell>
          <table:table-cell table:style-name="Default" office:value-type="float" office:value="0.0260758885107395" calcext:value-type="float">
            <text:p>0.02607588851074</text:p>
          </table:table-cell>
          <table:table-cell office:value-type="float" office:value="0.117185815696031" calcext:value-type="float">
            <text:p>0.117185815696031</text:p>
          </table:table-cell>
          <table:table-cell office:value-type="float" office:value="0.719739850569889" calcext:value-type="float">
            <text:p>0.719739850569889</text:p>
          </table:table-cell>
          <table:table-cell office:value-type="float" office:value="0.832996432113818" calcext:value-type="float">
            <text:p>0.832996432113818</text:p>
          </table:table-cell>
          <table:table-cell office:value-type="float" office:value="0.745743611153559" calcext:value-type="float">
            <text:p>0.745743611153559</text:p>
          </table:table-cell>
          <table:table-cell office:value-type="float" office:value="0.0265836235007872" calcext:value-type="float">
            <text:p>0.026583623500787</text:p>
          </table:table-cell>
          <table:table-cell office:value-type="float" office:value="0.125930026460292" calcext:value-type="float">
            <text:p>0.125930026460292</text:p>
          </table:table-cell>
          <table:table-cell office:value-type="float" office:value="0.738179869081748" calcext:value-type="float">
            <text:p>0.738179869081748</text:p>
          </table:table-cell>
          <table:table-cell office:value-type="float" office:value="0.845885948200144" calcext:value-type="float">
            <text:p>0.845885948200144</text:p>
          </table:table-cell>
          <table:table-cell office:value-type="float" office:value="0.821861847489546" calcext:value-type="float">
            <text:p>0.821861847489546</text:p>
          </table:table-cell>
          <table:table-cell office:value-type="float" office:value="0.0377713487530534" calcext:value-type="float">
            <text:p>0.037771348753053</text:p>
          </table:table-cell>
          <table:table-cell office:value-type="float" office:value="0.0498117901243038" calcext:value-type="float">
            <text:p>0.049811790124304</text:p>
          </table:table-cell>
          <table:table-cell office:value-type="float" office:value="0.187045144373893" calcext:value-type="float">
            <text:p>0.187045144373893</text:p>
          </table:table-cell>
          <table:table-cell office:value-type="float" office:value="0.276699355784329" calcext:value-type="float">
            <text:p>0.276699355784329</text:p>
          </table:table-cell>
          <table:table-cell office:value-type="float" office:value="0.21969410362519" calcext:value-type="float">
            <text:p>0.21969410362519</text:p>
          </table:table-cell>
          <table:table-cell office:value-type="float" office:value="0.0185472724630984" calcext:value-type="float">
            <text:p>0.018547272463098</text:p>
          </table:table-cell>
          <table:table-cell office:value-type="float" office:value="0.65197953398866" calcext:value-type="float">
            <text:p>0.65197953398866</text:p>
          </table:table-cell>
          <table:table-cell office:value-type="float" office:value="0.772539735134759" calcext:value-type="float">
            <text:p>0.772539735134759</text:p>
          </table:table-cell>
          <table:table-cell office:value-type="float" office:value="0.89540047245035" calcext:value-type="float">
            <text:p>0.89540047245035</text:p>
          </table:table-cell>
          <table:table-cell office:value-type="float" office:value="0.87167363761385" calcext:value-type="float">
            <text:p>0.87167363761385</text:p>
          </table:table-cell>
          <table:table-cell office:value-type="float" office:value="0.0383895745338318" calcext:value-type="float">
            <text:p>0.038389574533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60544909512584" calcext:value-type="float">
            <text:p>0.960544909512584</text:p>
          </table:table-cell>
          <table:table-cell office:value-type="float" office:value="0.966126476391966" calcext:value-type="float">
            <text:p>0.966126476391966</text:p>
          </table:table-cell>
          <table:table-cell office:value-type="float" office:value="0.964304521038842" calcext:value-type="float">
            <text:p>0.964304521038842</text:p>
          </table:table-cell>
          <table:table-cell office:value-type="float" office:value="0.00108408882694606" calcext:value-type="float">
            <text:p>0.001084088826946</text:p>
          </table:table-cell>
          <table:table-cell office:value-type="float" office:value="0" calcext:value-type="float">
            <text:p>0</text:p>
          </table:table-cell>
          <table:table-cell office:value-type="float" office:value="0.952739211419894" calcext:value-type="float">
            <text:p>0.952739211419894</text:p>
          </table:table-cell>
          <table:table-cell office:value-type="float" office:value="0.952780521820076" calcext:value-type="float">
            <text:p>0.952780521820076</text:p>
          </table:table-cell>
          <table:table-cell office:value-type="float" office:value="0.952758465426516" calcext:value-type="float">
            <text:p>0.952758465426516</text:p>
          </table:table-cell>
          <table:table-cell office:value-type="float" office:value="0.00000972508846616232" calcext:value-type="float">
            <text:p>9.73E-06</text:p>
          </table:table-cell>
          <table:table-cell office:value-type="float" office:value="0.0115460556123252" calcext:value-type="float">
            <text:p>0.011546055612325</text:p>
          </table:table-cell>
          <table:table-cell office:value-type="float" office:value="0.934754073898792" calcext:value-type="float">
            <text:p>0.934754073898792</text:p>
          </table:table-cell>
          <table:table-cell office:value-type="float" office:value="0.950202091891801" calcext:value-type="float">
            <text:p>0.950202091891801</text:p>
          </table:table-cell>
          <table:table-cell office:value-type="float" office:value="0.942548741106748" calcext:value-type="float">
            <text:p>0.942548741106748</text:p>
          </table:table-cell>
          <table:table-cell office:value-type="float" office:value="0.00376581489601379" calcext:value-type="float">
            <text:p>0.003765814896014</text:p>
          </table:table-cell>
          <table:table-cell office:value-type="float" office:value="0.0217557799320939" calcext:value-type="float">
            <text:p>0.021755779932094</text:p>
          </table:table-cell>
          <table:table-cell office:value-type="float" office:value="0.952731714402246" calcext:value-type="float">
            <text:p>0.952731714402246</text:p>
          </table:table-cell>
          <table:table-cell office:value-type="float" office:value="0.952735902394218" calcext:value-type="float">
            <text:p>0.952735902394218</text:p>
          </table:table-cell>
          <table:table-cell office:value-type="float" office:value="0.952733404351562" calcext:value-type="float">
            <text:p>0.952733404351562</text:p>
          </table:table-cell>
          <table:table-cell table:style-name="ce14" office:value-type="float" office:value="0.000000876604146976722" calcext:value-type="float">
            <text:p>8.77E-07</text:p>
          </table:table-cell>
          <table:table-cell office:value-type="float" office:value="0.0115711166872791" calcext:value-type="float">
            <text:p>0.011571116687279</text:p>
          </table:table-cell>
          <table:table-cell office:value-type="float" office:value="0.95269933108198" calcext:value-type="float">
            <text:p>0.95269933108198</text:p>
          </table:table-cell>
          <table:table-cell office:value-type="float" office:value="0.952759916223667" calcext:value-type="float">
            <text:p>0.952759916223667</text:p>
          </table:table-cell>
          <table:table-cell office:value-type="float" office:value="0.952715762254198" calcext:value-type="float">
            <text:p>0.952715762254198</text:p>
          </table:table-cell>
          <table:table-cell table:style-name="ce14" office:value-type="float" office:value="0.0000142656787365351" calcext:value-type="float">
            <text:p>1.43E-05</text:p>
          </table:table-cell>
          <table:table-cell office:value-type="float" office:value="0.0115887587846439" calcext:value-type="float">
            <text:p>0.011588758784644</text:p>
          </table:table-cell>
          <table:table-cell office:value-type="float" office:value="0.938585565886268" calcext:value-type="float">
            <text:p>0.938585565886268</text:p>
          </table:table-cell>
          <table:table-cell office:value-type="float" office:value="0.942524419544694" calcext:value-type="float">
            <text:p>0.942524419544694</text:p>
          </table:table-cell>
          <table:table-cell office:value-type="float" office:value="0.940597180669917" calcext:value-type="float">
            <text:p>0.940597180669917</text:p>
          </table:table-cell>
          <table:table-cell office:value-type="float" office:value="0.000873830333815633" calcext:value-type="float">
            <text:p>0.000873830333816</text:p>
          </table:table-cell>
          <table:table-cell office:value-type="float" office:value="0.0237073403689249" calcext:value-type="float">
            <text:p>0.023707340368925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28973387124985" calcext:value-type="float">
            <text:p>0.928973387124985</text:p>
          </table:table-cell>
          <table:table-cell office:value-type="float" office:value="0.930120829301494" calcext:value-type="float">
            <text:p>0.930120829301494</text:p>
          </table:table-cell>
          <table:table-cell office:value-type="float" office:value="0.929772236154232" calcext:value-type="float">
            <text:p>0.929772236154232</text:p>
          </table:table-cell>
          <table:table-cell office:value-type="float" office:value="0.00024356395113554" calcext:value-type="float">
            <text:p>0.000243563951136</text:p>
          </table:table-cell>
          <table:table-cell office:value-type="float" office:value="0" calcext:value-type="float">
            <text:p>0</text:p>
          </table:table-cell>
          <table:table-cell office:value-type="float" office:value="0.913436634984191" calcext:value-type="float">
            <text:p>0.913436634984191</text:p>
          </table:table-cell>
          <table:table-cell office:value-type="float" office:value="0.914080207058574" calcext:value-type="float">
            <text:p>0.914080207058574</text:p>
          </table:table-cell>
          <table:table-cell office:value-type="float" office:value="0.913723835917988" calcext:value-type="float">
            <text:p>0.913723835917988</text:p>
          </table:table-cell>
          <table:table-cell office:value-type="float" office:value="0.000176171787102889" calcext:value-type="float">
            <text:p>1.76E-04</text:p>
          </table:table-cell>
          <table:table-cell office:value-type="float" office:value="0.0160484002362448" calcext:value-type="float">
            <text:p>0.016048400236245</text:p>
          </table:table-cell>
          <table:table-cell office:value-type="float" office:value="0.870613407879357" calcext:value-type="float">
            <text:p>0.870613407879357</text:p>
          </table:table-cell>
          <table:table-cell office:value-type="float" office:value="0.900792713253664" calcext:value-type="float">
            <text:p>0.900792713253664</text:p>
          </table:table-cell>
          <table:table-cell office:value-type="float" office:value="0.885638235666152" calcext:value-type="float">
            <text:p>0.885638235666152</text:p>
          </table:table-cell>
          <table:table-cell office:value-type="float" office:value="0.00652866973520478" calcext:value-type="float">
            <text:p>0.006528669735205</text:p>
          </table:table-cell>
          <table:table-cell office:value-type="float" office:value="0.0441340004880808" calcext:value-type="float">
            <text:p>0.044134000488081</text:p>
          </table:table-cell>
          <table:table-cell office:value-type="float" office:value="0.913378335653671" calcext:value-type="float">
            <text:p>0.913378335653671</text:p>
          </table:table-cell>
          <table:table-cell office:value-type="float" office:value="0.913379109244229" calcext:value-type="float">
            <text:p>0.913379109244229</text:p>
          </table:table-cell>
          <table:table-cell office:value-type="float" office:value="0.913378768371237" calcext:value-type="float">
            <text:p>0.913378768371237</text:p>
          </table:table-cell>
          <table:table-cell table:style-name="ce14" office:value-type="float" office:value="0.000000183580601380095" calcext:value-type="float">
            <text:p>1.84E-07</text:p>
          </table:table-cell>
          <table:table-cell office:value-type="float" office:value="0.0163934677829958" calcext:value-type="float">
            <text:p>0.016393467782996</text:p>
          </table:table-cell>
          <table:table-cell office:value-type="float" office:value="0.913325036734437" calcext:value-type="float">
            <text:p>0.913325036734437</text:p>
          </table:table-cell>
          <table:table-cell office:value-type="float" office:value="0.913496958582429" calcext:value-type="float">
            <text:p>0.913496958582429</text:p>
          </table:table-cell>
          <table:table-cell office:value-type="float" office:value="0.913379355409214" calcext:value-type="float">
            <text:p>0.913379355409214</text:p>
          </table:table-cell>
          <table:table-cell table:style-name="ce14" office:value-type="float" office:value="0.0000386749561281787" calcext:value-type="float">
            <text:p>3.87E-05</text:p>
          </table:table-cell>
          <table:table-cell office:value-type="float" office:value="0.0163928807450184" calcext:value-type="float">
            <text:p>0.016392880745018</text:p>
          </table:table-cell>
          <table:table-cell office:value-type="float" office:value="0.912680066640921" calcext:value-type="float">
            <text:p>0.912680066640921</text:p>
          </table:table-cell>
          <table:table-cell office:value-type="float" office:value="0.916066048448645" calcext:value-type="float">
            <text:p>0.916066048448645</text:p>
          </table:table-cell>
          <table:table-cell office:value-type="float" office:value="0.914863532540962" calcext:value-type="float">
            <text:p>0.914863532540962</text:p>
          </table:table-cell>
          <table:table-cell office:value-type="float" office:value="0.000701940175006768" calcext:value-type="float">
            <text:p>0.000701940175007</text:p>
          </table:table-cell>
          <table:table-cell office:value-type="float" office:value="0.0149087036132702" calcext:value-type="float">
            <text:p>0.01490870361327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28974239781092" calcext:value-type="float">
            <text:p>0.928974239781092</text:p>
          </table:table-cell>
          <table:table-cell office:value-type="float" office:value="0.930274327833074" calcext:value-type="float">
            <text:p>0.930274327833074</text:p>
          </table:table-cell>
          <table:table-cell office:value-type="float" office:value="0.929811516295152" calcext:value-type="float">
            <text:p>0.929811516295152</text:p>
          </table:table-cell>
          <table:table-cell office:value-type="float" office:value="0.000225762736053403" calcext:value-type="float">
            <text:p>0.000225762736053</text:p>
          </table:table-cell>
          <table:table-cell office:value-type="float" office:value="0" calcext:value-type="float">
            <text:p>0</text:p>
          </table:table-cell>
          <table:table-cell office:value-type="float" office:value="0.910443597410144" calcext:value-type="float">
            <text:p>0.910443597410144</text:p>
          </table:table-cell>
          <table:table-cell office:value-type="float" office:value="0.91408111853496" calcext:value-type="float">
            <text:p>0.91408111853496</text:p>
          </table:table-cell>
          <table:table-cell office:value-type="float" office:value="0.913347257436706" calcext:value-type="float">
            <text:p>0.913347257436706</text:p>
          </table:table-cell>
          <table:table-cell table:style-name="Default" office:value-type="float" office:value="0.000928469209354981" calcext:value-type="float">
            <text:p>0.000928469209355</text:p>
          </table:table-cell>
          <table:table-cell office:value-type="float" office:value="0.0164642588584455" calcext:value-type="float">
            <text:p>0.016464258858446</text:p>
          </table:table-cell>
          <table:table-cell office:value-type="float" office:value="0.876198038056792" calcext:value-type="float">
            <text:p>0.876198038056792</text:p>
          </table:table-cell>
          <table:table-cell office:value-type="float" office:value="0.900969931382763" calcext:value-type="float">
            <text:p>0.900969931382763</text:p>
          </table:table-cell>
          <table:table-cell office:value-type="float" office:value="0.890341139023541" calcext:value-type="float">
            <text:p>0.890341139023541</text:p>
          </table:table-cell>
          <table:table-cell office:value-type="float" office:value="0.00600962582934626" calcext:value-type="float">
            <text:p>0.006009625829346</text:p>
          </table:table-cell>
          <table:table-cell office:value-type="float" office:value="0.0394703772716115" calcext:value-type="float">
            <text:p>0.039470377271612</text:p>
          </table:table-cell>
          <table:table-cell office:value-type="float" office:value="0.913378305898971" calcext:value-type="float">
            <text:p>0.913378305898971</text:p>
          </table:table-cell>
          <table:table-cell office:value-type="float" office:value="0.913379304696187" calcext:value-type="float">
            <text:p>0.913379304696187</text:p>
          </table:table-cell>
          <table:table-cell office:value-type="float" office:value="0.913378757112215" calcext:value-type="float">
            <text:p>0.913378757112215</text:p>
          </table:table-cell>
          <table:table-cell table:style-name="ce14" office:value-type="float" office:value="0.000000243055887412179" calcext:value-type="float">
            <text:p>2.43E-07</text:p>
          </table:table-cell>
          <table:table-cell office:value-type="float" office:value="0.0164327591829367" calcext:value-type="float">
            <text:p>0.016432759182937</text:p>
          </table:table-cell>
          <table:table-cell office:value-type="float" office:value="0.913325125238467" calcext:value-type="float">
            <text:p>0.913325125238467</text:p>
          </table:table-cell>
          <table:table-cell office:value-type="float" office:value="0.913665027099858" calcext:value-type="float">
            <text:p>0.913665027099858</text:p>
          </table:table-cell>
          <table:table-cell office:value-type="float" office:value="0.913381102597735" calcext:value-type="float">
            <text:p>0.913381102597735</text:p>
          </table:table-cell>
          <table:table-cell table:style-name="ce14" office:value-type="float" office:value="0.0000663804725140492" calcext:value-type="float">
            <text:p>6.64E-05</text:p>
          </table:table-cell>
          <table:table-cell office:value-type="float" office:value="0.0164304136974172" calcext:value-type="float">
            <text:p>0.016430413697417</text:p>
          </table:table-cell>
          <table:table-cell office:value-type="float" office:value="0.913990196286154" calcext:value-type="float">
            <text:p>0.913990196286154</text:p>
          </table:table-cell>
          <table:table-cell office:value-type="float" office:value="0.915963434635166" calcext:value-type="float">
            <text:p>0.915963434635166</text:p>
          </table:table-cell>
          <table:table-cell office:value-type="float" office:value="0.9151295146308" calcext:value-type="float">
            <text:p>0.9151295146308</text:p>
          </table:table-cell>
          <table:table-cell office:value-type="float" office:value="0.000433448891783031" calcext:value-type="float">
            <text:p>0.000433448891783</text:p>
          </table:table-cell>
          <table:table-cell office:value-type="float" office:value="0.0146820016643525" calcext:value-type="float">
            <text:p>0.014682001664353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928616895172407" calcext:value-type="float">
            <text:p>0.928616895172407</text:p>
          </table:table-cell>
          <table:table-cell office:value-type="float" office:value="0.930344934395704" calcext:value-type="float">
            <text:p>0.930344934395704</text:p>
          </table:table-cell>
          <table:table-cell office:value-type="float" office:value="0.929820920979492" calcext:value-type="float">
            <text:p>0.929820920979492</text:p>
          </table:table-cell>
          <table:table-cell office:value-type="float" office:value="0.000307348015718715" calcext:value-type="float">
            <text:p>0.000307348015719</text:p>
          </table:table-cell>
          <table:table-cell office:value-type="float" office:value="0" calcext:value-type="float">
            <text:p>0</text:p>
          </table:table-cell>
          <table:table-cell office:value-type="float" office:value="0.913448623534527" calcext:value-type="float">
            <text:p>0.913448623534527</text:p>
          </table:table-cell>
          <table:table-cell office:value-type="float" office:value="0.91402386216657" calcext:value-type="float">
            <text:p>0.91402386216657</text:p>
          </table:table-cell>
          <table:table-cell office:value-type="float" office:value="0.913665081227087" calcext:value-type="float">
            <text:p>0.913665081227087</text:p>
          </table:table-cell>
          <table:table-cell table:style-name="Default" office:value-type="float" office:value="0.000176692854193906" calcext:value-type="float">
            <text:p>0.000176692854194</text:p>
          </table:table-cell>
          <table:table-cell office:value-type="float" office:value="0.0161558397524043" calcext:value-type="float">
            <text:p>0.016155839752404</text:p>
          </table:table-cell>
          <table:table-cell office:value-type="float" office:value="0.871457154119749" calcext:value-type="float">
            <text:p>0.871457154119749</text:p>
          </table:table-cell>
          <table:table-cell office:value-type="float" office:value="0.903762228494648" calcext:value-type="float">
            <text:p>0.903762228494648</text:p>
          </table:table-cell>
          <table:table-cell office:value-type="float" office:value="0.888413791424366" calcext:value-type="float">
            <text:p>0.888413791424366</text:p>
          </table:table-cell>
          <table:table-cell office:value-type="float" office:value="0.00711442132693778" calcext:value-type="float">
            <text:p>0.007114421326938</text:p>
          </table:table-cell>
          <table:table-cell office:value-type="float" office:value="0.0414071295551259" calcext:value-type="float">
            <text:p>0.041407129555126</text:p>
          </table:table-cell>
          <table:table-cell office:value-type="float" office:value="0.151113637087418" calcext:value-type="float">
            <text:p>0.151113637087418</text:p>
          </table:table-cell>
          <table:table-cell office:value-type="float" office:value="0.91337946180431" calcext:value-type="float">
            <text:p>0.91337946180431</text:p>
          </table:table-cell>
          <table:table-cell office:value-type="float" office:value="0.891599779870904" calcext:value-type="float">
            <text:p>0.891599779870904</text:p>
          </table:table-cell>
          <table:table-cell table:style-name="ce14" office:value-type="float" office:value="0.126992325805228" calcext:value-type="float">
            <text:p>1.27E-01</text:p>
          </table:table-cell>
          <table:table-cell office:value-type="float" office:value="0.0382211411085871" calcext:value-type="float">
            <text:p>0.038221141108587</text:p>
          </table:table-cell>
          <table:table-cell office:value-type="float" office:value="0.913312361886856" calcext:value-type="float">
            <text:p>0.913312361886856</text:p>
          </table:table-cell>
          <table:table-cell office:value-type="float" office:value="0.913746926461342" calcext:value-type="float">
            <text:p>0.913746926461342</text:p>
          </table:table-cell>
          <table:table-cell office:value-type="float" office:value="0.913394814701281" calcext:value-type="float">
            <text:p>0.913394814701281</text:p>
          </table:table-cell>
          <table:table-cell table:style-name="ce14" office:value-type="float" office:value="0.0000973528536019677" calcext:value-type="float">
            <text:p>9.74E-05</text:p>
          </table:table-cell>
          <table:table-cell office:value-type="float" office:value="0.0164261062782104" calcext:value-type="float">
            <text:p>0.01642610627821</text:p>
          </table:table-cell>
          <table:table-cell office:value-type="float" office:value="0.151113637087418" calcext:value-type="float">
            <text:p>0.151113637087418</text:p>
          </table:table-cell>
          <table:table-cell office:value-type="float" office:value="0.9160972519511" calcext:value-type="float">
            <text:p>0.9160972519511</text:p>
          </table:table-cell>
          <table:table-cell office:value-type="float" office:value="0.675481954095935" calcext:value-type="float">
            <text:p>0.675481954095935</text:p>
          </table:table-cell>
          <table:table-cell office:value-type="float" office:value="0.297705617017699" calcext:value-type="float">
            <text:p>0.297705617017699</text:p>
          </table:table-cell>
          <table:table-cell office:value-type="float" office:value="0.254338966883556" calcext:value-type="float">
            <text:p>0.254338966883556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85920327913558" calcext:value-type="float">
            <text:p>0.985920327913558</text:p>
          </table:table-cell>
          <table:table-cell office:value-type="float" office:value="0.985924115341357" calcext:value-type="float">
            <text:p>0.985924115341357</text:p>
          </table:table-cell>
          <table:table-cell office:value-type="float" office:value="0.985922042101182" calcext:value-type="float">
            <text:p>0.985922042101182</text:p>
          </table:table-cell>
          <table:table-cell table:style-name="ce14" office:value-type="float" office:value="0.000000787276342985423" calcext:value-type="float">
            <text:p>7.87E-07</text:p>
          </table:table-cell>
          <table:table-cell office:value-type="float" office:value="0" calcext:value-type="float">
            <text:p>0</text:p>
          </table:table-cell>
          <table:table-cell office:value-type="float" office:value="0.978918383380622" calcext:value-type="float">
            <text:p>0.978918383380622</text:p>
          </table:table-cell>
          <table:table-cell office:value-type="float" office:value="0.978919733088369" calcext:value-type="float">
            <text:p>0.978919733088369</text:p>
          </table:table-cell>
          <table:table-cell office:value-type="float" office:value="0.978919084516072" calcext:value-type="float">
            <text:p>0.978919084516072</text:p>
          </table:table-cell>
          <table:table-cell office:value-type="float" office:value="0.000000268076787680848" calcext:value-type="float">
            <text:p>2.68E-07</text:p>
          </table:table-cell>
          <table:table-cell office:value-type="float" office:value="0.00700295758510983" calcext:value-type="float">
            <text:p>0.00700295758511</text:p>
          </table:table-cell>
          <table:table-cell office:value-type="float" office:value="0.981663387547011" calcext:value-type="float">
            <text:p>0.981663387547011</text:p>
          </table:table-cell>
          <table:table-cell office:value-type="float" office:value="0.984457537508897" calcext:value-type="float">
            <text:p>0.984457537508897</text:p>
          </table:table-cell>
          <table:table-cell office:value-type="float" office:value="0.982890624618575" calcext:value-type="float">
            <text:p>0.982890624618575</text:p>
          </table:table-cell>
          <table:table-cell office:value-type="float" office:value="0.00054608314115941" calcext:value-type="float">
            <text:p>0.000546083141159</text:p>
          </table:table-cell>
          <table:table-cell office:value-type="float" office:value="0.00303141748260716" calcext:value-type="float">
            <text:p>0.003031417482607</text:p>
          </table:table-cell>
          <table:table-cell office:value-type="float" office:value="0.962125613717462" calcext:value-type="float">
            <text:p>0.962125613717462</text:p>
          </table:table-cell>
          <table:table-cell office:value-type="float" office:value="0.976041345637072" calcext:value-type="float">
            <text:p>0.976041345637072</text:p>
          </table:table-cell>
          <table:table-cell office:value-type="float" office:value="0.969927694656565" calcext:value-type="float">
            <text:p>0.969927694656565</text:p>
          </table:table-cell>
          <table:table-cell office:value-type="float" office:value="0.00296576249329381" calcext:value-type="float">
            <text:p>0.002965762493294</text:p>
          </table:table-cell>
          <table:table-cell office:value-type="float" office:value="0.015994347444617" calcext:value-type="float">
            <text:p>0.015994347444617</text:p>
          </table:table-cell>
          <table:table-cell office:value-type="float" office:value="0.978799875741489" calcext:value-type="float">
            <text:p>0.978799875741489</text:p>
          </table:table-cell>
          <table:table-cell office:value-type="float" office:value="0.978807829702753" calcext:value-type="float">
            <text:p>0.978807829702753</text:p>
          </table:table-cell>
          <table:table-cell office:value-type="float" office:value="0.978800987875984" calcext:value-type="float">
            <text:p>0.978800987875984</text:p>
          </table:table-cell>
          <table:table-cell table:style-name="ce14" office:value-type="float" office:value="0.00000169347458591236" calcext:value-type="float">
            <text:p>1.69E-06</text:p>
          </table:table-cell>
          <table:table-cell office:value-type="float" office:value="0.00712105422519749" calcext:value-type="float">
            <text:p>0.007121054225197</text:p>
          </table:table-cell>
          <table:table-cell office:value-type="float" office:value="0.985473634477755" calcext:value-type="float">
            <text:p>0.985473634477755</text:p>
          </table:table-cell>
          <table:table-cell office:value-type="float" office:value="0.986122829765675" calcext:value-type="float">
            <text:p>0.986122829765675</text:p>
          </table:table-cell>
          <table:table-cell office:value-type="float" office:value="0.985906443501949" calcext:value-type="float">
            <text:p>0.985906443501949</text:p>
          </table:table-cell>
          <table:table-cell office:value-type="float" office:value="0.000185388825168737" calcext:value-type="float">
            <text:p>0.000185388825169</text:p>
          </table:table-cell>
          <table:table-cell table:style-name="ce14" office:value-type="float" office:value="0.0000155985992329466" calcext:value-type="float">
            <text:p>1.56E-05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85920969628803" calcext:value-type="float">
            <text:p>0.985920969628803</text:p>
          </table:table-cell>
          <table:table-cell office:value-type="float" office:value="0.985921911489126" calcext:value-type="float">
            <text:p>0.985921911489126</text:p>
          </table:table-cell>
          <table:table-cell office:value-type="float" office:value="0.985921485619266" calcext:value-type="float">
            <text:p>0.985921485619266</text:p>
          </table:table-cell>
          <table:table-cell table:style-name="ce14" office:value-type="float" office:value="0.000000234083090483326" calcext:value-type="float">
            <text:p>2.34E-07</text:p>
          </table:table-cell>
          <table:table-cell office:value-type="float" office:value="0" calcext:value-type="float">
            <text:p>0</text:p>
          </table:table-cell>
          <table:table-cell office:value-type="float" office:value="0.978918518686855" calcext:value-type="float">
            <text:p>0.978918518686855</text:p>
          </table:table-cell>
          <table:table-cell office:value-type="float" office:value="0.978919324067727" calcext:value-type="float">
            <text:p>0.978919324067727</text:p>
          </table:table-cell>
          <table:table-cell office:value-type="float" office:value="0.978918926702803" calcext:value-type="float">
            <text:p>0.978918926702803</text:p>
          </table:table-cell>
          <table:table-cell office:value-type="float" office:value="0.000000200917199462139" calcext:value-type="float">
            <text:p>2.01E-07</text:p>
          </table:table-cell>
          <table:table-cell office:value-type="float" office:value="0.00700255891646306" calcext:value-type="float">
            <text:p>0.007002558916463</text:p>
          </table:table-cell>
          <table:table-cell office:value-type="float" office:value="0.182630138105343" calcext:value-type="float">
            <text:p>0.182630138105343</text:p>
          </table:table-cell>
          <table:table-cell office:value-type="float" office:value="0.382283000211682" calcext:value-type="float">
            <text:p>0.382283000211682</text:p>
          </table:table-cell>
          <table:table-cell office:value-type="float" office:value="0.242665754847333" calcext:value-type="float">
            <text:p>0.242665754847333</text:p>
          </table:table-cell>
          <table:table-cell office:value-type="float" office:value="0.0563162015234536" calcext:value-type="float">
            <text:p>0.056316201523454</text:p>
          </table:table-cell>
          <table:table-cell office:value-type="float" office:value="0.743255730771933" calcext:value-type="float">
            <text:p>0.743255730771933</text:p>
          </table:table-cell>
          <table:table-cell office:value-type="float" office:value="0.945005970075648" calcext:value-type="float">
            <text:p>0.945005970075648</text:p>
          </table:table-cell>
          <table:table-cell office:value-type="float" office:value="0.972113725230491" calcext:value-type="float">
            <text:p>0.972113725230491</text:p>
          </table:table-cell>
          <table:table-cell office:value-type="float" office:value="0.961753394553773" calcext:value-type="float">
            <text:p>0.961753394553773</text:p>
          </table:table-cell>
          <table:table-cell office:value-type="float" office:value="0.00547855371151838" calcext:value-type="float">
            <text:p>0.005478553711518</text:p>
          </table:table-cell>
          <table:table-cell office:value-type="float" office:value="0.0241680910654929" calcext:value-type="float">
            <text:p>0.024168091065493</text:p>
          </table:table-cell>
          <table:table-cell office:value-type="float" office:value="0.256286882537896" calcext:value-type="float">
            <text:p>0.256286882537896</text:p>
          </table:table-cell>
          <table:table-cell office:value-type="float" office:value="0.765603468215863" calcext:value-type="float">
            <text:p>0.765603468215863</text:p>
          </table:table-cell>
          <table:table-cell office:value-type="float" office:value="0.494690651572062" calcext:value-type="float">
            <text:p>0.494690651572062</text:p>
          </table:table-cell>
          <table:table-cell table:style-name="ce14" office:value-type="float" office:value="0.111187919309946" calcext:value-type="float">
            <text:p>1.11E-01</text:p>
          </table:table-cell>
          <table:table-cell office:value-type="float" office:value="0.491230834047203" calcext:value-type="float">
            <text:p>0.491230834047203</text:p>
          </table:table-cell>
          <table:table-cell office:value-type="float" office:value="0.400253475313965" calcext:value-type="float">
            <text:p>0.400253475313965</text:p>
          </table:table-cell>
          <table:table-cell office:value-type="float" office:value="0.946208397776917" calcext:value-type="float">
            <text:p>0.946208397776917</text:p>
          </table:table-cell>
          <table:table-cell office:value-type="float" office:value="0.671852315567678" calcext:value-type="float">
            <text:p>0.671852315567678</text:p>
          </table:table-cell>
          <table:table-cell office:value-type="float" office:value="0.14257007584422" calcext:value-type="float">
            <text:p>0.14257007584422</text:p>
          </table:table-cell>
          <table:table-cell table:style-name="ce14" office:value-type="float" office:value="0.314069170051588" calcext:value-type="float">
            <text:p>3.14E-01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62933872035194" calcext:value-type="float">
            <text:p>0.962933872035194</text:p>
          </table:table-cell>
          <table:table-cell office:value-type="float" office:value="0.964975921797986" calcext:value-type="float">
            <text:p>0.964975921797986</text:p>
          </table:table-cell>
          <table:table-cell office:value-type="float" office:value="0.963888377460372" calcext:value-type="float">
            <text:p>0.963888377460372</text:p>
          </table:table-cell>
          <table:table-cell table:style-name="ce14" office:value-type="float" office:value="0.000431375615522504" calcext:value-type="float">
            <text:p>4.31E-04</text:p>
          </table:table-cell>
          <table:table-cell office:value-type="float" office:value="0" calcext:value-type="float">
            <text:p>0</text:p>
          </table:table-cell>
          <table:table-cell office:value-type="float" office:value="0.919934612247285" calcext:value-type="float">
            <text:p>0.919934612247285</text:p>
          </table:table-cell>
          <table:table-cell office:value-type="float" office:value="0.921723289395176" calcext:value-type="float">
            <text:p>0.921723289395176</text:p>
          </table:table-cell>
          <table:table-cell office:value-type="float" office:value="0.921632551955033" calcext:value-type="float">
            <text:p>0.921632551955033</text:p>
          </table:table-cell>
          <table:table-cell office:value-type="float" office:value="0.000293429073768424" calcext:value-type="float">
            <text:p>2.93E-04</text:p>
          </table:table-cell>
          <table:table-cell office:value-type="float" office:value="0.0422558255053392" calcext:value-type="float">
            <text:p>0.042255825505339</text:p>
          </table:table-cell>
          <table:table-cell office:value-type="float" office:value="0.907332414720863" calcext:value-type="float">
            <text:p>0.907332414720863</text:p>
          </table:table-cell>
          <table:table-cell office:value-type="float" office:value="0.935318417239394" calcext:value-type="float">
            <text:p>0.935318417239394</text:p>
          </table:table-cell>
          <table:table-cell office:value-type="float" office:value="0.923735274204453" calcext:value-type="float">
            <text:p>0.923735274204453</text:p>
          </table:table-cell>
          <table:table-cell office:value-type="float" office:value="0.00591704525273349" calcext:value-type="float">
            <text:p>0.005917045252733</text:p>
          </table:table-cell>
          <table:table-cell office:value-type="float" office:value="0.0401531032559197" calcext:value-type="float">
            <text:p>0.04015310325592</text:p>
          </table:table-cell>
          <table:table-cell office:value-type="float" office:value="0.907080528558144" calcext:value-type="float">
            <text:p>0.907080528558144</text:p>
          </table:table-cell>
          <table:table-cell office:value-type="float" office:value="0.935726176396282" calcext:value-type="float">
            <text:p>0.935726176396282</text:p>
          </table:table-cell>
          <table:table-cell office:value-type="float" office:value="0.923048078532087" calcext:value-type="float">
            <text:p>0.923048078532087</text:p>
          </table:table-cell>
          <table:table-cell office:value-type="float" office:value="0.00604073356599075" calcext:value-type="float">
            <text:p>0.006040733565991</text:p>
          </table:table-cell>
          <table:table-cell office:value-type="float" office:value="0.0408402989282855" calcext:value-type="float">
            <text:p>0.040840298928286</text:p>
          </table:table-cell>
          <table:table-cell office:value-type="float" office:value="0.921590679853274" calcext:value-type="float">
            <text:p>0.921590679853274</text:p>
          </table:table-cell>
          <table:table-cell office:value-type="float" office:value="0.921716500768222" calcext:value-type="float">
            <text:p>0.921716500768222</text:p>
          </table:table-cell>
          <table:table-cell office:value-type="float" office:value="0.921626476584208" calcext:value-type="float">
            <text:p>0.921626476584208</text:p>
          </table:table-cell>
          <table:table-cell table:style-name="ce14" office:value-type="float" office:value="0.0000324326896842876" calcext:value-type="float">
            <text:p>3.24E-05</text:p>
          </table:table-cell>
          <table:table-cell office:value-type="float" office:value="0.0422619008761643" calcext:value-type="float">
            <text:p>0.042261900876164</text:p>
          </table:table-cell>
          <table:table-cell office:value-type="float" office:value="0.836941121465941" calcext:value-type="float">
            <text:p>0.836941121465941</text:p>
          </table:table-cell>
          <table:table-cell office:value-type="float" office:value="0.892674502651159" calcext:value-type="float">
            <text:p>0.892674502651159</text:p>
          </table:table-cell>
          <table:table-cell office:value-type="float" office:value="0.859985684657142" calcext:value-type="float">
            <text:p>0.859985684657142</text:p>
          </table:table-cell>
          <table:table-cell office:value-type="float" office:value="0.0144530261952809" calcext:value-type="float">
            <text:p>0.014453026195281</text:p>
          </table:table-cell>
          <table:table-cell office:value-type="float" office:value="0.10390269280323" calcext:value-type="float">
            <text:p>0.10390269280323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896740173139955" calcext:value-type="float">
            <text:p>0.896740173139955</text:p>
          </table:table-cell>
          <table:table-cell office:value-type="float" office:value="0.928928348453044" calcext:value-type="float">
            <text:p>0.928928348453044</text:p>
          </table:table-cell>
          <table:table-cell office:value-type="float" office:value="0.919175903909584" calcext:value-type="float">
            <text:p>0.919175903909584</text:p>
          </table:table-cell>
          <table:table-cell office:value-type="float" office:value="0.00788003029716942" calcext:value-type="float">
            <text:p>0.007880030297169</text:p>
          </table:table-cell>
          <table:table-cell office:value-type="float" office:value="0" calcext:value-type="float">
            <text:p>0</text:p>
          </table:table-cell>
          <table:table-cell office:value-type="float" office:value="0.797111016236731" calcext:value-type="float">
            <text:p>0.797111016236731</text:p>
          </table:table-cell>
          <table:table-cell office:value-type="float" office:value="0.810649382196079" calcext:value-type="float">
            <text:p>0.810649382196079</text:p>
          </table:table-cell>
          <table:table-cell office:value-type="float" office:value="0.801877145559744" calcext:value-type="float">
            <text:p>0.801877145559744</text:p>
          </table:table-cell>
          <table:table-cell table:style-name="Default" office:value-type="float" office:value="0.00300861822154819" calcext:value-type="float">
            <text:p>0.003008618221548</text:p>
          </table:table-cell>
          <table:table-cell office:value-type="float" office:value="0.11729875834984" calcext:value-type="float">
            <text:p>0.11729875834984</text:p>
          </table:table-cell>
          <table:table-cell office:value-type="float" office:value="0.324196578624777" calcext:value-type="float">
            <text:p>0.324196578624777</text:p>
          </table:table-cell>
          <table:table-cell office:value-type="float" office:value="0.645915017143632" calcext:value-type="float">
            <text:p>0.645915017143632</text:p>
          </table:table-cell>
          <table:table-cell office:value-type="float" office:value="0.463358920294114" calcext:value-type="float">
            <text:p>0.463358920294114</text:p>
          </table:table-cell>
          <table:table-cell office:value-type="float" office:value="0.0692817554504153" calcext:value-type="float">
            <text:p>0.069281755450415</text:p>
          </table:table-cell>
          <table:table-cell office:value-type="float" office:value="0.45581698361547" calcext:value-type="float">
            <text:p>0.45581698361547</text:p>
          </table:table-cell>
          <table:table-cell office:value-type="float" office:value="0.545113942799808" calcext:value-type="float">
            <text:p>0.545113942799808</text:p>
          </table:table-cell>
          <table:table-cell office:value-type="float" office:value="0.765336872445527" calcext:value-type="float">
            <text:p>0.765336872445527</text:p>
          </table:table-cell>
          <table:table-cell office:value-type="float" office:value="0.572960722991379" calcext:value-type="float">
            <text:p>0.572960722991379</text:p>
          </table:table-cell>
          <table:table-cell office:value-type="float" office:value="0.0680091517860663" calcext:value-type="float">
            <text:p>0.068009151786066</text:p>
          </table:table-cell>
          <table:table-cell office:value-type="float" office:value="0.346215180918206" calcext:value-type="float">
            <text:p>0.346215180918206</text:p>
          </table:table-cell>
          <table:table-cell office:value-type="float" office:value="0.789874678632914" calcext:value-type="float">
            <text:p>0.789874678632914</text:p>
          </table:table-cell>
          <table:table-cell office:value-type="float" office:value="0.820736008017266" calcext:value-type="float">
            <text:p>0.820736008017266</text:p>
          </table:table-cell>
          <table:table-cell office:value-type="float" office:value="0.797590925649227" calcext:value-type="float">
            <text:p>0.797590925649227</text:p>
          </table:table-cell>
          <table:table-cell table:style-name="ce14" office:value-type="float" office:value="0.00704512058591343" calcext:value-type="float">
            <text:p>7.05E-03</text:p>
          </table:table-cell>
          <table:table-cell office:value-type="float" office:value="0.121584978260357" calcext:value-type="float">
            <text:p>0.121584978260357</text:p>
          </table:table-cell>
          <table:table-cell office:value-type="float" office:value="0.577555911763829" calcext:value-type="float">
            <text:p>0.577555911763829</text:p>
          </table:table-cell>
          <table:table-cell office:value-type="float" office:value="0.916818346122295" calcext:value-type="float">
            <text:p>0.916818346122295</text:p>
          </table:table-cell>
          <table:table-cell office:value-type="float" office:value="0.89780457781401" calcext:value-type="float">
            <text:p>0.89780457781401</text:p>
          </table:table-cell>
          <table:table-cell office:value-type="float" office:value="0.0572595230095634" calcext:value-type="float">
            <text:p>0.057259523009563</text:p>
          </table:table-cell>
          <table:table-cell office:value-type="float" office:value="0.0213713260955739" calcext:value-type="float">
            <text:p>0.021371326095574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946441465483029" calcext:value-type="float">
            <text:p>0.946441465483029</text:p>
          </table:table-cell>
          <table:table-cell office:value-type="float" office:value="0.975114333789996" calcext:value-type="float">
            <text:p>0.975114333789996</text:p>
          </table:table-cell>
          <table:table-cell office:value-type="float" office:value="0.967697022835752" calcext:value-type="float">
            <text:p>0.967697022835752</text:p>
          </table:table-cell>
          <table:table-cell office:value-type="float" office:value="0.00890540045734449" calcext:value-type="float">
            <text:p>0.008905400457344</text:p>
          </table:table-cell>
          <table:table-cell office:value-type="float" office:value="0" calcext:value-type="float">
            <text:p>0</text:p>
          </table:table-cell>
          <table:table-cell office:value-type="float" office:value="0.875196656373313" calcext:value-type="float">
            <text:p>0.875196656373313</text:p>
          </table:table-cell>
          <table:table-cell office:value-type="float" office:value="0.928341907207964" calcext:value-type="float">
            <text:p>0.928341907207964</text:p>
          </table:table-cell>
          <table:table-cell office:value-type="float" office:value="0.893954989879978" calcext:value-type="float">
            <text:p>0.893954989879978</text:p>
          </table:table-cell>
          <table:table-cell table:style-name="Default" office:value-type="float" office:value="0.0179185400545986" calcext:value-type="float">
            <text:p>0.017918540054599</text:p>
          </table:table-cell>
          <table:table-cell office:value-type="float" office:value="0.073742032955774" calcext:value-type="float">
            <text:p>0.073742032955774</text:p>
          </table:table-cell>
          <table:table-cell office:value-type="float" office:value="0.36795439916659" calcext:value-type="float">
            <text:p>0.36795439916659</text:p>
          </table:table-cell>
          <table:table-cell office:value-type="float" office:value="0.781807512121966" calcext:value-type="float">
            <text:p>0.781807512121966</text:p>
          </table:table-cell>
          <table:table-cell office:value-type="float" office:value="0.728112135060441" calcext:value-type="float">
            <text:p>0.728112135060441</text:p>
          </table:table-cell>
          <table:table-cell office:value-type="float" office:value="0.0956582570985975" calcext:value-type="float">
            <text:p>0.095658257098598</text:p>
          </table:table-cell>
          <table:table-cell office:value-type="float" office:value="0.239584887775311" calcext:value-type="float">
            <text:p>0.239584887775311</text:p>
          </table:table-cell>
          <table:table-cell office:value-type="float" office:value="0.751175807809503" calcext:value-type="float">
            <text:p>0.751175807809503</text:p>
          </table:table-cell>
          <table:table-cell office:value-type="float" office:value="0.946034628993284" calcext:value-type="float">
            <text:p>0.946034628993284</text:p>
          </table:table-cell>
          <table:table-cell office:value-type="float" office:value="0.911399491417584" calcext:value-type="float">
            <text:p>0.911399491417584</text:p>
          </table:table-cell>
          <table:table-cell office:value-type="float" office:value="0.0409699376430302" calcext:value-type="float">
            <text:p>0.04096993764303</text:p>
          </table:table-cell>
          <table:table-cell office:value-type="float" office:value="0.0562975314181681" calcext:value-type="float">
            <text:p>0.056297531418168</text:p>
          </table:table-cell>
          <table:table-cell office:value-type="float" office:value="0.747804412948978" calcext:value-type="float">
            <text:p>0.747804412948978</text:p>
          </table:table-cell>
          <table:table-cell office:value-type="float" office:value="0.92383698109398" calcext:value-type="float">
            <text:p>0.92383698109398</text:p>
          </table:table-cell>
          <table:table-cell office:value-type="float" office:value="0.841736575866556" calcext:value-type="float">
            <text:p>0.841736575866556</text:p>
          </table:table-cell>
          <table:table-cell office:value-type="float" office:value="0.0747791256755272" calcext:value-type="float">
            <text:p>0.074779125675527</text:p>
          </table:table-cell>
          <table:table-cell office:value-type="float" office:value="0.125960446969196" calcext:value-type="float">
            <text:p>0.125960446969196</text:p>
          </table:table-cell>
          <table:table-cell office:value-type="float" office:value="0.778178849093668" calcext:value-type="float">
            <text:p>0.778178849093668</text:p>
          </table:table-cell>
          <table:table-cell office:value-type="float" office:value="0.953622262213187" calcext:value-type="float">
            <text:p>0.953622262213187</text:p>
          </table:table-cell>
          <table:table-cell office:value-type="float" office:value="0.844227887916254" calcext:value-type="float">
            <text:p>0.844227887916254</text:p>
          </table:table-cell>
          <table:table-cell office:value-type="float" office:value="0.0785009755720261" calcext:value-type="float">
            <text:p>0.078500975572026</text:p>
          </table:table-cell>
          <table:table-cell office:value-type="float" office:value="0.123469134919498" calcext:value-type="float">
            <text:p>0.123469134919498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146543188606" calcext:value-type="float">
            <text:p>0.4146543188606</text:p>
          </table:table-cell>
          <table:table-cell office:value-type="float" office:value="0.740176948839156" calcext:value-type="float">
            <text:p>0.740176948839156</text:p>
          </table:table-cell>
          <table:table-cell office:value-type="float" office:value="0.611476360814616" calcext:value-type="float">
            <text:p>0.611476360814616</text:p>
          </table:table-cell>
          <table:table-cell office:value-type="float" office:value="0.0976300259597146" calcext:value-type="float">
            <text:p>0.097630025959715</text:p>
          </table:table-cell>
          <table:table-cell office:value-type="float" office:value="0" calcext:value-type="float">
            <text:p>0</text:p>
          </table:table-cell>
          <table:table-cell office:value-type="float" office:value="0.571816289428344" calcext:value-type="float">
            <text:p>0.571816289428344</text:p>
          </table:table-cell>
          <table:table-cell office:value-type="float" office:value="0.572309506140803" calcext:value-type="float">
            <text:p>0.572309506140803</text:p>
          </table:table-cell>
          <table:table-cell office:value-type="float" office:value="0.571830635671171" calcext:value-type="float">
            <text:p>0.571830635671171</text:p>
          </table:table-cell>
          <table:table-cell office:value-type="float" office:value="0.0000821256361374253" calcext:value-type="float">
            <text:p>8.21E-05</text:p>
          </table:table-cell>
          <table:table-cell office:value-type="float" office:value="0.0396457251434452" calcext:value-type="float">
            <text:p>0.039645725143445</text:p>
          </table:table-cell>
          <table:table-cell office:value-type="float" office:value="0.0597253850862961" calcext:value-type="float">
            <text:p>0.059725385086296</text:p>
          </table:table-cell>
          <table:table-cell office:value-type="float" office:value="0.391244056956993" calcext:value-type="float">
            <text:p>0.391244056956993</text:p>
          </table:table-cell>
          <table:table-cell office:value-type="float" office:value="0.241523572863856" calcext:value-type="float">
            <text:p>0.241523572863856</text:p>
          </table:table-cell>
          <table:table-cell office:value-type="float" office:value="0.066902435970048" calcext:value-type="float">
            <text:p>0.066902435970048</text:p>
          </table:table-cell>
          <table:table-cell office:value-type="float" office:value="0.369952787950761" calcext:value-type="float">
            <text:p>0.369952787950761</text:p>
          </table:table-cell>
          <table:table-cell office:value-type="float" office:value="0.141242865689572" calcext:value-type="float">
            <text:p>0.141242865689572</text:p>
          </table:table-cell>
          <table:table-cell office:value-type="float" office:value="0.549594393725491" calcext:value-type="float">
            <text:p>0.549594393725491</text:p>
          </table:table-cell>
          <table:table-cell office:value-type="float" office:value="0.399819391740085" calcext:value-type="float">
            <text:p>0.399819391740085</text:p>
          </table:table-cell>
          <table:table-cell office:value-type="float" office:value="0.14738384717111" calcext:value-type="float">
            <text:p>0.14738384717111</text:p>
          </table:table-cell>
          <table:table-cell office:value-type="float" office:value="0.211656969074532" calcext:value-type="float">
            <text:p>0.211656969074532</text:p>
          </table:table-cell>
          <table:table-cell office:value-type="float" office:value="0.144601325092769" calcext:value-type="float">
            <text:p>0.144601325092769</text:p>
          </table:table-cell>
          <table:table-cell office:value-type="float" office:value="0.559554219864736" calcext:value-type="float">
            <text:p>0.559554219864736</text:p>
          </table:table-cell>
          <table:table-cell office:value-type="float" office:value="0.299314493908316" calcext:value-type="float">
            <text:p>0.299314493908316</text:p>
          </table:table-cell>
          <table:table-cell office:value-type="float" office:value="0.156874068002083" calcext:value-type="float">
            <text:p>0.156874068002083</text:p>
          </table:table-cell>
          <table:table-cell office:value-type="float" office:value="0.3121618669063" calcext:value-type="float">
            <text:p>0.3121618669063</text:p>
          </table:table-cell>
          <table:table-cell office:value-type="float" office:value="0.142544151032155" calcext:value-type="float">
            <text:p>0.142544151032155</text:p>
          </table:table-cell>
          <table:table-cell office:value-type="float" office:value="0.577794866658823" calcext:value-type="float">
            <text:p>0.577794866658823</text:p>
          </table:table-cell>
          <table:table-cell office:value-type="float" office:value="0.412940237486818" calcext:value-type="float">
            <text:p>0.412940237486818</text:p>
          </table:table-cell>
          <table:table-cell office:value-type="float" office:value="0.166411881454356" calcext:value-type="float">
            <text:p>0.166411881454356</text:p>
          </table:table-cell>
          <table:table-cell office:value-type="float" office:value="0.198536123327799" calcext:value-type="float">
            <text:p>0.198536123327799</text:p>
          </table:table-cell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8:58:12.516075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7:50.317093389</meta:creation-date>
    <dc:date>2020-04-29T09:01:34.439655224</dc:date>
    <meta:editing-duration>PT2H50M25S</meta:editing-duration>
    <meta:editing-cycles>14</meta:editing-cycles>
    <meta:generator>LibreOffice/6.0.7.3$Linux_X86_64 LibreOffice_project/00m0$Build-3</meta:generator>
    <meta:document-statistic meta:table-count="2" meta:cell-count="5186" meta:object-count="0"/>
  </office:meta>
</office:document-meta>
</file>